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1aee3cb" officeooo:paragraph-rsid="01aee3cb" style:font-weight-asian="normal" style:font-weight-complex="normal"/>
    </style:style>
    <style:style style:name="P4" style:family="paragraph" style:parent-style-name="Standard">
      <style:text-properties fo:font-weight="normal" officeooo:rsid="01aee3cb" officeooo:paragraph-rsid="01b4901b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1465b56" style:font-weight-asian="bold" style:font-weight-complex="bold"/>
    </style:style>
    <style:style style:name="P7" style:family="paragraph" style:parent-style-name="Standard">
      <style:text-properties fo:font-weight="bold" officeooo:paragraph-rsid="0149565a" style:font-weight-asian="bold" style:font-weight-complex="bold"/>
    </style:style>
    <style:style style:name="P8" style:family="paragraph" style:parent-style-name="Standard">
      <style:text-properties fo:font-weight="bold" officeooo:paragraph-rsid="0157a40b" style:font-weight-asian="bold" style:font-weight-complex="bold"/>
    </style:style>
    <style:style style:name="P9" style:family="paragraph" style:parent-style-name="Standard">
      <style:text-properties fo:font-weight="bold" officeooo:paragraph-rsid="0164559d" style:font-weight-asian="bold" style:font-weight-complex="bold"/>
    </style:style>
    <style:style style:name="P10" style:family="paragraph" style:parent-style-name="Standard">
      <style:text-properties fo:font-weight="bold" officeooo:paragraph-rsid="016bb559" style:font-weight-asian="bold" style:font-weight-complex="bold"/>
    </style:style>
    <style:style style:name="P11" style:family="paragraph" style:parent-style-name="Standard">
      <style:text-properties fo:font-weight="bold" officeooo:paragraph-rsid="0175a044" style:font-weight-asian="bold" style:font-weight-complex="bold"/>
    </style:style>
    <style:style style:name="P12" style:family="paragraph" style:parent-style-name="Standard">
      <style:text-properties fo:font-weight="bold" officeooo:paragraph-rsid="017c7f61" style:font-weight-asian="bold" style:font-weight-complex="bold"/>
    </style:style>
    <style:style style:name="P13" style:family="paragraph" style:parent-style-name="Standard">
      <style:text-properties fo:font-weight="bold" officeooo:paragraph-rsid="01bd0f67" style:font-weight-asian="bold" style:font-weight-complex="bold"/>
    </style:style>
    <style:style style:name="P14" style:family="paragraph" style:parent-style-name="Standard">
      <style:text-properties fo:font-weight="bold" officeooo:paragraph-rsid="01c1d024" style:font-weight-asian="bold" style:font-weight-complex="bold"/>
    </style:style>
    <style:style style:name="P15" style:family="paragraph" style:parent-style-name="Standard">
      <style:text-properties fo:font-weight="bold" officeooo:paragraph-rsid="01cb91a6" style:font-weight-asian="bold" style:font-weight-complex="bold"/>
    </style:style>
    <style:style style:name="P16" style:family="paragraph" style:parent-style-name="Standard">
      <style:text-properties fo:font-weight="bold" officeooo:paragraph-rsid="01d4e3ac" style:font-weight-asian="bold" style:font-weight-complex="bold"/>
    </style:style>
    <style:style style:name="P17" style:family="paragraph" style:parent-style-name="Standard">
      <style:text-properties fo:font-weight="bold" officeooo:paragraph-rsid="01dcf296" style:font-weight-asian="bold" style:font-weight-complex="bold"/>
    </style:style>
    <style:style style:name="P18" style:family="paragraph" style:parent-style-name="Standard">
      <style:text-properties fo:font-weight="bold" officeooo:paragraph-rsid="01f9159a" style:font-weight-asian="bold" style:font-weight-complex="bold"/>
    </style:style>
    <style:style style:name="P19" style:family="paragraph" style:parent-style-name="Standard">
      <style:text-properties fo:font-weight="bold" officeooo:paragraph-rsid="02a8e881" style:font-weight-asian="bold" style:font-weight-complex="bold"/>
    </style:style>
    <style:style style:name="P20" style:family="paragraph" style:parent-style-name="Standard">
      <style:text-properties fo:font-weight="bold" officeooo:paragraph-rsid="02b835c8" style:font-weight-asian="bold" style:font-weight-complex="bold"/>
    </style:style>
    <style:style style:name="P21" style:family="paragraph" style:parent-style-name="Standard">
      <style:text-properties fo:font-weight="bold" officeooo:paragraph-rsid="02da971e" style:font-weight-asian="bold" style:font-weight-complex="bold"/>
    </style:style>
    <style:style style:name="P22" style:family="paragraph" style:parent-style-name="Standard">
      <style:text-properties fo:font-weight="bold" officeooo:paragraph-rsid="034b4241" style:font-weight-asian="bold" style:font-weight-complex="bold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officeooo:paragraph-rsid="01465b56"/>
    </style:style>
    <style:style style:name="P25" style:family="paragraph" style:parent-style-name="Standard">
      <style:paragraph-properties fo:text-align="center" style:justify-single-word="false"/>
      <style:text-properties officeooo:paragraph-rsid="0149565a"/>
    </style:style>
    <style:style style:name="P26" style:family="paragraph" style:parent-style-name="Standard">
      <style:paragraph-properties fo:text-align="center" style:justify-single-word="false"/>
      <style:text-properties officeooo:paragraph-rsid="0164559d"/>
    </style:style>
    <style:style style:name="P27" style:family="paragraph" style:parent-style-name="Standard">
      <style:paragraph-properties fo:text-align="center" style:justify-single-word="false"/>
      <style:text-properties officeooo:paragraph-rsid="016bb559"/>
    </style:style>
    <style:style style:name="P28" style:family="paragraph" style:parent-style-name="Standard">
      <style:paragraph-properties fo:text-align="center" style:justify-single-word="false"/>
      <style:text-properties officeooo:paragraph-rsid="01bd0f67"/>
    </style:style>
    <style:style style:name="P29" style:family="paragraph" style:parent-style-name="Standard">
      <style:paragraph-properties fo:text-align="center" style:justify-single-word="false"/>
      <style:text-properties officeooo:paragraph-rsid="01c1d024"/>
    </style:style>
    <style:style style:name="P30" style:family="paragraph" style:parent-style-name="Standard">
      <style:paragraph-properties fo:text-align="center" style:justify-single-word="false"/>
      <style:text-properties officeooo:paragraph-rsid="01cb91a6"/>
    </style:style>
    <style:style style:name="P31" style:family="paragraph" style:parent-style-name="Standard">
      <style:paragraph-properties fo:text-align="center" style:justify-single-word="false"/>
      <style:text-properties officeooo:paragraph-rsid="01d4e3ac"/>
    </style:style>
    <style:style style:name="P32" style:family="paragraph" style:parent-style-name="Standard">
      <style:paragraph-properties fo:text-align="center" style:justify-single-word="false"/>
      <style:text-properties officeooo:paragraph-rsid="01dcf296"/>
    </style:style>
    <style:style style:name="P33" style:family="paragraph" style:parent-style-name="Standard">
      <style:paragraph-properties fo:text-align="center" style:justify-single-word="false"/>
      <style:text-properties officeooo:paragraph-rsid="02a8e881"/>
    </style:style>
    <style:style style:name="P34" style:family="paragraph" style:parent-style-name="Standard">
      <style:paragraph-properties fo:text-align="center" style:justify-single-word="false"/>
      <style:text-properties officeooo:paragraph-rsid="02ae637f"/>
    </style:style>
    <style:style style:name="P35" style:family="paragraph" style:parent-style-name="Standard">
      <style:paragraph-properties fo:text-align="center" style:justify-single-word="false"/>
      <style:text-properties officeooo:paragraph-rsid="02b7df84"/>
    </style:style>
    <style:style style:name="P36" style:family="paragraph" style:parent-style-name="Standard">
      <style:paragraph-properties fo:text-align="center" style:justify-single-word="false"/>
      <style:text-properties officeooo:paragraph-rsid="02b835c8"/>
    </style:style>
    <style:style style:name="P37" style:family="paragraph" style:parent-style-name="Standard">
      <style:paragraph-properties fo:text-align="center" style:justify-single-word="false"/>
      <style:text-properties officeooo:paragraph-rsid="02d19655"/>
    </style:style>
    <style:style style:name="P38" style:family="paragraph" style:parent-style-name="Standard">
      <style:paragraph-properties fo:text-align="center" style:justify-single-word="false"/>
      <style:text-properties officeooo:paragraph-rsid="0346697a"/>
    </style:style>
    <style:style style:name="P39" style:family="paragraph" style:parent-style-name="Standard">
      <style:paragraph-properties fo:text-align="center" style:justify-single-word="false"/>
      <style:text-properties officeooo:paragraph-rsid="034b4241"/>
    </style:style>
    <style:style style:name="P40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57a40b" fo:background-color="#ffaa95" style:font-size-asian="16pt" style:font-style-asian="normal" style:font-size-complex="16pt" style:font-style-complex="normal"/>
    </style:style>
    <style:style style:name="P41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6ca3c" fo:background-color="#ffaa95" style:font-size-asian="16pt" style:font-style-asian="normal" style:font-size-complex="16pt" style:font-style-complex="normal"/>
    </style:style>
    <style:style style:name="P42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c7f61" fo:background-color="#ffaa95" style:font-size-asian="16pt" style:font-style-asian="normal" style:font-size-complex="16pt" style:font-style-complex="normal"/>
    </style:style>
    <style:style style:name="P43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f9159a" fo:background-color="#ffaa95" style:font-size-asian="16pt" style:font-style-asian="normal" style:font-size-complex="16pt" style:font-style-complex="normal"/>
    </style:style>
    <style:style style:name="P44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2a8e881" fo:background-color="#ffaa95" style:font-size-asian="16pt" style:font-style-asian="normal" style:font-size-complex="16pt" style:font-style-complex="normal"/>
    </style:style>
    <style:style style:name="P45" style:family="paragraph" style:parent-style-name="Standard">
      <style:paragraph-properties fo:text-align="center" style:justify-single-word="false"/>
      <style:text-properties fo:font-size="16pt" fo:font-weight="normal" officeooo:paragraph-rsid="02da971e" fo:background-color="#ffaa95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50pt" fo:font-weight="bold" style:font-size-asian="50pt" style:font-weight-asian="bold" style:font-size-complex="50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8" style:family="paragraph" style:parent-style-name="Standard">
      <style:paragraph-properties fo:text-align="end" style:justify-single-word="false"/>
    </style:style>
    <style:style style:name="P49" style:family="paragraph" style:parent-style-name="Standard">
      <style:paragraph-properties fo:text-align="end" style:justify-single-word="false"/>
      <style:text-properties officeooo:paragraph-rsid="01d027d3"/>
    </style:style>
    <style:style style:name="P50" style:family="paragraph" style:parent-style-name="Standard">
      <style:paragraph-properties fo:text-align="end" style:justify-single-word="false"/>
      <style:text-properties officeooo:paragraph-rsid="01d4e3ac"/>
    </style:style>
    <style:style style:name="P51" style:family="paragraph" style:parent-style-name="Standard">
      <style:paragraph-properties fo:text-align="end" style:justify-single-word="false"/>
      <style:text-properties officeooo:paragraph-rsid="01dcf296"/>
    </style:style>
    <style:style style:name="P52" style:family="paragraph" style:parent-style-name="Standard">
      <style:paragraph-properties fo:text-align="end" style:justify-single-word="false"/>
      <style:text-properties officeooo:paragraph-rsid="01465b56"/>
    </style:style>
    <style:style style:name="P53" style:family="paragraph" style:parent-style-name="Standard">
      <style:paragraph-properties fo:text-align="end" style:justify-single-word="false"/>
      <style:text-properties officeooo:paragraph-rsid="0149565a"/>
    </style:style>
    <style:style style:name="P54" style:family="paragraph" style:parent-style-name="Standard">
      <style:paragraph-properties fo:text-align="end" style:justify-single-word="false"/>
      <style:text-properties officeooo:paragraph-rsid="0157a40b"/>
    </style:style>
    <style:style style:name="P55" style:family="paragraph" style:parent-style-name="Standard">
      <style:paragraph-properties fo:text-align="end" style:justify-single-word="false"/>
      <style:text-properties officeooo:paragraph-rsid="0164559d"/>
    </style:style>
    <style:style style:name="P56" style:family="paragraph" style:parent-style-name="Standard">
      <style:paragraph-properties fo:text-align="end" style:justify-single-word="false"/>
      <style:text-properties officeooo:paragraph-rsid="016bb559"/>
    </style:style>
    <style:style style:name="P57" style:family="paragraph" style:parent-style-name="Standard">
      <style:paragraph-properties fo:text-align="end" style:justify-single-word="false"/>
      <style:text-properties officeooo:paragraph-rsid="0175a044"/>
    </style:style>
    <style:style style:name="P58" style:family="paragraph" style:parent-style-name="Standard">
      <style:paragraph-properties fo:text-align="end" style:justify-single-word="false"/>
      <style:text-properties officeooo:paragraph-rsid="017c7f61"/>
    </style:style>
    <style:style style:name="P59" style:family="paragraph" style:parent-style-name="Standard">
      <style:paragraph-properties fo:text-align="end" style:justify-single-word="false"/>
      <style:text-properties officeooo:paragraph-rsid="01f9159a"/>
    </style:style>
    <style:style style:name="P60" style:family="paragraph" style:parent-style-name="Standard">
      <style:paragraph-properties fo:text-align="end" style:justify-single-word="false"/>
      <style:text-properties officeooo:paragraph-rsid="02a8e881"/>
    </style:style>
    <style:style style:name="P61" style:family="paragraph" style:parent-style-name="Standard">
      <style:paragraph-properties fo:text-align="end" style:justify-single-word="false"/>
      <style:text-properties officeooo:paragraph-rsid="02da971e"/>
    </style:style>
    <style:style style:name="P62" style:family="paragraph" style:parent-style-name="Standard">
      <style:paragraph-properties fo:text-align="end" style:justify-single-word="false"/>
      <style:text-properties officeooo:paragraph-rsid="034b4241"/>
    </style:style>
    <style:style style:name="P63" style:family="paragraph" style:parent-style-name="Standard">
      <style:text-properties officeooo:paragraph-rsid="01451aa0"/>
    </style:style>
    <style:style style:name="P64" style:family="paragraph" style:parent-style-name="Standard">
      <style:text-properties officeooo:paragraph-rsid="0145ca26"/>
    </style:style>
    <style:style style:name="P65" style:family="paragraph" style:parent-style-name="Standard">
      <style:text-properties officeooo:paragraph-rsid="01465b56"/>
    </style:style>
    <style:style style:name="P66" style:family="paragraph" style:parent-style-name="Standard">
      <style:text-properties officeooo:paragraph-rsid="0148972c"/>
    </style:style>
    <style:style style:name="P67" style:family="paragraph" style:parent-style-name="Standard">
      <style:text-properties officeooo:paragraph-rsid="0149565a"/>
    </style:style>
    <style:style style:name="P68" style:family="paragraph" style:parent-style-name="Standard">
      <style:text-properties officeooo:paragraph-rsid="0157a40b"/>
    </style:style>
    <style:style style:name="P69" style:family="paragraph" style:parent-style-name="Standard">
      <style:text-properties officeooo:rsid="015a209f" officeooo:paragraph-rsid="0164559d"/>
    </style:style>
    <style:style style:name="P70" style:family="paragraph" style:parent-style-name="Standard">
      <style:text-properties officeooo:rsid="015a209f" officeooo:paragraph-rsid="016bb559"/>
    </style:style>
    <style:style style:name="P71" style:family="paragraph" style:parent-style-name="Standard">
      <style:text-properties officeooo:rsid="015a209f" officeooo:paragraph-rsid="0175a044"/>
    </style:style>
    <style:style style:name="P72" style:family="paragraph" style:parent-style-name="Standard">
      <style:text-properties officeooo:rsid="015a209f" officeooo:paragraph-rsid="017c7f61"/>
    </style:style>
    <style:style style:name="P73" style:family="paragraph" style:parent-style-name="Standard">
      <style:paragraph-properties fo:text-align="end" style:justify-single-word="false"/>
      <style:text-properties officeooo:rsid="015a209f" officeooo:paragraph-rsid="015a209f"/>
    </style:style>
    <style:style style:name="P74" style:family="paragraph" style:parent-style-name="Standard">
      <style:text-properties officeooo:rsid="015a209f" officeooo:paragraph-rsid="01f9159a"/>
    </style:style>
    <style:style style:name="P75" style:family="paragraph" style:parent-style-name="Standard">
      <style:text-properties officeooo:rsid="015a209f" officeooo:paragraph-rsid="02a8e881"/>
    </style:style>
    <style:style style:name="P76" style:family="paragraph" style:parent-style-name="Standard">
      <style:text-properties officeooo:paragraph-rsid="015ff9c9"/>
    </style:style>
    <style:style style:name="P77" style:family="paragraph" style:parent-style-name="Standard">
      <style:text-properties officeooo:paragraph-rsid="0164559d"/>
    </style:style>
    <style:style style:name="P78" style:family="paragraph" style:parent-style-name="Standard">
      <style:text-properties officeooo:paragraph-rsid="016bb559"/>
    </style:style>
    <style:style style:name="P79" style:family="paragraph" style:parent-style-name="Standard">
      <style:text-properties fo:font-style="normal" style:text-underline-style="none" officeooo:rsid="006f728c" style:font-style-asian="normal" style:font-style-complex="normal"/>
    </style:style>
    <style:style style:name="P80" style:family="paragraph" style:parent-style-name="Standard">
      <style:text-properties officeooo:paragraph-rsid="0172b0f7"/>
    </style:style>
    <style:style style:name="P81" style:family="paragraph" style:parent-style-name="Standard">
      <style:text-properties officeooo:paragraph-rsid="01610df2"/>
    </style:style>
    <style:style style:name="P82" style:family="paragraph" style:parent-style-name="Standard">
      <style:text-properties officeooo:paragraph-rsid="0175a044"/>
    </style:style>
    <style:style style:name="P83" style:family="paragraph" style:parent-style-name="Standard">
      <style:text-properties officeooo:paragraph-rsid="01785620"/>
    </style:style>
    <style:style style:name="P84" style:family="paragraph" style:parent-style-name="Standard">
      <style:text-properties officeooo:paragraph-rsid="017c7f61"/>
    </style:style>
    <style:style style:name="P85" style:family="paragraph" style:parent-style-name="Standard">
      <style:text-properties officeooo:paragraph-rsid="01853232"/>
    </style:style>
    <style:style style:name="P86" style:family="paragraph" style:parent-style-name="Standard">
      <style:text-properties officeooo:paragraph-rsid="0188b1cd"/>
    </style:style>
    <style:style style:name="P87" style:family="paragraph" style:parent-style-name="Standard">
      <style:text-properties officeooo:paragraph-rsid="0199cb7e"/>
    </style:style>
    <style:style style:name="P88" style:family="paragraph" style:parent-style-name="Standard">
      <style:text-properties officeooo:paragraph-rsid="019cea50"/>
    </style:style>
    <style:style style:name="P89" style:family="paragraph" style:parent-style-name="Standard">
      <style:text-properties officeooo:paragraph-rsid="01a1e1c5"/>
    </style:style>
    <style:style style:name="P90" style:family="paragraph" style:parent-style-name="Standard">
      <style:text-properties officeooo:paragraph-rsid="01a2819f"/>
    </style:style>
    <style:style style:name="P91" style:family="paragraph" style:parent-style-name="Standard">
      <style:text-properties officeooo:paragraph-rsid="01a44d6e"/>
    </style:style>
    <style:style style:name="P92" style:family="paragraph" style:parent-style-name="Standard">
      <style:text-properties officeooo:paragraph-rsid="01a84616"/>
    </style:style>
    <style:style style:name="P93" style:family="paragraph" style:parent-style-name="Standard">
      <style:text-properties officeooo:paragraph-rsid="01bd0f67"/>
    </style:style>
    <style:style style:name="P94" style:family="paragraph" style:parent-style-name="Standard">
      <style:text-properties officeooo:paragraph-rsid="01c1d024"/>
    </style:style>
    <style:style style:name="P95" style:family="paragraph" style:parent-style-name="Standard">
      <style:text-properties officeooo:paragraph-rsid="01cb91a6"/>
    </style:style>
    <style:style style:name="P96" style:family="paragraph" style:parent-style-name="Standard">
      <style:text-properties officeooo:paragraph-rsid="01d4e3ac"/>
    </style:style>
    <style:style style:name="P97" style:family="paragraph" style:parent-style-name="Standard">
      <style:text-properties officeooo:paragraph-rsid="01dcf296"/>
    </style:style>
    <style:style style:name="P98" style:family="paragraph" style:parent-style-name="Standard">
      <style:text-properties officeooo:paragraph-rsid="01f9159a"/>
    </style:style>
    <style:style style:name="P99" style:family="paragraph" style:parent-style-name="Standard">
      <style:text-properties officeooo:paragraph-rsid="0206ee81"/>
    </style:style>
    <style:style style:name="P100" style:family="paragraph" style:parent-style-name="Standard">
      <style:text-properties officeooo:paragraph-rsid="02174862"/>
    </style:style>
    <style:style style:name="P101" style:family="paragraph" style:parent-style-name="Standard">
      <style:text-properties officeooo:rsid="02174862" officeooo:paragraph-rsid="02174862"/>
    </style:style>
    <style:style style:name="P102" style:family="paragraph" style:parent-style-name="Standard">
      <style:text-properties officeooo:rsid="02174862" officeooo:paragraph-rsid="0263e4cc"/>
    </style:style>
    <style:style style:name="P103" style:family="paragraph" style:parent-style-name="Standard">
      <style:text-properties officeooo:rsid="02174862" officeooo:paragraph-rsid="02d4eb54"/>
    </style:style>
    <style:style style:name="P104" style:family="paragraph" style:parent-style-name="Standard">
      <style:text-properties officeooo:rsid="02174862" officeooo:paragraph-rsid="032a3257"/>
    </style:style>
    <style:style style:name="P105" style:family="paragraph" style:parent-style-name="Standard">
      <style:text-properties officeooo:rsid="02174862" officeooo:paragraph-rsid="032c12c9"/>
    </style:style>
    <style:style style:name="P106" style:family="paragraph" style:parent-style-name="Standard">
      <style:text-properties officeooo:rsid="02174862" officeooo:paragraph-rsid="032f0167"/>
    </style:style>
    <style:style style:name="P107" style:family="paragraph" style:parent-style-name="Standard">
      <style:text-properties officeooo:paragraph-rsid="02656083"/>
    </style:style>
    <style:style style:name="P108" style:family="paragraph" style:parent-style-name="Standard">
      <style:text-properties officeooo:paragraph-rsid="02a8e881"/>
    </style:style>
    <style:style style:name="P109" style:family="paragraph" style:parent-style-name="Standard">
      <style:paragraph-properties fo:text-align="justify" style:justify-single-word="false"/>
    </style:style>
    <style:style style:name="P110" style:family="paragraph" style:parent-style-name="Standard">
      <style:paragraph-properties fo:text-align="justify" style:justify-single-word="false"/>
      <style:text-properties officeooo:paragraph-rsid="02a8e881"/>
    </style:style>
    <style:style style:name="P111" style:family="paragraph" style:parent-style-name="Standard">
      <style:paragraph-properties fo:text-align="justify" style:justify-single-word="false"/>
      <style:text-properties officeooo:paragraph-rsid="0319f2f7"/>
    </style:style>
    <style:style style:name="P112" style:family="paragraph" style:parent-style-name="Standard">
      <style:paragraph-properties fo:text-align="justify" style:justify-single-word="false"/>
      <style:text-properties officeooo:paragraph-rsid="0320f68f"/>
    </style:style>
    <style:style style:name="P113" style:family="paragraph" style:parent-style-name="Standard">
      <style:paragraph-properties fo:text-align="justify" style:justify-single-word="false"/>
      <style:text-properties officeooo:paragraph-rsid="033d2130"/>
    </style:style>
    <style:style style:name="P114" style:family="paragraph" style:parent-style-name="Standard">
      <style:text-properties officeooo:rsid="01ac723b" officeooo:paragraph-rsid="01ac723b"/>
    </style:style>
    <style:style style:name="P115" style:family="paragraph" style:parent-style-name="Standard">
      <style:text-properties officeooo:paragraph-rsid="02b7df84"/>
    </style:style>
    <style:style style:name="P116" style:family="paragraph" style:parent-style-name="Standard">
      <style:text-properties officeooo:paragraph-rsid="02b835c8"/>
    </style:style>
    <style:style style:name="P117" style:family="paragraph" style:parent-style-name="Standard">
      <style:text-properties officeooo:paragraph-rsid="02bd8dac"/>
    </style:style>
    <style:style style:name="P118" style:family="paragraph" style:parent-style-name="Standard">
      <style:text-properties officeooo:paragraph-rsid="02d4eb54"/>
    </style:style>
    <style:style style:name="P119" style:family="paragraph" style:parent-style-name="Standard">
      <style:text-properties officeooo:rsid="02d4eb54" officeooo:paragraph-rsid="02d4eb54"/>
    </style:style>
    <style:style style:name="P120" style:family="paragraph" style:parent-style-name="Standard">
      <style:paragraph-properties fo:text-align="justify" style:justify-single-word="false"/>
      <style:text-properties officeooo:rsid="02d4eb54" officeooo:paragraph-rsid="033630cd"/>
    </style:style>
    <style:style style:name="P121" style:family="paragraph" style:parent-style-name="Standard">
      <style:text-properties officeooo:paragraph-rsid="0171a4b1"/>
    </style:style>
    <style:style style:name="P122" style:family="paragraph" style:parent-style-name="Standard">
      <style:text-properties officeooo:paragraph-rsid="02ba6a6d"/>
    </style:style>
    <style:style style:name="P123" style:family="paragraph" style:parent-style-name="Standard">
      <style:text-properties officeooo:paragraph-rsid="02da971e"/>
    </style:style>
    <style:style style:name="P124" style:family="paragraph" style:parent-style-name="Standard">
      <style:text-properties officeooo:paragraph-rsid="02de2855"/>
    </style:style>
    <style:style style:name="P125" style:family="paragraph" style:parent-style-name="Standard">
      <style:text-properties officeooo:paragraph-rsid="02df9268"/>
    </style:style>
    <style:style style:name="P126" style:family="paragraph" style:parent-style-name="Standard">
      <style:text-properties officeooo:paragraph-rsid="02e20076"/>
    </style:style>
    <style:style style:name="P127" style:family="paragraph" style:parent-style-name="Standard">
      <style:text-properties officeooo:paragraph-rsid="02ea827e"/>
    </style:style>
    <style:style style:name="P128" style:family="paragraph" style:parent-style-name="Standard">
      <style:text-properties officeooo:paragraph-rsid="03116600"/>
    </style:style>
    <style:style style:name="P129" style:family="paragraph" style:parent-style-name="Standard">
      <style:text-properties officeooo:paragraph-rsid="0319f2f7"/>
    </style:style>
    <style:style style:name="P130" style:family="paragraph" style:parent-style-name="Standard">
      <style:text-properties officeooo:paragraph-rsid="031eb083"/>
    </style:style>
    <style:style style:name="P131" style:family="paragraph" style:parent-style-name="Standard">
      <style:text-properties officeooo:paragraph-rsid="0320ed2a"/>
    </style:style>
    <style:style style:name="P132" style:family="paragraph" style:parent-style-name="Standard">
      <style:text-properties officeooo:rsid="0334319f" officeooo:paragraph-rsid="0334319f"/>
    </style:style>
    <style:style style:name="P133" style:family="paragraph" style:parent-style-name="Standard">
      <style:text-properties officeooo:paragraph-rsid="033837e4"/>
    </style:style>
    <style:style style:name="P134" style:family="paragraph" style:parent-style-name="Standard">
      <style:text-properties officeooo:paragraph-rsid="02eb58a6"/>
    </style:style>
    <style:style style:name="P135" style:family="paragraph" style:parent-style-name="Standard">
      <style:text-properties officeooo:paragraph-rsid="0346697a"/>
    </style:style>
    <style:style style:name="P136" style:family="paragraph" style:parent-style-name="Standard">
      <style:text-properties officeooo:paragraph-rsid="034b4241"/>
    </style:style>
    <style:style style:name="P137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</style:style>
    <style:style style:name="P138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bd0f67"/>
    </style:style>
    <style:style style:name="P139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1d024"/>
    </style:style>
    <style:style style:name="P140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b91a6"/>
    </style:style>
    <style:style style:name="P141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4e3ac"/>
    </style:style>
    <style:style style:name="P142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cf296"/>
    </style:style>
    <style:style style:name="P143" style:family="paragraph" style:parent-style-name="Standard">
      <style:paragraph-properties fo:break-before="page"/>
    </style:style>
    <style:style style:name="P144" style:family="paragraph" style:parent-style-name="Standard">
      <style:paragraph-properties fo:text-align="center" style:justify-single-word="false" fo:break-before="page"/>
    </style:style>
    <style:style style:name="P145" style:family="paragraph" style:parent-style-name="Standard">
      <style:paragraph-properties fo:text-align="center" style:justify-single-word="false" fo:break-before="page"/>
      <style:text-properties officeooo:paragraph-rsid="02d9ef68"/>
    </style:style>
    <style:style style:name="P146" style:family="paragraph" style:parent-style-name="Standard">
      <style:paragraph-properties fo:break-before="page"/>
      <style:text-properties officeooo:paragraph-rsid="01465b56"/>
    </style:style>
    <style:style style:name="P147" style:family="paragraph" style:parent-style-name="Standard">
      <style:paragraph-properties fo:break-before="page"/>
      <style:text-properties officeooo:paragraph-rsid="0149565a"/>
    </style:style>
    <style:style style:name="P148" style:family="paragraph" style:parent-style-name="Standard">
      <style:paragraph-properties fo:break-before="page"/>
      <style:text-properties officeooo:paragraph-rsid="01bd0f67"/>
    </style:style>
    <style:style style:name="P149" style:family="paragraph" style:parent-style-name="Standard">
      <style:paragraph-properties fo:break-before="page"/>
      <style:text-properties officeooo:paragraph-rsid="02b835c8"/>
    </style:style>
    <style:style style:name="P150" style:family="paragraph" style:parent-style-name="Standard">
      <style:paragraph-properties fo:break-before="page"/>
      <style:text-properties officeooo:paragraph-rsid="02da971e"/>
    </style:style>
    <style:style style:name="P151" style:family="paragraph" style:parent-style-name="Standard">
      <style:paragraph-properties fo:break-before="page"/>
      <style:text-properties officeooo:paragraph-rsid="02fa06d0"/>
    </style:style>
    <style:style style:name="P152" style:family="paragraph" style:parent-style-name="Standard">
      <style:paragraph-properties fo:break-before="page"/>
      <style:text-properties officeooo:paragraph-rsid="034b4241"/>
    </style:style>
    <style:style style:name="P153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</style:style>
    <style:style style:name="P154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  <style:text-properties officeooo:paragraph-rsid="0133eab2"/>
    </style:style>
    <style:style style:name="P15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</style:style>
    <style:style style:name="P15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65b56"/>
    </style:style>
    <style:style style:name="P15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9565a"/>
    </style:style>
    <style:style style:name="P15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57a40b"/>
    </style:style>
    <style:style style:name="P15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4559d"/>
    </style:style>
    <style:style style:name="P16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bb559"/>
    </style:style>
    <style:style style:name="P16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c7f61"/>
    </style:style>
    <style:style style:name="P16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5a044"/>
    </style:style>
    <style:style style:name="P16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99cb7e"/>
    </style:style>
    <style:style style:name="P16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cf296"/>
    </style:style>
    <style:style style:name="P16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f9159a"/>
    </style:style>
    <style:style style:name="P16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bd0f67"/>
    </style:style>
    <style:style style:name="P16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1d024"/>
    </style:style>
    <style:style style:name="P16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3c55b"/>
    </style:style>
    <style:style style:name="P16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91a6"/>
    </style:style>
    <style:style style:name="P17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bcc4"/>
    </style:style>
    <style:style style:name="P17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4e3ac"/>
    </style:style>
    <style:style style:name="P17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97a9f"/>
    </style:style>
    <style:style style:name="P17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f5add"/>
    </style:style>
    <style:style style:name="P17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8e881"/>
    </style:style>
    <style:style style:name="P17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b835c8"/>
    </style:style>
    <style:style style:name="P176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b835c8"/>
    </style:style>
    <style:style style:name="P177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df9268"/>
    </style:style>
    <style:style style:name="P178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34b4241"/>
    </style:style>
    <style:style style:name="P17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a971e"/>
    </style:style>
    <style:style style:name="P18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b57fb"/>
    </style:style>
    <style:style style:name="P18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ec53f"/>
    </style:style>
    <style:style style:name="P18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f9268"/>
    </style:style>
    <style:style style:name="P18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e396f5"/>
    </style:style>
    <style:style style:name="P18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4b4241"/>
    </style:style>
    <style:style style:name="P18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18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</style:style>
    <style:style style:name="P18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65b56"/>
    </style:style>
    <style:style style:name="P18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9565a"/>
    </style:style>
    <style:style style:name="P18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b46e5"/>
    </style:style>
    <style:style style:name="P19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e384a"/>
    </style:style>
    <style:style style:name="P19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41640"/>
    </style:style>
    <style:style style:name="P19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7a40b"/>
    </style:style>
    <style:style style:name="P19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4559d"/>
    </style:style>
    <style:style style:name="P19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ac8e7"/>
    </style:style>
    <style:style style:name="P19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bb559"/>
    </style:style>
    <style:style style:name="P19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c63da"/>
    </style:style>
    <style:style style:name="P19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5a044"/>
    </style:style>
    <style:style style:name="P19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c7f61"/>
    </style:style>
    <style:style style:name="P19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99cb7e"/>
    </style:style>
    <style:style style:name="P20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bd0f67"/>
    </style:style>
    <style:style style:name="P2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1d024"/>
    </style:style>
    <style:style style:name="P2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3c55b"/>
    </style:style>
    <style:style style:name="P20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580a7"/>
    </style:style>
    <style:style style:name="P20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b91a6"/>
    </style:style>
    <style:style style:name="P20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4e3ac"/>
    </style:style>
    <style:style style:name="P20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97a9f"/>
    </style:style>
    <style:style style:name="P20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ae95f"/>
    </style:style>
    <style:style style:name="P20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cf296"/>
    </style:style>
    <style:style style:name="P20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e2e2b0"/>
    </style:style>
    <style:style style:name="P21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f9159a"/>
    </style:style>
    <style:style style:name="P21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6ee81"/>
    </style:style>
    <style:style style:name="P21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85c57"/>
    </style:style>
    <style:style style:name="P21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ce33f"/>
    </style:style>
    <style:style style:name="P21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11036"/>
    </style:style>
    <style:style style:name="P21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4b6b2"/>
    </style:style>
    <style:style style:name="P21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23d51"/>
    </style:style>
    <style:style style:name="P21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dac16"/>
    </style:style>
    <style:style style:name="P21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179eb"/>
    </style:style>
    <style:style style:name="P21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52daa"/>
    </style:style>
    <style:style style:name="P22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65318"/>
    </style:style>
    <style:style style:name="P22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b4625"/>
    </style:style>
    <style:style style:name="P22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c6679"/>
    </style:style>
    <style:style style:name="P22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f4217"/>
    </style:style>
    <style:style style:name="P22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48428"/>
    </style:style>
    <style:style style:name="P22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be149"/>
    </style:style>
    <style:style style:name="P22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d4d90"/>
    </style:style>
    <style:style style:name="P22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7e8e33"/>
    </style:style>
    <style:style style:name="P22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a8e881"/>
    </style:style>
    <style:style style:name="P22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b835c8"/>
    </style:style>
    <style:style style:name="P230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b925b2"/>
    </style:style>
    <style:style style:name="P231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11bbe"/>
    </style:style>
    <style:style style:name="P232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b58a6"/>
    </style:style>
    <style:style style:name="P233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34b4241"/>
    </style:style>
    <style:style style:name="P23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ec53f"/>
    </style:style>
    <style:style style:name="P23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f9268"/>
    </style:style>
    <style:style style:name="P23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e20076"/>
    </style:style>
    <style:style style:name="P23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4241"/>
    </style:style>
    <style:style style:name="P23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9662"/>
    </style:style>
    <style:style style:name="P23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d4023"/>
    </style:style>
    <style:style style:name="P24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fc8a8"/>
    </style:style>
    <style:style style:name="P241" style:family="paragraph" style:parent-style-name="Standard" style:master-page-name="">
      <style:paragraph-properties style:page-number="auto" fo:break-before="page"/>
      <style:text-properties officeooo:paragraph-rsid="0157a40b"/>
    </style:style>
    <style:style style:name="P242" style:family="paragraph" style:parent-style-name="Standard" style:master-page-name="">
      <style:paragraph-properties style:page-number="auto" fo:break-before="page"/>
      <style:text-properties officeooo:paragraph-rsid="0164559d"/>
    </style:style>
    <style:style style:name="P243" style:family="paragraph" style:parent-style-name="Standard" style:master-page-name="">
      <style:paragraph-properties style:page-number="auto" fo:break-before="page"/>
      <style:text-properties officeooo:paragraph-rsid="016bb559"/>
    </style:style>
    <style:style style:name="P244" style:family="paragraph" style:parent-style-name="Standard" style:master-page-name="">
      <style:paragraph-properties style:page-number="auto" fo:break-before="page"/>
      <style:text-properties officeooo:paragraph-rsid="0175a044"/>
    </style:style>
    <style:style style:name="P245" style:family="paragraph" style:parent-style-name="Standard" style:master-page-name="">
      <style:paragraph-properties style:page-number="auto" fo:break-before="page"/>
      <style:text-properties officeooo:paragraph-rsid="017c7f61"/>
    </style:style>
    <style:style style:name="P246" style:family="paragraph" style:parent-style-name="Standard" style:master-page-name="">
      <style:paragraph-properties style:page-number="auto" fo:break-before="page"/>
      <style:text-properties officeooo:paragraph-rsid="01f9159a"/>
    </style:style>
    <style:style style:name="P247" style:family="paragraph" style:parent-style-name="Standard" style:master-page-name="">
      <style:paragraph-properties style:page-number="auto" fo:break-before="page"/>
      <style:text-properties officeooo:paragraph-rsid="01c1d024"/>
    </style:style>
    <style:style style:name="P248" style:family="paragraph" style:parent-style-name="Standard" style:master-page-name="">
      <style:paragraph-properties style:page-number="auto" fo:break-before="page"/>
      <style:text-properties officeooo:paragraph-rsid="01cb91a6"/>
    </style:style>
    <style:style style:name="P249" style:family="paragraph" style:parent-style-name="Standard" style:master-page-name="">
      <style:paragraph-properties style:page-number="auto" fo:break-before="page"/>
      <style:text-properties officeooo:paragraph-rsid="01d4e3ac"/>
    </style:style>
    <style:style style:name="P250" style:family="paragraph" style:parent-style-name="Standard" style:master-page-name="">
      <style:paragraph-properties style:page-number="auto" fo:break-before="page"/>
      <style:text-properties officeooo:paragraph-rsid="01dcf296"/>
    </style:style>
    <style:style style:name="P251" style:family="paragraph" style:parent-style-name="Standard" style:master-page-name="">
      <style:paragraph-properties style:page-number="auto" fo:break-before="page"/>
      <style:text-properties officeooo:paragraph-rsid="02a8e881"/>
    </style:style>
    <style:style style:name="P252" style:family="paragraph" style:parent-style-name="Standard" style:master-page-name="">
      <style:paragraph-properties style:page-number="auto"/>
      <style:text-properties officeooo:paragraph-rsid="0214b6b2"/>
    </style:style>
    <style:style style:name="P253" style:family="paragraph" style:parent-style-name="Standard" style:master-page-name="">
      <style:paragraph-properties style:page-number="auto"/>
      <style:text-properties officeooo:paragraph-rsid="02085c57"/>
    </style:style>
    <style:style style:name="P254" style:family="paragraph" style:parent-style-name="Standard" style:master-page-name="">
      <style:paragraph-properties style:page-number="auto"/>
      <style:text-properties officeooo:paragraph-rsid="020ce33f"/>
    </style:style>
    <style:style style:name="P255" style:family="paragraph" style:parent-style-name="Standard" style:master-page-name="">
      <style:paragraph-properties style:page-number="auto"/>
      <style:text-properties officeooo:paragraph-rsid="02111036"/>
    </style:style>
    <style:style style:name="P256" style:family="paragraph" style:parent-style-name="Standard" style:master-page-name="">
      <style:paragraph-properties style:page-number="auto"/>
      <style:text-properties officeooo:paragraph-rsid="02223d51"/>
    </style:style>
    <style:style style:name="P257" style:family="paragraph" style:parent-style-name="Standard" style:master-page-name="">
      <style:paragraph-properties style:page-number="auto"/>
      <style:text-properties officeooo:paragraph-rsid="022dac16"/>
    </style:style>
    <style:style style:name="P258" style:family="paragraph" style:parent-style-name="Standard" style:master-page-name="">
      <style:paragraph-properties style:page-number="auto"/>
      <style:text-properties officeooo:paragraph-rsid="023179eb"/>
    </style:style>
    <style:style style:name="P259" style:family="paragraph" style:parent-style-name="Standard" style:master-page-name="">
      <style:paragraph-properties style:page-number="auto"/>
      <style:text-properties officeooo:paragraph-rsid="02352daa"/>
    </style:style>
    <style:style style:name="P260" style:family="paragraph" style:parent-style-name="Standard" style:master-page-name="">
      <style:paragraph-properties style:page-number="auto"/>
      <style:text-properties officeooo:paragraph-rsid="02365318"/>
    </style:style>
    <style:style style:name="P261" style:family="paragraph" style:parent-style-name="Standard" style:master-page-name="">
      <style:paragraph-properties style:page-number="auto"/>
      <style:text-properties officeooo:paragraph-rsid="023b4625"/>
    </style:style>
    <style:style style:name="P262" style:family="paragraph" style:parent-style-name="Standard" style:master-page-name="">
      <style:paragraph-properties style:page-number="auto"/>
      <style:text-properties officeooo:paragraph-rsid="023c6679"/>
    </style:style>
    <style:style style:name="P263" style:family="paragraph" style:parent-style-name="Standard" style:master-page-name="">
      <style:paragraph-properties style:page-number="auto"/>
      <style:text-properties officeooo:paragraph-rsid="02448428"/>
    </style:style>
    <style:style style:name="P264" style:family="paragraph" style:parent-style-name="Standard" style:master-page-name="">
      <style:paragraph-properties style:page-number="auto"/>
      <style:text-properties officeooo:paragraph-rsid="024a5fe1"/>
    </style:style>
    <style:style style:name="P265" style:family="paragraph" style:parent-style-name="Standard" style:master-page-name="">
      <style:paragraph-properties style:page-number="auto"/>
      <style:text-properties officeooo:paragraph-rsid="024be149"/>
    </style:style>
    <style:style style:name="P266" style:family="paragraph" style:parent-style-name="Standard" style:master-page-name="">
      <style:paragraph-properties style:page-number="auto"/>
      <style:text-properties officeooo:paragraph-rsid="024d4d90"/>
    </style:style>
    <style:style style:name="P267" style:family="paragraph" style:parent-style-name="Standard" style:master-page-name="">
      <style:paragraph-properties style:page-number="auto"/>
      <style:text-properties officeooo:paragraph-rsid="027e8e33"/>
    </style:style>
    <style:style style:name="P268" style:family="paragraph" style:parent-style-name="Standard" style:master-page-name="">
      <style:paragraph-properties style:page-number="auto"/>
      <style:text-properties officeooo:paragraph-rsid="02a8e881"/>
    </style:style>
    <style:style style:name="P269" style:family="paragraph" style:parent-style-name="Standard" style:master-page-name="">
      <style:paragraph-properties style:page-number="auto"/>
      <style:text-properties officeooo:paragraph-rsid="02b835c8"/>
    </style:style>
    <style:style style:name="P270" style:family="paragraph" style:parent-style-name="Standard" style:master-page-name="">
      <style:paragraph-properties style:page-number="auto"/>
      <style:text-properties officeooo:paragraph-rsid="02df9268"/>
    </style:style>
    <style:style style:name="P271" style:family="paragraph" style:parent-style-name="Standard" style:master-page-name="">
      <style:paragraph-properties style:page-number="auto"/>
      <style:text-properties officeooo:paragraph-rsid="034b4241"/>
    </style:style>
    <style:style style:name="P27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85620"/>
    </style:style>
    <style:style style:name="P27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c7f61"/>
    </style:style>
    <style:style style:name="P27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f9159a"/>
    </style:style>
    <style:style style:name="P27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2a8e881"/>
    </style:style>
    <style:style style:name="P27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bd8dac"/>
    </style:style>
    <style:style style:name="P277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2da971e"/>
    </style:style>
    <style:style style:name="P27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a827e"/>
    </style:style>
    <style:style style:name="P27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fbbe88"/>
    </style:style>
    <style:style style:name="P28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08931"/>
    </style:style>
    <style:style style:name="P28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13450"/>
    </style:style>
    <style:style style:name="P28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2f0167"/>
    </style:style>
    <style:style style:name="P28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20076"/>
    </style:style>
    <style:style style:name="P28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4b4241"/>
    </style:style>
    <style:style style:name="P28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df9268"/>
    </style:style>
    <style:style style:name="P28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4b4241"/>
    </style:style>
    <style:style style:name="P287" style:family="paragraph" style:parent-style-name="Footnote">
      <style:text-properties officeooo:rsid="0304062d" officeooo:paragraph-rsid="0304062d"/>
    </style:style>
    <style:style style:name="P28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2fd32"/>
    </style:style>
    <style:style style:name="P28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59ab5"/>
    </style:style>
    <style:style style:name="P29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6050b"/>
    </style:style>
    <style:style style:name="P29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7e204"/>
    </style:style>
    <style:style style:name="P29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83849"/>
    </style:style>
    <style:style style:name="P29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a2373"/>
    </style:style>
    <style:style style:name="P29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d0af7"/>
    </style:style>
    <style:style style:name="P29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dac50"/>
    </style:style>
    <style:style style:name="P29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352fd32" officeooo:paragraph-rsid="0352fd32"/>
    </style:style>
    <style:style style:name="P29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3544af9" officeooo:paragraph-rsid="03544af9"/>
    </style:style>
    <style:style style:name="P29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35d1c8c"/>
    </style:style>
    <style:style style:name="P29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85c57"/>
    </style:style>
    <style:style style:name="P30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ce33f"/>
    </style:style>
    <style:style style:name="P3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7e8e33"/>
    </style:style>
    <style:style style:name="P3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2fd32"/>
    </style:style>
    <style:style style:name="P30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7e204"/>
    </style:style>
    <style:style style:name="P30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83849"/>
    </style:style>
    <style:style style:name="P30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c6679"/>
    </style:style>
    <style:style style:name="P30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bd24b"/>
    </style:style>
    <style:style style:name="P30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48428"/>
    </style:style>
    <style:style style:name="P30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a8e881"/>
    </style:style>
    <style:style style:name="P30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e4118"/>
    </style:style>
    <style:style style:name="P31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b835c8"/>
    </style:style>
    <style:style style:name="P31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4241"/>
    </style:style>
    <style:style style:name="P31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rsid="0352fd32" officeooo:paragraph-rsid="0352fd32"/>
    </style:style>
    <style:style style:name="P31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06ee81"/>
    </style:style>
    <style:style style:name="P31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59ab5"/>
    </style:style>
    <style:style style:name="P31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6050b"/>
    </style:style>
    <style:style style:name="P31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0af7"/>
    </style:style>
    <style:style style:name="P31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ac50"/>
    </style:style>
    <style:style style:name="P31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3544af9" officeooo:paragraph-rsid="03544af9"/>
    </style:style>
    <style:style style:name="P31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1785620" officeooo:paragraph-rsid="035d1c8c"/>
    </style:style>
    <style:style style:name="P32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2fd32"/>
    </style:style>
    <style:style style:name="P32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2fd32"/>
    </style:style>
    <style:style style:name="P32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2fd32"/>
    </style:style>
    <style:style style:name="P32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2fd32"/>
    </style:style>
    <style:style style:name="P32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7e204"/>
    </style:style>
    <style:style style:name="P32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bd24b"/>
    </style:style>
    <style:style style:name="P32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bd24b"/>
    </style:style>
    <style:style style:name="P32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ac50"/>
    </style:style>
    <style:style style:name="P32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e4118"/>
    </style:style>
    <style:style style:name="P32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f1012"/>
    </style:style>
    <style:style style:name="P33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60422a"/>
    </style:style>
    <style:style style:name="P33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60422a"/>
    </style:style>
    <style:style style:name="P332" style:family="paragraph" style:parent-style-name="Standard">
      <style:text-properties officeooo:paragraph-rsid="0364409b"/>
    </style:style>
    <style:style style:name="P333" style:family="paragraph" style:parent-style-name="Standard">
      <style:text-properties officeooo:paragraph-rsid="0365bc4b"/>
    </style:style>
    <style:style style:name="P334" style:family="paragraph" style:parent-style-name="Standard">
      <style:text-properties officeooo:paragraph-rsid="025dcb8d"/>
    </style:style>
    <style:style style:name="T1" style:family="text">
      <style:text-properties officeooo:rsid="01829f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63f2a" style:font-style-asian="italic" style:font-style-complex="italic"/>
    </style:style>
    <style:style style:name="T4" style:family="text">
      <style:text-properties fo:font-style="italic" officeooo:rsid="017f7ad9" style:font-style-asian="italic" style:font-style-complex="italic"/>
    </style:style>
    <style:style style:name="T5" style:family="text">
      <style:text-properties fo:font-style="italic" officeooo:rsid="03116600" style:font-style-asian="italic" style:font-style-complex="italic"/>
    </style:style>
    <style:style style:name="T6" style:family="text">
      <style:text-properties fo:font-style="italic" officeooo:rsid="0314781c" style:font-style-asian="italic" style:font-style-complex="italic"/>
    </style:style>
    <style:style style:name="T7" style:family="text">
      <style:text-properties fo:font-style="italic" officeooo:rsid="03182752" style:font-style-asian="italic" style:font-style-complex="italic"/>
    </style:style>
    <style:style style:name="T8" style:family="text">
      <style:text-properties fo:font-style="italic" officeooo:rsid="0319f2f7" style:font-style-asian="italic" style:font-style-complex="italic"/>
    </style:style>
    <style:style style:name="T9" style:family="text">
      <style:text-properties fo:font-style="italic" officeooo:rsid="033837e4" style:font-style-asian="italic" style:font-style-complex="italic"/>
    </style:style>
    <style:style style:name="T10" style:family="text">
      <style:text-properties fo:font-style="italic" officeooo:rsid="0339428c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315a9b" style:font-style-asian="italic" style:font-style-complex="italic"/>
    </style:style>
    <style:style style:name="T13" style:family="text">
      <style:text-properties fo:font-style="italic" style:text-underline-style="none" officeooo:rsid="00d17671" style:font-style-asian="normal" style:font-style-complex="normal"/>
    </style:style>
    <style:style style:name="T14" style:family="text">
      <style:text-properties fo:font-style="italic" style:text-underline-style="none" fo:font-weight="bold" officeooo:rsid="019ab60f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fo:font-weight="bold" officeooo:rsid="019b5e2e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officeooo:rsid="02193c69" style:font-size-asian="10pt" style:font-style-asian="italic" style:font-size-complex="10pt" style:font-style-complex="italic"/>
    </style:style>
    <style:style style:name="T17" style:family="text">
      <style:text-properties fo:font-style="italic" style:text-underline-style="none" officeooo:rsid="025c2070" style:font-size-asian="10pt" style:font-style-asian="italic" style:font-size-complex="10pt" style:font-style-complex="italic"/>
    </style:style>
    <style:style style:name="T18" style:family="text">
      <style:text-properties fo:font-style="italic" style:text-underline-style="none" officeooo:rsid="031eb083" style:font-size-asian="10pt" style:font-style-asian="italic" style:font-size-complex="10pt" style:font-style-complex="italic"/>
    </style:style>
    <style:style style:name="T19" style:family="text">
      <style:text-properties fo:font-style="italic" style:text-underline-style="none" fo:font-weight="normal" officeooo:rsid="02bf3812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font-style="italic" fo:font-weight="normal" officeooo:rsid="00b41121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font-style="italic" fo:font-weight="normal" officeooo:rsid="00b7666c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style="italic" fo:font-weight="normal" officeooo:rsid="02515af5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tyle="italic" fo:font-weight="normal" officeooo:rsid="0251b209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font-size-asian="10pt" style:font-style-asian="italic" style:font-size-complex="10pt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officeooo:rsid="01bf2aed"/>
    </style:style>
    <style:style style:name="T28" style:family="text">
      <style:text-properties fo:font-style="italic" officeooo:rsid="01cdc30e"/>
    </style:style>
    <style:style style:name="T29" style:family="text">
      <style:text-properties fo:font-style="italic" officeooo:rsid="00d17671"/>
    </style:style>
    <style:style style:name="T30" style:family="text">
      <style:text-properties fo:font-style="italic" officeooo:rsid="01de6d40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84b174" style:font-style-asian="normal" style:font-style-complex="normal"/>
    </style:style>
    <style:style style:name="T33" style:family="text">
      <style:text-properties fo:font-style="normal" officeooo:rsid="01cdc30e" style:font-style-asian="normal" style:font-style-complex="normal"/>
    </style:style>
    <style:style style:name="T34" style:family="text">
      <style:text-properties fo:font-style="normal" officeooo:rsid="03116600" style:font-style-asian="normal" style:font-style-complex="normal"/>
    </style:style>
    <style:style style:name="T35" style:family="text">
      <style:text-properties fo:font-style="normal" officeooo:rsid="0319f2f7" style:font-style-asian="normal" style:font-style-complex="normal"/>
    </style:style>
    <style:style style:name="T36" style:family="text">
      <style:text-properties fo:font-style="normal" officeooo:rsid="031b9b10" style:font-style-asian="normal" style:font-style-complex="normal"/>
    </style:style>
    <style:style style:name="T37" style:family="text">
      <style:text-properties fo:font-style="normal" officeooo:rsid="031d4932" style:font-style-asian="normal" style:font-style-complex="normal"/>
    </style:style>
    <style:style style:name="T38" style:family="text">
      <style:text-properties fo:font-style="normal" officeooo:rsid="033837e4" style:font-style-asian="normal" style:font-style-complex="normal"/>
    </style:style>
    <style:style style:name="T39" style:family="text">
      <style:text-properties fo:font-style="normal" officeooo:rsid="0339428c" style:font-style-asian="normal" style:font-style-complex="normal"/>
    </style:style>
    <style:style style:name="T40" style:family="text">
      <style:text-properties fo:font-style="normal" officeooo:rsid="033d6498" style:font-style-asian="normal" style:font-style-complex="normal"/>
    </style:style>
    <style:style style:name="T41" style:family="text">
      <style:text-properties fo:font-style="normal" style:text-underline-style="none" style:font-style-asian="normal" style:font-style-complex="normal"/>
    </style:style>
    <style:style style:name="T42" style:family="text">
      <style:text-properties fo:font-style="normal" style:text-underline-style="none" officeooo:rsid="002c318e" style:font-style-asian="normal" style:font-style-complex="normal"/>
    </style:style>
    <style:style style:name="T43" style:family="text">
      <style:text-properties fo:font-style="normal" style:text-underline-style="none" officeooo:rsid="002d35b4" style:font-style-asian="normal" style:font-style-complex="normal"/>
    </style:style>
    <style:style style:name="T44" style:family="text">
      <style:text-properties fo:font-style="normal" style:text-underline-style="none" officeooo:rsid="00315a9b" style:font-style-asian="normal" style:font-style-complex="normal"/>
    </style:style>
    <style:style style:name="T45" style:family="text">
      <style:text-properties fo:font-style="normal" style:text-underline-style="none" officeooo:rsid="00633e66" style:font-style-asian="normal" style:font-style-complex="normal"/>
    </style:style>
    <style:style style:name="T46" style:family="text">
      <style:text-properties fo:font-style="normal" style:text-underline-style="none" officeooo:rsid="006f728c" style:font-style-asian="normal" style:font-style-complex="normal"/>
    </style:style>
    <style:style style:name="T47" style:family="text">
      <style:text-properties fo:font-style="normal" style:text-underline-style="none" officeooo:rsid="00cfe32a" style:font-style-asian="normal" style:font-style-complex="normal"/>
    </style:style>
    <style:style style:name="T48" style:family="text">
      <style:text-properties fo:font-style="normal" style:text-underline-style="none" officeooo:rsid="00e9172d" style:font-style-asian="normal" style:font-style-complex="normal"/>
    </style:style>
    <style:style style:name="T49" style:family="text">
      <style:text-properties fo:font-style="normal" style:text-underline-style="none" officeooo:rsid="00ebe9ed" style:font-style-asian="normal" style:font-style-complex="normal"/>
    </style:style>
    <style:style style:name="T50" style:family="text">
      <style:text-properties fo:font-style="normal" style:text-underline-style="none" officeooo:rsid="00d17671" style:font-style-asian="normal" style:font-style-complex="normal"/>
    </style:style>
    <style:style style:name="T51" style:family="text">
      <style:text-properties fo:font-style="normal" style:text-underline-style="none" officeooo:rsid="00ed5b01" style:font-style-asian="normal" style:font-style-complex="normal"/>
    </style:style>
    <style:style style:name="T52" style:family="text">
      <style:text-properties fo:font-style="normal" style:text-underline-style="none" officeooo:rsid="00d20a1b" style:font-style-asian="normal" style:font-style-complex="normal"/>
    </style:style>
    <style:style style:name="T53" style:family="text">
      <style:text-properties fo:font-style="normal" style:text-underline-style="none" officeooo:rsid="00eda7a8" style:font-style-asian="normal" style:font-style-complex="normal"/>
    </style:style>
    <style:style style:name="T54" style:family="text">
      <style:text-properties fo:font-style="normal" style:text-underline-style="none" officeooo:rsid="00d3b6e5" style:font-style-asian="normal" style:font-style-complex="normal"/>
    </style:style>
    <style:style style:name="T55" style:family="text">
      <style:text-properties fo:font-style="normal" style:text-underline-style="none" officeooo:rsid="00d5b58b" style:font-style-asian="normal" style:font-style-complex="normal"/>
    </style:style>
    <style:style style:name="T56" style:family="text">
      <style:text-properties fo:font-style="normal" style:text-underline-style="none" officeooo:rsid="00eec105" style:font-style-asian="normal" style:font-style-complex="normal"/>
    </style:style>
    <style:style style:name="T57" style:family="text">
      <style:text-properties fo:font-style="normal" style:text-underline-style="none" officeooo:rsid="00f958e4" style:font-style-asian="normal" style:font-style-complex="normal"/>
    </style:style>
    <style:style style:name="T58" style:family="text">
      <style:text-properties fo:font-style="normal" style:text-underline-style="none" officeooo:rsid="0103769a" style:font-style-asian="normal" style:font-style-complex="normal"/>
    </style:style>
    <style:style style:name="T59" style:family="text">
      <style:text-properties fo:font-style="normal" style:text-underline-style="none" officeooo:rsid="010b52be" style:font-style-asian="normal" style:font-style-complex="normal"/>
    </style:style>
    <style:style style:name="T60" style:family="text">
      <style:text-properties fo:font-style="normal" style:text-underline-style="none" officeooo:rsid="010c9a97" style:font-style-asian="normal" style:font-style-complex="normal"/>
    </style:style>
    <style:style style:name="T61" style:family="text">
      <style:text-properties fo:font-style="normal" style:text-underline-style="none" officeooo:rsid="01105376" style:font-style-asian="normal" style:font-style-complex="normal"/>
    </style:style>
    <style:style style:name="T62" style:family="text">
      <style:text-properties fo:font-style="normal" style:text-underline-style="none" officeooo:rsid="01148304" style:font-style-asian="normal" style:font-style-complex="normal"/>
    </style:style>
    <style:style style:name="T63" style:family="text">
      <style:text-properties fo:font-style="normal" style:text-underline-style="none" officeooo:rsid="011ce3e5" style:font-style-asian="normal" style:font-style-complex="normal"/>
    </style:style>
    <style:style style:name="T64" style:family="text">
      <style:text-properties fo:font-style="normal" style:text-underline-style="none" officeooo:rsid="011dd8eb" style:font-style-asian="normal" style:font-style-complex="normal"/>
    </style:style>
    <style:style style:name="T65" style:family="text">
      <style:text-properties fo:font-style="normal" style:text-underline-style="none" officeooo:rsid="014b46e5" style:font-style-asian="normal" style:font-style-complex="normal"/>
    </style:style>
    <style:style style:name="T66" style:family="text">
      <style:text-properties fo:font-style="normal" style:text-underline-style="none" officeooo:rsid="01541640" style:font-style-asian="normal" style:font-style-complex="normal"/>
    </style:style>
    <style:style style:name="T67" style:family="text">
      <style:text-properties fo:font-style="normal" style:text-underline-style="none" officeooo:rsid="0155b3a7" style:font-style-asian="normal" style:font-style-complex="normal"/>
    </style:style>
    <style:style style:name="T68" style:family="text">
      <style:text-properties fo:font-style="normal" style:text-underline-style="none" officeooo:rsid="0174bd2c" style:font-style-asian="normal" style:font-style-complex="normal"/>
    </style:style>
    <style:style style:name="T69" style:family="text">
      <style:text-properties fo:font-style="normal" style:text-underline-style="none" officeooo:rsid="0176ca3c" style:font-style-asian="normal" style:font-style-complex="normal"/>
    </style:style>
    <style:style style:name="T70" style:family="text">
      <style:text-properties fo:font-style="normal" style:text-underline-style="none" officeooo:rsid="019cea50" style:font-style-asian="normal" style:font-style-complex="normal"/>
    </style:style>
    <style:style style:name="T71" style:family="text">
      <style:text-properties fo:font-style="normal" style:text-underline-style="none" officeooo:rsid="028785fc" style:font-style-asian="normal" style:font-style-complex="normal"/>
    </style:style>
    <style:style style:name="T72" style:family="text">
      <style:text-properties fo:font-style="normal" style:text-underline-style="none" officeooo:rsid="02c0f8e2" style:font-style-asian="normal" style:font-style-complex="normal"/>
    </style:style>
    <style:style style:name="T73" style:family="text">
      <style:text-properties fo:font-style="normal" style:text-underline-style="none" officeooo:rsid="02db57fb" style:font-style-asian="normal" style:font-style-complex="normal"/>
    </style:style>
    <style:style style:name="T74" style:family="text">
      <style:text-properties fo:font-style="normal" style:text-underline-style="none" officeooo:rsid="02e396f5" style:font-style-asian="normal" style:font-style-complex="normal"/>
    </style:style>
    <style:style style:name="T75" style:family="text">
      <style:text-properties fo:font-style="normal" style:text-underline-style="none" officeooo:rsid="034d4023" style:font-style-asian="normal" style:font-style-complex="normal"/>
    </style:style>
    <style:style style:name="T7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2c88eb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2c318e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style="normal" style:text-underline-style="none" fo:font-weight="normal" officeooo:rsid="02ba6a6d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style="normal" style:text-underline-style="none" fo:font-weight="normal" officeooo:rsid="02bcc20e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style="normal" style:text-underline-style="none" fo:font-weight="normal" officeooo:rsid="025dcb8d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font-style="normal" style:text-underline-style="none" fo:font-weight="normal" officeooo:rsid="02d6fad2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font-style="normal" style:text-underline-style="none" fo:font-weight="normal" officeooo:rsid="02b7df84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fo:font-style="normal" style:text-underline-style="none" fo:font-weight="normal" officeooo:rsid="02d4eb54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font-style="normal" style:text-underline-style="none" fo:font-weight="normal" officeooo:rsid="010c9a97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font-style="normal" style:text-underline-style="none" fo:font-weight="normal" officeooo:rsid="032a3257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font-style="normal" style:text-underline-style="none" fo:font-weight="normal" officeooo:rsid="0346697a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font-style="normal" style:text-underline-style="none" fo:font-weight="normal" officeooo:rsid="0347278c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fo:font-style="normal" style:text-underline-style="none" fo:font-weight="normal" officeooo:rsid="034b4241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font-style="normal" style:text-underline-style="none" style:font-size-asian="10pt" style:font-style-asian="normal" style:font-size-complex="10pt" style:font-style-complex="normal"/>
    </style:style>
    <style:style style:name="T98" style:family="text">
      <style:text-properties fo:font-style="normal" style:text-underline-style="none" officeooo:rsid="000f7979" style:font-size-asian="10pt" style:font-style-asian="normal" style:font-size-complex="10pt" style:font-style-complex="normal"/>
    </style:style>
    <style:style style:name="T99" style:family="text">
      <style:text-properties fo:font-style="normal" style:text-underline-style="none" officeooo:rsid="007b25e6" style:font-size-asian="10pt" style:font-style-asian="normal" style:font-size-complex="10pt" style:font-style-complex="normal"/>
    </style:style>
    <style:style style:name="T100" style:family="text">
      <style:text-properties fo:font-style="normal" style:text-underline-style="none" officeooo:rsid="00316052" style:font-size-asian="10pt" style:font-style-asian="normal" style:font-size-complex="10pt" style:font-style-complex="normal"/>
    </style:style>
    <style:style style:name="T101" style:family="text">
      <style:text-properties fo:font-style="normal" style:text-underline-style="none" officeooo:rsid="0016e0aa" style:font-size-asian="10pt" style:font-style-asian="normal" style:font-size-complex="10pt" style:font-style-complex="normal"/>
    </style:style>
    <style:style style:name="T102" style:family="text">
      <style:text-properties fo:font-style="normal" style:text-underline-style="none" officeooo:rsid="007dc7ea" style:font-size-asian="10pt" style:font-style-asian="normal" style:font-size-complex="10pt" style:font-style-complex="normal"/>
    </style:style>
    <style:style style:name="T103" style:family="text">
      <style:text-properties fo:font-style="normal" style:text-underline-style="none" officeooo:rsid="007c9e84" style:font-size-asian="10pt" style:font-style-asian="normal" style:font-size-complex="10pt" style:font-style-complex="normal"/>
    </style:style>
    <style:style style:name="T104" style:family="text">
      <style:text-properties fo:font-style="normal" style:text-underline-style="none" officeooo:rsid="0017fe57" style:font-size-asian="10pt" style:font-style-asian="normal" style:font-size-complex="10pt" style:font-style-complex="normal"/>
    </style:style>
    <style:style style:name="T105" style:family="text">
      <style:text-properties fo:font-style="normal" style:text-underline-style="none" officeooo:rsid="00633e66" style:font-size-asian="10pt" style:font-style-asian="normal" style:font-size-complex="10pt" style:font-style-complex="normal"/>
    </style:style>
    <style:style style:name="T106" style:family="text">
      <style:text-properties fo:font-style="normal" style:text-underline-style="none" officeooo:rsid="00624cfe" style:font-size-asian="10pt" style:font-style-asian="normal" style:font-size-complex="10pt" style:font-style-complex="normal"/>
    </style:style>
    <style:style style:name="T107" style:family="text">
      <style:text-properties fo:font-style="normal" style:text-underline-style="none" officeooo:rsid="00878548" style:font-size-asian="10pt" style:font-style-asian="normal" style:font-size-complex="10pt" style:font-style-complex="normal"/>
    </style:style>
    <style:style style:name="T108" style:family="text">
      <style:text-properties fo:font-style="normal" style:text-underline-style="none" officeooo:rsid="00a8c04b" style:font-size-asian="10pt" style:font-style-asian="normal" style:font-size-complex="10pt" style:font-style-complex="normal"/>
    </style:style>
    <style:style style:name="T109" style:family="text">
      <style:text-properties fo:font-style="normal" style:text-underline-style="none" officeooo:rsid="00abc698" style:font-size-asian="10pt" style:font-style-asian="normal" style:font-size-complex="10pt" style:font-style-complex="normal"/>
    </style:style>
    <style:style style:name="T110" style:family="text">
      <style:text-properties fo:font-style="normal" style:text-underline-style="none" officeooo:rsid="019e8666" style:font-size-asian="10pt" style:font-style-asian="normal" style:font-size-complex="10pt" style:font-style-complex="normal"/>
    </style:style>
    <style:style style:name="T111" style:family="text">
      <style:text-properties fo:font-style="normal" style:text-underline-style="none" officeooo:rsid="019cea50" style:font-size-asian="10pt" style:font-style-asian="normal" style:font-size-complex="10pt" style:font-style-complex="normal"/>
    </style:style>
    <style:style style:name="T112" style:family="text">
      <style:text-properties fo:font-style="normal" style:text-underline-style="none" officeooo:rsid="02193c69" style:font-size-asian="10pt" style:font-style-asian="normal" style:font-size-complex="10pt" style:font-style-complex="normal"/>
    </style:style>
    <style:style style:name="T113" style:family="text">
      <style:text-properties fo:font-style="normal" style:text-underline-style="none" officeooo:rsid="024ffabc" style:font-size-asian="10pt" style:font-style-asian="normal" style:font-size-complex="10pt" style:font-style-complex="normal"/>
    </style:style>
    <style:style style:name="T114" style:family="text">
      <style:text-properties fo:font-style="normal" style:text-underline-style="none" officeooo:rsid="02544efc" style:font-size-asian="10pt" style:font-style-asian="normal" style:font-size-complex="10pt" style:font-style-complex="normal"/>
    </style:style>
    <style:style style:name="T115" style:family="text">
      <style:text-properties fo:font-style="normal" style:text-underline-style="none" officeooo:rsid="02568b1a" style:font-size-asian="10pt" style:font-style-asian="normal" style:font-size-complex="10pt" style:font-style-complex="normal"/>
    </style:style>
    <style:style style:name="T116" style:family="text">
      <style:text-properties fo:font-style="normal" style:text-underline-style="none" officeooo:rsid="025c2070" style:font-size-asian="10pt" style:font-style-asian="normal" style:font-size-complex="10pt" style:font-style-complex="normal"/>
    </style:style>
    <style:style style:name="T117" style:family="text">
      <style:text-properties fo:font-style="normal" style:text-underline-style="none" officeooo:rsid="025dcb8d" style:font-size-asian="10pt" style:font-style-asian="normal" style:font-size-complex="10pt" style:font-style-complex="normal"/>
    </style:style>
    <style:style style:name="T118" style:family="text">
      <style:text-properties fo:font-style="normal" style:text-underline-style="none" officeooo:rsid="02612585" style:font-size-asian="10pt" style:font-style-asian="normal" style:font-size-complex="10pt" style:font-style-complex="normal"/>
    </style:style>
    <style:style style:name="T119" style:family="text">
      <style:text-properties fo:font-style="normal" style:text-underline-style="none" officeooo:rsid="02d4eb54" style:font-size-asian="10pt" style:font-style-asian="normal" style:font-size-complex="10pt" style:font-style-complex="normal"/>
    </style:style>
    <style:style style:name="T120" style:family="text">
      <style:text-properties fo:font-style="normal" style:text-underline-style="none" officeooo:rsid="009fb0b9" style:font-size-asian="10pt" style:font-style-asian="normal" style:font-size-complex="10pt" style:font-style-complex="normal"/>
    </style:style>
    <style:style style:name="T121" style:family="text">
      <style:text-properties fo:font-style="normal" style:text-underline-style="none" officeooo:rsid="02ea827e" style:font-size-asian="10pt" style:font-style-asian="normal" style:font-size-complex="10pt" style:font-style-complex="normal"/>
    </style:style>
    <style:style style:name="T122" style:family="text">
      <style:text-properties fo:font-style="normal" style:text-underline-style="none" officeooo:rsid="02f88f45" style:font-size-asian="10pt" style:font-style-asian="normal" style:font-size-complex="10pt" style:font-style-complex="normal"/>
    </style:style>
    <style:style style:name="T123" style:family="text">
      <style:text-properties fo:font-style="normal" style:text-underline-style="none" officeooo:rsid="02fa06d0" style:font-size-asian="10pt" style:font-style-asian="normal" style:font-size-complex="10pt" style:font-style-complex="normal"/>
    </style:style>
    <style:style style:name="T124" style:family="text">
      <style:text-properties fo:font-style="normal" style:text-underline-style="none" officeooo:rsid="031eb083" style:font-size-asian="10pt" style:font-style-asian="normal" style:font-size-complex="10pt" style:font-style-complex="normal"/>
    </style:style>
    <style:style style:name="T125" style:family="text">
      <style:text-properties fo:font-style="normal" style:text-underline-style="none" officeooo:rsid="0320ed2a" style:font-size-asian="10pt" style:font-style-asian="normal" style:font-size-complex="10pt" style:font-style-complex="normal"/>
    </style:style>
    <style:style style:name="T126" style:family="text">
      <style:text-properties fo:font-style="normal" style:text-underline-style="none" officeooo:rsid="032f0167" style:font-size-asian="10pt" style:font-style-asian="normal" style:font-size-complex="10pt" style:font-style-complex="normal"/>
    </style:style>
    <style:style style:name="T127" style:family="text">
      <style:text-properties fo:font-style="normal" style:text-underline-style="none" officeooo:rsid="034fca55" style:font-size-asian="10pt" style:font-style-asian="normal" style:font-size-complex="10pt" style:font-style-complex="normal"/>
    </style:style>
    <style:style style:name="T128" style:family="text">
      <style:text-properties fo:font-style="normal" style:text-underline-style="none" officeooo:rsid="0364409b" style:font-size-asian="10pt" style:font-style-asian="normal" style:font-size-complex="10pt" style:font-style-complex="normal"/>
    </style:style>
    <style:style style:name="T129" style:family="text">
      <style:text-properties fo:font-style="normal" style:text-underline-style="none" officeooo:rsid="0365bc4b" style:font-size-asian="10pt" style:font-style-asian="normal" style:font-size-complex="10pt" style:font-style-complex="normal"/>
    </style:style>
    <style:style style:name="T130" style:family="text">
      <style:text-properties fo:font-style="normal" style:text-underline-style="none" officeooo:rsid="01148304" style:font-size-asian="16pt" style:font-style-asian="normal" style:font-size-complex="16pt" style:font-style-complex="normal"/>
    </style:style>
    <style:style style:name="T131" style:family="text">
      <style:text-properties fo:font-style="normal" style:text-underline-style="none" officeooo:rsid="0157a40b" style:font-size-asian="16pt" style:font-style-asian="normal" style:font-size-complex="16pt" style:font-style-complex="normal"/>
    </style:style>
    <style:style style:name="T132" style:family="text">
      <style:text-properties fo:font-style="normal" style:text-underline-style="none" fo:font-weight="bold" officeooo:rsid="0133eab2" style:font-style-asian="normal" style:font-weight-asian="bold" style:font-style-complex="normal" style:font-weight-complex="bold"/>
    </style:style>
    <style:style style:name="T133" style:family="text">
      <style:text-properties fo:font-style="normal" style:text-underline-style="none" fo:font-weight="bold" officeooo:rsid="00d5b58b" style:font-style-asian="normal" style:font-weight-asian="bold" style:font-style-complex="normal" style:font-weight-complex="bold"/>
    </style:style>
    <style:style style:name="T134" style:family="text">
      <style:text-properties fo:font-style="normal" style:text-underline-style="none" fo:font-weight="bold" officeooo:rsid="019b5e2e" style:font-style-asian="normal" style:font-weight-asian="bold" style:font-style-complex="normal" style:font-weight-complex="bold"/>
    </style:style>
    <style:style style:name="T135" style:family="text">
      <style:text-properties fo:font-style="normal" style:text-underline-style="none" fo:font-weight="bold" officeooo:rsid="02b7df84" style:font-size-asian="10pt" style:font-style-asian="normal" style:font-weight-asian="bold" style:font-size-complex="10pt" style:font-style-complex="normal" style:font-weight-complex="bold"/>
    </style:style>
    <style:style style:name="T136" style:family="text">
      <style:text-properties fo:font-style="normal" style:text-underline-style="none" fo:font-weight="bold" officeooo:rsid="01ac723b" style:font-size-asian="10pt" style:font-style-asian="normal" style:font-weight-asian="bold" style:font-size-complex="10pt" style:font-style-complex="normal" style:font-weight-complex="bold"/>
    </style:style>
    <style:style style:name="T137" style:family="text">
      <style:text-properties style:text-underline-style="none" style:font-style-asian="normal" style:font-style-complex="normal"/>
    </style:style>
    <style:style style:name="T138" style:family="text">
      <style:text-properties style:text-underline-style="none" officeooo:rsid="002d35b4" style:font-style-asian="normal" style:font-style-complex="normal"/>
    </style:style>
    <style:style style:name="T139" style:family="text">
      <style:text-properties style:text-underline-style="none" officeooo:rsid="002c318e" style:font-style-asian="normal" style:font-style-complex="normal"/>
    </style:style>
    <style:style style:name="T140" style:family="text">
      <style:text-properties style:text-underline-style="none" officeooo:rsid="00cc18fe" style:font-style-asian="normal" style:font-style-complex="normal"/>
    </style:style>
    <style:style style:name="T141" style:family="text">
      <style:text-properties style:text-underline-style="none" officeooo:rsid="00eec105" style:font-style-asian="normal" style:font-style-complex="normal"/>
    </style:style>
    <style:style style:name="T142" style:family="text">
      <style:text-properties style:text-underline-style="none" officeooo:rsid="00d5b58b" style:font-style-asian="normal" style:font-style-complex="normal"/>
    </style:style>
    <style:style style:name="T143" style:family="text">
      <style:text-properties style:text-underline-style="none" officeooo:rsid="0103769a" style:font-style-asian="normal" style:font-style-complex="normal"/>
    </style:style>
    <style:style style:name="T144" style:family="text">
      <style:text-properties style:text-underline-style="none" officeooo:rsid="0085fd01" style:font-style-asian="normal" style:font-style-complex="normal"/>
    </style:style>
    <style:style style:name="T145" style:family="text">
      <style:text-properties style:text-underline-style="none" officeooo:rsid="011150ba" style:font-style-asian="normal" style:font-style-complex="normal"/>
    </style:style>
    <style:style style:name="T146" style:family="text">
      <style:text-properties style:text-underline-style="none" officeooo:rsid="011ce3e5" style:font-style-asian="normal" style:font-style-complex="normal"/>
    </style:style>
    <style:style style:name="T147" style:family="text">
      <style:text-properties style:text-underline-style="none" officeooo:rsid="01430567" style:font-style-asian="normal" style:font-style-complex="normal"/>
    </style:style>
    <style:style style:name="T148" style:family="text">
      <style:text-properties style:text-underline-style="none" officeooo:rsid="01434dce" style:font-style-asian="normal" style:font-style-complex="normal"/>
    </style:style>
    <style:style style:name="T149" style:family="text">
      <style:text-properties style:text-underline-style="none" officeooo:rsid="014b46e5" style:font-style-asian="normal" style:font-style-complex="normal"/>
    </style:style>
    <style:style style:name="T150" style:family="text">
      <style:text-properties style:text-underline-style="none" officeooo:rsid="0155b3a7" style:font-style-asian="normal" style:font-style-complex="normal"/>
    </style:style>
    <style:style style:name="T151" style:family="text">
      <style:text-properties style:text-underline-style="none" officeooo:rsid="01e9f32c" style:font-style-asian="normal" style:font-style-complex="normal"/>
    </style:style>
    <style:style style:name="T152" style:family="text">
      <style:text-properties style:text-underline-style="none" officeooo:rsid="02e396f5" style:font-style-asian="normal" style:font-style-complex="normal"/>
    </style:style>
    <style:style style:name="T153" style:family="text">
      <style:text-properties style:text-underline-style="none" officeooo:rsid="02e4637c" style:font-style-asian="normal" style:font-style-complex="normal"/>
    </style:style>
    <style:style style:name="T154" style:family="text">
      <style:text-properties style:text-underline-style="none" officeooo:rsid="034d4023" style:font-style-asian="normal" style:font-style-complex="normal"/>
    </style:style>
    <style:style style:name="T155" style:family="text">
      <style:text-properties style:text-underline-style="none" fo:font-weight="bold" officeooo:rsid="019ab60f" style:font-style-asian="normal" style:font-weight-asian="bold" style:font-style-complex="normal" style:font-weight-complex="bold"/>
    </style:style>
    <style:style style:name="T156" style:family="text">
      <style:text-properties style:text-underline-style="none" fo:font-weight="bold" officeooo:rsid="02ae637f" style:font-style-asian="normal" style:font-weight-asian="bold" style:font-style-complex="normal" style:font-weight-complex="bold"/>
    </style:style>
    <style:style style:name="T157" style:family="text">
      <style:text-properties style:text-underline-style="none" fo:font-weight="normal" officeooo:rsid="02bd8dac" style:font-size-asian="10pt" style:font-style-asian="normal" style:font-weight-asian="normal" style:font-size-complex="10pt" style:font-style-complex="normal" style:font-weight-complex="normal"/>
    </style:style>
    <style:style style:name="T158" style:family="text">
      <style:text-properties style:text-underline-style="none" fo:font-weight="normal" officeooo:rsid="00be4500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officeooo:rsid="001178ae"/>
    </style:style>
    <style:style style:name="T160" style:family="text">
      <style:text-properties officeooo:rsid="0015290e"/>
    </style:style>
    <style:style style:name="T161" style:family="text">
      <style:text-properties officeooo:rsid="001b2b27"/>
    </style:style>
    <style:style style:name="T162" style:family="text">
      <style:text-properties officeooo:rsid="0034832a"/>
    </style:style>
    <style:style style:name="T163" style:family="text">
      <style:text-properties style:font-size-asian="10pt" style:font-size-complex="10pt"/>
    </style:style>
    <style:style style:name="T164" style:family="text">
      <style:text-properties officeooo:rsid="000f7979" style:font-size-asian="10pt" style:font-size-complex="10pt"/>
    </style:style>
    <style:style style:name="T165" style:family="text">
      <style:text-properties officeooo:rsid="0015ad56" style:font-size-asian="10pt" style:font-size-complex="10pt"/>
    </style:style>
    <style:style style:name="T166" style:family="text">
      <style:text-properties officeooo:rsid="0016e0aa" style:font-size-asian="10pt" style:font-size-complex="10pt"/>
    </style:style>
    <style:style style:name="T167" style:family="text">
      <style:text-properties officeooo:rsid="0017fe57" style:font-size-asian="10pt" style:font-size-complex="10pt"/>
    </style:style>
    <style:style style:name="T168" style:family="text">
      <style:text-properties officeooo:rsid="007b25e6" style:font-size-asian="10pt" style:font-size-complex="10pt"/>
    </style:style>
    <style:style style:name="T169" style:family="text">
      <style:text-properties officeooo:rsid="00a3692c" style:font-size-asian="10pt" style:font-size-complex="10pt"/>
    </style:style>
    <style:style style:name="T170" style:family="text">
      <style:text-properties officeooo:rsid="02544efc" style:font-size-asian="10pt" style:font-size-complex="10pt"/>
    </style:style>
    <style:style style:name="T171" style:family="text">
      <style:text-properties officeooo:rsid="00848c87"/>
    </style:style>
    <style:style style:name="T172" style:family="text">
      <style:text-properties officeooo:rsid="0084b174"/>
    </style:style>
    <style:style style:name="T173" style:family="text">
      <style:text-properties officeooo:rsid="0085fd01"/>
    </style:style>
    <style:style style:name="T174" style:family="text">
      <style:text-properties officeooo:rsid="00963f2a"/>
    </style:style>
    <style:style style:name="T175" style:family="text">
      <style:text-properties officeooo:rsid="00989675"/>
    </style:style>
    <style:style style:name="T176" style:family="text">
      <style:text-properties fo:font-weight="normal" style:font-weight-asian="normal" style:font-weight-complex="normal"/>
    </style:style>
    <style:style style:name="T177" style:family="text">
      <style:text-properties fo:font-weight="normal" officeooo:rsid="00989675" style:font-weight-asian="normal" style:font-weight-complex="normal"/>
    </style:style>
    <style:style style:name="T178" style:family="text">
      <style:text-properties fo:font-weight="normal" officeooo:rsid="01aee3cb" style:font-weight-asian="normal" style:font-weight-complex="normal"/>
    </style:style>
    <style:style style:name="T179" style:family="text">
      <style:text-properties fo:font-weight="normal" officeooo:rsid="02b7df84" style:font-weight-asian="normal" style:font-weight-complex="normal"/>
    </style:style>
    <style:style style:name="T180" style:family="text">
      <style:text-properties fo:font-weight="normal" officeooo:rsid="02d6fad2" style:font-weight-asian="normal" style:font-weight-complex="normal"/>
    </style:style>
    <style:style style:name="T181" style:family="text">
      <style:text-properties fo:font-weight="normal" officeooo:rsid="000f7979" style:font-size-asian="10pt" style:font-weight-asian="normal" style:font-size-complex="10pt" style:font-weight-complex="normal"/>
    </style:style>
    <style:style style:name="T182" style:family="text">
      <style:text-properties fo:font-weight="normal" officeooo:rsid="00b41121" style:font-size-asian="10pt" style:font-weight-asian="normal" style:font-size-complex="10pt" style:font-weight-complex="normal"/>
    </style:style>
    <style:style style:name="T183" style:family="text">
      <style:text-properties fo:font-weight="normal" officeooo:rsid="00b4d2c1" style:font-size-asian="10pt" style:font-weight-asian="normal" style:font-size-complex="10pt" style:font-weight-complex="normal"/>
    </style:style>
    <style:style style:name="T184" style:family="text">
      <style:text-properties fo:font-weight="normal" officeooo:rsid="00b7666c" style:font-size-asian="10pt" style:font-weight-asian="normal" style:font-size-complex="10pt" style:font-weight-complex="normal"/>
    </style:style>
    <style:style style:name="T185" style:family="text">
      <style:text-properties fo:font-weight="normal" officeooo:rsid="02515af5" style:font-size-asian="10pt" style:font-weight-asian="normal" style:font-size-complex="10pt" style:font-weight-complex="normal"/>
    </style:style>
    <style:style style:name="T186" style:family="text">
      <style:text-properties officeooo:rsid="0099f758"/>
    </style:style>
    <style:style style:name="T187" style:family="text">
      <style:text-properties officeooo:rsid="009fb0b9"/>
    </style:style>
    <style:style style:name="T188" style:family="text">
      <style:text-properties officeooo:rsid="00a68766"/>
    </style:style>
    <style:style style:name="T189" style:family="text">
      <style:text-properties officeooo:rsid="00a7197b"/>
    </style:style>
    <style:style style:name="T190" style:family="text">
      <style:text-properties fo:font-size="9pt" fo:font-weight="normal" officeooo:rsid="00b7666c" style:font-size-asian="10pt" style:font-weight-asian="normal" style:font-size-complex="10pt" style:font-weight-complex="normal"/>
    </style:style>
    <style:style style:name="T191" style:family="text">
      <style:text-properties fo:font-size="9pt" fo:font-style="normal" style:text-underline-style="none" officeooo:rsid="025dcb8d" fo:background-color="#ffd7d7" loext:char-shading-value="0" style:font-size-asian="10pt" style:font-style-asian="normal" style:font-size-complex="10pt" style:font-style-complex="normal"/>
    </style:style>
    <style:style style:name="T192" style:family="text">
      <style:text-properties fo:font-size="9pt" fo:font-style="normal" style:text-underline-style="none" officeooo:rsid="02d4eb54" fo:background-color="#ffd7d7" loext:char-shading-value="0" style:font-size-asian="10pt" style:font-style-asian="normal" style:font-size-complex="10pt" style:font-style-complex="normal"/>
    </style:style>
    <style:style style:name="T193" style:family="text">
      <style:text-properties fo:font-size="9pt" fo:font-style="normal" style:text-underline-style="none" fo:font-weight="normal" officeooo:rsid="02d4eb54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194" style:family="text">
      <style:text-properties officeooo:rsid="00be4500"/>
    </style:style>
    <style:style style:name="T195" style:family="text">
      <style:text-properties style:font-name="Liberation Serif1" officeooo:rsid="00c4fcfb" style:font-name-asian="Liberation Serif1" style:font-name-complex="Liberation Serif1"/>
    </style:style>
    <style:style style:name="T196" style:family="text">
      <style:text-properties style:font-name="Liberation Serif1" officeooo:rsid="00dec184" style:font-name-asian="Liberation Serif1" style:font-name-complex="Liberation Serif1"/>
    </style:style>
    <style:style style:name="T197" style:family="text">
      <style:text-properties style:font-name="Liberation Serif1" fo:font-style="normal" style:text-underline-style="none" officeooo:rsid="00dec184" style:font-name-asian="Liberation Serif1" style:font-style-asian="normal" style:font-name-complex="Liberation Serif1" style:font-style-complex="normal"/>
    </style:style>
    <style:style style:name="T198" style:family="text">
      <style:text-properties style:font-name="Liberation Serif1" fo:font-style="normal" style:text-underline-style="none" officeooo:rsid="00d5b58b" style:font-name-asian="Liberation Serif1" style:font-style-asian="normal" style:font-name-complex="Liberation Serif1" style:font-style-complex="normal"/>
    </style:style>
    <style:style style:name="T199" style:family="text">
      <style:text-properties style:font-name="Liberation Serif1" fo:font-style="normal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200" style:family="text">
      <style:text-properties style:font-name="Liberation Serif1" fo:font-style="normal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201" style:family="text">
      <style:text-properties style:font-name="Liberation Serif1" fo:font-style="normal" style:text-underline-style="none" fo:font-weight="bold" officeooo:rsid="02ae637f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202" style:family="text">
      <style:text-properties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03" style:family="text">
      <style:text-properties style:font-name="Liberation Serif1" fo:font-style="normal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04" style:family="text">
      <style:text-properties style:font-name="Liberation Serif1" fo:font-style="normal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05" style:family="text">
      <style:text-properties style:font-name="Liberation Serif1" style:text-underline-style="none" officeooo:rsid="00dec184" style:font-name-asian="Liberation Serif1" style:font-style-asian="normal" style:font-name-complex="Liberation Serif1" style:font-style-complex="normal"/>
    </style:style>
    <style:style style:name="T206" style:family="text">
      <style:text-properties style:font-name="Liberation Serif1" style:text-underline-style="none" officeooo:rsid="00eec105" style:font-name-asian="Liberation Serif1" style:font-style-asian="normal" style:font-name-complex="Liberation Serif1" style:font-style-complex="normal"/>
    </style:style>
    <style:style style:name="T207" style:family="text">
      <style:text-properties style:font-name="Liberation Serif1" style:text-underline-style="none" officeooo:rsid="0103769a" style:font-name-asian="Liberation Serif1" style:font-style-asian="normal" style:font-name-complex="Liberation Serif1" style:font-style-complex="normal"/>
    </style:style>
    <style:style style:name="T208" style:family="text">
      <style:text-properties style:font-name="Liberation Serif1" style:text-underline-style="none" officeooo:rsid="01e9f32c" style:font-name-asian="Liberation Serif1" style:font-style-asian="normal" style:font-name-complex="Liberation Serif1" style:font-style-complex="normal"/>
    </style:style>
    <style:style style:name="T209" style:family="text">
      <style:text-properties style:font-name="Liberation Serif1" style:text-underline-style="none" officeooo:rsid="028e19e6" style:font-name-asian="Liberation Serif1" style:font-style-asian="normal" style:font-name-complex="Liberation Serif1" style:font-style-complex="normal"/>
    </style:style>
    <style:style style:name="T210" style:family="text">
      <style:text-properties style:font-name="Liberation Serif1" style:text-underline-style="none" officeooo:rsid="0294b607" style:font-name-asian="Liberation Serif1" style:font-style-asian="normal" style:font-name-complex="Liberation Serif1" style:font-style-complex="normal"/>
    </style:style>
    <style:style style:name="T211" style:family="text">
      <style:text-properties style:font-name="Liberation Serif1" style:text-underline-style="none" officeooo:rsid="029bb1bf" style:font-name-asian="Liberation Serif1" style:font-style-asian="normal" style:font-name-complex="Liberation Serif1" style:font-style-complex="normal"/>
    </style:style>
    <style:style style:name="T212" style:family="text">
      <style:text-properties style:font-name="Liberation Serif1" style:text-underline-style="none" officeooo:rsid="02a1604a" style:font-name-asian="Liberation Serif1" style:font-style-asian="normal" style:font-name-complex="Liberation Serif1" style:font-style-complex="normal"/>
    </style:style>
    <style:style style:name="T213" style:family="text">
      <style:text-properties style:font-name="Liberation Serif1" style:text-underline-style="none" officeooo:rsid="02a50f90" style:font-name-asian="Liberation Serif1" style:font-style-asian="normal" style:font-name-complex="Liberation Serif1" style:font-style-complex="normal"/>
    </style:style>
    <style:style style:name="T214" style:family="text">
      <style:text-properties style:font-name="Liberation Serif1" style:text-underline-style="none" officeooo:rsid="02c761f3" style:font-name-asian="Liberation Serif1" style:font-style-asian="normal" style:font-name-complex="Liberation Serif1" style:font-style-complex="normal"/>
    </style:style>
    <style:style style:name="T215" style:family="text">
      <style:text-properties style:font-name="Liberation Serif1" style:text-underline-style="none" officeooo:rsid="02df9268" style:font-name-asian="Liberation Serif1" style:font-style-asian="normal" style:font-name-complex="Liberation Serif1" style:font-style-complex="normal"/>
    </style:style>
    <style:style style:name="T216" style:family="text">
      <style:text-properties style:font-name="Liberation Serif1" style:text-underline-style="none" officeooo:rsid="034d4023" style:font-name-asian="Liberation Serif1" style:font-style-asian="normal" style:font-name-complex="Liberation Serif1" style:font-style-complex="normal"/>
    </style:style>
    <style:style style:name="T217" style:family="text">
      <style:text-properties style:font-name="Liberation Serif1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218" style:family="text">
      <style:text-properties style:font-name="Liberation Serif1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219" style:family="text">
      <style:text-properties style:font-name="Liberation Serif1" style:text-underline-style="none" fo:font-weight="bold" officeooo:rsid="02ea827e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220" style:family="text">
      <style:text-properties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21" style:family="text">
      <style:text-properties style:font-name="Liberation Serif1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22" style:family="text">
      <style:text-properties style:font-name="Liberation Serif1" style:text-underline-style="none" fo:font-weight="normal" officeooo:rsid="02bb072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23" style:family="text">
      <style:text-properties style:font-name="Liberation Serif1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24" style:family="text">
      <style:text-properties style:font-name="Liberation Serif1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25" style:family="text">
      <style:text-properties style:font-name="Liberation Serif1" style:text-underline-style="none" fo:font-weight="normal" officeooo:rsid="02bd8da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26" style:family="text">
      <style:text-properties style:font-name="Liberation Serif1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27" style:family="text">
      <style:text-properties style:font-name="Liberation Serif1" style:text-underline-style="none" fo:font-weight="normal" officeooo:rsid="02ffc8e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28" style:family="text">
      <style:text-properties style:font-name="Liberation Serif1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29" style:family="text">
      <style:text-properties style:font-name="Liberation Serif1" fo:font-style="italic" officeooo:rsid="00dec184" style:font-name-asian="Liberation Serif1" style:font-name-complex="Liberation Serif1"/>
    </style:style>
    <style:style style:name="T230" style:family="text">
      <style:text-properties style:font-name="Liberation Serif1" fo:font-style="italic" style:text-underline-style="none" officeooo:rsid="00dec184" style:font-name-asian="Liberation Serif1" style:font-style-asian="normal" style:font-name-complex="Liberation Serif1" style:font-style-complex="normal"/>
    </style:style>
    <style:style style:name="T231" style:family="text">
      <style:text-properties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32" style:family="text">
      <style:text-properties style:font-name="Liberation Serif1" fo:font-style="italic" style:text-underline-style="none" fo:font-weight="normal" officeooo:rsid="02bf3812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233" style:family="text">
      <style:text-properties style:font-name="Liberation Serif1" fo:font-weight="bold" officeooo:rsid="00dec184" style:font-name-asian="Liberation Serif1" style:font-weight-asian="bold" style:font-name-complex="Liberation Serif1" style:font-weight-complex="bold"/>
    </style:style>
    <style:style style:name="T234" style:family="text">
      <style:text-properties style:font-name="Liberation Serif1" style:text-underline-style="solid" style:text-underline-width="auto" style:text-underline-color="font-color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35" style:family="text">
      <style:text-properties officeooo:rsid="00d17671"/>
    </style:style>
    <style:style style:name="T236" style:family="text">
      <style:text-properties officeooo:rsid="00d20a1b"/>
    </style:style>
    <style:style style:name="T237" style:family="text">
      <style:text-properties officeooo:rsid="00d30059"/>
    </style:style>
    <style:style style:name="T238" style:family="text">
      <style:text-properties officeooo:rsid="00d3b6e5"/>
    </style:style>
    <style:style style:name="T239" style:family="text">
      <style:text-properties officeooo:rsid="00d4e75b"/>
    </style:style>
    <style:style style:name="T240" style:family="text">
      <style:text-properties officeooo:rsid="00b13985" style:font-weight-asian="bold" style:font-weight-complex="bold"/>
    </style:style>
    <style:style style:name="T241" style:family="text">
      <style:text-properties officeooo:rsid="009d9841" style:font-weight-asian="bold" style:font-weight-complex="bold"/>
    </style:style>
    <style:style style:name="T242" style:family="text">
      <style:text-properties officeooo:rsid="000f7979" style:font-weight-asian="bold" style:font-weight-complex="bold"/>
    </style:style>
    <style:style style:name="T243" style:family="text">
      <style:text-properties officeooo:rsid="009f4c9b" style:font-weight-asian="bold" style:font-weight-complex="bold"/>
    </style:style>
    <style:style style:name="T244" style:family="text">
      <style:text-properties officeooo:rsid="00ebb47d"/>
    </style:style>
    <style:style style:name="T245" style:family="text">
      <style:text-properties officeooo:rsid="00ed5b01"/>
    </style:style>
    <style:style style:name="T246" style:family="text">
      <style:text-properties fo:color="#784b04" fo:font-style="italic" style:text-underline-style="none" officeooo:rsid="00ed5b01" style:font-style-asian="normal" style:font-style-complex="normal"/>
    </style:style>
    <style:style style:name="T247" style:family="text">
      <style:text-properties fo:color="#784b04" fo:font-style="italic" style:text-underline-style="none" officeooo:rsid="00eda7a8" style:font-style-asian="normal" style:font-style-complex="normal"/>
    </style:style>
    <style:style style:name="T248" style:family="text">
      <style:text-properties fo:color="#784b04" fo:font-style="italic" style:text-underline-style="none" officeooo:rsid="00eec105" style:font-style-asian="normal" style:font-style-complex="normal"/>
    </style:style>
    <style:style style:name="T249" style:family="text">
      <style:text-properties fo:color="#784b04" fo:font-style="italic" style:text-underline-style="none" officeooo:rsid="0100a3d6" style:font-style-asian="normal" style:font-style-complex="normal"/>
    </style:style>
    <style:style style:name="T250" style:family="text">
      <style:text-properties fo:color="#784b04" fo:font-style="italic" style:text-underline-style="none" officeooo:rsid="01148304" style:font-style-asian="normal" style:font-style-complex="normal"/>
    </style:style>
    <style:style style:name="T251" style:family="text">
      <style:text-properties fo:color="#784b04" fo:font-style="italic" style:text-underline-style="none" officeooo:rsid="011dd8eb" style:font-style-asian="normal" style:font-style-complex="normal"/>
    </style:style>
    <style:style style:name="T252" style:family="text">
      <style:text-properties fo:color="#784b04" fo:font-style="italic" style:text-underline-style="none" officeooo:rsid="0123f608" style:font-style-asian="normal" style:font-style-complex="normal"/>
    </style:style>
    <style:style style:name="T253" style:family="text">
      <style:text-properties fo:color="#784b04" fo:font-style="italic" style:text-underline-style="none" officeooo:rsid="01465b56" style:font-style-asian="normal" style:font-style-complex="normal"/>
    </style:style>
    <style:style style:name="T254" style:family="text">
      <style:text-properties fo:color="#784b04" fo:font-style="italic" style:text-underline-style="none" officeooo:rsid="014b46e5" style:font-style-asian="normal" style:font-style-complex="normal"/>
    </style:style>
    <style:style style:name="T255" style:family="text">
      <style:text-properties fo:color="#784b04" fo:font-style="italic" style:text-underline-style="none" officeooo:rsid="01585f1f" style:font-style-asian="normal" style:font-style-complex="normal"/>
    </style:style>
    <style:style style:name="T256" style:family="text">
      <style:text-properties fo:color="#784b04" fo:font-style="italic" style:text-underline-style="none" officeooo:rsid="015a7278" style:font-style-asian="normal" style:font-style-complex="normal"/>
    </style:style>
    <style:style style:name="T257" style:family="text">
      <style:text-properties fo:color="#784b04" fo:font-style="italic" style:text-underline-style="none" officeooo:rsid="0164559d" style:font-style-asian="normal" style:font-style-complex="normal"/>
    </style:style>
    <style:style style:name="T258" style:family="text">
      <style:text-properties fo:color="#784b04" fo:font-style="italic" style:text-underline-style="none" officeooo:rsid="0167a8cc" style:font-style-asian="normal" style:font-style-complex="normal"/>
    </style:style>
    <style:style style:name="T259" style:family="text">
      <style:text-properties fo:color="#784b04" fo:font-style="italic" style:text-underline-style="none" officeooo:rsid="01696599" style:font-style-asian="normal" style:font-style-complex="normal"/>
    </style:style>
    <style:style style:name="T260" style:family="text">
      <style:text-properties fo:color="#784b04" fo:font-style="italic" style:text-underline-style="none" officeooo:rsid="016c63da" style:font-style-asian="normal" style:font-style-complex="normal"/>
    </style:style>
    <style:style style:name="T261" style:family="text">
      <style:text-properties fo:color="#784b04" fo:font-style="italic" style:text-underline-style="none" officeooo:rsid="016e4551" style:font-style-asian="normal" style:font-style-complex="normal"/>
    </style:style>
    <style:style style:name="T262" style:family="text">
      <style:text-properties fo:color="#784b04" fo:font-style="italic" style:text-underline-style="none" officeooo:rsid="0176ca3c" style:font-style-asian="normal" style:font-style-complex="normal"/>
    </style:style>
    <style:style style:name="T263" style:family="text">
      <style:text-properties fo:color="#784b04" fo:font-style="italic" style:text-underline-style="none" officeooo:rsid="017c7f61" style:font-style-asian="normal" style:font-style-complex="normal"/>
    </style:style>
    <style:style style:name="T264" style:family="text">
      <style:text-properties fo:color="#784b04" fo:font-style="italic" style:text-underline-style="none" officeooo:rsid="017e7557" style:font-style-asian="normal" style:font-style-complex="normal"/>
    </style:style>
    <style:style style:name="T265" style:family="text">
      <style:text-properties fo:color="#784b04" fo:font-style="italic" style:text-underline-style="none" officeooo:rsid="0188b1cd" style:font-style-asian="normal" style:font-style-complex="normal"/>
    </style:style>
    <style:style style:name="T266" style:family="text">
      <style:text-properties fo:color="#784b04" fo:font-style="italic" style:text-underline-style="none" officeooo:rsid="01e72cd1" style:font-style-asian="normal" style:font-style-complex="normal"/>
    </style:style>
    <style:style style:name="T267" style:family="text">
      <style:text-properties fo:color="#784b04" fo:font-style="italic" style:text-underline-style="none" officeooo:rsid="01f9159a" style:font-style-asian="normal" style:font-style-complex="normal"/>
    </style:style>
    <style:style style:name="T268" style:family="text">
      <style:text-properties fo:color="#784b04" fo:font-style="italic" style:text-underline-style="none" officeooo:rsid="01f93752" style:font-style-asian="normal" style:font-style-complex="normal"/>
    </style:style>
    <style:style style:name="T269" style:family="text">
      <style:text-properties fo:color="#784b04" fo:font-style="italic" style:text-underline-style="none" officeooo:rsid="02287e20" style:font-style-asian="normal" style:font-style-complex="normal"/>
    </style:style>
    <style:style style:name="T270" style:family="text">
      <style:text-properties fo:color="#784b04" fo:font-style="italic" style:text-underline-style="none" officeooo:rsid="023179eb" style:font-style-asian="normal" style:font-style-complex="normal"/>
    </style:style>
    <style:style style:name="T271" style:family="text">
      <style:text-properties fo:color="#784b04" fo:font-style="italic" style:text-underline-style="none" officeooo:rsid="02352daa" style:font-style-asian="normal" style:font-style-complex="normal"/>
    </style:style>
    <style:style style:name="T272" style:family="text">
      <style:text-properties fo:color="#784b04" fo:font-style="italic" style:text-underline-style="none" officeooo:rsid="02365318" style:font-style-asian="normal" style:font-style-complex="normal"/>
    </style:style>
    <style:style style:name="T273" style:family="text">
      <style:text-properties fo:color="#784b04" fo:font-style="italic" style:text-underline-style="none" officeooo:rsid="023b4625" style:font-style-asian="normal" style:font-style-complex="normal"/>
    </style:style>
    <style:style style:name="T274" style:family="text">
      <style:text-properties fo:color="#784b04" fo:font-style="italic" style:text-underline-style="none" officeooo:rsid="023dc202" style:font-style-asian="normal" style:font-style-complex="normal"/>
    </style:style>
    <style:style style:name="T275" style:family="text">
      <style:text-properties fo:color="#784b04" fo:font-style="italic" style:text-underline-style="none" officeooo:rsid="02448428" style:font-style-asian="normal" style:font-style-complex="normal"/>
    </style:style>
    <style:style style:name="T276" style:family="text">
      <style:text-properties fo:color="#784b04" fo:font-style="italic" style:text-underline-style="none" officeooo:rsid="024be18d" style:font-style-asian="normal" style:font-style-complex="normal"/>
    </style:style>
    <style:style style:name="T277" style:family="text">
      <style:text-properties fo:color="#784b04" fo:font-style="italic" style:text-underline-style="none" officeooo:rsid="02c0f8e2" style:font-style-asian="normal" style:font-style-complex="normal"/>
    </style:style>
    <style:style style:name="T278" style:family="text">
      <style:text-properties fo:color="#784b04" fo:font-style="italic" style:text-underline-style="none" officeooo:rsid="02c4a04e" style:font-style-asian="normal" style:font-style-complex="normal"/>
    </style:style>
    <style:style style:name="T279" style:family="text">
      <style:text-properties fo:color="#784b04" fo:font-style="italic" style:text-underline-style="none" officeooo:rsid="02c761f3" style:font-style-asian="normal" style:font-style-complex="normal"/>
    </style:style>
    <style:style style:name="T280" style:family="text">
      <style:text-properties fo:color="#784b04" fo:font-style="italic" style:text-underline-style="none" officeooo:rsid="02db57fb" style:font-style-asian="normal" style:font-style-complex="normal"/>
    </style:style>
    <style:style style:name="T281" style:family="text">
      <style:text-properties fo:color="#784b04" fo:font-style="italic" style:text-underline-style="none" officeooo:rsid="02dec53f" style:font-style-asian="normal" style:font-style-complex="normal"/>
    </style:style>
    <style:style style:name="T282" style:family="text">
      <style:text-properties fo:color="#784b04" fo:font-style="italic" style:text-underline-style="none" officeooo:rsid="02e396f5" style:font-style-asian="normal" style:font-style-complex="normal"/>
    </style:style>
    <style:style style:name="T283" style:family="text">
      <style:text-properties fo:color="#784b04" fo:font-style="italic" style:text-underline-style="none" officeooo:rsid="034b9662" style:font-style-asian="normal" style:font-style-complex="normal"/>
    </style:style>
    <style:style style:name="T284" style:family="text">
      <style:text-properties fo:color="#784b04" fo:font-style="italic" style:text-underline-style="none" officeooo:rsid="034d4023" style:font-style-asian="normal" style:font-style-complex="normal"/>
    </style:style>
    <style:style style:name="T285" style:family="text">
      <style:text-properties fo:color="#784b04" fo:font-style="italic" style:text-underline-style="none" officeooo:rsid="034fc8a8" style:font-style-asian="normal" style:font-style-complex="normal"/>
    </style:style>
    <style:style style:name="T286" style:family="text">
      <style:text-properties fo:color="#784b04" fo:font-style="italic" style:text-underline-style="none" fo:font-weight="bold" officeooo:rsid="0176ca3c" style:font-style-asian="normal" style:font-weight-asian="bold" style:font-style-complex="normal" style:font-weight-complex="bold"/>
    </style:style>
    <style:style style:name="T287" style:family="text">
      <style:text-properties fo:color="#784b04" fo:font-style="italic" officeooo:rsid="01853232"/>
    </style:style>
    <style:style style:name="T288" style:family="text">
      <style:text-properties fo:color="#784b04" fo:font-style="italic" officeooo:rsid="01be3fd8"/>
    </style:style>
    <style:style style:name="T289" style:family="text">
      <style:text-properties fo:color="#784b04" fo:font-style="italic" officeooo:rsid="01bf2aed"/>
    </style:style>
    <style:style style:name="T290" style:family="text">
      <style:text-properties fo:color="#784b04" fo:font-style="italic" officeooo:rsid="01c1d024"/>
    </style:style>
    <style:style style:name="T291" style:family="text">
      <style:text-properties fo:color="#784b04" fo:font-style="italic" officeooo:rsid="01c3c55b"/>
    </style:style>
    <style:style style:name="T292" style:family="text">
      <style:text-properties fo:color="#784b04" fo:font-style="italic" officeooo:rsid="01c580a7"/>
    </style:style>
    <style:style style:name="T293" style:family="text">
      <style:text-properties fo:color="#784b04" fo:font-style="italic" officeooo:rsid="01cb91a6"/>
    </style:style>
    <style:style style:name="T294" style:family="text">
      <style:text-properties fo:color="#784b04" fo:font-style="italic" officeooo:rsid="01cdc30e"/>
    </style:style>
    <style:style style:name="T295" style:family="text">
      <style:text-properties fo:color="#784b04" fo:font-style="italic" officeooo:rsid="01d7aff7"/>
    </style:style>
    <style:style style:name="T296" style:family="text">
      <style:text-properties fo:color="#784b04" fo:font-style="italic" officeooo:rsid="01d8e967"/>
    </style:style>
    <style:style style:name="T297" style:family="text">
      <style:text-properties fo:color="#784b04" fo:font-style="italic" officeooo:rsid="01d97a9f"/>
    </style:style>
    <style:style style:name="T298" style:family="text">
      <style:text-properties fo:color="#784b04" fo:font-style="italic" officeooo:rsid="01dae95f"/>
    </style:style>
    <style:style style:name="T299" style:family="text">
      <style:text-properties fo:color="#784b04" fo:font-style="italic" officeooo:rsid="01de6d40"/>
    </style:style>
    <style:style style:name="T300" style:family="text">
      <style:text-properties fo:color="#784b04" fo:font-style="italic" officeooo:rsid="01df5add"/>
    </style:style>
    <style:style style:name="T301" style:family="text">
      <style:text-properties fo:color="#784b04" fo:font-style="italic" officeooo:rsid="01e0f466"/>
    </style:style>
    <style:style style:name="T302" style:family="text">
      <style:text-properties fo:color="#784b04" fo:font-style="italic" officeooo:rsid="01e9f32c"/>
    </style:style>
    <style:style style:name="T303" style:family="text">
      <style:text-properties fo:color="#784b04" fo:font-style="italic" officeooo:rsid="01f93752"/>
    </style:style>
    <style:style style:name="T304" style:family="text">
      <style:text-properties fo:color="#784b04" fo:font-style="italic" officeooo:rsid="02085c57"/>
    </style:style>
    <style:style style:name="T305" style:family="text">
      <style:text-properties fo:color="#784b04" fo:font-style="italic" officeooo:rsid="020eaa53"/>
    </style:style>
    <style:style style:name="T306" style:family="text">
      <style:text-properties fo:color="#784b04" fo:font-style="italic" officeooo:rsid="02111036"/>
    </style:style>
    <style:style style:name="T307" style:family="text">
      <style:text-properties fo:color="#784b04" fo:font-style="italic" officeooo:rsid="0213cb51"/>
    </style:style>
    <style:style style:name="T308" style:family="text">
      <style:text-properties fo:color="#784b04" fo:font-style="italic" officeooo:rsid="0214b6b2"/>
    </style:style>
    <style:style style:name="T309" style:family="text">
      <style:text-properties fo:color="#784b04" fo:font-style="italic" officeooo:rsid="02223d51"/>
    </style:style>
    <style:style style:name="T310" style:family="text">
      <style:text-properties fo:color="#784b04" fo:font-style="italic" officeooo:rsid="02287e20"/>
    </style:style>
    <style:style style:name="T311" style:family="text">
      <style:text-properties fo:color="#784b04" fo:font-style="italic" officeooo:rsid="022dac16"/>
    </style:style>
    <style:style style:name="T312" style:family="text">
      <style:text-properties fo:color="#784b04" fo:font-style="italic" officeooo:rsid="023179eb"/>
    </style:style>
    <style:style style:name="T313" style:family="text">
      <style:text-properties fo:color="#784b04" fo:font-style="italic" officeooo:rsid="023b4625"/>
    </style:style>
    <style:style style:name="T314" style:family="text">
      <style:text-properties fo:color="#784b04" fo:font-style="italic" officeooo:rsid="023c6679"/>
    </style:style>
    <style:style style:name="T315" style:family="text">
      <style:text-properties fo:color="#784b04" fo:font-style="italic" officeooo:rsid="024be149"/>
    </style:style>
    <style:style style:name="T316" style:family="text">
      <style:text-properties fo:color="#784b04" fo:font-style="italic" officeooo:rsid="024be18d"/>
    </style:style>
    <style:style style:name="T317" style:family="text">
      <style:text-properties fo:color="#784b04" fo:font-style="italic" officeooo:rsid="024d4d90"/>
    </style:style>
    <style:style style:name="T318" style:family="text">
      <style:text-properties fo:color="#784b04" fo:font-style="italic" officeooo:rsid="00d17671"/>
    </style:style>
    <style:style style:name="T319" style:family="text">
      <style:text-properties fo:color="#784b04" fo:font-style="italic" officeooo:rsid="0272fdab"/>
    </style:style>
    <style:style style:name="T320" style:family="text">
      <style:text-properties fo:color="#784b04" fo:font-style="italic" officeooo:rsid="0276c68c"/>
    </style:style>
    <style:style style:name="T321" style:family="text">
      <style:text-properties fo:color="#784b04" fo:font-style="italic" officeooo:rsid="0278ec4e"/>
    </style:style>
    <style:style style:name="T322" style:family="text">
      <style:text-properties fo:color="#784b04" fo:font-style="italic" officeooo:rsid="027b85fa"/>
    </style:style>
    <style:style style:name="T323" style:family="text">
      <style:text-properties fo:color="#784b04" fo:font-style="italic" officeooo:rsid="02c4a04e"/>
    </style:style>
    <style:style style:name="T324" style:family="text">
      <style:text-properties fo:color="#784b04" fo:font-style="italic" officeooo:rsid="02c761f3"/>
    </style:style>
    <style:style style:name="T325" style:family="text">
      <style:text-properties fo:color="#784b04" style:font-name="Liberation Serif1" fo:font-style="italic" style:text-underline-style="none" officeooo:rsid="0103769a" style:font-name-asian="Liberation Serif1" style:font-style-asian="normal" style:font-name-complex="Liberation Serif1" style:font-style-complex="normal"/>
    </style:style>
    <style:style style:name="T326" style:family="text">
      <style:text-properties fo:color="#784b04" style:font-name="Liberation Serif1" fo:font-style="italic" style:text-underline-style="none" officeooo:rsid="01148304" style:font-name-asian="Liberation Serif1" style:font-style-asian="normal" style:font-name-complex="Liberation Serif1" style:font-style-complex="normal"/>
    </style:style>
    <style:style style:name="T327" style:family="text">
      <style:text-properties fo:color="#784b04" style:font-name="Liberation Serif1" fo:font-style="italic" style:text-underline-style="none" officeooo:rsid="011dd8eb" style:font-name-asian="Liberation Serif1" style:font-style-asian="normal" style:font-name-complex="Liberation Serif1" style:font-style-complex="normal"/>
    </style:style>
    <style:style style:name="T328" style:family="text">
      <style:text-properties fo:color="#784b04" style:font-name="Liberation Serif1" fo:font-style="italic" style:text-underline-style="none" officeooo:rsid="01465b56" style:font-name-asian="Liberation Serif1" style:font-style-asian="normal" style:font-name-complex="Liberation Serif1" style:font-style-complex="normal"/>
    </style:style>
    <style:style style:name="T329" style:family="text">
      <style:text-properties fo:color="#784b04" style:font-name="Liberation Serif1" fo:font-style="italic" style:text-underline-style="none" officeooo:rsid="014e384a" style:font-name-asian="Liberation Serif1" style:font-style-asian="normal" style:font-name-complex="Liberation Serif1" style:font-style-complex="normal"/>
    </style:style>
    <style:style style:name="T330" style:family="text">
      <style:text-properties fo:color="#784b04" style:font-name="Liberation Serif1" fo:font-style="italic" style:text-underline-style="none" officeooo:rsid="015a7278" style:font-name-asian="Liberation Serif1" style:font-style-asian="normal" style:font-name-complex="Liberation Serif1" style:font-style-complex="normal"/>
    </style:style>
    <style:style style:name="T331" style:family="text">
      <style:text-properties fo:color="#784b04" style:font-name="Liberation Serif1" fo:font-style="italic" style:text-underline-style="none" officeooo:rsid="01696599" style:font-name-asian="Liberation Serif1" style:font-style-asian="normal" style:font-name-complex="Liberation Serif1" style:font-style-complex="normal"/>
    </style:style>
    <style:style style:name="T332" style:family="text">
      <style:text-properties fo:color="#784b04" style:font-name="Liberation Serif1" fo:font-style="italic" style:text-underline-style="none" officeooo:rsid="016ac8e7" style:font-name-asian="Liberation Serif1" style:font-style-asian="normal" style:font-name-complex="Liberation Serif1" style:font-style-complex="normal"/>
    </style:style>
    <style:style style:name="T333" style:family="text">
      <style:text-properties fo:color="#784b04" style:font-name="Liberation Serif1" fo:font-style="italic" style:text-underline-style="none" officeooo:rsid="016ff09a" style:font-name-asian="Liberation Serif1" style:font-style-asian="normal" style:font-name-complex="Liberation Serif1" style:font-style-complex="normal"/>
    </style:style>
    <style:style style:name="T334" style:family="text">
      <style:text-properties fo:color="#784b04" style:font-name="Liberation Serif1" fo:font-style="italic" style:text-underline-style="none" officeooo:rsid="0176ca3c" style:font-name-asian="Liberation Serif1" style:font-style-asian="normal" style:font-name-complex="Liberation Serif1" style:font-style-complex="normal"/>
    </style:style>
    <style:style style:name="T335" style:family="text">
      <style:text-properties fo:color="#784b04" style:font-name="Liberation Serif1" fo:font-style="italic" style:text-underline-style="none" officeooo:rsid="01e9f32c" style:font-name-asian="Liberation Serif1" style:font-style-asian="normal" style:font-name-complex="Liberation Serif1" style:font-style-complex="normal"/>
    </style:style>
    <style:style style:name="T336" style:family="text">
      <style:text-properties fo:color="#784b04" style:font-name="Liberation Serif1" fo:font-style="italic" style:text-underline-style="none" officeooo:rsid="01f93752" style:font-name-asian="Liberation Serif1" style:font-style-asian="normal" style:font-name-complex="Liberation Serif1" style:font-style-complex="normal"/>
    </style:style>
    <style:style style:name="T337" style:family="text">
      <style:text-properties fo:color="#784b04" style:font-name="Liberation Serif1" fo:font-style="italic" style:text-underline-style="none" officeooo:rsid="028f06d7" style:font-name-asian="Liberation Serif1" style:font-style-asian="normal" style:font-name-complex="Liberation Serif1" style:font-style-complex="normal"/>
    </style:style>
    <style:style style:name="T338" style:family="text">
      <style:text-properties fo:color="#784b04" style:font-name="Liberation Serif1" fo:font-style="italic" style:text-underline-style="none" officeooo:rsid="028ff2c7" style:font-name-asian="Liberation Serif1" style:font-style-asian="normal" style:font-name-complex="Liberation Serif1" style:font-style-complex="normal"/>
    </style:style>
    <style:style style:name="T339" style:family="text">
      <style:text-properties fo:color="#784b04" style:font-name="Liberation Serif1" fo:font-style="italic" style:text-underline-style="none" officeooo:rsid="02907f04" style:font-name-asian="Liberation Serif1" style:font-style-asian="normal" style:font-name-complex="Liberation Serif1" style:font-style-complex="normal"/>
    </style:style>
    <style:style style:name="T340" style:family="text">
      <style:text-properties fo:color="#784b04" style:font-name="Liberation Serif1" fo:font-style="italic" style:text-underline-style="none" officeooo:rsid="029834b1" style:font-name-asian="Liberation Serif1" style:font-style-asian="normal" style:font-name-complex="Liberation Serif1" style:font-style-complex="normal"/>
    </style:style>
    <style:style style:name="T341" style:family="text">
      <style:text-properties fo:color="#784b04" style:font-name="Liberation Serif1" fo:font-style="italic" style:text-underline-style="none" officeooo:rsid="0299ab97" style:font-name-asian="Liberation Serif1" style:font-style-asian="normal" style:font-name-complex="Liberation Serif1" style:font-style-complex="normal"/>
    </style:style>
    <style:style style:name="T342" style:family="text">
      <style:text-properties fo:color="#784b04" style:font-name="Liberation Serif1" fo:font-style="italic" style:text-underline-style="none" officeooo:rsid="029bb1bf" style:font-name-asian="Liberation Serif1" style:font-style-asian="normal" style:font-name-complex="Liberation Serif1" style:font-style-complex="normal"/>
    </style:style>
    <style:style style:name="T343" style:family="text">
      <style:text-properties fo:color="#784b04" style:font-name="Liberation Serif1" fo:font-style="italic" style:text-underline-style="none" officeooo:rsid="02a50f90" style:font-name-asian="Liberation Serif1" style:font-style-asian="normal" style:font-name-complex="Liberation Serif1" style:font-style-complex="normal"/>
    </style:style>
    <style:style style:name="T344" style:family="text">
      <style:text-properties fo:color="#784b04" style:font-name="Liberation Serif1" fo:font-style="italic" style:text-underline-style="none" officeooo:rsid="02c66d03" style:font-name-asian="Liberation Serif1" style:font-style-asian="normal" style:font-name-complex="Liberation Serif1" style:font-style-complex="normal"/>
    </style:style>
    <style:style style:name="T345" style:family="text">
      <style:text-properties fo:color="#784b04" style:font-name="Liberation Serif1" fo:font-style="italic" style:text-underline-style="none" officeooo:rsid="02df9268" style:font-name-asian="Liberation Serif1" style:font-style-asian="normal" style:font-name-complex="Liberation Serif1" style:font-style-complex="normal"/>
    </style:style>
    <style:style style:name="T346" style:family="text">
      <style:text-properties fo:color="#784b04" style:font-name="Liberation Serif1" fo:font-style="italic" style:text-underline-style="none" officeooo:rsid="034d4023" style:font-name-asian="Liberation Serif1" style:font-style-asian="normal" style:font-name-complex="Liberation Serif1" style:font-style-complex="normal"/>
    </style:style>
    <style:style style:name="T347" style:family="text">
      <style:text-properties fo:color="#784b04" style:font-name="Liberation Serif1" fo:font-style="italic" style:text-underline-style="none" officeooo:rsid="034fc8a8" style:font-name-asian="Liberation Serif1" style:font-style-asian="normal" style:font-name-complex="Liberation Serif1" style:font-style-complex="normal"/>
    </style:style>
    <style:style style:name="T348" style:family="text">
      <style:text-properties fo:color="#784b04" style:font-name="Liberation Serif1" fo:font-style="italic" style:text-underline-style="none" fo:font-weight="bold" officeooo:rsid="01148304" style:font-name-asian="Liberation Serif1" style:font-style-asian="normal" style:font-weight-asian="bold" style:font-name-complex="Liberation Serif1" style:font-style-complex="normal" style:font-weight-complex="bold"/>
    </style:style>
    <style:style style:name="T349" style:family="text">
      <style:text-properties fo:color="#784b04"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50" style:family="text">
      <style:text-properties fo:color="#784b04" style:font-name="Liberation Serif1" fo:font-style="italic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51" style:family="text">
      <style:text-properties fo:color="#784b04" fo:font-style="normal" style:text-underline-style="none" officeooo:rsid="00d5b58b" style:font-style-asian="normal" style:font-style-complex="normal"/>
    </style:style>
    <style:style style:name="T352" style:family="text">
      <style:text-properties officeooo:rsid="00f06cbd"/>
    </style:style>
    <style:style style:name="T353" style:family="text">
      <style:text-properties officeooo:rsid="00f24be5"/>
    </style:style>
    <style:style style:name="T354" style:family="text">
      <style:text-properties officeooo:rsid="011150ba"/>
    </style:style>
    <style:style style:name="T355" style:family="text">
      <style:text-properties officeooo:rsid="01148304"/>
    </style:style>
    <style:style style:name="T356" style:family="text">
      <style:text-properties fo:font-size="16pt" fo:font-style="normal" style:text-underline-style="none" officeooo:rsid="011dd8eb" fo:background-color="#ffaa95" loext:char-shading-value="0" style:font-size-asian="16pt" style:font-style-asian="normal" style:font-size-complex="16pt" style:font-style-complex="normal"/>
    </style:style>
    <style:style style:name="T357" style:family="text">
      <style:text-properties fo:font-size="16pt" fo:font-style="normal" style:text-underline-style="none" officeooo:rsid="01465b56" fo:background-color="#ffaa95" loext:char-shading-value="0" style:font-size-asian="16pt" style:font-style-asian="normal" style:font-size-complex="16pt" style:font-style-complex="normal"/>
    </style:style>
    <style:style style:name="T358" style:family="text">
      <style:text-properties fo:font-size="16pt" fo:font-style="normal" style:text-underline-style="none" officeooo:rsid="0149565a" fo:background-color="#ffaa95" loext:char-shading-value="0" style:font-size-asian="16pt" style:font-style-asian="normal" style:font-size-complex="16pt" style:font-style-complex="normal"/>
    </style:style>
    <style:style style:name="T359" style:family="text">
      <style:text-properties fo:font-size="16pt" fo:font-style="normal" style:text-underline-style="none" officeooo:rsid="0164559d" fo:background-color="#ffaa95" loext:char-shading-value="0" style:font-size-asian="16pt" style:font-style-asian="normal" style:font-size-complex="16pt" style:font-style-complex="normal"/>
    </style:style>
    <style:style style:name="T360" style:family="text">
      <style:text-properties fo:font-size="16pt" fo:font-style="normal" style:text-underline-style="none" officeooo:rsid="016bb559" fo:background-color="#ffaa95" loext:char-shading-value="0" style:font-size-asian="16pt" style:font-style-asian="normal" style:font-size-complex="16pt" style:font-style-complex="normal"/>
    </style:style>
    <style:style style:name="T361" style:family="text">
      <style:text-properties fo:font-size="16pt" officeooo:rsid="01bd0f67" fo:background-color="#ffaa95" loext:char-shading-value="0"/>
    </style:style>
    <style:style style:name="T362" style:family="text">
      <style:text-properties fo:font-size="16pt" officeooo:rsid="01c1d024" fo:background-color="#ffaa95" loext:char-shading-value="0"/>
    </style:style>
    <style:style style:name="T363" style:family="text">
      <style:text-properties fo:font-size="16pt" officeooo:rsid="01cb91a6" fo:background-color="#ffaa95" loext:char-shading-value="0"/>
    </style:style>
    <style:style style:name="T364" style:family="text">
      <style:text-properties fo:font-size="16pt" officeooo:rsid="01d4e3ac" fo:background-color="#ffaa95" loext:char-shading-value="0"/>
    </style:style>
    <style:style style:name="T365" style:family="text">
      <style:text-properties fo:font-size="16pt" officeooo:rsid="01dcf296" fo:background-color="#ffaa95" loext:char-shading-value="0"/>
    </style:style>
    <style:style style:name="T366" style:family="text">
      <style:text-properties fo:font-size="16pt" fo:font-weight="normal" officeooo:rsid="034b4241" fo:background-color="#ffaa95" loext:char-shading-value="0" style:font-weight-asian="normal" style:font-weight-complex="normal"/>
    </style:style>
    <style:style style:name="T367" style:family="text">
      <style:text-properties officeooo:rsid="011dd8eb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officeooo:rsid="008ff5f8" style:font-weight-asian="bold" style:font-weight-complex="bold"/>
    </style:style>
    <style:style style:name="T370" style:family="text">
      <style:text-properties fo:font-weight="bold" officeooo:rsid="012c9dc2" style:font-weight-asian="bold" style:font-weight-complex="bold"/>
    </style:style>
    <style:style style:name="T371" style:family="text">
      <style:text-properties fo:font-weight="bold" officeooo:rsid="012e0cec" style:font-weight-asian="bold" style:font-weight-complex="bold"/>
    </style:style>
    <style:style style:name="T372" style:family="text">
      <style:text-properties fo:font-weight="bold" officeooo:rsid="013181a4" style:font-weight-asian="bold" style:font-weight-complex="bold"/>
    </style:style>
    <style:style style:name="T373" style:family="text">
      <style:text-properties fo:font-weight="bold" officeooo:rsid="0133eab2" style:font-weight-asian="bold" style:font-weight-complex="bold"/>
    </style:style>
    <style:style style:name="T374" style:family="text">
      <style:text-properties fo:font-weight="bold" officeooo:rsid="00d4e75b" style:font-weight-asian="bold" style:font-weight-complex="bold"/>
    </style:style>
    <style:style style:name="T375" style:family="text">
      <style:text-properties fo:font-weight="bold" officeooo:rsid="01853232" style:font-weight-asian="bold" style:font-weight-complex="bold"/>
    </style:style>
    <style:style style:name="T376" style:family="text">
      <style:text-properties fo:font-weight="bold" officeooo:rsid="0206ee81" style:font-weight-asian="bold" style:font-weight-complex="bold"/>
    </style:style>
    <style:style style:name="T377" style:family="text">
      <style:text-properties fo:font-weight="bold" officeooo:rsid="00d17671" style:font-weight-asian="bold" style:font-weight-complex="bold"/>
    </style:style>
    <style:style style:name="T378" style:family="text">
      <style:text-properties fo:font-weight="bold" officeooo:rsid="01ac723b" style:font-weight-asian="bold" style:font-weight-complex="bold"/>
    </style:style>
    <style:style style:name="T379" style:family="text">
      <style:text-properties fo:font-weight="bold" officeooo:rsid="02b7df84" style:font-weight-asian="bold" style:font-weight-complex="bold"/>
    </style:style>
    <style:style style:name="T380" style:family="text">
      <style:text-properties fo:color="#f10d0c" fo:font-style="normal" style:text-underline-style="none" officeooo:rsid="01541640" style:font-style-asian="normal" style:font-style-complex="normal"/>
    </style:style>
    <style:style style:name="T381" style:family="text">
      <style:text-properties fo:color="#f10d0c" fo:font-style="normal" style:text-underline-style="none" officeooo:rsid="015ff9c9" style:font-style-asian="normal" style:font-style-complex="normal"/>
    </style:style>
    <style:style style:name="T382" style:family="text">
      <style:text-properties fo:color="#f10d0c" fo:font-style="normal" style:text-underline-style="none" officeooo:rsid="00cfe32a" style:font-style-asian="normal" style:font-style-complex="normal"/>
    </style:style>
    <style:style style:name="T383" style:family="text">
      <style:text-properties fo:color="#f10d0c" fo:font-style="normal" style:text-underline-style="none" officeooo:rsid="0174bd2c" style:font-style-asian="normal" style:font-style-complex="normal"/>
    </style:style>
    <style:style style:name="T384" style:family="text">
      <style:text-properties fo:color="#f10d0c" officeooo:rsid="017915bb"/>
    </style:style>
    <style:style style:name="T385" style:family="text">
      <style:text-properties officeooo:rsid="01465b56"/>
    </style:style>
    <style:style style:name="T386" style:family="text">
      <style:text-properties officeooo:rsid="01541640"/>
    </style:style>
    <style:style style:name="T387" style:family="text">
      <style:text-properties officeooo:rsid="0157a40b"/>
    </style:style>
    <style:style style:name="T388" style:family="text">
      <style:text-properties style:use-window-font-color="true" fo:font-size="14pt" fo:font-weight="bold" officeooo:rsid="02174862" loext:padding="0.049cm" loext:border="0.06pt solid #000000"/>
    </style:style>
    <style:style style:name="T389" style:family="text">
      <style:text-properties style:use-window-font-color="true" fo:font-size="14pt" fo:font-style="italic" fo:font-weight="bold" officeooo:rsid="02174862" style:font-style-asian="italic" style:font-style-complex="italic" loext:padding="0.049cm" loext:border="0.06pt solid #000000"/>
    </style:style>
    <style:style style:name="T390" style:family="text">
      <style:text-properties style:use-window-font-color="true" fo:font-size="14pt" fo:font-style="italic" fo:font-weight="bold" officeooo:rsid="025b3968" style:font-style-asian="italic" style:font-style-complex="italic" loext:padding="0.049cm" loext:border="0.06pt solid #000000"/>
    </style:style>
    <style:style style:name="T391" style:family="text">
      <style:text-properties style:use-window-font-color="true" fo:font-size="14pt" fo:font-style="normal" fo:font-weight="bold" officeooo:rsid="02174862" style:font-style-asian="normal" style:font-style-complex="normal" loext:padding="0.049cm" loext:border="0.06pt solid #000000"/>
    </style:style>
    <style:style style:name="T392" style:family="text">
      <style:text-properties style:use-window-font-color="true" fo:font-size="14pt" fo:font-style="normal" fo:font-weight="bold" officeooo:rsid="025b3968" style:font-style-asian="normal" style:font-style-complex="normal" loext:padding="0.049cm" loext:border="0.06pt solid #000000"/>
    </style:style>
    <style:style style:name="T393" style:family="text">
      <style:text-properties style:use-window-font-color="true" fo:font-size="14pt" fo:font-style="normal" fo:font-weight="bold" officeooo:rsid="02d4eb54" style:font-style-asian="normal" style:font-style-complex="normal" loext:padding="0.049cm" loext:border="0.06pt solid #000000"/>
    </style:style>
    <style:style style:name="T394" style:family="text">
      <style:text-properties style:use-window-font-color="true" fo:font-size="14pt" fo:font-style="normal" fo:font-weight="bold" officeooo:rsid="02d504a7" style:font-style-asian="normal" style:font-style-complex="normal" loext:padding="0.049cm" loext:border="0.06pt solid #000000"/>
    </style:style>
    <style:style style:name="T395" style:family="text">
      <style:text-properties style:use-window-font-color="true" fo:font-size="14pt" fo:font-style="normal" style:text-underline-style="none" fo:font-weight="bold" officeooo:rsid="02ea827e" style:font-size-asian="10pt" style:font-style-asian="normal" style:font-size-complex="10pt" style:font-style-complex="normal" loext:padding="0.049cm" loext:border="0.06pt solid #000000"/>
    </style:style>
    <style:style style:name="T396" style:family="text">
      <style:text-properties style:use-window-font-color="true" fo:font-size="14pt" fo:font-style="normal" style:text-underline-style="none" fo:font-weight="bold" officeooo:rsid="02fa4549" style:font-size-asian="10pt" style:font-style-asian="normal" style:font-size-complex="10pt" style:font-style-complex="normal" loext:padding="0.049cm" loext:border="0.06pt solid #000000"/>
    </style:style>
    <style:style style:name="T397" style:family="text">
      <style:text-properties style:use-window-font-color="true" fo:font-size="14pt" fo:font-style="normal" style:text-underline-style="none" fo:font-weight="bold" officeooo:rsid="0306af89" style:font-size-asian="10pt" style:font-style-asian="normal" style:font-size-complex="10pt" style:font-style-complex="normal" loext:padding="0.049cm" loext:border="0.06pt solid #000000"/>
    </style:style>
    <style:style style:name="T398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style-complex="normal"/>
    </style:style>
    <style:style style:name="T399" style:family="text">
      <style:text-properties style:use-window-font-color="true" style:text-outline="true" fo:font-style="normal" style:text-underline-style="none" fo:font-weight="bold" officeooo:rsid="01e2e2b0" fo:background-color="#bf0041" loext:char-shading-value="0" style:font-style-asian="normal" style:font-style-complex="normal"/>
    </style:style>
    <style:style style:name="T400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weight-asian="bold" style:font-style-complex="normal" style:font-weight-complex="bold"/>
    </style:style>
    <style:style style:name="T401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ize-asian="10pt" style:font-style-asian="normal" style:font-weight-asian="normal" style:font-size-complex="10pt" style:font-style-complex="normal" style:font-weight-complex="normal"/>
    </style:style>
    <style:style style:name="T402" style:family="text">
      <style:text-properties style:use-window-font-color="true" style:text-outline="true" style:font-name="Liberation Serif1" fo:font-style="normal" style:text-underline-style="none" fo:font-weight="bold" officeooo:rsid="0199cb7e" fo:background-color="#bf0041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3" style:family="text">
      <style:text-properties style:use-window-font-color="true" fo:font-style="normal" style:text-underline-style="none" officeooo:rsid="01a1e1c5" style:font-style-asian="normal" style:font-style-complex="normal"/>
    </style:style>
    <style:style style:name="T404" style:family="text">
      <style:text-properties style:use-window-font-color="true" fo:font-style="normal" style:text-underline-style="none" officeooo:rsid="01e9f32c" style:font-style-asian="normal" style:font-style-complex="normal"/>
    </style:style>
    <style:style style:name="T405" style:family="text">
      <style:text-properties style:use-window-font-color="true" fo:font-style="normal" style:text-underline-style="none" officeooo:rsid="00cfe32a" style:font-style-asian="normal" style:font-style-complex="normal"/>
    </style:style>
    <style:style style:name="T406" style:family="text">
      <style:text-properties style:use-window-font-color="true" fo:font-style="normal" style:text-underline-style="none" officeooo:rsid="01f9159a" style:font-style-asian="normal" style:font-style-complex="normal"/>
    </style:style>
    <style:style style:name="T407" style:family="text">
      <style:text-properties style:use-window-font-color="true" fo:font-style="normal" style:text-underline-style="none" officeooo:rsid="01f93752" style:font-style-asian="normal" style:font-style-complex="normal"/>
    </style:style>
    <style:style style:name="T408" style:family="text">
      <style:text-properties style:use-window-font-color="true" fo:font-style="normal" style:text-underline-style="none" officeooo:rsid="0206ee81" style:font-style-asian="normal" style:font-style-complex="normal"/>
    </style:style>
    <style:style style:name="T409" style:family="text">
      <style:text-properties style:use-window-font-color="true" fo:font-style="normal" style:text-underline-style="none" officeooo:rsid="00d17671" style:font-style-asian="normal" style:font-style-complex="normal"/>
    </style:style>
    <style:style style:name="T410" style:family="text">
      <style:text-properties style:use-window-font-color="true" fo:font-style="normal" style:text-underline-style="none" officeooo:rsid="02352daa" style:font-style-asian="normal" style:font-style-complex="normal"/>
    </style:style>
    <style:style style:name="T411" style:family="text">
      <style:text-properties style:use-window-font-color="true" fo:font-style="normal" style:text-underline-style="none" officeooo:rsid="028c28c5" style:font-style-asian="normal" style:font-style-complex="normal"/>
    </style:style>
    <style:style style:name="T412" style:family="text">
      <style:text-properties style:use-window-font-color="true" fo:font-style="normal" style:text-underline-style="none" officeooo:rsid="028e19e6" style:font-style-asian="normal" style:font-style-complex="normal"/>
    </style:style>
    <style:style style:name="T413" style:family="text">
      <style:text-properties style:use-window-font-color="true" fo:font-style="normal" style:text-underline-style="none" officeooo:rsid="0299ab97" style:font-style-asian="normal" style:font-style-complex="normal"/>
    </style:style>
    <style:style style:name="T414" style:family="text">
      <style:text-properties style:use-window-font-color="true" fo:font-style="normal" style:text-underline-style="none" officeooo:rsid="029a4f97" style:font-style-asian="normal" style:font-style-complex="normal"/>
    </style:style>
    <style:style style:name="T415" style:family="text">
      <style:text-properties style:use-window-font-color="true" fo:font-style="normal" style:text-underline-style="none" officeooo:rsid="029bb1bf" style:font-style-asian="normal" style:font-style-complex="normal"/>
    </style:style>
    <style:style style:name="T416" style:family="text">
      <style:text-properties style:use-window-font-color="true" fo:font-style="normal" style:text-underline-style="none" officeooo:rsid="02a1604a" style:font-style-asian="normal" style:font-style-complex="normal"/>
    </style:style>
    <style:style style:name="T417" style:family="text">
      <style:text-properties style:use-window-font-color="true" fo:font-style="normal" style:text-underline-style="none" officeooo:rsid="02c0f8e2" style:font-style-asian="normal" style:font-style-complex="normal"/>
    </style:style>
    <style:style style:name="T418" style:family="text">
      <style:text-properties style:use-window-font-color="true" fo:font-style="normal" style:text-underline-style="none" officeooo:rsid="02db57fb" style:font-style-asian="normal" style:font-style-complex="normal"/>
    </style:style>
    <style:style style:name="T419" style:family="text">
      <style:text-properties style:use-window-font-color="true" fo:font-style="normal" style:text-underline-style="none" officeooo:rsid="02dec53f" style:font-style-asian="normal" style:font-style-complex="normal"/>
    </style:style>
    <style:style style:name="T420" style:family="text">
      <style:text-properties style:use-window-font-color="true" fo:font-style="normal" style:text-underline-style="none" officeooo:rsid="02e396f5" style:font-style-asian="normal" style:font-style-complex="normal"/>
    </style:style>
    <style:style style:name="T421" style:family="text">
      <style:text-properties style:use-window-font-color="true" fo:font-style="normal" style:text-underline-style="none" officeooo:rsid="02e4637c" style:font-style-asian="normal" style:font-style-complex="normal"/>
    </style:style>
    <style:style style:name="T422" style:family="text">
      <style:text-properties style:use-window-font-color="true" fo:font-style="normal" style:text-underline-style="none" officeooo:rsid="02e5ec2d" style:font-style-asian="normal" style:font-style-complex="normal"/>
    </style:style>
    <style:style style:name="T423" style:family="text">
      <style:text-properties style:use-window-font-color="true" fo:font-style="normal" style:text-underline-style="none" officeooo:rsid="034b9662" style:font-style-asian="normal" style:font-style-complex="normal"/>
    </style:style>
    <style:style style:name="T424" style:family="text">
      <style:text-properties style:use-window-font-color="true" fo:font-style="normal" style:text-underline-style="none" officeooo:rsid="034d4023" style:font-style-asian="normal" style:font-style-complex="normal"/>
    </style:style>
    <style:style style:name="T425" style:family="text">
      <style:text-properties style:use-window-font-color="true" fo:font-style="normal" style:text-underline-style="none" officeooo:rsid="01a2819f" style:font-size-asian="10pt" style:font-style-asian="normal" style:font-size-complex="10pt" style:font-style-complex="normal"/>
    </style:style>
    <style:style style:name="T426" style:family="text">
      <style:text-properties style:use-window-font-color="true" fo:font-style="normal" style:text-underline-style="none" officeooo:rsid="01a44d6e" style:font-size-asian="10pt" style:font-style-asian="normal" style:font-size-complex="10pt" style:font-style-complex="normal"/>
    </style:style>
    <style:style style:name="T427" style:family="text">
      <style:text-properties style:use-window-font-color="true" fo:font-style="normal" style:text-underline-style="none" officeooo:rsid="01a84616" style:font-size-asian="10pt" style:font-style-asian="normal" style:font-size-complex="10pt" style:font-style-complex="normal"/>
    </style:style>
    <style:style style:name="T428" style:family="text">
      <style:text-properties style:use-window-font-color="true"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429" style:family="text">
      <style:text-properties style:use-window-font-color="true" fo:font-style="normal" style:text-underline-style="none" fo:font-weight="bold" officeooo:rsid="0346697a" style:font-size-asian="10pt" style:font-style-asian="normal" style:font-weight-asian="bold" style:font-size-complex="10pt" style:font-style-complex="normal" style:font-weight-complex="bold"/>
    </style:style>
    <style:style style:name="T430" style:family="text">
      <style:text-properties style:use-window-font-color="true" officeooo:rsid="01be3fd8"/>
    </style:style>
    <style:style style:name="T431" style:family="text">
      <style:text-properties style:use-window-font-color="true" officeooo:rsid="01c2a93c"/>
    </style:style>
    <style:style style:name="T432" style:family="text">
      <style:text-properties style:use-window-font-color="true" officeooo:rsid="01cb91a6"/>
    </style:style>
    <style:style style:name="T433" style:family="text">
      <style:text-properties style:use-window-font-color="true" officeooo:rsid="01cbbcc4"/>
    </style:style>
    <style:style style:name="T434" style:family="text">
      <style:text-properties style:use-window-font-color="true" officeooo:rsid="01d7ffe2"/>
    </style:style>
    <style:style style:name="T435" style:family="text">
      <style:text-properties style:use-window-font-color="true" officeooo:rsid="01de6d40"/>
    </style:style>
    <style:style style:name="T436" style:family="text">
      <style:text-properties style:use-window-font-color="true" officeooo:rsid="01df5add"/>
    </style:style>
    <style:style style:name="T437" style:family="text">
      <style:text-properties style:use-window-font-color="true" officeooo:rsid="00d17671"/>
    </style:style>
    <style:style style:name="T438" style:family="text">
      <style:text-properties style:use-window-font-color="true" officeooo:rsid="01e72cd1"/>
    </style:style>
    <style:style style:name="T439" style:family="text">
      <style:text-properties style:use-window-font-color="true" officeooo:rsid="01e8367b"/>
    </style:style>
    <style:style style:name="T440" style:family="text">
      <style:text-properties style:use-window-font-color="true" officeooo:rsid="01f9159a"/>
    </style:style>
    <style:style style:name="T441" style:family="text">
      <style:text-properties style:use-window-font-color="true" officeooo:rsid="0206ee81"/>
    </style:style>
    <style:style style:name="T442" style:family="text">
      <style:text-properties style:use-window-font-color="true" officeooo:rsid="020ce33f"/>
    </style:style>
    <style:style style:name="T443" style:family="text">
      <style:text-properties style:use-window-font-color="true" fo:font-style="italic" officeooo:rsid="0206ee81"/>
    </style:style>
    <style:style style:name="T444" style:family="text">
      <style:text-properties style:use-window-font-color="true" fo:font-style="italic" officeooo:rsid="00d17671"/>
    </style:style>
    <style:style style:name="T445" style:family="text">
      <style:text-properties style:use-window-font-color="true" fo:font-style="italic" style:text-underline-style="none" officeooo:rsid="0206ee81" style:font-style-asian="normal" style:font-style-complex="normal"/>
    </style:style>
    <style:style style:name="T446" style:family="text">
      <style:text-properties style:use-window-font-color="true" fo:font-style="italic" style:text-underline-style="none" officeooo:rsid="00d17671" style:font-style-asian="normal" style:font-style-complex="normal"/>
    </style:style>
    <style:style style:name="T447" style:family="text">
      <style:text-properties style:use-window-font-color="true" officeooo:rsid="02111036"/>
    </style:style>
    <style:style style:name="T448" style:family="text">
      <style:text-properties style:use-window-font-color="true" officeooo:rsid="0272fdab"/>
    </style:style>
    <style:style style:name="T449" style:family="text">
      <style:text-properties style:use-window-font-color="true" style:font-name="Liberation Serif1" fo:font-style="normal" style:text-underline-style="none" officeooo:rsid="028e19e6" style:font-name-asian="Liberation Serif1" style:font-style-asian="normal" style:font-name-complex="Liberation Serif1" style:font-style-complex="normal"/>
    </style:style>
    <style:style style:name="T450" style:family="text">
      <style:text-properties style:use-window-font-color="true" style:font-name="Liberation Serif1" fo:font-style="normal" style:text-underline-style="none" officeooo:rsid="029834b1" style:font-name-asian="Liberation Serif1" style:font-style-asian="normal" style:font-name-complex="Liberation Serif1" style:font-style-complex="normal"/>
    </style:style>
    <style:style style:name="T451" style:family="text">
      <style:text-properties style:use-window-font-color="true"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52" style:family="text">
      <style:text-properties style:use-window-font-color="true" style:font-name="Liberation Serif1" fo:font-style="normal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53" style:family="text">
      <style:text-properties style:use-window-font-color="true" style:font-name="Liberation Serif1" fo:font-style="normal" style:text-underline-style="none" fo:font-weight="normal" officeooo:rsid="000f797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54" style:family="text">
      <style:text-properties style:use-window-font-color="true" style:font-name="Liberation Serif1" fo:font-style="normal" style:text-underline-style="none" fo:font-weight="normal" officeooo:rsid="00a8c04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55" style:family="text">
      <style:text-properties style:use-window-font-color="true" style:font-name="Liberation Serif1" fo:font-style="normal" style:text-underline-style="none" fo:font-weight="normal" officeooo:rsid="02d4eb5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56" style:family="text">
      <style:text-properties style:use-window-font-color="true" style:font-name="Liberation Serif1" fo:font-style="normal" style:text-underline-style="none" fo:font-weight="normal" officeooo:rsid="0016e0a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57" style:family="text">
      <style:text-properties style:use-window-font-color="true" style:font-name="Liberation Serif1" fo:font-style="normal" style:text-underline-style="none" fo:font-weight="normal" officeooo:rsid="02e11bb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58" style:family="text">
      <style:text-properties style:use-window-font-color="true" style:font-name="Liberation Serif1" fo:font-style="normal" style:text-underline-style="none" fo:font-weight="normal" officeooo:rsid="02e71bf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59" style:family="text">
      <style:text-properties style:use-window-font-color="true" style:font-name="Liberation Serif1" fo:font-style="normal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60" style:family="text">
      <style:text-properties style:use-window-font-color="true" style:font-name="Liberation Serif1" fo:font-style="normal" style:text-underline-style="none" fo:font-weight="normal" officeooo:rsid="0320f68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61" style:family="text">
      <style:text-properties style:use-window-font-color="true" style:font-name="Liberation Serif1" fo:font-style="normal" style:text-underline-style="none" fo:font-weight="bold" officeooo:rsid="02e09f74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462" style:family="text">
      <style:text-properties style:use-window-font-color="true"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63" style:family="text">
      <style:text-properties style:use-window-font-color="true" style:font-name="Liberation Serif1" style:text-underline-style="none" fo:font-weight="bold" officeooo:rsid="03008931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464" style:family="text">
      <style:text-properties style:use-window-font-color="true" style:font-name="Liberation Serif1" style:text-underline-style="none" fo:font-weight="bold" officeooo:rsid="0301345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465" style:family="text">
      <style:text-properties style:use-window-font-color="true" style:font-name="Liberation Serif1" fo:font-style="italic" style:text-underline-style="none" fo:font-weight="normal" officeooo:rsid="02df9268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466" style:family="text">
      <style:text-properties style:use-window-font-color="true" style:font-name="Liberation Serif1" fo:font-style="italic" style:text-underline-style="none" fo:font-weight="normal" officeooo:rsid="0320f68f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467" style:family="text">
      <style:text-properties style:use-window-font-color="true" style:font-name="Liberation Serif1" fo:font-size="9pt" fo:font-style="normal" style:text-underline-style="none" fo:font-weight="normal" officeooo:rsid="02d4eb54" fo:background-color="#ffd7d7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68" style:family="text">
      <style:text-properties style:use-window-font-color="true" officeooo:rsid="02b835c8"/>
    </style:style>
    <style:style style:name="T469" style:family="text">
      <style:text-properties style:use-window-font-color="true" officeooo:rsid="02c0f8e2"/>
    </style:style>
    <style:style style:name="T470" style:family="text">
      <style:text-properties style:use-window-font-color="true" officeooo:rsid="02fdb9f7"/>
    </style:style>
    <style:style style:name="T471" style:family="text">
      <style:text-properties officeooo:rsid="015a209f"/>
    </style:style>
    <style:style style:name="T472" style:family="text">
      <style:text-properties officeooo:rsid="015a7278"/>
    </style:style>
    <style:style style:name="T473" style:family="text">
      <style:text-properties officeooo:rsid="016e4551"/>
    </style:style>
    <style:style style:name="T474" style:family="text">
      <style:text-properties officeooo:rsid="0176ca3c"/>
    </style:style>
    <style:style style:name="T475" style:family="text">
      <style:text-properties officeooo:rsid="01785620"/>
    </style:style>
    <style:style style:name="T476" style:family="text">
      <style:text-properties officeooo:rsid="017c7f61"/>
    </style:style>
    <style:style style:name="T477" style:family="text">
      <style:text-properties officeooo:rsid="017e7557"/>
    </style:style>
    <style:style style:name="T478" style:family="text">
      <style:text-properties officeooo:rsid="017f7ad9"/>
    </style:style>
    <style:style style:name="T479" style:family="text">
      <style:text-properties officeooo:rsid="018a641a"/>
    </style:style>
    <style:style style:name="T480" style:family="text">
      <style:text-properties officeooo:rsid="018c8cf2"/>
    </style:style>
    <style:style style:name="T481" style:family="text">
      <style:text-properties officeooo:rsid="01b31985"/>
    </style:style>
    <style:style style:name="T482" style:family="text">
      <style:text-properties officeooo:rsid="01c3c55b"/>
    </style:style>
    <style:style style:name="T483" style:family="text">
      <style:text-properties officeooo:rsid="01cb91a6"/>
    </style:style>
    <style:style style:name="T484" style:family="text">
      <style:text-properties officeooo:rsid="01cbbcc4"/>
    </style:style>
    <style:style style:name="T485" style:family="text">
      <style:text-properties officeooo:rsid="01cdc30e"/>
    </style:style>
    <style:style style:name="T486" style:family="text">
      <style:text-properties officeooo:rsid="01d97a9f"/>
    </style:style>
    <style:style style:name="T487" style:family="text">
      <style:text-properties officeooo:rsid="01de6d40"/>
    </style:style>
    <style:style style:name="T488" style:family="text">
      <style:text-properties officeooo:rsid="01df5add"/>
    </style:style>
    <style:style style:name="T489" style:family="text">
      <style:text-properties officeooo:rsid="01e62dc7"/>
    </style:style>
    <style:style style:name="T490" style:family="text">
      <style:text-properties officeooo:rsid="01f9159a"/>
    </style:style>
    <style:style style:name="T491" style:family="text">
      <style:text-properties officeooo:rsid="0206ee81"/>
    </style:style>
    <style:style style:name="T492" style:family="text">
      <style:text-properties officeooo:rsid="02085c57"/>
    </style:style>
    <style:style style:name="T493" style:family="text">
      <style:text-properties officeooo:rsid="020ce33f"/>
    </style:style>
    <style:style style:name="T494" style:family="text">
      <style:text-properties officeooo:rsid="0214b6b2"/>
    </style:style>
    <style:style style:name="T495" style:family="text">
      <style:text-properties officeooo:rsid="02174862"/>
    </style:style>
    <style:style style:name="T496" style:family="text">
      <style:text-properties officeooo:rsid="02187502"/>
    </style:style>
    <style:style style:name="T497" style:family="text">
      <style:text-properties officeooo:rsid="023f4217"/>
    </style:style>
    <style:style style:name="T498" style:family="text">
      <style:text-properties officeooo:rsid="02544efc"/>
    </style:style>
    <style:style style:name="T499" style:family="text">
      <style:text-properties officeooo:rsid="02a8e881"/>
    </style:style>
    <style:style style:name="T500" style:family="text">
      <style:text-properties officeooo:rsid="02a9f81c"/>
    </style:style>
    <style:style style:name="T501" style:family="text">
      <style:text-properties fo:font-size="6pt" style:font-size-asian="6pt" style:font-size-complex="6pt"/>
    </style:style>
    <style:style style:name="T502" style:family="text">
      <style:text-properties fo:font-size="6pt" style:text-underline-style="none" officeooo:rsid="0155b3a7" style:font-size-asian="6pt" style:font-style-asian="normal" style:font-size-complex="6pt" style:font-style-complex="normal"/>
    </style:style>
    <style:style style:name="T503" style:family="text">
      <style:text-properties fo:font-size="6pt" style:text-underline-style="none" officeooo:rsid="0085fd01" style:font-size-asian="6pt" style:font-style-asian="normal" style:font-size-complex="6pt" style:font-style-complex="normal"/>
    </style:style>
    <style:style style:name="T504" style:family="text">
      <style:text-properties officeooo:rsid="02b835c8"/>
    </style:style>
    <style:style style:name="T505" style:family="text">
      <style:text-properties officeooo:rsid="02b925b2"/>
    </style:style>
    <style:style style:name="T506" style:family="text">
      <style:text-properties officeooo:rsid="02ba6a6d"/>
    </style:style>
    <style:style style:name="T507" style:family="text">
      <style:text-properties officeooo:rsid="02bb0727"/>
    </style:style>
    <style:style style:name="T508" style:family="text">
      <style:text-properties officeooo:rsid="02bd8dac"/>
    </style:style>
    <style:style style:name="T509" style:family="text">
      <style:text-properties fo:color="#000000" fo:font-style="normal" style:text-underline-style="none" fo:font-weight="normal" officeooo:rsid="02bf3812" fo:background-color="#ffd428" loext:char-shading-value="0" style:font-size-asian="10pt" style:font-style-asian="normal" style:font-weight-asian="normal" style:font-size-complex="10pt" style:font-style-complex="normal" style:font-weight-complex="normal"/>
    </style:style>
    <style:style style:name="T510" style:family="text">
      <style:text-properties fo:color="#000000" fo:font-style="normal" officeooo:rsid="03116600" fo:background-color="#ffd428" loext:char-shading-value="0"/>
    </style:style>
    <style:style style:name="T511" style:family="text">
      <style:text-properties fo:color="#000000" fo:font-style="normal" officeooo:rsid="0319f2f7" fo:background-color="#ffd428" loext:char-shading-value="0" style:font-style-asian="italic" style:font-style-complex="italic"/>
    </style:style>
    <style:style style:name="T512" style:family="text">
      <style:text-properties fo:color="#000000" fo:font-style="normal" officeooo:rsid="033837e4" fo:background-color="#ffd428" loext:char-shading-value="0" style:font-style-asian="italic" style:font-style-complex="italic"/>
    </style:style>
    <style:style style:name="T513" style:family="text">
      <style:text-properties fo:color="#000000" fo:font-style="normal" officeooo:rsid="033c6f4a" fo:background-color="#ffd428" loext:char-shading-value="0" style:font-style-asian="normal" style:font-style-complex="normal"/>
    </style:style>
    <style:style style:name="T514" style:family="text">
      <style:text-properties fo:color="#000000" fo:font-style="normal" officeooo:rsid="033d2130" fo:background-color="#ffd428" loext:char-shading-value="0" style:font-style-asian="normal" style:font-style-complex="normal"/>
    </style:style>
    <style:style style:name="T515" style:family="text">
      <style:text-properties fo:color="#000000" style:font-name="Liberation Serif1" fo:font-style="normal" style:text-underline-style="none" fo:font-weight="normal" officeooo:rsid="02bf3812" fo:background-color="#ffd428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16" style:family="text">
      <style:text-properties officeooo:rsid="02cde832"/>
    </style:style>
    <style:style style:name="T517" style:family="text">
      <style:text-properties officeooo:rsid="02d4eb54"/>
    </style:style>
    <style:style style:name="T518" style:family="text">
      <style:text-properties officeooo:rsid="0171a4b1"/>
    </style:style>
    <style:style style:name="T519" style:family="text">
      <style:text-properties officeooo:rsid="02da971e"/>
    </style:style>
    <style:style style:name="T520" style:family="text">
      <style:text-properties officeooo:rsid="02dced96"/>
    </style:style>
    <style:style style:name="T521" style:family="text">
      <style:text-properties officeooo:rsid="02de2855"/>
    </style:style>
    <style:style style:name="T522" style:family="text">
      <style:text-properties officeooo:rsid="02df9268"/>
    </style:style>
    <style:style style:name="T523" style:family="text">
      <style:text-properties officeooo:rsid="02fbbe88"/>
    </style:style>
    <style:style style:name="T524" style:family="text">
      <style:text-properties officeooo:rsid="02fdb9f7"/>
    </style:style>
    <style:style style:name="T525" style:family="text">
      <style:text-properties officeooo:rsid="02fdd20f"/>
    </style:style>
    <style:style style:name="T526" style:family="text">
      <style:text-properties officeooo:rsid="0304062d"/>
    </style:style>
    <style:style style:name="T527" style:family="text">
      <style:text-properties officeooo:rsid="0307d217"/>
    </style:style>
    <style:style style:name="T528" style:family="text">
      <style:text-properties officeooo:rsid="0309f074"/>
    </style:style>
    <style:style style:name="T529" style:family="text">
      <style:text-properties officeooo:rsid="03116600"/>
    </style:style>
    <style:style style:name="T530" style:family="text">
      <style:text-properties officeooo:rsid="0314781c"/>
    </style:style>
    <style:style style:name="T531" style:family="text">
      <style:text-properties officeooo:rsid="03155b5e"/>
    </style:style>
    <style:style style:name="T532" style:family="text">
      <style:text-properties officeooo:rsid="033c6f4a" style:font-style-asian="normal" style:font-style-complex="normal"/>
    </style:style>
    <style:style style:name="T533" style:family="text">
      <style:text-properties officeooo:rsid="033d6498" style:font-style-asian="normal" style:font-style-complex="normal"/>
    </style:style>
    <style:style style:name="T534" style:family="text">
      <style:text-properties officeooo:rsid="0319f2f7" style:font-style-asian="italic" style:font-style-complex="italic"/>
    </style:style>
    <style:style style:name="T535" style:family="text">
      <style:text-properties officeooo:rsid="00be4500" style:font-style-asian="italic" style:font-style-complex="italic"/>
    </style:style>
    <style:style style:name="T536" style:family="text">
      <style:text-properties officeooo:rsid="033837e4" style:font-style-asian="italic" style:font-style-complex="italic"/>
    </style:style>
    <style:style style:name="T537" style:family="text">
      <style:text-properties officeooo:rsid="033b0838" style:font-style-asian="italic" style:font-style-complex="italic"/>
    </style:style>
    <style:style style:name="T538" style:family="text">
      <style:text-properties officeooo:rsid="033d2130" style:font-style-asian="italic" style:font-style-complex="italic"/>
    </style:style>
    <style:style style:name="T539" style:family="text">
      <style:text-properties officeooo:rsid="0334319f"/>
    </style:style>
    <style:style style:name="T540" style:family="text">
      <style:text-properties officeooo:rsid="0344f65a"/>
    </style:style>
    <style:style style:name="T541" style:family="text">
      <style:text-properties officeooo:rsid="034b4241"/>
    </style:style>
    <style:style style:name="T542" style:family="text">
      <style:text-properties officeooo:rsid="034e4625"/>
    </style:style>
    <style:style style:name="T543" style:family="text">
      <style:text-properties officeooo:rsid="034fca55"/>
    </style:style>
    <style:style style:name="T544" style:family="text">
      <style:text-properties officeooo:rsid="0365bc4b"/>
    </style:style>
    <style:style style:name="T545" style:family="text">
      <style:text-properties officeooo:rsid="0366ccf4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Liste Xerxès</text:p>
      <text:p text:style-name="P5"/>
      <text:p text:style-name="P47">liste de points de grammaire et de phrases analys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pan text:style-name="texte_20_par_20_défaut"><text:span text:style-name="T174">d’après la </text:span></text:span><text:span text:style-name="texte_20_par_20_défaut"><text:span text:style-name="T3">Terminologie Grammaticale</text:span></text:span><text:span text:style-name="texte_20_par_20_défaut"><text:span text:style-name="T174"> </text:span></text:span><text:span text:style-name="texte_20_par_20_défaut"><text:span text:style-name="T186">(édition de </text:span></text:span><text:span text:style-name="texte_20_par_20_défaut"><text:span text:style-name="T175">juin</text:span></text:span><text:span text:style-name="texte_20_par_20_défaut"><text:span text:style-name="T174"> 202</text:span></text:span><text:span text:style-name="texte_20_par_20_défaut"><text:span text:style-name="T175">1</text:span></text:span><text:span text:style-name="texte_20_par_20_défaut"><text:span text:style-name="T186">)</text:span></text:span></text:p>
      <text:p text:style-name="P23"><text:span text:style-name="T177">( </text:span><text:a xlink:type="simple" xlink:href="https://eduscol.education.fr/document/1872/download" text:style-name="Internet_20_link" text:visited-style-name="Visited_20_Internet_20_Link"><text:span text:style-name="T177">https://eduscol.education.fr/document/1872/download</text:span></text:a><text:span text:style-name="T177"> </text:span><text:span text:style-name="T176">)</text:span></text:p>
      <text:p text:style-name="P23"/>
      <text:p text:style-name="P23"><text:span text:style-name="référence"><text:span text:style-name="T182">e</text:span></text:span><text:span text:style-name="référence"><text:span text:style-name="T183">x : </text:span></text:span><text:span text:style-name="référence"><text:span text:style-name="T181">TG(</text:span></text:span><text:span text:style-name="référence"><text:span text:style-name="T185">I.</text:span></text:span><text:span text:style-name="référence"><text:span text:style-name="T181">3.2.2, pp. 36-) </text:span></text:span><text:span text:style-name="référence"><text:span text:style-name="T182">renvoie aux pages 36 et suivantes de la </text:span></text:span><text:span text:style-name="référence"><text:span text:style-name="T20">Terminologie Grammaticale, </text:span></text:span><text:span text:style-name="référence"><text:span text:style-name="T22">niveau I, section 3.</text:span></text:span><text:span text:style-name="référence"><text:span text:style-name="T23">2.2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pan text:style-name="texte_20_par_20_défaut"><text:span text:style-name="T176">avec des analyses de</text:span></text:span><text:span text:style-name="texte_20_par_20_défaut"><text:span text:style-name="T24"> La Grande Grammaire du Français</text:span></text:span><text:span text:style-name="texte_20_par_20_défaut"><text:span text:style-name="T176"> (première édition)</text:span></text:span></text:p>
      <text:p text:style-name="P23"><text:span text:style-name="T176">( </text:span><text:span text:style-name="Internet_20_link"><text:span text:style-name="T176">https://www.grandegrammairedufrançais.com</text:span></text:span><text:span text:style-name="T176"> )</text:span></text:p>
      <text:p text:style-name="P23"/>
      <text:p text:style-name="P23"><text:span text:style-name="référence"><text:span text:style-name="T182">e</text:span></text:span><text:span text:style-name="référence"><text:span text:style-name="T183">x : </text:span></text:span><text:span text:style-name="référence"><text:span text:style-name="T190">GGF.1.133</text:span></text:span><text:span text:style-name="référence"><text:span text:style-name="T181"> </text:span></text:span><text:span text:style-name="référence"><text:span text:style-name="T182">renvoie </text:span></text:span><text:span text:style-name="référence"><text:span text:style-name="T184">au premier tome, page 133 de </text:span></text:span><text:span text:style-name="référence"><text:span text:style-name="T21">La Grande Grammaire du Français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1"><text:span text:style-name="T518">&gt; Contribuez à ce document : écrivez à </text:span><text:a xlink:type="simple" xlink:href="mailto:xavier.faure@ac.reims.fr" text:style-name="Internet_20_link" text:visited-style-name="Visited_20_Internet_20_Link"><text:span text:style-name="T518">xavier.faure</text:span></text:a><text:a xlink:type="simple" xlink:href="mailto:xavier.faure@ac.reims.fr" text:style-name="Internet_20_link" text:visited-style-name="Visited_20_Internet_20_Link"><text:span text:style-name="T1">@</text:span></text:a><text:a xlink:type="simple" xlink:href="mailto:xavier.faure@ac.reims.fr" text:style-name="Internet_20_link" text:visited-style-name="Visited_20_Internet_20_Link"><text:span text:style-name="T518">ac.reims.fr</text:span></text:a><text:span text:style-name="T518"> </text:span></text:p>
      <text:p text:style-name="Standard"/>
      <text:p text:style-name="P48">version <text:span text:style-name="T516">1</text:span><text:span text:style-name="T545">8</text:span> / <text:date style:data-style-name="N37" text:date-value="2022-10-19T06:53:24.921476729">19/10/22</text:date><text:s/><text:time style:data-style-name="N41" text:time-value="2022-10-19T06:53:24.921609372">06:53:24</text:time></text:p>
      <text:p text:style-name="P145"><text:span text:style-name="titre_20_principal"><text:span text:style-name="T241">[A] </text:span></text:span><text:span text:style-name="titre_20_principal"><text:span text:style-name="T242">Points de </text:span></text:span><text:span text:style-name="titre_20_principal"><text:span text:style-name="T241">grammaire</text:span></text:span><text:span text:style-name="titre_20_principal"><text:span text:style-name="T242"> </text:span></text:span><text:span text:style-name="titre_20_principal"><text:span text:style-name="T241">à </text:span></text:span><text:span text:style-name="titre_20_principal"><text:span text:style-name="T243">préciser</text:span></text:span></text:p>
      <text:p text:style-name="Standard"/>
      <text:p text:style-name="Standard"><text:span text:style-name="texte_20_par_20_défaut">A.01<text:tab/>le conditionnel présent(/passé) est un temps de l’indicatif</text:span></text:p>
      <text:p text:style-name="Standard"><text:span text:style-name="texte_20_par_20_défaut">A.02 <text:tab/>les natures de mots<text:tab/><text:tab/><text:tab/></text:span></text:p>
      <text:p text:style-name="Standard"><text:span text:style-name="texte_20_par_20_défaut">A.03 <text:tab/>reconnaître un COD(/COI)</text:span></text:p>
      <text:p text:style-name="Standard"><text:span text:style-name="texte_20_par_20_défaut">A.04 <text:tab/>Pour identifier le sujet d’un verbe, ne pas poser la question « qui fait l’action ? »</text:span></text:p>
      <text:p text:style-name="Standard"><text:span text:style-name="texte_20_par_20_défaut"><text:span text:style-name="T528">A</text:span></text:span><text:span text:style-name="texte_20_par_20_défaut">.05 <text:tab/>le prédicat est une notion qui peut être enseignée</text:span></text:p>
      <text:p text:style-name="Standard"><text:span text:style-name="texte_20_par_20_défaut">A.06 <text:tab/>« donc » est un adverbe</text:span></text:p>
      <text:p text:style-name="Standard"><text:span text:style-name="texte_20_par_20_défaut">A.07 <text:tab/>participe passé ou adjectif ?</text:span></text:p>
      <text:p text:style-name="Standard"><text:span text:style-name="texte_20_par_20_défaut">A.08 <text:tab/>les types de phrases et les formes de phrase</text:span></text:p>
      <text:p text:style-name="Standard"><text:span text:style-name="texte_20_par_20_défaut">A.09 <text:tab/>« Alice » est un groupe nominal, « il » n’en est pas un, « grand » n’en est pas un</text:span></text:p>
      <text:p text:style-name="Standard"><text:span text:style-name="texte_20_par_20_défaut">A.10 <text:tab/>PSR, proposition principale et proposition indépendante</text:span></text:p>
      <text:p text:style-name="Standard"><text:span text:style-name="texte_20_par_20_défaut">A.11 <text:tab/>proposition infinitive ou groupe infinitif de fonction COD</text:span></text:p>
      <text:p text:style-name="Standard"><text:span text:style-name="texte_20_par_20_défaut">A.12 <text:tab/>une phrase simple n’est pas composée de plusieurs propositions coordonnées ou juxtaposées</text:span></text:p>
      <text:p text:style-name="Standard"><text:span text:style-name="texte_20_par_20_défaut"/></text:p>
      <text:p text:style-name="Standard"/>
      <text:p text:style-name="P143"><text:span text:style-name="titre_20_avec_20_numéro">(</text:span><text:span text:style-name="titre_20_avec_20_numéro"><text:span text:style-name="T187">A.</text:span></text:span><text:span text:style-name="titre_20_avec_20_numéro">01) le conditionnel présent(/passé) est un temps de l’indicatif</text:span></text:p>
      <text:p text:style-name="Standard"><text:span text:style-name="texte_20_par_20_défaut">&gt; liste des modes : infinitif, participe, indicatif, subjonctif, impératif</text:span><text:span text:style-name="T159"><text:tab/><text:tab/> <text:s text:c="5"/></text:span><text:span text:style-name="référence"><text:span text:style-name="T164">TG(I.3.2.2, pp. 36-)</text:span></text:span></text:p>
      <text:p text:style-name="Standard"/>
      <text:p text:style-name="P63"><text:span text:style-name="GGF"><text:span text:style-name="T194">[ </text:span></text:span><text:span text:style-name="GGF">GGF.1.133 ; GGF.1.1228 </text:span><text:span text:style-name="GGF"><text:span text:style-name="T194">]</text:span></text:span><text:span text:style-name="GGF"> </text:span></text:p>
      <text:p text:style-name="P63"><text:span text:style-name="GGF"><text:span text:style-name="T194"><text:tab/>La</text:span></text:span><text:span text:style-name="GGF"> liste des modes est : infinitif, participe présent, indicatif, subjonctif, impératif.</text:span></text:p>
      <text:p text:style-name="Standard"/>
      <text:p text:style-name="Standard"><text:span text:style-name="titre_20_avec_20_numéro">(</text:span><text:span text:style-name="titre_20_avec_20_numéro"><text:span text:style-name="T187">A.</text:span></text:span><text:span text:style-name="titre_20_avec_20_numéro">02) les natures de mots</text:span><text:span text:style-name="T160"><text:tab/><text:tab/><text:tab/><text:tab/><text:tab/><text:tab/><text:tab/> <text:s text:c="7"/></text:span><text:span text:style-name="référence"><text:span text:style-name="T164">TG(I.3.</text:span></text:span><text:span text:style-name="référence"><text:span text:style-name="T165">1</text:span></text:span><text:span text:style-name="référence"><text:span text:style-name="T164">, pp. </text:span></text:span><text:span text:style-name="référence"><text:span text:style-name="T165">28-)</text:span></text:span><text:span text:style-name="référence"><text:span text:style-name="T164"> </text:span></text:span></text:p>
      <text:p text:style-name="Standard"><text:span text:style-name="texte_20_par_20_défaut">nom</text:span><text:span text:style-name="T160"><text:tab/><text:tab/><text:tab/><text:tab/><text:tab/><text:tab/><text:tab/><text:tab/><text:tab/><text:tab/><text:tab/> <text:s text:c="8"/></text:span><text:span text:style-name="référence"><text:span text:style-name="T164">TG(I</text:span></text:span><text:span text:style-name="référence"><text:span text:style-name="T170">I</text:span></text:span><text:span text:style-name="référence"><text:span text:style-name="T164">.3.</text:span></text:span><text:span text:style-name="référence"><text:span text:style-name="T165">1</text:span></text:span><text:span text:style-name="référence"><text:span text:style-name="T164">, p. </text:span></text:span><text:span text:style-name="référence"><text:span text:style-name="T166">102)</text:span></text:span></text:p>
      <text:p text:style-name="Standard"><text:span text:style-name="T160"><text:tab/></text:span><text:span text:style-name="texte_20_par_20_défaut">›nom propre</text:span></text:p>
      <text:p text:style-name="Standard"><text:tab/><text:tab/><text:span text:style-name="exemple">…, Langres, France, Sandwich, …</text:span></text:p>
      <text:p text:style-name="Standard"><text:span text:style-name="T160"><text:tab/></text:span><text:span text:style-name="texte_20_par_20_défaut">›nom commun</text:span></text:p>
      <text:p text:style-name="Standard"><text:tab/><text:tab/><text:span text:style-name="exemple">…, chien, savoir, qu'en-dira-t-on, … </text:span></text:p>
      <text:p text:style-name="Standard"><text:span text:style-name="texte_20_par_20_défaut">›verbe</text:span></text:p>
      <text:p text:style-name="Standard"><text:tab/><text:tab/><text:span text:style-name="exemple">…, manger, prendre, savoir, être, …</text:span></text:p>
      <text:p text:style-name="Standard"><text:span text:style-name="texte_20_par_20_défaut">›adjectif</text:span><text:span text:style-name="T160"><text:tab/><text:tab/><text:tab/><text:tab/><text:tab/><text:tab/><text:tab/><text:tab/><text:tab/><text:tab/> <text:s text:c="5"/></text:span><text:span text:style-name="référence"><text:span text:style-name="T164">TG(I</text:span></text:span><text:span text:style-name="référence"><text:span text:style-name="T170">I</text:span></text:span><text:span text:style-name="référence"><text:span text:style-name="T164">.3.</text:span></text:span><text:span text:style-name="référence"><text:span text:style-name="T167">2</text:span></text:span><text:span text:style-name="référence"><text:span text:style-name="T164">, pp. </text:span></text:span><text:span text:style-name="référence"><text:span text:style-name="T166">10</text:span></text:span><text:span text:style-name="référence"><text:span text:style-name="T167">4-</text:span></text:span><text:span text:style-name="référence"><text:span text:style-name="T166">)</text:span></text:span></text:p>
      <text:p text:style-name="Standard"><text:tab/><text:tab/><text:span text:style-name="exemple">…, rapide, lent, immobile, …</text:span></text:p>
      <text:p text:style-name="Standard"><text:span text:style-name="texte_20_par_20_défaut">déterminant<text:tab/><text:tab/><text:tab/><text:tab/><text:tab/><text:tab/><text:tab/><text:tab/><text:tab/><text:tab/> <text:s text:c="5"/></text:span><text:span text:style-name="référence">TG(</text:span><text:span text:style-name="référence"><text:span text:style-name="T498">I</text:span></text:span><text:span text:style-name="référence">I.3.3, pp. 106-)</text:span></text:p>
      <text:p text:style-name="Standard"><text:span text:style-name="texte_20_par_20_défaut"><text:tab/>›article défini</text:span></text:p>
      <text:p text:style-name="Standard"><text:span text:style-name="exemple"><text:tab/><text:tab/>le, la, les</text:span></text:p>
      <text:p text:style-name="Standard"><text:span text:style-name="texte_20_par_20_défaut"><text:tab/>›forme contractée de l’article défini</text:span></text:p>
      <text:p text:style-name="Standard"><text:span text:style-name="exemple"><text:tab/><text:tab/>du, des, au, aux</text:span></text:p>
      <text:p text:style-name="Standard"><text:span text:style-name="texte_20_par_20_défaut"><text:tab/></text:span><text:span text:style-name="texte_20_par_20_défaut"><text:span text:style-name="T195">›</text:span></text:span><text:span text:style-name="texte_20_par_20_défaut"><text:span text:style-name="T161">forme agglutinée </text:span></text:span><text:span text:style-name="texte_20_par_20_défaut"><text:span text:style-name="T162">de l’article défini </text:span></text:span></text:p>
      <text:p text:style-name="Standard"><text:span text:style-name="exemple"><text:tab/><text:tab/>ledit, ladite, lesdites, audit, audite, auxdits, auxdites</text:span></text:p>
      <text:p text:style-name="Standard"><text:tab/><text:span text:style-name="texte_20_par_20_défaut">›article indéfini</text:span></text:p>
      <text:p text:style-name="Standard"><text:span text:style-name="exemple"><text:tab/><text:tab/>un, une, des</text:span></text:p>
      <text:p text:style-name="Standard"><text:tab/><text:span text:style-name="texte_20_par_20_défaut">›article partitif</text:span></text:p>
      <text:p text:style-name="Standard"><text:span text:style-name="exemple"><text:tab/><text:tab/>du, de la, des</text:span></text:p>
      <text:p text:style-name="Standard"><text:span text:style-name="texte_20_par_20_défaut"><text:tab/>›déterminant possessif</text:span></text:p>
      <text:p text:style-name="Standard"><text:span text:style-name="exemple"><text:tab/><text:tab/>mon, ma, mes, notre, nos, ton, ta, tes, votre, vos, son, sa, ses, leur, leurs</text:span></text:p>
      <text:p text:style-name="Standard"><text:span text:style-name="texte_20_par_20_défaut"><text:tab/>›déterminant démonstratif</text:span></text:p>
      <text:p text:style-name="Standard"><text:span text:style-name="exemple"><text:tab/><text:tab/>ce, cet, cette, ces</text:span></text:p>
      <text:p text:style-name="Standard"><text:span text:style-name="texte_20_par_20_défaut"><text:tab/>›déterminant interrogatif</text:span></text:p>
      <text:p text:style-name="Standard"><text:span text:style-name="exemple"><text:tab/><text:tab/>quel(l)(e)(s), combien de</text:span></text:p>
      <text:p text:style-name="Standard"><text:span text:style-name="texte_20_par_20_défaut"><text:tab/>›déterminant indéfini</text:span></text:p>
      <text:p text:style-name="Standard"><text:span text:style-name="exemple"><text:tab/><text:tab/>…, aucun(e), certain(e)(s), plusieurs, chaque, tous/tout(e)(s), …</text:span></text:p>
      <text:p text:style-name="Standard"><text:span text:style-name="texte_20_par_20_défaut"><text:tab/>›déterminant exclamatif</text:span></text:p>
      <text:p text:style-name="Standard"><text:span text:style-name="exemple"><text:tab/><text:tab/>quel(l)(e)(s), combien de, que de</text:span></text:p>
      <text:p text:style-name="Standard"><text:span text:style-name="texte_20_par_20_défaut"><text:tab/>›déterminant numéral cardinal</text:span></text:p>
      <text:p text:style-name="Standard"><text:span text:style-name="exemple"><text:tab/><text:tab/>un, deux, trois, …</text:span></text:p>
      <text:p text:style-name="Standard"><text:span text:style-name="texte_20_par_20_défaut"><text:tab/>›déterminant numéral ordinal</text:span></text:p>
      <text:p text:style-name="Standard"><text:span text:style-name="exemple"><text:tab/><text:tab/>premier, deuxième, troisième, …</text:span></text:p>
      <text:p text:style-name="Standard"><text:span text:style-name="texte_20_par_20_défaut"/></text:p>
      <text:p text:style-name="Standard"><text:soft-page-break/><text:span text:style-name="texte_20_par_20_défaut"><text:tab/>›déterminant relatif </text:span></text:p>
      <text:p text:style-name="Standard"><text:span text:style-name="exemple"><text:tab/><text:tab/>lequel/auquel</text:span></text:p>
      <text:p text:style-name="Standard"><text:span text:style-name="texte_20_par_20_défaut">pronom</text:span></text:p>
      <text:p text:style-name="Standard"><text:span text:style-name="texte_20_par_20_défaut"><text:tab/>›pronom personnel</text:span></text:p>
      <text:p text:style-name="Standard"><text:span text:style-name="exemple"><text:tab/><text:tab/>je, tu, il(s), elle(s), on, nous, vous, moi, toi, lui, eux, me, te, le, la, les, leur</text:span></text:p>
      <text:p text:style-name="Standard"><text:span text:style-name="texte_20_par_20_défaut"><text:tab/>›pronom possessif</text:span></text:p>
      <text:p text:style-name="Standard"><text:tab/><text:tab/><text:span text:style-name="exemple">le mien, la mienne, les miens, les miennes, le nôtre, les nôtres, le tien, …, le sien, …,</text:span></text:p>
      <text:p text:style-name="Standard"><text:span text:style-name="exemple"><text:tab/><text:tab/>le leur, la leur, les leurs</text:span></text:p>
      <text:p text:style-name="Standard"><text:span text:style-name="texte_20_par_20_défaut"><text:tab/>›pronom démonstratif</text:span></text:p>
      <text:p text:style-name="Standard"><text:span text:style-name="exemple"><text:tab/><text:tab/>celui, celui-ci, celui-là, celle, …, ceux, …, ce (c’), cela, ça</text:span></text:p>
      <text:p text:style-name="Standard"><text:span text:style-name="texte_20_par_20_défaut"><text:tab/>›pronom indéfini</text:span></text:p>
      <text:p text:style-name="Standard"><text:span text:style-name="exemple"><text:tab/><text:tab/>…, personne, certains, quelques-uns, tout, chacun, … </text:span></text:p>
      <text:p text:style-name="Standard"><text:span text:style-name="texte_20_par_20_défaut"><text:tab/>›pronom interrogatif</text:span></text:p>
      <text:p text:style-name="Standard"><text:span text:style-name="exemple"><text:tab/><text:tab/>qui, que, quoi, lequel (lesquels, laquelle, lesquels...), qui est-ce qui, qu’est-ce que ?</text:span></text:p>
      <text:p text:style-name="Standard"><text:span text:style-name="texte_20_par_20_défaut"><text:tab/>›pronom relatif</text:span></text:p>
      <text:p text:style-name="Standard"><text:span text:style-name="exemple"><text:tab/><text:tab/>qui, que, quoi, dont, où, lequel, auquel, duquel</text:span></text:p>
      <text:p text:style-name="Standard"><text:span text:style-name="texte_20_par_20_défaut"><text:tab/>›pronom adverbial</text:span></text:p>
      <text:p text:style-name="Standard"><text:span text:style-name="exemple"><text:tab/><text:tab/>en, y</text:span></text:p>
      <text:p text:style-name="Standard"><text:span text:style-name="texte_20_par_20_défaut">›adverbe</text:span></text:p>
      <text:p text:style-name="Standard"><text:span text:style-name="exemple"><text:tab/><text:tab/>…, hier, vite, rapidement, donc, pourquoi, quand, ne/pas, aussi, moins, plus …</text:span></text:p>
      <text:p text:style-name="Standard"><text:span text:style-name="texte_20_par_20_défaut">›préposition</text:span></text:p>
      <text:p text:style-name="Standard"><text:span text:style-name="exemple"><text:tab/><text:tab/>…, à, pour, par, avec, chez, de, …, près de, à cause de, …</text:span></text:p>
      <text:p text:style-name="Standard"><text:span text:style-name="texte_20_par_20_défaut">conjonction</text:span></text:p>
      <text:p text:style-name="Standard"><text:span text:style-name="texte_20_par_20_défaut"><text:tab/>›conjonction de coordination</text:span></text:p>
      <text:p text:style-name="Standard"><text:span text:style-name="exemple"><text:tab/><text:tab/>mais, ou, et, or, ni, car</text:span></text:p>
      <text:p text:style-name="Standard"><text:span text:style-name="texte_20_par_20_défaut"><text:tab/>›conjonction de subordination</text:span></text:p>
      <text:p text:style-name="Standard"><text:span text:style-name="exemple"><text:tab/><text:tab/>que, si, quand, après que, pour que, afin que, au cas où, …</text:span></text:p>
      <text:p text:style-name="Standard"><text:span text:style-name="texte_20_par_20_défaut">›interjections et onomatopées</text:span></text:p>
      <text:p text:style-name="Standard"><text:span text:style-name="exemple"><text:tab/><text:tab/>…, oh, aïe, ciel, ah bon, …</text:span></text:p>
      <text:p text:style-name="Standard"/>
      <text:p text:style-name="Standard"><text:span text:style-name="titre_20_avec_20_numéro">(</text:span><text:span text:style-name="titre_20_avec_20_numéro"><text:span text:style-name="T187">A.</text:span></text:span><text:span text:style-name="titre_20_avec_20_numéro">03) reconnaître un COD(/COI)</text:span></text:p>
      <text:p text:style-name="Standard"/>
      <text:p text:style-name="Standard"><text:span text:style-name="texte_20_par_20_défaut"><text:span text:style-name="T370">(a) </text:span></text:span><text:span text:style-name="texte_20_par_20_défaut"><text:span text:style-name="T368">Ne pas utiliser la question </text:span></text:span><text:span text:style-name="texte_20_par_20_défaut"><text:span text:style-name="T375">(à/de) </text:span></text:span><text:span text:style-name="texte_20_par_20_défaut"><text:span text:style-name="T368">qui / quoi pour identifier un COD/COI</text:span></text:span></text:p>
      <text:p text:style-name="Standard"><text:span text:style-name="texte_20_par_20_défaut">Pourquoi est-ce que ça ne marche pas ?</text:span></text:p>
      <text:p text:style-name="Standard"><text:span text:style-name="T78"><text:tab/></text:span><text:span text:style-name="texte_20_par_20_défaut"><text:span text:style-name="T77">(✓)</text:span></text:span><text:span text:style-name="T77"> </text:span><text:span text:style-name="exemple">Il donne du pain à son frère.</text:span></text:p>
      <text:p text:style-name="Standard"><text:span text:style-name="T77"><text:tab/></text:span><text:span text:style-name="texte_20_par_20_défaut"><text:span text:style-name="T77">(!)</text:span></text:span><text:span text:style-name="T77"> </text:span><text:span text:style-name="exemple">Il est beau.</text:span></text:p>
      <text:p text:style-name="P85"><text:span text:style-name="exemple"><text:span text:style-name="T77"><text:tab/></text:span></text:span><text:span text:style-name="texte_20_par_20_défaut"><text:span text:style-name="T77">(!)</text:span></text:span><text:span text:style-name="exemple"><text:span text:style-name="T77"> </text:span></text:span><text:span text:style-name="exemple">Il </text:span><text:span text:style-name="exemple"><text:span text:style-name="T287">va chez sa mère.</text:span></text:span></text:p>
      <text:p text:style-name="Standard"/>
      <text:p text:style-name="Standard"><text:span text:style-name="texte_20_par_20_défaut"><text:span text:style-name="T370">(b) </text:span></text:span><text:span text:style-name="texte_20_par_20_défaut"><text:span text:style-name="T368">Ne pas dire qu’on reconnaît un COI à la présence d’une préposition au début du COI</text:span></text:span></text:p>
      <text:p text:style-name="Standard"><text:span text:style-name="texte_20_par_20_défaut">Pourquoi est-ce que ça ne marche pas ?</text:span></text:p>
      <text:p text:style-name="Standard"><text:span text:style-name="T41"><text:tab/></text:span><text:span text:style-name="texte_20_par_20_défaut"><text:span text:style-name="T43">(✓)</text:span></text:span><text:span text:style-name="T43"> </text:span><text:span text:style-name="exemple"><text:span text:style-name="T138">Il donne l’eau à son frère.</text:span></text:span></text:p>
      <text:p text:style-name="Standard"><text:span text:style-name="T43"><text:tab/></text:span><text:span text:style-name="texte_20_par_20_défaut"><text:span text:style-name="T43">(✓)</text:span></text:span><text:span text:style-name="T43"> </text:span><text:span text:style-name="exemple"><text:span text:style-name="T138">Je me souviens de mes parents.</text:span></text:span></text:p>
      <text:p text:style-name="Standard"><text:soft-page-break/><text:span text:style-name="T43"><text:tab/></text:span><text:span text:style-name="texte_20_par_20_défaut"><text:span text:style-name="T43">(!)</text:span></text:span><text:span text:style-name="T43"> </text:span><text:span text:style-name="exemple"><text:span text:style-name="T138">Il de donne de l’eau à son frère.</text:span></text:span></text:p>
      <text:p text:style-name="Standard"><text:span text:style-name="T43"><text:tab/></text:span><text:span text:style-name="texte_20_par_20_défaut"><text:span text:style-name="T43">(!)</text:span></text:span><text:span text:style-name="T43"> </text:span><text:span text:style-name="exemple"><text:span text:style-name="T138">Il lui a donné près de quarante euros.</text:span></text:span></text:p>
      <text:p text:style-name="Standard"><text:span text:style-name="exemple"/></text:p>
      <text:p text:style-name="Standard"><text:span text:style-name="texte_20_par_20_défaut"><text:span text:style-name="T370">(c) </text:span></text:span><text:span text:style-name="texte_20_par_20_défaut"><text:span text:style-name="T369">L</text:span></text:span><text:span text:style-name="texte_20_par_20_défaut"><text:span text:style-name="T368">e COS n’est pas une notion à enseigner</text:span></text:span></text:p>
      <text:p text:style-name="Standard"><text:span text:style-name="texte_20_par_20_défaut">Elle n’apparaît pas dans la </text:span><text:span text:style-name="texte_20_par_20_défaut"><text:span text:style-name="T2">Terminologie Grammaticale</text:span></text:span><text:span text:style-name="texte_20_par_20_défaut">.</text:span></text:p>
      <text:p text:style-name="Standard"><text:span text:style-name="texte_20_par_20_défaut">&gt; Ne parler que de COI aux élèves.</text:span></text:p>
      <text:p text:style-name="Standard"/>
      <text:p text:style-name="Standard"><text:span text:style-name="texte_20_par_20_défaut"><text:span text:style-name="T371">(d) </text:span></text:span><text:span text:style-name="texte_20_par_20_défaut"><text:span text:style-name="T26">Je vais à Paris</text:span></text:span><text:span text:style-name="texte_20_par_20_défaut"><text:span text:style-name="T368"> : comment analyser « à Paris » ?</text:span></text:span></text:p>
      <text:p text:style-name="Standard"><text:span text:style-name="texte_20_par_20_défaut">Dans </text:span><text:span text:style-name="exemple">Je vais à Paris</text:span><text:span text:style-name="texte_20_par_20_défaut">, « à Paris » est à analyser comme un COI, et non comme</text:span><text:tab/> <text:s text:c="10"/><text:span text:style-name="référence"><text:span text:style-name="T164">TG(I.</text:span></text:span><text:span text:style-name="référence"><text:span text:style-name="T169">1</text:span></text:span><text:span text:style-name="référence"><text:span text:style-name="T168">.</text:span></text:span><text:span text:style-name="référence"><text:span text:style-name="T169">3</text:span></text:span><text:span text:style-name="référence"><text:span text:style-name="T164">, p. </text:span></text:span><text:span text:style-name="référence"><text:span text:style-name="T169">15</text:span></text:span><text:span text:style-name="référence"><text:span text:style-name="T166">)</text:span></text:span></text:p>
      <text:p text:style-name="Standard"><text:span text:style-name="texte_20_par_20_défaut">un CC de lieu.</text:span></text:p>
      <text:p text:style-name="Standard"/>
      <text:p text:style-name="P153"><text:bookmark text:name="char-node"/><text:span text:style-name="texte_20_par_20_défaut"><text:span text:style-name="T372">➱ </text:span></text:span><text:span text:style-name="texte_20_par_20_défaut"><text:span text:style-name="T368">Comment distinguer CC / attribut du sujet / COD / COI ?</text:span></text:span><text:tab/><text:tab/><text:tab/> <text:s text:c="5"/><text:span text:style-name="référence"><text:span text:style-name="T98">TG(</text:span></text:span><text:span text:style-name="référence"><text:span text:style-name="T114">I</text:span></text:span><text:span text:style-name="référence"><text:span text:style-name="T98">I.</text:span></text:span><text:span text:style-name="référence"><text:span text:style-name="T99">2</text:span></text:span><text:span text:style-name="référence"><text:span text:style-name="T100">.</text:span></text:span><text:span text:style-name="référence"><text:span text:style-name="T99">3</text:span></text:span><text:span text:style-name="référence"><text:span text:style-name="T100">.1</text:span></text:span><text:span text:style-name="référence"><text:span text:style-name="T98">, p. </text:span></text:span><text:span text:style-name="référence"><text:span text:style-name="T99">84</text:span></text:span><text:span text:style-name="référence"><text:span text:style-name="T101">)</text:span></text:span></text:p>
      <text:p text:style-name="P153"/>
      <text:p text:style-name="P153"><text:span text:style-name="texte_20_par_20_défaut"><text:tab/>(1) est-ce un CC ?</text:span><text:tab/><text:tab/><text:tab/><text:tab/><text:tab/><text:tab/><text:tab/><text:tab/> <text:s/><text:span text:style-name="référence"><text:span text:style-name="T98">TG(</text:span></text:span><text:span text:style-name="référence"><text:span text:style-name="T114">I</text:span></text:span><text:span text:style-name="référence"><text:span text:style-name="T98">I.</text:span></text:span><text:span text:style-name="référence"><text:span text:style-name="T102">2.4</text:span></text:span><text:span text:style-name="référence"><text:span text:style-name="T98">, p</text:span></text:span><text:span text:style-name="référence"><text:span text:style-name="T103">p</text:span></text:span><text:span text:style-name="référence"><text:span text:style-name="T98">. </text:span></text:span><text:span text:style-name="référence"><text:span text:style-name="T103">92-93</text:span></text:span><text:span text:style-name="référence"><text:span text:style-name="T101">)</text:span></text:span></text:p>
      <text:p text:style-name="P153"><text:span text:style-name="texte_20_par_20_défaut"><text:tab/>(2) est-ce un attribut du sujet ?</text:span></text:p>
      <text:p text:style-name="P153"><text:span text:style-name="texte_20_par_20_défaut"><text:tab/>(3) peut-on pronominaliser par </text:span><text:span text:style-name="texte_20_par_20_défaut"><text:span text:style-name="T2">le</text:span></text:span><text:span text:style-name="texte_20_par_20_défaut"><text:span text:style-name="T31">, </text:span></text:span><text:span text:style-name="texte_20_par_20_défaut"><text:span text:style-name="T2">la</text:span></text:span><text:span text:style-name="texte_20_par_20_défaut"><text:span text:style-name="T31">,</text:span></text:span><text:span text:style-name="texte_20_par_20_défaut"><text:span text:style-name="T2"> les</text:span></text:span><text:span text:style-name="texte_20_par_20_défaut"><text:span text:style-name="T31"> ? → COD</text:span></text:span></text:p>
      <text:p text:style-name="P153"><text:span text:style-name="texte_20_par_20_défaut"><text:span text:style-name="T31"><text:tab/>(4) peut-on pronominaliser par </text:span></text:span><text:span text:style-name="texte_20_par_20_défaut"><text:span text:style-name="T2">lui, leur </text:span></text:span><text:span text:style-name="texte_20_par_20_défaut"><text:span text:style-name="T31">?→ COI</text:span></text:span></text:p>
      <text:p text:style-name="P153"><text:span text:style-name="texte_20_par_20_défaut"><text:span text:style-name="T31"><text:tab/>(5) peut-on pronominaliser par </text:span></text:span><text:span text:style-name="texte_20_par_20_défaut"><text:span text:style-name="T2">y</text:span></text:span><text:span text:style-name="texte_20_par_20_défaut"><text:span text:style-name="T31"> </text:span></text:span><text:span text:style-name="texte_20_par_20_défaut"><text:span text:style-name="T41">? → COI</text:span></text:span></text:p>
      <text:p text:style-name="P153"><text:span text:style-name="texte_20_par_20_défaut"><text:span text:style-name="T41"><text:tab/>(6) peut-on pronominaliser par </text:span></text:span><text:span text:style-name="texte_20_par_20_défaut"><text:span text:style-name="T11">en</text:span></text:span><text:span text:style-name="texte_20_par_20_défaut"><text:span text:style-name="T41"> ? → COD ou COI</text:span></text:span></text:p>
      <text:p text:style-name="Standard"/>
      <text:p text:style-name="P109"><text:span text:style-name="titre_20_avec_20_numéro">(</text:span><text:span text:style-name="titre_20_avec_20_numéro"><text:span text:style-name="T187">A.</text:span></text:span><text:span text:style-name="titre_20_avec_20_numéro">04) Pour identifier le sujet d’un verbe, ne pas poser la question « qui fait l’action ? »</text:span></text:p>
      <text:p text:style-name="Standard"/>
      <text:p text:style-name="Standard"><text:span text:style-name="texte_20_par_20_défaut">Pourquoi est-ce que ça ne marche pas ?</text:span></text:p>
      <text:p text:style-name="Standard"><text:span text:style-name="T42"><text:tab/></text:span><text:span text:style-name="texte_20_par_20_défaut"><text:span text:style-name="T42">(</text:span></text:span><text:span text:style-name="texte_20_par_20_défaut"><text:span text:style-name="T76">✓</text:span></text:span><text:span text:style-name="texte_20_par_20_défaut"><text:span text:style-name="T42">)</text:span></text:span><text:span text:style-name="T42"> </text:span><text:span text:style-name="exemple"><text:span text:style-name="T139">Jean coupe du bois.</text:span></text:span></text:p>
      <text:p text:style-name="P86"><text:span text:style-name="exemple"><text:span text:style-name="T42"><text:tab/></text:span></text:span><text:span text:style-name="texte_20_par_20_défaut"><text:span text:style-name="T42">(!)</text:span></text:span><text:span text:style-name="exemple"><text:span text:style-name="T42"> </text:span></text:span><text:span text:style-name="exemple"><text:span text:style-name="T265">Viens </text:span></text:span><text:span text:style-name="exemple"><text:span text:style-name="T139">!</text:span></text:span></text:p>
      <text:p text:style-name="Standard"><text:span text:style-name="T41"><text:tab/></text:span><text:span text:style-name="texte_20_par_20_défaut"><text:span text:style-name="T41">(!)</text:span></text:span><text:span text:style-name="T41"> </text:span><text:span text:style-name="exemple"><text:span text:style-name="T137">Il pleut.</text:span></text:span></text:p>
      <text:p text:style-name="Standard"><text:span text:style-name="T41"><text:tab/></text:span><text:span text:style-name="texte_20_par_20_défaut"><text:span text:style-name="T41">(!)</text:span></text:span><text:span text:style-name="T41"> </text:span><text:span text:style-name="exemple"><text:span text:style-name="T137">Le bois est coupé par Jean.</text:span></text:span></text:p>
      <text:p text:style-name="Standard"/>
      <text:p text:style-name="P154"><text:bookmark text:name="char-node1"/><text:span text:style-name="texte_20_par_20_défaut"><text:span text:style-name="T372">➱ </text:span></text:span><text:span text:style-name="texte_20_par_20_défaut"><text:span text:style-name="T368">Comment </text:span></text:span><text:span text:style-name="texte_20_par_20_défaut"><text:span text:style-name="T373">identifier le sujet d’un verbe ?</text:span></text:span></text:p>
      <text:p text:style-name="P154"><text:span text:style-name="texte_20_par_20_défaut"><text:span text:style-name="T132"><text:tab/></text:span></text:span><text:span text:style-name="texte_20_par_20_défaut"><text:span text:style-name="T43">- </text:span></text:span><text:span text:style-name="texte_20_par_20_défaut"><text:span text:style-name="T46">l’accord de la personne grammaticale (1S, 2S, 3S, 1P, 2P, 3P) entre le verbe et son sujet</text:span></text:span></text:p>
      <text:p text:style-name="P154"><text:span text:style-name="texte_20_par_20_défaut"><text:span text:style-name="T43"><text:tab/>- </text:span></text:span><text:span text:style-name="texte_20_par_20_défaut"><text:span text:style-name="T46">la pince « c’est... qui... »</text:span></text:span></text:p>
      <text:p text:style-name="P79"/>
      <text:p text:style-name="Standard"><text:span text:style-name="titre_20_avec_20_numéro">(</text:span><text:span text:style-name="titre_20_avec_20_numéro"><text:span text:style-name="T187">A.</text:span></text:span><text:span text:style-name="titre_20_avec_20_numéro">05) le prédicat est une notion qui peut être enseignée</text:span></text:p>
      <text:p text:style-name="Standard"><text:span text:style-name="texte_20_par_20_défaut"><text:span text:style-name="T41">Cette notion </text:span></text:span><text:span text:style-name="texte_20_par_20_défaut"><text:span text:style-name="T44">apparaît dans la </text:span></text:span><text:span text:style-name="texte_20_par_20_défaut"><text:span text:style-name="T12">Terminologie Grammaticale</text:span></text:span><text:span text:style-name="texte_20_par_20_défaut"><text:span text:style-name="T44">.</text:span></text:span><text:span text:style-name="T44"><text:tab/><text:tab/><text:tab/><text:tab/> <text:s text:c="4"/></text:span><text:span text:style-name="référence"><text:span text:style-name="T98">TG(</text:span></text:span><text:span text:style-name="référence"><text:span text:style-name="T114">I</text:span></text:span><text:span text:style-name="référence"><text:span text:style-name="T98">I.</text:span></text:span><text:span text:style-name="référence"><text:span text:style-name="T97">1.9.1</text:span></text:span><text:span text:style-name="référence"><text:span text:style-name="T98">, pp. </text:span></text:span><text:span text:style-name="référence"><text:span text:style-name="T97">80</text:span></text:span><text:span text:style-name="référence"><text:span text:style-name="T104">-</text:span></text:span><text:span text:style-name="référence"><text:span text:style-name="T101">)</text:span></text:span></text:p>
      <text:p text:style-name="Standard"/>
      <text:p text:style-name="P332"><text:span text:style-name="texte_20_par_20_défaut">Le pr</text:span><text:span text:style-name="texte_20_par_20_défaut"><text:span text:style-name="T543">édicat ne se confond pas avec le groupe verbal ; le prédicat est une fonction, <text:s text:c="6"/></text:span></text:span><text:span text:style-name="référence"><text:span text:style-name="T98">TG(</text:span></text:span><text:span text:style-name="référence"><text:span text:style-name="T114">I</text:span></text:span><text:span text:style-name="référence"><text:span text:style-name="T98">I.</text:span></text:span><text:span text:style-name="référence"><text:span text:style-name="T127">1.</text:span></text:span><text:span text:style-name="référence"><text:span text:style-name="T128">1</text:span></text:span><text:span text:style-name="référence"><text:span text:style-name="T98">, pp. </text:span></text:span><text:span text:style-name="référence"><text:span text:style-name="T128">12-</text:span></text:span><text:span text:style-name="référence"><text:span text:style-name="T101">)</text:span></text:span></text:p>
      <text:p text:style-name="P332"><text:span text:style-name="texte_20_par_20_défaut"><text:span text:style-name="T543">le groupe verbal est l’un des éléments de la phrase avec le groupe sujet et le groupe circonstanciel.</text:span></text:span></text:p>
      <text:p text:style-name="P333"><text:span text:style-name="texte_20_par_20_défaut"><text:span text:style-name="T544">Dans la phrase </text:span></text:span><text:span text:style-name="exemple"><text:span text:style-name="T544">Excellent ce rôti</text:span></text:span><text:span text:style-name="texte_20_par_20_défaut"><text:span text:style-name="T544">, le prédicat est </text:span></text:span><text:span text:style-name="exemple"><text:span text:style-name="T544">Excellent</text:span></text:span><text:span text:style-name="texte_20_par_20_défaut"><text:span text:style-name="T544"> et le sujet </text:span></text:span><text:span text:style-name="exemple"><text:span text:style-name="T544">ce rôti</text:span></text:span><text:span text:style-name="texte_20_par_20_défaut"><text:span text:style-name="T544"> mais <text:s/><text:tab/> <text:s text:c="4"/></text:span></text:span><text:span text:style-name="référence"><text:span text:style-name="T98">TG(</text:span></text:span><text:span text:style-name="référence"><text:span text:style-name="T114">I</text:span></text:span><text:span text:style-name="référence"><text:span text:style-name="T98">I.</text:span></text:span><text:span text:style-name="référence"><text:span text:style-name="T129">1.9.1</text:span></text:span><text:span text:style-name="référence"><text:span text:style-name="T98">, pp. </text:span></text:span><text:span text:style-name="référence"><text:span text:style-name="T129">80</text:span></text:span><text:span text:style-name="référence"><text:span text:style-name="T104">-</text:span></text:span><text:span text:style-name="référence"><text:span text:style-name="T101">)</text:span></text:span></text:p>
      <text:p text:style-name="P333"><text:soft-page-break/><text:span text:style-name="texte_20_par_20_défaut"><text:span text:style-name="T544">il n’y a pas ici de groupe verbal.</text:span></text:span></text:p>
      <text:p text:style-name="P333"><text:span text:style-name="texte_20_par_20_défaut"/></text:p>
      <text:p text:style-name="Standard"><text:span text:style-name="titre_20_avec_20_numéro">(</text:span><text:span text:style-name="titre_20_avec_20_numéro"><text:span text:style-name="T187">A.</text:span></text:span><text:span text:style-name="titre_20_avec_20_numéro">06) « </text:span><text:span text:style-name="titre_20_avec_20_numéro"><text:span text:style-name="T31">donc</text:span></text:span><text:span text:style-name="titre_20_avec_20_numéro"><text:span text:style-name="T2"> »</text:span></text:span><text:span text:style-name="titre_20_avec_20_numéro"> est un adverbe</text:span></text:p>
      <text:p text:style-name="P128"><text:span text:style-name="texte_20_par_20_défaut"><text:span text:style-name="T45"/></text:span></text:p>
      <text:p text:style-name="P128"><text:span text:style-name="texte_20_par_20_défaut"><text:span text:style-name="T45">Le mot </text:span></text:span><text:span text:style-name="exemple"><text:span text:style-name="T140">donc</text:span></text:span><text:span text:style-name="texte_20_par_20_défaut"><text:span text:style-name="T45"> ne fait pas partie des conjonctions de coordination.</text:span></text:span><text:span text:style-name="T45"><text:tab/></text:span><text:span text:style-name="T44"><text:tab/><text:tab/> <text:s text:c="5"/></text:span><text:span text:style-name="référence"><text:span text:style-name="T98">TG(</text:span></text:span><text:span text:style-name="référence"><text:span text:style-name="T114">I</text:span></text:span><text:span text:style-name="référence"><text:span text:style-name="T98">I.</text:span></text:span><text:span text:style-name="référence"><text:span text:style-name="T105">3</text:span></text:span><text:span text:style-name="référence"><text:span text:style-name="T97">.</text:span></text:span><text:span text:style-name="référence"><text:span text:style-name="T105">7</text:span></text:span><text:span text:style-name="référence"><text:span text:style-name="T97">.1</text:span></text:span><text:span text:style-name="référence"><text:span text:style-name="T98">, p. </text:span></text:span><text:span text:style-name="référence"><text:span text:style-name="T106">131</text:span></text:span><text:span text:style-name="référence"><text:span text:style-name="T101">)</text:span></text:span></text:p>
      <text:p text:style-name="P130"><text:span text:style-name="texte_20_par_20_défaut"><text:span text:style-name="T124">La TG cite les conjonctions de coordination suivantes : </text:span></text:span><text:span text:style-name="texte_20_par_20_défaut"><text:span text:style-name="T18">mais, ou, et, or, ni, car</text:span></text:span><text:span text:style-name="texte_20_par_20_défaut"><text:span text:style-name="T124">. La liste semble exhaustive.</text:span></text:span></text:p>
      <text:p text:style-name="P128"><text:span text:style-name="GGF"/></text:p>
      <text:p text:style-name="P128"><text:span text:style-name="GGF"><text:span text:style-name="T194">[ </text:span></text:span><text:span text:style-name="GGF">GGF.1.</text:span><text:span text:style-name="GGF"><text:span text:style-name="T529">869-</text:span></text:span><text:span text:style-name="GGF"><text:span text:style-name="T510">870</text:span></text:span><text:span text:style-name="GGF"> </text:span><text:span text:style-name="GGF"><text:span text:style-name="T194">]</text:span></text:span></text:p>
      <text:p text:style-name="P128"><text:span text:style-name="GGF"><text:tab/></text:span><text:span text:style-name="GGF"><text:span text:style-name="T530">Même classification dans </text:span></text:span><text:span text:style-name="GGF"><text:span text:style-name="T6">La Grande Grammaire du Français :</text:span></text:span></text:p>
      <text:p text:style-name="P128"><text:span text:style-name="GGF"><text:span text:style-name="T194"><text:tab/>« </text:span></text:span><text:span text:style-name="GGF"><text:span text:style-name="T529">[l’</text:span></text:span><text:span text:style-name="GGF"><text:span text:style-name="T531">adverbe </text:span></text:span><text:span text:style-name="GGF"><text:span text:style-name="T5">donc</text:span></text:span><text:span text:style-name="GGF"><text:span text:style-name="T529">]</text:span></text:span><text:span text:style-name="GGF"><text:span text:style-name="T194"> </text:span></text:span><text:span text:style-name="GGF"><text:span text:style-name="T529">a la même mobilité que d’autres adverbes connecteurs comme </text:span></text:span><text:span text:style-name="GGF"><text:span text:style-name="T5">pourtant </text:span></text:span><text:span text:style-name="GGF"><text:span text:style-name="T34">»</text:span></text:span></text:p>
      <text:p text:style-name="P128"><text:span text:style-name="GGF"><text:span text:style-name="T5"><text:tab/></text:span></text:span><text:span text:style-name="GGF"><text:span text:style-name="T7"><text:tab/>Paul est content, donc il ira voir Marie.</text:span></text:span></text:p>
      <text:p text:style-name="P128"><text:span text:style-name="GGF"><text:span text:style-name="T7"><text:tab/><text:tab/>Il ira donc voir Marie.</text:span></text:span></text:p>
      <text:p text:style-name="P128"><text:span text:style-name="GGF"><text:span text:style-name="T7"><text:tab/><text:tab/>Il ira voir Marie, donc.</text:span></text:span></text:p>
      <text:p text:style-name="P128"><text:span text:style-name="GGF"><text:span text:style-name="T7"/></text:span></text:p>
      <text:p text:style-name="P129"><text:span text:style-name="GGF"><text:span text:style-name="T535">[ </text:span></text:span><text:span text:style-name="GGF"><text:span text:style-name="T534">GGF.2.</text:span></text:span><text:span text:style-name="GGF"><text:span text:style-name="T511">1985</text:span></text:span><text:span text:style-name="GGF"><text:span text:style-name="T534"> </text:span></text:span><text:span text:style-name="GGF"><text:span text:style-name="T535">]</text:span></text:span></text:p>
      <text:p text:style-name="P111"><text:span text:style-name="GGF"><text:span text:style-name="T535"><text:tab/></text:span></text:span><text:span text:style-name="GGF"><text:span text:style-name="T534">La liste des conjonctions de coordination reconnues par le GGF est bien plus étendue que celle donnée dans la TG : </text:span></text:span><text:span text:style-name="GGF"><text:span text:style-name="T8">car, et, mais, ni, ou, or, puis, soit… soit…</text:span></text:span><text:span text:style-name="GGF"><text:span text:style-name="T534"> (formes simples) et comme </text:span></text:span><text:span text:style-name="GGF"><text:span text:style-name="T8">c’est-à-dire, et puis, ou bien</text:span></text:span><text:span text:style-name="GGF"><text:span text:style-name="T35"> (formes complexes). </text:span></text:span><text:span text:style-name="GGF"><text:span text:style-name="T36">Ces listes semblent exhaustives </text:span></text:span><text:span text:style-name="GGF"><text:span text:style-name="T37">(pas de « etc. » à fin de ces deux listes).</text:span></text:span></text:p>
      <text:p text:style-name="P128"><text:span text:style-name="référence"><text:span text:style-name="T122"/></text:span></text:p>
      <text:p text:style-name="Standard"><text:span text:style-name="titre_20_avec_20_numéro">(</text:span><text:span text:style-name="titre_20_avec_20_numéro"><text:span text:style-name="T187">A.</text:span></text:span><text:span text:style-name="titre_20_avec_20_numéro">0</text:span><text:span text:style-name="titre_20_avec_20_numéro"><text:span text:style-name="T171">7</text:span></text:span><text:span text:style-name="titre_20_avec_20_numéro">) </text:span><text:span text:style-name="titre_20_avec_20_numéro"><text:span text:style-name="T172">p</text:span></text:span><text:span text:style-name="titre_20_avec_20_numéro"><text:span text:style-name="T32">articipe passé ou adjectif ?</text:span></text:span></text:p>
      <text:p text:style-name="P131"><text:span text:style-name="texte_20_par_20_défaut"><text:span text:style-name="T125">La </text:span></text:span><text:span text:style-name="texte_20_par_20_défaut"><text:span text:style-name="T16">Terminologie Grammaticale</text:span></text:span><text:span text:style-name="texte_20_par_20_défaut"><text:span text:style-name="T173"> ne donne quasiment aucune information mais analyse</text:span></text:span><text:span text:style-name="T173"> </text:span><text:span text:style-name="exemple"><text:span text:style-name="T173">étonnée</text:span></text:span><text:span text:style-name="T173"> </text:span><text:span text:style-name="texte_20_par_20_défaut"><text:span text:style-name="T173">dans</text:span></text:span></text:p>
      <text:p text:style-name="Standard"><text:tab/><text:span text:style-name="exemple"><text:span text:style-name="T173">Elle est étonnée par cette réaction.</text:span></text:span><text:span text:style-name="T173"><text:tab/><text:tab/><text:tab/><text:tab/><text:tab/><text:tab/> <text:s text:c="3"/></text:span><text:span text:style-name="référence"><text:span text:style-name="T98">TG(</text:span></text:span><text:span text:style-name="référence"><text:span text:style-name="T114">I</text:span></text:span><text:span text:style-name="référence"><text:span text:style-name="T98">I.</text:span></text:span><text:span text:style-name="référence"><text:span text:style-name="T105">3</text:span></text:span><text:span text:style-name="référence"><text:span text:style-name="T100">.</text:span></text:span><text:span text:style-name="référence"><text:span text:style-name="T107">9</text:span></text:span><text:span text:style-name="référence"><text:span text:style-name="T105">.</text:span></text:span><text:span text:style-name="référence"><text:span text:style-name="T107">5.2</text:span></text:span><text:span text:style-name="référence"><text:span text:style-name="T98">, p. </text:span></text:span><text:span text:style-name="référence"><text:span text:style-name="T106">1</text:span></text:span><text:span text:style-name="référence"><text:span text:style-name="T107">57</text:span></text:span><text:span text:style-name="référence"><text:span text:style-name="T101">)</text:span></text:span></text:p>
      <text:p text:style-name="Standard"><text:span text:style-name="texte_20_par_20_défaut">comme un participe passé utilisé pour former un « passif ».</text:span></text:p>
      <text:p text:style-name="Standard"/>
      <text:p text:style-name="P124"><text:span text:style-name="GGF">GGF.1.1</text:span><text:span text:style-name="GGF"><text:span text:style-name="T520">29 ; GGF.1.212 ; </text:span></text:span><text:span text:style-name="GGF"><text:span text:style-name="T521">GGF.1.649 </text:span></text:span><text:span text:style-name="GGF"><text:span text:style-name="T520">: </text:span></text:span><text:span text:style-name="GGF"><text:span text:style-name="T479">distinction entre participe passé et participe passif.</text:span></text:span></text:p>
      <text:p text:style-name="Standard"><text:span text:style-name="GGF"/></text:p>
      <text:p text:style-name="Standard"><text:span text:style-name="titre_20_avec_20_numéro">(</text:span><text:span text:style-name="titre_20_avec_20_numéro"><text:span text:style-name="T187">A.</text:span></text:span><text:span text:style-name="titre_20_avec_20_numéro">0</text:span><text:span text:style-name="titre_20_avec_20_numéro"><text:span text:style-name="T188">8</text:span></text:span><text:span text:style-name="titre_20_avec_20_numéro">) </text:span><text:span text:style-name="titre_20_avec_20_numéro"><text:span text:style-name="T188">les types de phrase</text:span></text:span><text:span text:style-name="titre_20_avec_20_numéro"><text:span text:style-name="T480">s</text:span></text:span><text:span text:style-name="titre_20_avec_20_numéro"><text:span text:style-name="T188"> </text:span></text:span><text:span text:style-name="titre_20_avec_20_numéro"><text:span text:style-name="T480">et les formes de phrase</text:span></text:span></text:p>
      <text:p text:style-name="Standard"><text:span text:style-name="texte_20_par_20_défaut"><text:span text:style-name="T188">Une phrase est de type déclaratif, interrogatif ou impératif</text:span></text:span><text:span text:style-name="T188"><text:tab/><text:tab/><text:tab/><text:tab/> <text:s text:c="5"/></text:span><text:span text:style-name="référence"><text:span text:style-name="T98">TG(I.</text:span></text:span><text:span text:style-name="référence"><text:span text:style-name="T108">2.4</text:span></text:span><text:span text:style-name="référence"><text:span text:style-name="T98">, p</text:span></text:span><text:span text:style-name="référence"><text:span text:style-name="T108">p. 25-26</text:span></text:span><text:span text:style-name="référence"><text:span text:style-name="T101">)</text:span></text:span><text:span text:style-name="T188"> </text:span></text:p>
      <text:p text:style-name="Standard"><text:span text:style-name="texte_20_par_20_défaut"><text:span text:style-name="T188">(un seul type de phrase pour une phrase donnée). Une phrase peut n’avoir pas</text:span></text:span><text:span text:style-name="T188"><text:tab/> <text:s text:c="5"/></text:span><text:span text:style-name="référence"><text:span text:style-name="T98">TG(I.</text:span></text:span><text:span text:style-name="référence"><text:span text:style-name="T108">2.5</text:span></text:span><text:span text:style-name="référence"><text:span text:style-name="T98">, p</text:span></text:span><text:span text:style-name="référence"><text:span text:style-name="T108">p. 2</text:span></text:span><text:span text:style-name="référence"><text:span text:style-name="T109">6</text:span></text:span><text:span text:style-name="référence"><text:span text:style-name="T108">-2</text:span></text:span><text:span text:style-name="référence"><text:span text:style-name="T109">7</text:span></text:span><text:span text:style-name="référence"><text:span text:style-name="T101">)</text:span></text:span></text:p>
      <text:p text:style-name="Standard"><text:span text:style-name="texte_20_par_20_défaut"><text:span text:style-name="T188">de forme particulière ou être de forme </text:span></text:span><text:span text:style-name="texte_20_par_20_défaut"><text:span text:style-name="T353">négative, </text:span></text:span><text:span text:style-name="texte_20_par_20_défaut"><text:span text:style-name="T188">passive, exclamative,</text:span></text:span><text:span text:style-name="T188"> </text:span></text:p>
      <text:p text:style-name="Standard"><text:span text:style-name="texte_20_par_20_défaut"><text:span text:style-name="T188">emphatique ou impersonnelle (=une phrase peut posséder </text:span></text:span><text:span text:style-name="texte_20_par_20_défaut"><text:span text:style-name="T189">0, 1 ou plusieurs</text:span></text:span><text:span text:style-name="texte_20_par_20_défaut"><text:span text:style-name="T188"> formes).</text:span></text:span></text:p>
      <text:p text:style-name="Standard"/>
      <text:p text:style-name="P100"><text:span text:style-name="titre_20_avec_20_numéro">(</text:span><text:span text:style-name="titre_20_avec_20_numéro"><text:span text:style-name="T187">A.</text:span></text:span><text:span text:style-name="titre_20_avec_20_numéro">0</text:span><text:span text:style-name="titre_20_avec_20_numéro"><text:span text:style-name="T495">9</text:span></text:span><text:span text:style-name="titre_20_avec_20_numéro">) « </text:span><text:span text:style-name="titre_20_avec_20_numéro"><text:span text:style-name="T389">Alice »</text:span></text:span><text:span text:style-name="titre_20_avec_20_numéro"><text:span text:style-name="T388"> est un groupe nominal, « </text:span></text:span><text:span text:style-name="titre_20_avec_20_numéro"><text:span text:style-name="T389">il »</text:span></text:span><text:span text:style-name="titre_20_avec_20_numéro"><text:span text:style-name="T391"> n’en est pas un, « </text:span></text:span><text:span text:style-name="titre_20_avec_20_numéro"><text:span text:style-name="T390">grand »</text:span></text:span><text:span text:style-name="titre_20_avec_20_numéro"><text:span text:style-name="T392"> n’en est pas un</text:span></text:span></text:p>
      <text:p text:style-name="P101"><text:span text:style-name="T496">Un groupe nominal peut être réduit à un nom propre ou à un nom commun.</text:span><text:tab/> <text:s text:c="4"/><text:span text:style-name="référence"><text:span text:style-name="T98">TG(</text:span></text:span><text:span text:style-name="référence"><text:span text:style-name="T97">Annexes</text:span></text:span><text:span text:style-name="référence"><text:span text:style-name="T98">, p.</text:span></text:span><text:span text:style-name="référence"><text:span text:style-name="T108"> </text:span></text:span><text:span text:style-name="référence"><text:span text:style-name="T97">185</text:span></text:span><text:span text:style-name="référence"><text:span text:style-name="T101">)</text:span></text:span></text:p>
      <text:p text:style-name="P102"><text:span text:style-name="texte_20_par_20_défaut"><text:span text:style-name="T112">D’après la page 185 de la </text:span></text:span><text:span text:style-name="texte_20_par_20_défaut"><text:span text:style-name="T16">Terminologie Grammaticale</text:span></text:span><text:span text:style-name="texte_20_par_20_défaut"><text:span text:style-name="T112">, un sujet peut être ou</text:span></text:span></text:p>
      <text:p text:style-name="P102"><text:span text:style-name="texte_20_par_20_défaut"><text:span text:style-name="T112"><text:s/>un groupe nominal ou un pronom, ou un infinitif ou une proposition </text:span></text:span></text:p>
      <text:p text:style-name="P102"><text:span text:style-name="texte_20_par_20_défaut"><text:span text:style-name="T112">subordonnée. Par conséquent un groupe nominal ne peut être un pronom. </text:span></text:span></text:p>
      <text:p text:style-name="P102"><text:span text:style-name="texte_20_par_20_défaut"><text:span text:style-name="T113">Même analyse p. 14. (1.2).<text:tab/><text:tab/><text:tab/><text:tab/><text:tab/><text:tab/><text:tab/><text:tab/> <text:s text:c="10"/></text:span></text:span><text:span text:style-name="référence"><text:span text:style-name="T98">TG(I.</text:span></text:span><text:span text:style-name="référence"><text:span text:style-name="T118">1</text:span></text:span><text:span text:style-name="référence"><text:span text:style-name="T108">.</text:span></text:span><text:span text:style-name="référence"><text:span text:style-name="T118">2</text:span></text:span><text:span text:style-name="référence"><text:span text:style-name="T98">, p.</text:span></text:span><text:span text:style-name="référence"><text:span text:style-name="T108"> </text:span></text:span><text:span text:style-name="référence"><text:span text:style-name="T118">14</text:span></text:span><text:span text:style-name="référence"><text:span text:style-name="T101">)</text:span></text:span></text:p>
      <text:p text:style-name="P334"><text:soft-page-break/><text:span text:style-name="texte_20_par_20_défaut"><text:span text:style-name="T116">La page 16 de la </text:span></text:span><text:span text:style-name="texte_20_par_20_défaut"><text:span text:style-name="T17">Terminologie Grammaticale</text:span></text:span><text:span text:style-name="texte_20_par_20_défaut"><text:span text:style-name="T116"> contient un passage qui exclut <text:tab/> <text:s text:c="10"/></text:span></text:span><text:span text:style-name="référence"><text:span text:style-name="T98">TG(I.</text:span></text:span><text:span text:style-name="référence"><text:span text:style-name="T117">1</text:span></text:span><text:span text:style-name="référence"><text:span text:style-name="T108">.</text:span></text:span><text:span text:style-name="référence"><text:span text:style-name="T117">3</text:span></text:span><text:span text:style-name="référence"><text:span text:style-name="T98">, p</text:span></text:span><text:span text:style-name="référence"><text:span text:style-name="T108">. </text:span></text:span><text:span text:style-name="référence"><text:span text:style-name="T191">16</text:span></text:span><text:span text:style-name="référence"><text:span text:style-name="T101">)</text:span></text:span></text:p>
      <text:p text:style-name="P107"><text:span text:style-name="texte_20_par_20_défaut"><text:span text:style-name="T116">qu’un adjectif puisse à lui seul être un groupe nominal : ainsi </text:span></text:span><text:span text:style-name="exemple">grand</text:span><text:span text:style-name="texte_20_par_20_défaut"><text:span text:style-name="T116"> ne peut être</text:span></text:span></text:p>
      <text:p text:style-name="P107"><text:span text:style-name="texte_20_par_20_défaut"><text:span text:style-name="T116">considéré comme un groupe nominal.</text:span></text:span></text:p>
      <text:p text:style-name="P107"/>
      <text:p text:style-name="P118"><text:span text:style-name="titre_20_avec_20_numéro">(</text:span><text:span text:style-name="titre_20_avec_20_numéro"><text:span text:style-name="T187">A.</text:span></text:span><text:span text:style-name="titre_20_avec_20_numéro"><text:span text:style-name="T517">10</text:span></text:span><text:span text:style-name="titre_20_avec_20_numéro">) </text:span><text:span text:style-name="titre_20_avec_20_numéro"><text:span text:style-name="T393">PSR, proposition principale </text:span></text:span><text:span text:style-name="titre_20_avec_20_numéro"><text:span text:style-name="T394">et proposition indépendante</text:span></text:span></text:p>
      <text:p text:style-name="P118"><text:span text:style-name="T517">Dans une phrase complexe comme<text:tab/><text:tab/><text:tab/><text:tab/><text:tab/><text:tab/><text:tab/> </text:span><text:span text:style-name="référence"><text:span text:style-name="T98">TG(I.</text:span></text:span><text:span text:style-name="référence"><text:span text:style-name="T117">1</text:span></text:span><text:span text:style-name="référence"><text:span text:style-name="T108">.</text:span></text:span><text:span text:style-name="référence"><text:span text:style-name="T119">1 note 14</text:span></text:span><text:span text:style-name="référence"><text:span text:style-name="T98">, p</text:span></text:span><text:span text:style-name="référence"><text:span text:style-name="T108">. </text:span></text:span><text:span text:style-name="référence"><text:span text:style-name="T119">5</text:span></text:span><text:span text:style-name="référence"><text:span text:style-name="T192">2</text:span></text:span><text:span text:style-name="référence"><text:span text:style-name="T101">)</text:span></text:span></text:p>
      <text:p text:style-name="P119"><text:tab/><text:span text:style-name="exemple">Un sportif qui est fatigué doit se reposer.</text:span></text:p>
      <text:p text:style-name="P119">la PSR <text:span text:style-name="exemple">qui est fatigué</text:span> <text:span text:style-name="T31">dépend</text:span> de la proposition <text:span text:style-name="T368">principale </text:span><text:span text:style-name="exemple"><text:span text:style-name="T176">Un sportif doit se reposer.</text:span></text:span></text:p>
      <text:p text:style-name="P119"><text:span text:style-name="texte_20_par_20_défaut"><text:span text:style-name="T176"/></text:span></text:p>
      <text:p text:style-name="P120"><text:span text:style-name="texte_20_par_20_défaut"><text:span text:style-name="T180">Cette phrase ne peut être analysée comme une proposition indépendante. En effet, <text:s text:c="9"/></text:span></text:span><text:span text:style-name="référence"><text:span text:style-name="T79">TG(I.</text:span></text:span><text:span text:style-name="référence"><text:span text:style-name="T88">2</text:span></text:span><text:span text:style-name="référence"><text:span text:style-name="T80">.</text:span></text:span><text:span text:style-name="référence"><text:span text:style-name="T88">3</text:span></text:span><text:span text:style-name="référence"><text:span text:style-name="T79">, p</text:span></text:span><text:span text:style-name="référence"><text:span text:style-name="T80">. </text:span></text:span><text:span text:style-name="référence"><text:span text:style-name="T88">24</text:span></text:span><text:span text:style-name="référence"><text:span text:style-name="T83">)</text:span></text:span></text:p>
      <text:p text:style-name="P120"><text:span text:style-name="texte_20_par_20_défaut"><text:span text:style-name="T180">il ne peut y avoir de proposition indépendante par subordination : la notion de proposition indépendante n’existe que pour des propositions reliées par coordination et par juxtaposition.</text:span></text:span></text:p>
      <text:p text:style-name="P103"><text:span text:style-name="référence"><text:span text:style-name="T83"/></text:span></text:p>
      <text:p text:style-name="P132">D’après la <text:span text:style-name="T2">Terminologie Grammaticale</text:span><text:span text:style-name="T31">, dans la tradition grammaticale française,<text:tab/> <text:s text:c="10"/></text:span><text:span text:style-name="référence"><text:span text:style-name="T79">TG(I.</text:span></text:span><text:span text:style-name="référence"><text:span text:style-name="T88">2</text:span></text:span><text:span text:style-name="référence"><text:span text:style-name="T80">.</text:span></text:span><text:span text:style-name="référence"><text:span text:style-name="T93">2</text:span></text:span><text:span text:style-name="référence"><text:span text:style-name="T79">, p</text:span></text:span><text:span text:style-name="référence"><text:span text:style-name="T80">. </text:span></text:span><text:span text:style-name="référence"><text:span text:style-name="T88">2</text:span></text:span><text:span text:style-name="référence"><text:span text:style-name="T93">3</text:span></text:span><text:span text:style-name="référence"><text:span text:style-name="T83">)</text:span></text:span></text:p>
      <text:p text:style-name="P104">l’expression « proposit<text:span text:style-name="T539">ion </text:span>subordonnée » est utilisée pour désigner une proposition incluse dans une </text:p>
      <text:p text:style-name="P105">« proposition principale ». Par exemple, <text:span text:style-name="exemple">quand le jour se lève</text:span> (dans <text:span text:style-name="exemple">Le facteur distribue le courrier quand le jour se lève</text:span>) est une proposition subordonnée incluse dans la proposition principale <text:span text:style-name="exemple">Le facteur distribue le courrier.</text:span></text:p>
      <text:p text:style-name="P105"><text:span text:style-name="exemple"/></text:p>
      <text:p text:style-name="P133"><text:span text:style-name="GGF"><text:span text:style-name="T535">[ </text:span></text:span><text:span text:style-name="GGF"><text:span text:style-name="T534">GGF.</text:span></text:span><text:span text:style-name="GGF"><text:span text:style-name="T512">1</text:span></text:span><text:span text:style-name="GGF"><text:span text:style-name="T534">.</text:span></text:span><text:span text:style-name="GGF"><text:span text:style-name="T512">46</text:span></text:span><text:span text:style-name="GGF"><text:span text:style-name="T534"> </text:span></text:span><text:span text:style-name="GGF"><text:span text:style-name="T535">]</text:span></text:span></text:p>
      <text:p text:style-name="P113"><text:span text:style-name="GGF"><text:span text:style-name="T535"><text:tab/></text:span></text:span><text:span text:style-name="GGF"><text:span text:style-name="T538">NB : D</text:span></text:span><text:span text:style-name="GGF"><text:span text:style-name="T536">ans la </text:span></text:span><text:span text:style-name="GGF"><text:span text:style-name="T9">Grande Grammaire du Français</text:span></text:span><text:span text:style-name="GGF"><text:span text:style-name="T39"> </text:span></text:span><text:span text:style-name="GGF"><text:span text:style-name="T513">le mot « proposition » est remplacé par </text:span></text:span><text:span text:style-name="GGF"><text:span text:style-name="T514">le <text:s/>mot</text:span></text:span><text:span text:style-name="GGF"><text:span text:style-name="T513"> « phrase », </text:span></text:span><text:span text:style-name="GGF"><text:span text:style-name="T514">mot que nous citons entre guillemets dans ce qui suit quand il désigne une « proposition ».</text:span></text:span></text:p>
      <text:p text:style-name="P113"><text:span text:style-name="GGF"><text:tab/></text:span><text:span text:style-name="GGF"><text:span text:style-name="T536">L</text:span></text:span><text:span text:style-name="GGF"><text:span text:style-name="T534">’</text:span></text:span><text:span text:style-name="GGF"><text:span text:style-name="T532">analyse </text:span></text:span><text:span text:style-name="GGF"><text:span text:style-name="T536">des propositions subordonnée</text:span></text:span><text:span text:style-name="GGF"><text:span text:style-name="T533">s </text:span></text:span><text:span text:style-name="GGF"><text:span text:style-name="T536">est tout</text:span></text:span><text:span text:style-name="GGF"><text:span text:style-name="T537">e</text:span></text:span><text:span text:style-name="GGF"><text:span text:style-name="T536"> autre dans la </text:span></text:span><text:span text:style-name="GGF"><text:span text:style-name="T9">Grande Grammaire du Français. </text:span></text:span><text:span text:style-name="GGF"><text:span text:style-name="T38">La phrase </text:span></text:span><text:span text:style-name="GGF"><text:span text:style-name="T9">Paul sait que Marie viendra</text:span></text:span><text:span text:style-name="GGF"><text:span text:style-name="T38"> est </text:span></text:span><text:span text:style-name="GGF"><text:span text:style-name="T40">ainsi </text:span></text:span><text:span text:style-name="GGF"><text:span text:style-name="T38">analysée comme une phrase indépendante </text:span></text:span><text:span text:style-name="GGF"><text:span text:style-name="T39">(car non « liée ») </text:span></text:span><text:span text:style-name="GGF"><text:span text:style-name="T38">f</text:span></text:span><text:span text:style-name="GGF"><text:span text:style-name="T39">ormée de la « phrase » subordonnée (=une proposition ayant une fonction) – </text:span></text:span><text:span text:style-name="GGF"><text:span text:style-name="T10">Marie viendra</text:span></text:span><text:span text:style-name="GGF"><text:span text:style-name="T39"> – liée à un verbe « de tête » ; </text:span></text:span><text:span text:style-name="GGF"><text:span text:style-name="T10">Paul sait</text:span></text:span><text:span text:style-name="GGF"><text:span text:style-name="T39"> n’est pas une « phrase principale » puisque que ces deux mots ne peuvent former une phrase complète.</text:span></text:span></text:p>
      <text:p text:style-name="P106"><text:span text:style-name="texte_20_par_20_défaut"><text:span text:style-name="T126"/></text:span></text:p>
      <text:p text:style-name="P127"><text:span text:style-name="titre_20_avec_20_numéro"><text:span text:style-name="T112">(</text:span></text:span><text:span text:style-name="titre_20_avec_20_numéro"><text:span text:style-name="T120">A.</text:span></text:span><text:span text:style-name="titre_20_avec_20_numéro"><text:span text:style-name="T119">1</text:span></text:span><text:span text:style-name="titre_20_avec_20_numéro"><text:span text:style-name="T121">1</text:span></text:span><text:span text:style-name="titre_20_avec_20_numéro"><text:span text:style-name="T112">) </text:span></text:span><text:span text:style-name="titre_20_avec_20_numéro"><text:span text:style-name="T395">proposition infinitive ou groupe infinitif de fonction COD</text:span></text:span></text:p>
      <text:p text:style-name="P278"><text:span text:style-name="texte_20_par_20_défaut"><text:span text:style-name="T459">Une proposition infinitive doit avoir un sujet différent de celui de sa principale.<text:tab/> <text:s text:c="10"/></text:span></text:span><text:span text:style-name="référence"><text:span text:style-name="T453">TG(I.</text:span></text:span><text:span text:style-name="référence"><text:span text:style-name="T457">5</text:span></text:span><text:span text:style-name="référence"><text:span text:style-name="T454">.</text:span></text:span><text:span text:style-name="référence"><text:span text:style-name="T455">1</text:span></text:span><text:span text:style-name="référence"><text:span text:style-name="T453">, p</text:span></text:span><text:span text:style-name="référence"><text:span text:style-name="T454">. </text:span></text:span><text:span text:style-name="référence"><text:span text:style-name="T457">6</text:span></text:span><text:span text:style-name="référence"><text:span text:style-name="T467">2</text:span></text:span><text:span text:style-name="référence"><text:span text:style-name="T456">)</text:span></text:span></text:p>
      <text:p text:style-name="P278"><text:span text:style-name="texte_20_par_20_défaut"><text:span text:style-name="T459"/></text:span></text:p>
      <text:p text:style-name="P278"><text:span text:style-name="texte_20_par_20_défaut"><text:span text:style-name="T459">C’est le cas dans :</text:span></text:span></text:p>
      <text:p text:style-name="P278"><text:span text:style-name="texte_20_par_20_défaut"><text:span text:style-name="T459"><text:tab/></text:span></text:span><text:span text:style-name="exemple"><text:span text:style-name="T226">J’entends </text:span></text:span><text:span text:style-name="exemple"><text:span text:style-name="T234">l’oiseau chanter</text:span></text:span><text:span text:style-name="exemple"><text:span text:style-name="T226">.<text:tab/><text:tab/></text:span></text:span><text:span text:style-name="texte_20_par_20_défaut"><text:span text:style-name="T219">proposition infinitive</text:span></text:span></text:p>
      <text:p text:style-name="P278"><text:span text:style-name="texte_20_par_20_défaut"><text:span text:style-name="T219"/></text:span></text:p>
      <text:p text:style-name="P278"><text:span text:style-name="texte_20_par_20_défaut"><text:span text:style-name="T459">Ce n’est pas le cas dans :</text:span></text:span></text:p>
      <text:p text:style-name="P278"><text:span text:style-name="texte_20_par_20_défaut"><text:span text:style-name="T459"><text:tab/></text:span></text:span><text:span text:style-name="exemple"><text:span text:style-name="T226">J’aimerais </text:span></text:span><text:span text:style-name="exemple"><text:span text:style-name="T234">partir en vacances</text:span></text:span><text:span text:style-name="exemple"><text:span text:style-name="T226">.<text:tab/> </text:span></text:span><text:span text:style-name="texte_20_par_20_défaut"><text:span text:style-name="T461">groupe infinitif de fonction COD</text:span></text:span></text:p>
      <text:p text:style-name="P278"><text:span text:style-name="texte_20_par_20_défaut"><text:span text:style-name="T461"/></text:span></text:p>
      <text:p text:style-name="P151"><text:span text:style-name="titre_20_avec_20_numéro"><text:span text:style-name="T112">(</text:span></text:span><text:span text:style-name="titre_20_avec_20_numéro"><text:span text:style-name="T120">A.</text:span></text:span><text:span text:style-name="titre_20_avec_20_numéro"><text:span text:style-name="T119">1</text:span></text:span><text:span text:style-name="titre_20_avec_20_numéro"><text:span text:style-name="T123">2</text:span></text:span><text:span text:style-name="titre_20_avec_20_numéro"><text:span text:style-name="T112">) </text:span></text:span><text:span text:style-name="titre_20_avec_20_numéro"><text:span text:style-name="T396">une phrase simple n</text:span></text:span><text:span text:style-name="titre_20_avec_20_numéro"><text:span text:style-name="T397">’est pas </text:span></text:span><text:span text:style-name="titre_20_avec_20_numéro"><text:span text:style-name="T396">composée de plusieurs propositions coordonnées ou juxtaposées</text:span></text:span></text:p>
      <text:p text:style-name="P279"/>
      <text:p text:style-name="P109"><text:span text:style-name="texte_20_par_20_défaut"><text:tab/>Cont</text:span><text:span text:style-name="texte_20_par_20_défaut"><text:span text:style-name="T523">rairement à ce qui </text:span></text:span><text:span text:style-name="texte_20_par_20_défaut"><text:span text:style-name="T526">a pu être </text:span></text:span><text:span text:style-name="texte_20_par_20_défaut"><text:span text:style-name="T523">enseigné – </text:span></text:span><text:span text:style-name="texte_20_par_20_défaut"><text:span text:style-name="T526">ou à ce que certains ont pu retenir de leurs cours</text:span></text:span><text:span text:style-name="texte_20_par_20_défaut"><text:span text:style-name="T526"><text:note text:id="ftn1" text:note-class="footnote"><text:note-citation>1</text:note-citation><text:note-body><text:p text:style-name="P287"><text:span text:style-name="T2">Confer</text:span> par exemple <text:a xlink:type="simple" xlink:href="https://www.neoprofs.org/t138621-distinction-phrases-simples-phrases-complexes" text:style-name="Internet_20_link" text:visited-style-name="Visited_20_Internet_20_Link">https://www.neoprofs.org/t138621-distinction-phrases-simples-phrases-complexes</text:a></text:p></text:note-body></text:note></text:span></text:span><text:span text:style-name="texte_20_par_20_défaut"><text:span text:style-name="T526"> -</text:span></text:span><text:span text:style-name="texte_20_par_20_défaut"><text:span text:style-name="T523"> </text:span></text:span><text:span text:style-name="texte_20_par_20_défaut"><text:span text:style-name="T524">une phrase simple ne peut contenir qu’une proposition. Le </text:span></text:span><text:span text:style-name="texte_20_par_20_défaut"><text:span text:style-name="T470">fait qu’une</text:span></text:span><text:span text:style-name="texte_20_par_20_défaut"><text:span text:style-name="T524"> phrase contienne plusieurs propositions sans aucune subordination ne change rien à l’affaire : cette phrase sera considérée comme </text:span></text:span><text:span text:style-name="texte_20_par_20_défaut"><text:span text:style-name="T525">complexe.</text:span></text:span></text:p>
      <text:p text:style-name="P112"><text:span text:style-name="texte_20_par_20_défaut"><text:tab/><text:tab/><text:tab/><text:tab/><text:tab/><text:tab/><text:tab/><text:tab/><text:tab/></text:span></text:p>
      <text:p text:style-name="P282"><text:span text:style-name="texte_20_par_20_défaut"><text:span text:style-name="T459"><text:tab/></text:span></text:span><text:span text:style-name="exemple"><text:span text:style-name="T227">Il m’entend.</text:span></text:span><text:span text:style-name="exemple"><text:span text:style-name="T226"><text:tab/><text:tab/><text:tab/></text:span></text:span><text:span text:style-name="exemple"><text:span text:style-name="T228"><text:tab/><text:tab/></text:span></text:span><text:span text:style-name="texte_20_par_20_défaut"><text:span text:style-name="T463">phrase simple <text:s text:c="8"/></text:span></text:span><text:span text:style-name="référence"><text:span text:style-name="T460">d’autres exemples </text:span></text:span><text:span text:style-name="référence"><text:span text:style-name="T466">in </text:span></text:span><text:span text:style-name="référence"><text:span text:style-name="T460">T</text:span></text:span><text:span text:style-name="référence"><text:span text:style-name="T453">G(I.</text:span></text:span><text:span text:style-name="référence"><text:span text:style-name="T460">2</text:span></text:span><text:span text:style-name="référence"><text:span text:style-name="T454">.</text:span></text:span><text:span text:style-name="référence"><text:span text:style-name="T455">1</text:span></text:span><text:span text:style-name="référence"><text:span text:style-name="T453">, p</text:span></text:span><text:span text:style-name="référence"><text:span text:style-name="T454">. </text:span></text:span><text:span text:style-name="référence"><text:span text:style-name="T460">23</text:span></text:span><text:span text:style-name="référence"><text:span text:style-name="T456">)</text:span></text:span></text:p>
      <text:p text:style-name="P280"><text:span text:style-name="texte_20_par_20_défaut"><text:span text:style-name="T459"><text:tab/></text:span></text:span><text:span text:style-name="exemple"><text:span text:style-name="T227">Il m’entend </text:span></text:span><text:span text:style-name="exemple"><text:span text:style-name="T228">mais je ne l’entends pas.</text:span></text:span><text:span text:style-name="exemple"><text:span text:style-name="T226"><text:tab/><text:tab/></text:span></text:span><text:span text:style-name="texte_20_par_20_défaut"><text:span text:style-name="T463">phrase complexe </text:span></text:span><text:span text:style-name="texte_20_par_20_défaut"><text:span text:style-name="T464">par coordination</text:span></text:span></text:p>
      <text:p text:style-name="P281"><text:span text:style-name="texte_20_par_20_défaut"><text:span text:style-name="T459"><text:tab/></text:span></text:span><text:span text:style-name="exemple"><text:span text:style-name="T227">Il m’entend ;</text:span></text:span><text:span text:style-name="exemple"><text:span text:style-name="T228"> je ne l’entends pas.</text:span></text:span><text:span text:style-name="exemple"><text:span text:style-name="T226"><text:tab/><text:tab/></text:span></text:span><text:span text:style-name="texte_20_par_20_défaut"><text:span text:style-name="T463">phrase complexe </text:span></text:span><text:span text:style-name="texte_20_par_20_défaut"><text:span text:style-name="T464">par juxtaposition</text:span></text:span></text:p>
      <text:p text:style-name="P280"><text:span text:style-name="texte_20_par_20_défaut"><text:span text:style-name="T459"><text:tab/></text:span></text:span><text:span text:style-name="exemple"><text:span text:style-name="T227">Il m’entend </text:span></text:span><text:span text:style-name="exemple"><text:span text:style-name="T350">parce que je crie</text:span></text:span><text:span text:style-name="exemple"><text:span text:style-name="T228">.<text:tab/></text:span></text:span><text:span text:style-name="exemple"><text:span text:style-name="T226"><text:tab/><text:tab/></text:span></text:span><text:span text:style-name="texte_20_par_20_défaut"><text:span text:style-name="T463">phrase complexe </text:span></text:span><text:span text:style-name="texte_20_par_20_défaut"><text:span text:style-name="T464">par subordination</text:span></text:span></text:p>
      <text:p text:style-name="P23"><text:span text:style-name="titre_20_principal"><text:span text:style-name="T241"/></text:span></text:p>
      <text:p text:style-name="P144"><text:span text:style-name="titre_20_principal"><text:span text:style-name="T241">[</text:span></text:span><text:span text:style-name="titre_20_principal"><text:span text:style-name="T240">B</text:span></text:span><text:span text:style-name="titre_20_principal"><text:span text:style-name="T241">] </text:span></text:span><text:span text:style-name="titre_20_principal"><text:span text:style-name="T240">Liste de phrases analysées</text:span></text:span></text:p>
      <text:p text:style-name="Standard"/>
      <text:p text:style-name="P110"><text:span text:style-name="T499">Le symbole </text:span><text:span text:style-name="danger"><text:span text:style-name="T400">(!)</text:span></text:span><text:span text:style-name="texte_20_par_20_défaut"> </text:span><text:span text:style-name="texte_20_par_20_défaut"><text:span text:style-name="T527">signale </text:span></text:span><text:span text:style-name="T499">une difficulté pouvant poser problème aux élèves, </text:span><text:span text:style-name="T500">si ce n’est à leurs enseignants.</text:span></text:p>
      <text:p text:style-name="P110"><text:span text:style-name="texte_20_par_20_défaut"><text:span text:style-name="T501"/></text:span></text:p>
      <text:p text:style-name="P34"><text:span text:style-name="texte_20_par_20_défaut"><text:span text:style-name="T218">■</text:span></text:span><text:span text:style-name="texte_20_par_20_défaut"><text:span text:style-name="T156"> </text:span></text:span><text:span text:style-name="texte_20_par_20_défaut"><text:span text:style-name="T155">COD/COI </text:span></text:span><text:span text:style-name="texte_20_par_20_défaut"><text:span text:style-name="T14">v</text:span></text:span><text:span text:style-name="texte_20_par_20_défaut"><text:span text:style-name="T15">s </text:span></text:span><text:span text:style-name="texte_20_par_20_défaut"><text:span text:style-name="T134">CC </text:span></text:span><text:span text:style-name="texte_20_par_20_défaut"><text:span text:style-name="T200">■</text:span></text:span></text:p>
      <text:p text:style-name="P88"><text:span text:style-name="texte_20_par_20_défaut"><text:span text:style-name="T70">B.001<text:tab/><text:tab/>Le facteur travaille.<text:tab/><text:tab/><text:tab/><text:tab/><text:tab/><text:tab/><text:tab/> <text:s text:c="7"/></text:span></text:span><text:span text:style-name="référence"><text:span text:style-name="T98">TG(</text:span></text:span><text:span text:style-name="référence"><text:span text:style-name="T115">I</text:span></text:span><text:span text:style-name="référence"><text:span text:style-name="T98">I.</text:span></text:span><text:span text:style-name="référence"><text:span text:style-name="T108">2.</text:span></text:span><text:span text:style-name="référence"><text:span text:style-name="T110">3.1</text:span></text:span><text:span text:style-name="référence"><text:span text:style-name="T98">, p.</text:span></text:span><text:span text:style-name="référence"><text:span text:style-name="T108"> </text:span></text:span><text:span text:style-name="référence"><text:span text:style-name="T110">85</text:span></text:span><text:span text:style-name="référence"><text:span text:style-name="T101">)</text:span></text:span></text:p>
      <text:p text:style-name="P89"><text:span text:style-name="texte_20_par_20_défaut"><text:span text:style-name="T70">B.002<text:tab/><text:tab/>Le facteur </text:span></text:span><text:span text:style-name="texte_20_par_20_défaut"><text:span text:style-name="T403">distribue le courrier</text:span></text:span><text:span text:style-name="texte_20_par_20_défaut"><text:span text:style-name="T70">.<text:tab/><text:tab/><text:tab/><text:tab/><text:tab/> <text:s text:c="7"/></text:span></text:span><text:span text:style-name="référence"><text:span text:style-name="T98">TG(</text:span></text:span><text:span text:style-name="référence"><text:span text:style-name="T115">I</text:span></text:span><text:span text:style-name="référence"><text:span text:style-name="T98">I.</text:span></text:span><text:span text:style-name="référence"><text:span text:style-name="T108">2.</text:span></text:span><text:span text:style-name="référence"><text:span text:style-name="T110">3.1</text:span></text:span><text:span text:style-name="référence"><text:span text:style-name="T98">, p.</text:span></text:span><text:span text:style-name="référence"><text:span text:style-name="T108"> </text:span></text:span><text:span text:style-name="référence"><text:span text:style-name="T110">85</text:span></text:span><text:span text:style-name="référence"><text:span text:style-name="T101">)</text:span></text:span></text:p>
      <text:p text:style-name="P90"><text:span text:style-name="texte_20_par_20_défaut"><text:span text:style-name="T111">B.003<text:tab/><text:tab/>Le facteur </text:span></text:span><text:span text:style-name="texte_20_par_20_défaut"><text:span text:style-name="T425">parle à sa collègue</text:span></text:span><text:span text:style-name="texte_20_par_20_défaut"><text:span text:style-name="T111">.<text:tab/><text:tab/><text:tab/><text:tab/><text:tab/> <text:s text:c="7"/></text:span></text:span><text:span text:style-name="référence"><text:span text:style-name="T98">TG(</text:span></text:span><text:span text:style-name="référence"><text:span text:style-name="T115">I</text:span></text:span><text:span text:style-name="référence"><text:span text:style-name="T98">I.</text:span></text:span><text:span text:style-name="référence"><text:span text:style-name="T108">2.</text:span></text:span><text:span text:style-name="référence"><text:span text:style-name="T110">3.1</text:span></text:span><text:span text:style-name="référence"><text:span text:style-name="T98">, p.</text:span></text:span><text:span text:style-name="référence"><text:span text:style-name="T108"> </text:span></text:span><text:span text:style-name="référence"><text:span text:style-name="T110">85</text:span></text:span><text:span text:style-name="référence"><text:span text:style-name="T101">)</text:span></text:span></text:p>
      <text:p text:style-name="P91"><text:span text:style-name="texte_20_par_20_défaut"><text:span text:style-name="T111">B.004<text:tab/><text:tab/>Le facteur </text:span></text:span><text:span text:style-name="texte_20_par_20_défaut"><text:span text:style-name="T426">donne une lettre </text:span></text:span><text:span text:style-name="texte_20_par_20_défaut"><text:span text:style-name="T425">à sa </text:span></text:span><text:span text:style-name="texte_20_par_20_défaut"><text:span text:style-name="T426">voisine</text:span></text:span><text:span text:style-name="texte_20_par_20_défaut"><text:span text:style-name="T111">.<text:tab/><text:tab/><text:tab/><text:tab/> <text:s text:c="7"/></text:span></text:span><text:span text:style-name="référence"><text:span text:style-name="T98">TG(</text:span></text:span><text:span text:style-name="référence"><text:span text:style-name="T115">I</text:span></text:span><text:span text:style-name="référence"><text:span text:style-name="T98">I.</text:span></text:span><text:span text:style-name="référence"><text:span text:style-name="T108">2.</text:span></text:span><text:span text:style-name="référence"><text:span text:style-name="T110">3.1</text:span></text:span><text:span text:style-name="référence"><text:span text:style-name="T98">, p.</text:span></text:span><text:span text:style-name="référence"><text:span text:style-name="T108"> </text:span></text:span><text:span text:style-name="référence"><text:span text:style-name="T110">85</text:span></text:span><text:span text:style-name="référence"><text:span text:style-name="T101">)</text:span></text:span></text:p>
      <text:p text:style-name="P92"><text:span text:style-name="texte_20_par_20_défaut"><text:span text:style-name="T111">B.005<text:tab/><text:tab/>Le facteur </text:span></text:span><text:span text:style-name="texte_20_par_20_défaut"><text:span text:style-name="T427">parle de ses vacances à sa collègue</text:span></text:span><text:span text:style-name="texte_20_par_20_défaut"><text:span text:style-name="T111">.<text:tab/><text:tab/><text:tab/> <text:s text:c="7"/></text:span></text:span><text:span text:style-name="référence"><text:span text:style-name="T98">TG(</text:span></text:span><text:span text:style-name="référence"><text:span text:style-name="T115">I</text:span></text:span><text:span text:style-name="référence"><text:span text:style-name="T98">I.</text:span></text:span><text:span text:style-name="référence"><text:span text:style-name="T108">2.</text:span></text:span><text:span text:style-name="référence"><text:span text:style-name="T110">3.1</text:span></text:span><text:span text:style-name="référence"><text:span text:style-name="T98">, p.</text:span></text:span><text:span text:style-name="référence"><text:span text:style-name="T108"> </text:span></text:span><text:span text:style-name="référence"><text:span text:style-name="T110">85</text:span></text:span><text:span text:style-name="référence"><text:span text:style-name="T101">)</text:span></text:span></text:p>
      <text:p text:style-name="Standard"><text:span text:style-name="texte_20_par_20_défaut">B.006<text:tab/><text:tab/>Le lundi, il propose un nouveau jeu à ses camarades.</text:span></text:p>
      <text:p text:style-name="Standard"><text:span text:style-name="texte_20_par_20_défaut"><text:span text:style-name="T48">B.007<text:tab/><text:tab/></text:span></text:span><text:span text:style-name="texte_20_par_20_défaut"><text:span text:style-name="T49">Malheureusement i</text:span></text:span><text:span text:style-name="texte_20_par_20_défaut"><text:span text:style-name="T48">l ne leur propose plus le lundi.</text:span></text:span></text:p>
      <text:p text:style-name="P80"><text:span text:style-name="texte_20_par_20_défaut"><text:span text:style-name="T48">B.008</text:span></text:span><text:span text:style-name="texte_20_par_20_défaut"><text:span text:style-name="T61"> </text:span></text:span><text:span text:style-name="danger"><text:span text:style-name="T398">(!)</text:span></text:span><text:span text:style-name="texte_20_par_20_défaut"><text:span text:style-name="T48"><text:tab/></text:span></text:span><text:span text:style-name="texte_20_par_20_défaut"><text:span text:style-name="T61">Jean attend la nuit.</text:span></text:span><text:span text:style-name="T61"><text:tab/><text:tab/><text:tab/><text:tab/><text:tab/><text:tab/><text:tab/><text:tab/> <text:s text:c="4"/></text:span><text:span text:style-name="référence"><text:span text:style-name="T144">GGF.1.1</text:span></text:span><text:span text:style-name="référence"><text:span text:style-name="T145">51</text:span></text:span></text:p>
      <text:p text:style-name="Standard"><text:span text:style-name="texte_20_par_20_défaut"><text:span text:style-name="T48">B.009<text:tab/><text:tab/></text:span></text:span><text:span text:style-name="texte_20_par_20_défaut"><text:span text:style-name="T63">Paul tient un bâton</text:span></text:span><text:span text:style-name="texte_20_par_20_défaut"><text:span text:style-name="T61">.</text:span></text:span><text:span text:style-name="T61"><text:tab/><text:tab/><text:tab/><text:tab/><text:tab/><text:tab/><text:tab/><text:tab/> <text:s text:c="4"/></text:span><text:span text:style-name="référence"><text:span text:style-name="T144">GGF.1.1</text:span></text:span><text:span text:style-name="référence"><text:span text:style-name="T146">48</text:span></text:span></text:p>
      <text:p text:style-name="P64"><text:span text:style-name="texte_20_par_20_défaut"><text:span text:style-name="T48">B.010<text:tab/><text:tab/></text:span></text:span><text:span text:style-name="texte_20_par_20_défaut">Paul tient à ce projet</text:span><text:span text:style-name="texte_20_par_20_défaut"><text:span text:style-name="T61">.<text:tab/><text:tab/><text:tab/><text:tab/><text:tab/><text:tab/><text:tab/><text:tab/> <text:s text:c="4"/></text:span></text:span><text:span text:style-name="référence"><text:span text:style-name="T144">GGF.1.1</text:span></text:span><text:span text:style-name="référence"><text:span text:style-name="T146">48</text:span></text:span></text:p>
      <text:p text:style-name="P66"><text:span text:style-name="texte_20_par_20_défaut"><text:span text:style-name="T48">B.011<text:tab/><text:tab/></text:span></text:span><text:span text:style-name="texte_20_par_20_défaut">Paul tient cette information de son frère.<text:tab/></text:span><text:span text:style-name="texte_20_par_20_défaut"><text:span text:style-name="T61"><text:tab/><text:tab/><text:tab/><text:tab/> <text:s text:c="4"/></text:span></text:span><text:span text:style-name="référence"><text:span text:style-name="T144">GGF.1.1</text:span></text:span><text:span text:style-name="référence"><text:span text:style-name="T146">48</text:span></text:span></text:p>
      <text:p text:style-name="P87"><text:span text:style-name="texte_20_par_20_défaut"><text:span text:style-name="T48">B.012</text:span></text:span><text:span text:style-name="texte_20_par_20_défaut"><text:span text:style-name="T67"> </text:span></text:span><text:span text:style-name="danger"><text:span text:style-name="T398">(!)</text:span></text:span><text:span text:style-name="texte_20_par_20_défaut"><text:span text:style-name="T48"><text:tab/></text:span></text:span><text:span text:style-name="texte_20_par_20_défaut">Jean va à Paris.</text:span><text:span text:style-name="texte_20_par_20_défaut"><text:span text:style-name="T61"><text:tab/><text:tab/><text:tab/><text:tab/><text:tab/><text:tab/><text:tab/><text:tab/> <text:s text:c="4"/></text:span></text:span><text:span text:style-name="référence"><text:span text:style-name="T144">GGF.1.1</text:span></text:span><text:span text:style-name="référence"><text:span text:style-name="T150">51</text:span></text:span></text:p>
      <text:p text:style-name="P76"><text:span text:style-name="texte_20_par_20_défaut"><text:span text:style-name="T48">B.013<text:tab/><text:tab/></text:span></text:span><text:span text:style-name="texte_20_par_20_défaut">Jean parle à Marie de son anniversaire.</text:span><text:span text:style-name="texte_20_par_20_défaut"><text:span text:style-name="T381"><text:tab/></text:span></text:span><text:span text:style-name="texte_20_par_20_défaut"><text:span text:style-name="T61"><text:tab/><text:tab/><text:tab/><text:tab/> <text:s text:c="4"/></text:span></text:span><text:span text:style-name="référence"><text:span text:style-name="T144">GGF.1.1</text:span></text:span><text:span text:style-name="référence"><text:span text:style-name="T150">51</text:span></text:span></text:p>
      <text:p text:style-name="P81"><text:span text:style-name="texte_20_par_20_défaut"><text:span text:style-name="T48">B.014<text:tab/><text:tab/></text:span></text:span><text:span text:style-name="texte_20_par_20_défaut">Jean salue Marie de son balcon.</text:span><text:span text:style-name="texte_20_par_20_défaut"><text:span text:style-name="T381"><text:tab/><text:tab/></text:span></text:span><text:span text:style-name="texte_20_par_20_défaut"><text:span text:style-name="T61"><text:tab/><text:tab/><text:tab/><text:tab/> <text:s text:c="4"/></text:span></text:span><text:span text:style-name="référence"><text:span text:style-name="T144">GGF.1.1</text:span></text:span><text:span text:style-name="référence"><text:span text:style-name="T150">51</text:span></text:span></text:p>
      <text:p text:style-name="P81"><text:span text:style-name="référence"><text:span text:style-name="T502"/></text:span></text:p>
      <text:p text:style-name="P34"><text:span text:style-name="texte_20_par_20_défaut"><text:span text:style-name="T218">■ </text:span></text:span><text:span text:style-name="texte_20_par_20_défaut"><text:span text:style-name="T155">sujet </text:span></text:span><text:span text:style-name="texte_20_par_20_défaut"><text:span text:style-name="T218">■</text:span></text:span></text:p>
      <text:p text:style-name="P87"><text:span text:style-name="texte_20_par_20_défaut"><text:span text:style-name="T48">B.015</text:span></text:span><text:span text:style-name="texte_20_par_20_défaut"><text:span text:style-name="T68"> </text:span></text:span><text:span text:style-name="danger"><text:span text:style-name="T398">(!)</text:span></text:span><text:span text:style-name="texte_20_par_20_défaut"><text:span text:style-name="T48"><text:tab/></text:span></text:span><text:span text:style-name="texte_20_par_20_défaut">Viendra-t-il ?</text:span><text:span text:style-name="texte_20_par_20_défaut"><text:span text:style-name="T383"><text:tab/><text:tab/><text:tab/></text:span></text:span><text:span text:style-name="texte_20_par_20_défaut"><text:span text:style-name="T381"><text:tab/><text:tab/></text:span></text:span><text:span text:style-name="texte_20_par_20_défaut"><text:span text:style-name="T61"><text:tab/><text:tab/><text:tab/><text:tab/> <text:s text:c="3"/></text:span></text:span><text:span text:style-name="référence"><text:span text:style-name="T144">GGF.1.1017</text:span></text:span></text:p>
      <text:p text:style-name="P87"><text:span text:style-name="texte_20_par_20_défaut"><text:span text:style-name="T48">B.016</text:span></text:span><text:span text:style-name="texte_20_par_20_défaut"><text:span text:style-name="T68"> </text:span></text:span><text:span text:style-name="danger"><text:span text:style-name="T398">(!)</text:span></text:span><text:span text:style-name="texte_20_par_20_défaut"><text:span text:style-name="T48"><text:tab/></text:span></text:span><text:span text:style-name="texte_20_par_20_défaut">Paul viendra-t-il ?</text:span><text:span text:style-name="texte_20_par_20_défaut"><text:span text:style-name="T383"><text:tab/><text:tab/></text:span></text:span><text:span text:style-name="texte_20_par_20_défaut"><text:span text:style-name="T381"><text:tab/><text:tab/></text:span></text:span><text:span text:style-name="texte_20_par_20_défaut"><text:span text:style-name="T61"><text:tab/><text:tab/><text:tab/><text:tab/> <text:s text:c="3"/></text:span></text:span><text:span text:style-name="référence"><text:span text:style-name="T144">GGF.1.1017</text:span></text:span></text:p>
      <text:p text:style-name="P87"><text:span text:style-name="référence"><text:span text:style-name="T503"/></text:span></text:p>
      <text:p text:style-name="P34"><text:span text:style-name="texte_20_par_20_défaut"><text:span text:style-name="T218">■ </text:span></text:span><text:span text:style-name="T378">attribut du sujet </text:span><text:span text:style-name="texte_20_par_20_défaut"><text:span text:style-name="T218">■</text:span></text:span></text:p>
      <text:p text:style-name="P3">B.017<text:tab/><text:tab/>Alice est grande.<text:tab/><text:tab/><text:tab/><text:tab/><text:tab/><text:tab/><text:tab/> <text:s text:c="5"/><text:span text:style-name="référence"><text:span text:style-name="T98">TG(</text:span></text:span><text:span text:style-name="référence"><text:span text:style-name="T115">I</text:span></text:span><text:span text:style-name="référence"><text:span text:style-name="T98">I.</text:span></text:span><text:span text:style-name="référence"><text:span text:style-name="T108">2.</text:span></text:span><text:span text:style-name="référence"><text:span text:style-name="T110">3.</text:span></text:span><text:span text:style-name="référence"><text:span text:style-name="T97">2.1</text:span></text:span><text:span text:style-name="référence"><text:span text:style-name="T98">, p.</text:span></text:span><text:span text:style-name="référence"><text:span text:style-name="T108"> </text:span></text:span><text:span text:style-name="référence"><text:span text:style-name="T97">87</text:span></text:span><text:span text:style-name="référence"><text:span text:style-name="T101">)</text:span></text:span></text:p>
      <text:p text:style-name="P4">B.018 <text:span text:style-name="danger"><text:span text:style-name="T398">(!)</text:span></text:span><text:tab/><text:span text:style-name="T481">Ce tableau est à </text:span>Alice.<text:tab/><text:tab/><text:tab/><text:tab/><text:tab/><text:tab/> <text:s text:c="5"/><text:span text:style-name="référence"><text:span text:style-name="T98">TG(</text:span></text:span><text:span text:style-name="référence"><text:span text:style-name="T115">I</text:span></text:span><text:span text:style-name="référence"><text:span text:style-name="T98">I.</text:span></text:span><text:span text:style-name="référence"><text:span text:style-name="T108">2.</text:span></text:span><text:span text:style-name="référence"><text:span text:style-name="T110">3.</text:span></text:span><text:span text:style-name="référence"><text:span text:style-name="T97">2.1</text:span></text:span><text:span text:style-name="référence"><text:span text:style-name="T98">, p.</text:span></text:span><text:span text:style-name="référence"><text:span text:style-name="T108"> </text:span></text:span><text:span text:style-name="référence"><text:span text:style-name="T97">87</text:span></text:span><text:span text:style-name="référence"><text:span text:style-name="T101">)</text:span></text:span></text:p>
      <text:p text:style-name="P114"><text:span text:style-name="texte_20_par_20_défaut"><text:span text:style-name="T48">B.019<text:tab/><text:tab/></text:span></text:span><text:span text:style-name="texte_20_par_20_défaut"><text:span text:style-name="T57">Le lundi me semble le pire jour de la semaine.</text:span></text:span></text:p>
      <text:p text:style-name="P115"><text:span text:style-name="référence"><text:span text:style-name="T503"/></text:span></text:p>
      <text:p text:style-name="P35"><text:span text:style-name="texte_20_par_20_défaut"><text:span text:style-name="T218">■ </text:span></text:span><text:span text:style-name="T379">phrase complexe par subordination</text:span><text:span text:style-name="T378"> </text:span><text:span text:style-name="texte_20_par_20_défaut"><text:span text:style-name="T218">■</text:span></text:span></text:p>
      <text:p text:style-name="P122"><text:span text:style-name="texte_20_par_20_défaut"><text:span text:style-name="T178">B.0</text:span></text:span><text:span text:style-name="texte_20_par_20_défaut"><text:span text:style-name="T179">20</text:span></text:span><text:span text:style-name="texte_20_par_20_défaut"><text:span text:style-name="T178"> <text:tab/><text:tab/></text:span></text:span><text:span text:style-name="texte_20_par_20_défaut"><text:span text:style-name="T179">Le facteur distribue le courrier quand le jour se lève.</text:span></text:span><text:span text:style-name="texte_20_par_20_défaut"><text:span text:style-name="T178"><text:tab/><text:tab/> <text:s text:c="5"/></text:span></text:span><text:span text:style-name="référence"><text:span text:style-name="T83">TG(I.2.1, p</text:span></text:span><text:span text:style-name="référence"><text:span text:style-name="T85">p</text:span></text:span><text:span text:style-name="référence"><text:span text:style-name="T83">. 22-</text:span></text:span><text:span text:style-name="référence"><text:span text:style-name="T85">23</text:span></text:span><text:span text:style-name="référence"><text:span text:style-name="T83">)</text:span></text:span></text:p>
      <text:p text:style-name="P134"><text:span text:style-name="texte_20_par_20_défaut"><text:span text:style-name="T82">B.0</text:span></text:span><text:span text:style-name="texte_20_par_20_défaut"><text:span text:style-name="T89">2</text:span></text:span><text:span text:style-name="texte_20_par_20_défaut"><text:span text:style-name="T90">1 </text:span></text:span><text:span text:style-name="danger"><text:span text:style-name="T401">(!)</text:span></text:span><text:span text:style-name="texte_20_par_20_défaut"><text:span text:style-name="T82"><text:tab/></text:span></text:span><text:span text:style-name="texte_20_par_20_défaut"><text:span text:style-name="T428">Un sportif qui est fatigué doit se reposer.<text:tab/><text:tab/></text:span></text:span><text:span text:style-name="texte_20_par_20_défaut"><text:span text:style-name="T82"><text:tab/><text:tab/> </text:span></text:span><text:span text:style-name="référence"><text:span text:style-name="T79">TG(I.</text:span></text:span><text:span text:style-name="référence"><text:span text:style-name="T87">1</text:span></text:span><text:span text:style-name="référence"><text:span text:style-name="T80">.</text:span></text:span><text:span text:style-name="référence"><text:span text:style-name="T91">1 note 14</text:span></text:span><text:span text:style-name="référence"><text:span text:style-name="T79">, p</text:span></text:span><text:span text:style-name="référence"><text:span text:style-name="T80">. </text:span></text:span><text:span text:style-name="référence"><text:span text:style-name="T91">5</text:span></text:span><text:span text:style-name="référence"><text:span text:style-name="T193">2</text:span></text:span><text:span text:style-name="référence"><text:span text:style-name="T83">)</text:span></text:span></text:p>
      <text:p text:style-name="Standard"><text:span text:style-name="texte_20_par_20_défaut"><text:span text:style-name="T82"/></text:span></text:p>
      <text:p text:style-name="P38"><text:span text:style-name="texte_20_par_20_défaut"><text:span text:style-name="T201">■ </text:span></text:span><text:span text:style-name="texte_20_par_20_défaut"><text:span text:style-name="T135">phrase complexe par </text:span></text:span><text:span text:style-name="texte_20_par_20_défaut"><text:span text:style-name="T429">coordination</text:span></text:span><text:span text:style-name="texte_20_par_20_défaut"><text:span text:style-name="T136"> </text:span></text:span><text:span text:style-name="texte_20_par_20_défaut"><text:span text:style-name="T201">■</text:span></text:span></text:p>
      <text:p text:style-name="P135"><text:span text:style-name="texte_20_par_20_défaut"><text:span text:style-name="T82">B.0</text:span></text:span><text:span text:style-name="texte_20_par_20_défaut"><text:span text:style-name="T89">2</text:span></text:span><text:span text:style-name="texte_20_par_20_défaut"><text:span text:style-name="T94">2</text:span></text:span><text:span text:style-name="texte_20_par_20_défaut"><text:span text:style-name="T90"> </text:span></text:span><text:span text:style-name="texte_20_par_20_défaut"><text:span text:style-name="T82"><text:tab/><text:tab/></text:span></text:span><text:span text:style-name="texte_20_par_20_défaut"><text:span text:style-name="T94">Le facteur distribue le courrier et il aime son travail.</text:span></text:span><text:span text:style-name="texte_20_par_20_défaut"><text:span text:style-name="T82"><text:tab/> <text:s text:c="3"/><text:tab/> <text:s text:c="5"/></text:span></text:span><text:span text:style-name="référence"><text:span text:style-name="T79">TG(I.</text:span></text:span><text:span text:style-name="référence"><text:span text:style-name="T95">2</text:span></text:span><text:span text:style-name="référence"><text:span text:style-name="T80">.</text:span></text:span><text:span text:style-name="référence"><text:span text:style-name="T95">3</text:span></text:span><text:span text:style-name="référence"><text:span text:style-name="T79">, p</text:span></text:span><text:span text:style-name="référence"><text:span text:style-name="T96">p</text:span></text:span><text:span text:style-name="référence"><text:span text:style-name="T80">. </text:span></text:span><text:span text:style-name="référence"><text:span text:style-name="T94">24-</text:span></text:span><text:span text:style-name="référence"><text:span text:style-name="T96">25</text:span></text:span><text:span text:style-name="référence"><text:span text:style-name="T83">)</text:span></text:span></text:p>
      <text:p text:style-name="P148"><text:span text:style-name="titre_20_avec_20_numéro"><text:s/>B.001 </text:span></text:p>
      <text:p text:style-name="P49"><text:span text:style-name="référence"><text:span text:style-name="T98">TG(</text:span></text:span><text:span text:style-name="référence"><text:span text:style-name="T115">I</text:span></text:span><text:span text:style-name="référence"><text:span text:style-name="T98">I.</text:span></text:span><text:span text:style-name="référence"><text:span text:style-name="T108">2.</text:span></text:span><text:span text:style-name="référence"><text:span text:style-name="T110">3.1</text:span></text:span><text:span text:style-name="référence"><text:span text:style-name="T98">, p.</text:span></text:span><text:span text:style-name="référence"><text:span text:style-name="T108"> </text:span></text:span><text:span text:style-name="référence"><text:span text:style-name="T110">85</text:span></text:span><text:span text:style-name="référence"><text:span text:style-name="T101">)</text:span></text:span></text:p>
      <text:p text:style-name="P93"/>
      <text:p text:style-name="P28"><text:span text:style-name="phrase_20_analysée_20__28_gros_20_caractère_29_">Le </text:span><text:span text:style-name="phrase_20_analysée_20__28_gros_20_caractère_29_"><text:span text:style-name="T361">facteur travaille.</text:span></text:span></text:p>
      <text:p text:style-name="P93"/>
      <text:p text:style-name="P93"/>
      <text:p text:style-name="P93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mots</text:span></text:span></text:p>
      <text:p text:style-name="P166"><text:span text:style-name="texte_20_par_20_défaut"><text:span text:style-name="T196">•</text:span></text:span> <text:span text:style-name="exemple"><text:span text:style-name="T235">Le</text:span></text:span><text:span text:style-name="T235"> <text:tab/><text:tab/><text:tab/><text:tab/><text:tab/></text:span><text:span text:style-name="texte_20_par_20_défaut"><text:span text:style-name="T235">:<text:tab/>article défini</text:span></text:span></text:p>
      <text:p text:style-name="P200"><text:span text:style-name="texte_20_par_20_défaut"><text:span text:style-name="T196">•</text:span></text:span> <text:span text:style-name="exemple"><text:span text:style-name="T288">facteur</text:span></text:span><text:span text:style-name="T235"><text:tab/><text:tab/><text:tab/><text:tab/></text:span><text:span text:style-name="texte_20_par_20_défaut"><text:span text:style-name="T235">:<text:tab/>nom commun</text:span></text:span></text:p>
      <text:p text:style-name="P200"><text:span text:style-name="texte_20_par_20_défaut"><text:span text:style-name="T196">•</text:span></text:span> <text:span text:style-name="exemple"><text:span text:style-name="T288">travaille</text:span></text:span><text:span text:style-name="T236"><text:tab/><text:tab/><text:tab/><text:tab/></text:span><text:span text:style-name="texte_20_par_20_défaut"><text:span text:style-name="T236">:<text:tab/>verbe </text:span></text:span><text:span text:style-name="texte_20_par_20_défaut"><text:span text:style-name="T386">(</text:span></text:span><text:span text:style-name="texte_20_par_20_défaut"><text:span text:style-name="T430">travailler </text:span></text:span><text:span text:style-name="texte_20_par_20_défaut"><text:span text:style-name="T386">: indicatif.présent.3S)</text:span></text:span></text:p>
      <text:p text:style-name="P93"/>
      <text:p text:style-name="P99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313"><text:span text:style-name="texte_20_par_20_défaut"><text:span text:style-name="T196">•</text:span></text:span> <text:span text:style-name="exemple"><text:span text:style-name="T235">Le </text:span></text:span><text:span text:style-name="exemple"><text:span text:style-name="T491">facteur</text:span></text:span><text:span text:style-name="T235"><text:tab/><text:tab/><text:tab/><text:tab/></text:span><text:span text:style-name="texte_20_par_20_défaut"><text:span text:style-name="T235">:<text:tab/></text:span></text:span><text:span text:style-name="texte_20_par_20_défaut"><text:span text:style-name="T441">groupe nominal</text:span></text:span></text:p>
      <text:p text:style-name="P320"><text:span text:style-name="texte_20_par_20_défaut"><text:span text:style-name="T229">•</text:span></text:span><text:span text:style-name="exemple"><text:span text:style-name="T289"> </text:span></text:span><text:span text:style-name="exemple"><text:span text:style-name="T319">travaille</text:span></text:span><text:span text:style-name="exemple"><text:span text:style-name="T318"><text:tab/><text:tab/><text:tab/><text:tab/></text:span></text:span><text:span text:style-name="texte_20_par_20_défaut"><text:span text:style-name="T29">:<text:tab/></text:span></text:span><text:span text:style-name="texte_20_par_20_défaut"><text:span text:style-name="T448">groupe verbal</text:span></text:span></text:p>
      <text:p text:style-name="P211"><text:span text:style-name="texte_20_par_20_défaut"/></text:p>
      <text:p text:style-name="P93"><text:span text:style-name="texte_20_par_20_défaut"><text:span text:style-name="T368">Analyse des fonctions</text:span></text:span></text:p>
      <text:p text:style-name="P200"><text:span text:style-name="texte_20_par_20_défaut"><text:span text:style-name="T196">•</text:span></text:span> <text:span text:style-name="exemple"><text:span text:style-name="T289">Le facteur</text:span></text:span><text:tab/><text:tab/><text:tab/><text:tab/><text:span text:style-name="texte_20_par_20_défaut">:<text:tab/>sujet de </text:span><text:span text:style-name="exemple"><text:span text:style-name="T289">travaille</text:span></text:span></text:p>
      <text:p text:style-name="P138"/>
      <text:p text:style-name="P13"><text:span text:style-name="texte_20_par_20_défaut">Analyse des propositions</text:span></text:p>
      <text:p text:style-name="P166"><text:span text:style-name="texte_20_par_20_défaut">La phrase contient une seule proposition : il s’agit par conséquent d’une phrase simple.</text:span></text:p>
      <text:p text:style-name="P93"/>
      <text:p text:style-name="P93"><text:span text:style-name="texte_20_par_20_défaut"><text:span text:style-name="T368">Analyse du type et de la forme de la phrase</text:span></text:span></text:p>
      <text:p text:style-name="P166"><text:span text:style-name="texte_20_par_20_défaut">La phrase est de type déclaratif et n’a pas de forme particulière.</text:span></text:p>
      <text:p text:style-name="P93"><text:span text:style-name="titre_20_avec_20_numéro"/></text:p>
      <text:p text:style-name="P247"><text:span text:style-name="titre_20_avec_20_numéro"><text:s/>B.002 </text:span></text:p>
      <text:p text:style-name="P49"><text:span text:style-name="référence"><text:span text:style-name="T98">TG(</text:span></text:span><text:span text:style-name="référence"><text:span text:style-name="T115">I</text:span></text:span><text:span text:style-name="référence"><text:span text:style-name="T98">I.</text:span></text:span><text:span text:style-name="référence"><text:span text:style-name="T108">2.</text:span></text:span><text:span text:style-name="référence"><text:span text:style-name="T110">3.1</text:span></text:span><text:span text:style-name="référence"><text:span text:style-name="T98">, p.</text:span></text:span><text:span text:style-name="référence"><text:span text:style-name="T108"> </text:span></text:span><text:span text:style-name="référence"><text:span text:style-name="T110">85</text:span></text:span><text:span text:style-name="référence"><text:span text:style-name="T101">)</text:span></text:span></text:p>
      <text:p text:style-name="P94"/>
      <text:p text:style-name="P29"><text:span text:style-name="phrase_20_analysée_20__28_gros_20_caractère_29_">Le </text:span><text:span text:style-name="phrase_20_analysée_20__28_gros_20_caractère_29_"><text:span text:style-name="T361">facteur </text:span></text:span><text:span text:style-name="phrase_20_analysée_20__28_gros_20_caractère_29_"><text:span text:style-name="T362">distribue le courrier</text:span></text:span><text:span text:style-name="phrase_20_analysée_20__28_gros_20_caractère_29_"><text:span text:style-name="T361">.</text:span></text:span></text:p>
      <text:p text:style-name="P94"/>
      <text:p text:style-name="P94"/>
      <text:p text:style-name="P94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mots</text:span></text:span></text:p>
      <text:p text:style-name="P167"><text:span text:style-name="texte_20_par_20_défaut"><text:span text:style-name="T196">•</text:span></text:span> <text:span text:style-name="exemple"><text:span text:style-name="T235">Le</text:span></text:span><text:span text:style-name="T235"> <text:tab/><text:tab/><text:tab/><text:tab/><text:tab/></text:span><text:span text:style-name="texte_20_par_20_défaut"><text:span text:style-name="T235">:<text:tab/>article défini</text:span></text:span></text:p>
      <text:p text:style-name="P201"><text:span text:style-name="texte_20_par_20_défaut"><text:span text:style-name="T196">•</text:span></text:span> <text:span text:style-name="exemple"><text:span text:style-name="T288">facteur</text:span></text:span><text:span text:style-name="T235"><text:tab/><text:tab/><text:tab/><text:tab/></text:span><text:span text:style-name="texte_20_par_20_défaut"><text:span text:style-name="T235">:<text:tab/>nom commun</text:span></text:span></text:p>
      <text:p text:style-name="P201"><text:span text:style-name="texte_20_par_20_défaut"><text:span text:style-name="T196">•</text:span></text:span> <text:span text:style-name="exemple"><text:span text:style-name="T290">distribue</text:span></text:span><text:span text:style-name="T236"><text:tab/><text:tab/><text:tab/><text:tab/></text:span><text:span text:style-name="texte_20_par_20_défaut"><text:span text:style-name="T236">:<text:tab/>verbe </text:span></text:span><text:span text:style-name="texte_20_par_20_défaut"><text:span text:style-name="T386">(</text:span></text:span><text:span text:style-name="texte_20_par_20_défaut"><text:span text:style-name="T431">distribuer</text:span></text:span><text:span text:style-name="texte_20_par_20_défaut"><text:span text:style-name="T430"> </text:span></text:span><text:span text:style-name="texte_20_par_20_défaut"><text:span text:style-name="T386">: indicatif.présent.3S)</text:span></text:span></text:p>
      <text:p text:style-name="P168"><text:span text:style-name="texte_20_par_20_défaut"><text:span text:style-name="T196">•</text:span></text:span> <text:span text:style-name="exemple"><text:span text:style-name="T482">le</text:span></text:span><text:span text:style-name="T235"> <text:tab/><text:tab/><text:tab/><text:tab/><text:tab/></text:span><text:span text:style-name="texte_20_par_20_défaut"><text:span text:style-name="T235">:<text:tab/>article défini</text:span></text:span></text:p>
      <text:p text:style-name="P202"><text:span text:style-name="texte_20_par_20_défaut"><text:span text:style-name="T196">•</text:span></text:span><text:span text:style-name="texte_20_par_20_défaut"> </text:span><text:span text:style-name="exemple"><text:span text:style-name="T291">courrier</text:span></text:span><text:span text:style-name="texte_20_par_20_défaut"><text:span text:style-name="T235"><text:tab/><text:tab/><text:tab/><text:tab/>:<text:tab/>nom commun</text:span></text:span></text:p>
      <text:p text:style-name="P94"/>
      <text:p text:style-name="P253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12"><text:span text:style-name="texte_20_par_20_défaut"><text:span text:style-name="T196">•</text:span></text:span> <text:span text:style-name="exemple"><text:span text:style-name="T235">Le </text:span></text:span><text:span text:style-name="exemple"><text:span text:style-name="T491">facteur</text:span></text:span><text:span text:style-name="T235"><text:tab/><text:tab/><text:tab/><text:tab/></text:span><text:span text:style-name="texte_20_par_20_défaut"><text:span text:style-name="T235">:<text:tab/></text:span></text:span><text:span text:style-name="texte_20_par_20_défaut"><text:span text:style-name="T441">groupe nominal</text:span></text:span></text:p>
      <text:p text:style-name="P212"><text:span text:style-name="texte_20_par_20_défaut"><text:span text:style-name="T196">•</text:span></text:span><text:span text:style-name="texte_20_par_20_défaut"><text:span text:style-name="T441"> </text:span></text:span><text:span text:style-name="exemple"><text:span text:style-name="T492">le</text:span></text:span><text:span text:style-name="exemple"><text:span text:style-name="T235"> </text:span></text:span><text:span text:style-name="exemple"><text:span text:style-name="T304">courrier</text:span></text:span><text:span text:style-name="texte_20_par_20_défaut"><text:span text:style-name="T437"><text:tab/><text:tab/><text:tab/><text:tab/></text:span></text:span><text:span text:style-name="texte_20_par_20_défaut"><text:span text:style-name="T235">:<text:tab/></text:span></text:span><text:span text:style-name="texte_20_par_20_défaut"><text:span text:style-name="T441">groupe nominal</text:span></text:span></text:p>
      <text:p text:style-name="P320"><text:span text:style-name="texte_20_par_20_défaut"><text:span text:style-name="T229">•</text:span></text:span><text:span text:style-name="exemple"><text:span text:style-name="T289"> </text:span></text:span><text:span text:style-name="exemple"><text:span text:style-name="T320">distribue le courrier</text:span></text:span><text:span text:style-name="exemple"><text:span text:style-name="T318"><text:tab/><text:tab/><text:tab/></text:span></text:span><text:span text:style-name="texte_20_par_20_défaut"><text:span text:style-name="T491">:<text:tab/>groupe verbal</text:span></text:span></text:p>
      <text:p text:style-name="P212"><text:span text:style-name="texte_20_par_20_défaut"><text:span text:style-name="T441"/></text:span></text:p>
      <text:p text:style-name="P94"><text:span text:style-name="texte_20_par_20_défaut"><text:span text:style-name="T368">Analyse des fonctions</text:span></text:span></text:p>
      <text:p text:style-name="P201"><text:span text:style-name="texte_20_par_20_défaut"><text:span text:style-name="T196">•</text:span></text:span> <text:span text:style-name="exemple"><text:span text:style-name="T289">Le facteur</text:span></text:span><text:tab/><text:tab/><text:tab/><text:tab/><text:span text:style-name="texte_20_par_20_défaut">:<text:tab/>sujet de </text:span><text:span text:style-name="exemple"><text:span text:style-name="T292">distribue</text:span></text:span></text:p>
      <text:p text:style-name="P203"><text:span text:style-name="texte_20_par_20_défaut"><text:span text:style-name="T229">•</text:span></text:span><text:span text:style-name="exemple"><text:span text:style-name="T289"> </text:span></text:span><text:span text:style-name="exemple"><text:span text:style-name="T292">le courrier</text:span></text:span><text:span text:style-name="exemple"><text:span text:style-name="T289"><text:tab/><text:tab/><text:tab/><text:tab/></text:span></text:span><text:span text:style-name="texte_20_par_20_défaut">:</text:span><text:span text:style-name="texte_20_par_20_défaut"><text:span text:style-name="T27"><text:tab/></text:span></text:span><text:span text:style-name="texte_20_par_20_défaut">COD de </text:span><text:span text:style-name="exemple"><text:span text:style-name="T292">distribue</text:span></text:span></text:p>
      <text:p text:style-name="P139"/>
      <text:p text:style-name="P14"><text:span text:style-name="texte_20_par_20_défaut">Analyse des propositions</text:span></text:p>
      <text:p text:style-name="P167"><text:span text:style-name="texte_20_par_20_défaut">La phrase contient une seule proposition : il s’agit par conséquent d’une phrase simple.</text:span></text:p>
      <text:p text:style-name="P94"/>
      <text:p text:style-name="P94"><text:span text:style-name="texte_20_par_20_défaut"><text:span text:style-name="T368">Analyse du type et de la forme de la phrase</text:span></text:span></text:p>
      <text:p text:style-name="P201"><text:span text:style-name="texte_20_par_20_défaut">La phrase est de type déclaratif et n’a pas de forme particulière.</text:span></text:p>
      <text:p text:style-name="P248"><text:span text:style-name="titre_20_avec_20_numéro"><text:s/>B.003 </text:span></text:p>
      <text:p text:style-name="P49"><text:span text:style-name="référence"><text:span text:style-name="T98">TG(</text:span></text:span><text:span text:style-name="référence"><text:span text:style-name="T115">I</text:span></text:span><text:span text:style-name="référence"><text:span text:style-name="T98">I.</text:span></text:span><text:span text:style-name="référence"><text:span text:style-name="T108">2.</text:span></text:span><text:span text:style-name="référence"><text:span text:style-name="T110">3.1</text:span></text:span><text:span text:style-name="référence"><text:span text:style-name="T98">, p.</text:span></text:span><text:span text:style-name="référence"><text:span text:style-name="T108"> </text:span></text:span><text:span text:style-name="référence"><text:span text:style-name="T110">85</text:span></text:span><text:span text:style-name="référence"><text:span text:style-name="T101">)</text:span></text:span></text:p>
      <text:p text:style-name="P95"/>
      <text:p text:style-name="P30"><text:span text:style-name="phrase_20_analysée_20__28_gros_20_caractère_29_">Le </text:span><text:span text:style-name="phrase_20_analysée_20__28_gros_20_caractère_29_"><text:span text:style-name="T361">facteur </text:span></text:span><text:span text:style-name="phrase_20_analysée_20__28_gros_20_caractère_29_"><text:span text:style-name="T363">parle à sa collègue.</text:span></text:span></text:p>
      <text:p text:style-name="P95"/>
      <text:p text:style-name="P95"/>
      <text:p text:style-name="P95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mots</text:span></text:span></text:p>
      <text:p text:style-name="P169"><text:span text:style-name="texte_20_par_20_défaut"><text:span text:style-name="T196">•</text:span></text:span> <text:span text:style-name="exemple"><text:span text:style-name="T235">Le</text:span></text:span><text:span text:style-name="T235"> <text:tab/><text:tab/><text:tab/><text:tab/><text:tab/></text:span><text:span text:style-name="texte_20_par_20_défaut"><text:span text:style-name="T235">:<text:tab/>article défini</text:span></text:span></text:p>
      <text:p text:style-name="P204"><text:span text:style-name="texte_20_par_20_défaut"><text:span text:style-name="T196">•</text:span></text:span> <text:span text:style-name="exemple"><text:span text:style-name="T288">facteur</text:span></text:span><text:span text:style-name="T235"><text:tab/><text:tab/><text:tab/><text:tab/></text:span><text:span text:style-name="texte_20_par_20_défaut"><text:span text:style-name="T235">:<text:tab/>nom commun</text:span></text:span></text:p>
      <text:p text:style-name="P204"><text:span text:style-name="texte_20_par_20_défaut"><text:span text:style-name="T196">•</text:span></text:span> <text:span text:style-name="exemple"><text:span text:style-name="T293">parle</text:span></text:span><text:span text:style-name="T236"><text:tab/><text:tab/><text:tab/><text:tab/><text:tab/></text:span><text:span text:style-name="texte_20_par_20_défaut"><text:span text:style-name="T236">:<text:tab/>verbe </text:span></text:span><text:span text:style-name="texte_20_par_20_défaut"><text:span text:style-name="T386">(</text:span></text:span><text:span text:style-name="texte_20_par_20_défaut"><text:span text:style-name="T432">parler</text:span></text:span><text:span text:style-name="texte_20_par_20_défaut"><text:span text:style-name="T430"> </text:span></text:span><text:span text:style-name="texte_20_par_20_défaut"><text:span text:style-name="T386">: indicatif.présent.3S)</text:span></text:span></text:p>
      <text:p text:style-name="P170"><text:span text:style-name="texte_20_par_20_défaut"><text:span text:style-name="T196">•</text:span></text:span><text:span text:style-name="texte_20_par_20_défaut"> </text:span><text:span text:style-name="exemple"><text:span text:style-name="T484">à</text:span></text:span><text:span text:style-name="texte_20_par_20_défaut"><text:span text:style-name="T235"> <text:tab/><text:tab/><text:tab/><text:tab/><text:tab/>:<text:tab/></text:span></text:span><text:span text:style-name="texte_20_par_20_défaut"><text:span text:style-name="T484">p</text:span></text:span><text:span text:style-name="texte_20_par_20_défaut"><text:span text:style-name="T433">réposition</text:span></text:span></text:p>
      <text:p text:style-name="P169"><text:span text:style-name="texte_20_par_20_défaut"><text:span text:style-name="T196">•</text:span></text:span> <text:span text:style-name="exemple"><text:span text:style-name="T483">sa</text:span></text:span><text:span text:style-name="T235"> <text:tab/><text:tab/><text:tab/><text:tab/><text:tab/></text:span><text:span text:style-name="texte_20_par_20_défaut"><text:span text:style-name="T235">:<text:tab/></text:span></text:span><text:span text:style-name="texte_20_par_20_défaut"><text:span text:style-name="T483">d</text:span></text:span><text:span text:style-name="texte_20_par_20_défaut"><text:span text:style-name="T432">éterminant possessif</text:span></text:span></text:p>
      <text:p text:style-name="P204"><text:span text:style-name="texte_20_par_20_défaut"><text:span text:style-name="T196">•</text:span></text:span><text:span text:style-name="texte_20_par_20_défaut"> </text:span><text:span text:style-name="exemple"><text:span text:style-name="T293">collègue</text:span></text:span><text:span text:style-name="texte_20_par_20_défaut"><text:span text:style-name="T235"><text:tab/><text:tab/><text:tab/><text:tab/>:<text:tab/>nom commun</text:span></text:span></text:p>
      <text:p text:style-name="P204"><text:span text:style-name="texte_20_par_20_défaut"/></text:p>
      <text:p text:style-name="P254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13"><text:span text:style-name="texte_20_par_20_défaut"><text:span text:style-name="T196">•</text:span></text:span> <text:span text:style-name="exemple"><text:span text:style-name="T235">Le </text:span></text:span><text:span text:style-name="exemple"><text:span text:style-name="T491">facteur</text:span></text:span><text:span text:style-name="T235"><text:tab/><text:tab/><text:tab/><text:tab/></text:span><text:span text:style-name="texte_20_par_20_défaut"><text:span text:style-name="T235">:<text:tab/></text:span></text:span><text:span text:style-name="texte_20_par_20_défaut"><text:span text:style-name="T441">groupe nominal</text:span></text:span></text:p>
      <text:p text:style-name="P213"><text:span text:style-name="texte_20_par_20_défaut"><text:span text:style-name="T196">•</text:span></text:span><text:span text:style-name="texte_20_par_20_défaut"><text:span text:style-name="T441"> </text:span></text:span><text:span text:style-name="exemple"><text:span text:style-name="T493">à sa collègue</text:span></text:span><text:span text:style-name="texte_20_par_20_défaut"><text:span text:style-name="T437"><text:tab/><text:tab/><text:tab/><text:tab/></text:span></text:span><text:span text:style-name="texte_20_par_20_défaut"><text:span text:style-name="T235">:<text:tab/></text:span></text:span><text:span text:style-name="texte_20_par_20_défaut"><text:span text:style-name="T441">groupe nominal </text:span></text:span><text:span text:style-name="texte_20_par_20_défaut"><text:span text:style-name="T442">prépositionnel</text:span></text:span></text:p>
      <text:p text:style-name="P320"><text:span text:style-name="texte_20_par_20_défaut"><text:span text:style-name="T229">•</text:span></text:span><text:span text:style-name="exemple"><text:span text:style-name="T289"> </text:span></text:span><text:span text:style-name="exemple"><text:span text:style-name="T321">parle à sa collègue</text:span></text:span><text:span text:style-name="exemple"><text:span text:style-name="T318"><text:tab/><text:tab/><text:tab/></text:span></text:span><text:span text:style-name="texte_20_par_20_défaut"><text:span text:style-name="T33">:</text:span></text:span><text:span text:style-name="texte_20_par_20_défaut"><text:span text:style-name="T28"><text:tab/></text:span></text:span><text:span text:style-name="texte_20_par_20_défaut"><text:span text:style-name="T33">groupe verbal</text:span></text:span></text:p>
      <text:p text:style-name="P95"/>
      <text:p text:style-name="P95"><text:span text:style-name="texte_20_par_20_défaut"><text:span text:style-name="T368">Analyse des fonctions</text:span></text:span></text:p>
      <text:p text:style-name="P204"><text:span text:style-name="texte_20_par_20_défaut"><text:span text:style-name="T196">•</text:span></text:span> <text:span text:style-name="exemple"><text:span text:style-name="T289">Le facteur</text:span></text:span><text:tab/><text:tab/><text:tab/><text:tab/><text:span text:style-name="texte_20_par_20_défaut">:<text:tab/>sujet de </text:span><text:span text:style-name="exemple"><text:span text:style-name="T294">parle</text:span></text:span></text:p>
      <text:p text:style-name="P204"><text:span text:style-name="texte_20_par_20_défaut"><text:span text:style-name="T229">•</text:span></text:span><text:span text:style-name="exemple"><text:span text:style-name="T289"> </text:span></text:span><text:span text:style-name="exemple"><text:span text:style-name="T294">à sa collègue</text:span></text:span><text:span text:style-name="exemple"><text:span text:style-name="T289"><text:tab/><text:tab/><text:tab/><text:tab/></text:span></text:span><text:span text:style-name="texte_20_par_20_défaut">:</text:span><text:span text:style-name="texte_20_par_20_défaut"><text:span text:style-name="T27"><text:tab/></text:span></text:span><text:span text:style-name="texte_20_par_20_défaut">CO</text:span><text:span text:style-name="texte_20_par_20_défaut"><text:span text:style-name="T485">I</text:span></text:span><text:span text:style-name="texte_20_par_20_défaut"> de </text:span><text:span text:style-name="exemple"><text:span text:style-name="T294">parle</text:span></text:span></text:p>
      <text:p text:style-name="P140"/>
      <text:p text:style-name="P15"><text:span text:style-name="texte_20_par_20_défaut">Analyse des propositions</text:span></text:p>
      <text:p text:style-name="P169"><text:span text:style-name="texte_20_par_20_défaut">La phrase contient une seule proposition : il s’agit par conséquent d’une phrase simple.</text:span></text:p>
      <text:p text:style-name="P95"/>
      <text:p text:style-name="P95"><text:span text:style-name="texte_20_par_20_défaut"><text:span text:style-name="T368">Analyse du type et de la forme de la phrase</text:span></text:span></text:p>
      <text:p text:style-name="P204"><text:span text:style-name="texte_20_par_20_défaut">La phrase est de type déclaratif et n’a pas de forme particulière.</text:span></text:p>
      <text:p text:style-name="P249"><text:span text:style-name="titre_20_avec_20_numéro"><text:s/>B.004 </text:span></text:p>
      <text:p text:style-name="P50"><text:span text:style-name="référence"><text:span text:style-name="T98">TG(</text:span></text:span><text:span text:style-name="référence"><text:span text:style-name="T115">I</text:span></text:span><text:span text:style-name="référence"><text:span text:style-name="T98">I.</text:span></text:span><text:span text:style-name="référence"><text:span text:style-name="T108">2.</text:span></text:span><text:span text:style-name="référence"><text:span text:style-name="T110">3.1</text:span></text:span><text:span text:style-name="référence"><text:span text:style-name="T98">, p.</text:span></text:span><text:span text:style-name="référence"><text:span text:style-name="T108"> </text:span></text:span><text:span text:style-name="référence"><text:span text:style-name="T110">85</text:span></text:span><text:span text:style-name="référence"><text:span text:style-name="T101">)</text:span></text:span></text:p>
      <text:p text:style-name="P96"/>
      <text:p text:style-name="P31"><text:span text:style-name="phrase_20_analysée_20__28_gros_20_caractère_29_">Le </text:span><text:span text:style-name="phrase_20_analysée_20__28_gros_20_caractère_29_"><text:span text:style-name="T361">facteur </text:span></text:span><text:span text:style-name="phrase_20_analysée_20__28_gros_20_caractère_29_"><text:span text:style-name="T364">donne une lettre à sa voisine.</text:span></text:span></text:p>
      <text:p text:style-name="P96"/>
      <text:p text:style-name="P96"/>
      <text:p text:style-name="P96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mots</text:span></text:span></text:p>
      <text:p text:style-name="P171"><text:span text:style-name="texte_20_par_20_défaut"><text:span text:style-name="T196">•</text:span></text:span> <text:span text:style-name="exemple"><text:span text:style-name="T235">Le</text:span></text:span><text:span text:style-name="T235"> <text:tab/><text:tab/><text:tab/><text:tab/><text:tab/></text:span><text:span text:style-name="texte_20_par_20_défaut"><text:span text:style-name="T235">:<text:tab/>article défini</text:span></text:span></text:p>
      <text:p text:style-name="P205"><text:span text:style-name="texte_20_par_20_défaut"><text:span text:style-name="T196">•</text:span></text:span> <text:span text:style-name="exemple"><text:span text:style-name="T288">facteur</text:span></text:span><text:span text:style-name="T235"><text:tab/><text:tab/><text:tab/><text:tab/></text:span><text:span text:style-name="texte_20_par_20_défaut"><text:span text:style-name="T235">:<text:tab/>nom commun</text:span></text:span></text:p>
      <text:p text:style-name="P205"><text:span text:style-name="texte_20_par_20_défaut"><text:span text:style-name="T196">•</text:span></text:span> <text:span text:style-name="exemple"><text:span text:style-name="T295">donne</text:span></text:span><text:span text:style-name="T236"><text:tab/><text:tab/><text:tab/><text:tab/></text:span><text:span text:style-name="texte_20_par_20_défaut"><text:span text:style-name="T236">:<text:tab/>verbe </text:span></text:span><text:span text:style-name="texte_20_par_20_défaut"><text:span text:style-name="T386">(</text:span></text:span><text:span text:style-name="texte_20_par_20_défaut"><text:span text:style-name="T434">donner</text:span></text:span><text:span text:style-name="texte_20_par_20_défaut"><text:span text:style-name="T430"> </text:span></text:span><text:span text:style-name="texte_20_par_20_défaut"><text:span text:style-name="T386">: indicatif.présent.3S)</text:span></text:span></text:p>
      <text:p text:style-name="P172"><text:span text:style-name="texte_20_par_20_défaut"><text:span text:style-name="T196">•</text:span></text:span> <text:span text:style-name="exemple"><text:span text:style-name="T486">une</text:span></text:span><text:span text:style-name="T235"> <text:tab/><text:tab/><text:tab/><text:tab/><text:tab/></text:span><text:span text:style-name="texte_20_par_20_défaut"><text:span text:style-name="T235">:<text:tab/>article </text:span></text:span><text:span text:style-name="texte_20_par_20_défaut"><text:span text:style-name="T486">in</text:span></text:span><text:span text:style-name="texte_20_par_20_défaut"><text:span text:style-name="T235">défini</text:span></text:span></text:p>
      <text:p text:style-name="P206"><text:span text:style-name="texte_20_par_20_défaut"><text:span text:style-name="T196">•</text:span></text:span><text:span text:style-name="texte_20_par_20_défaut"> </text:span><text:span text:style-name="exemple"><text:span text:style-name="T297">lettre<text:tab/></text:span></text:span><text:span text:style-name="texte_20_par_20_défaut"><text:span text:style-name="T235"><text:tab/><text:tab/><text:tab/><text:tab/>:<text:tab/>nom commun</text:span></text:span></text:p>
      <text:p text:style-name="P171"><text:span text:style-name="texte_20_par_20_défaut"><text:span text:style-name="T196">•</text:span></text:span><text:span text:style-name="texte_20_par_20_défaut"> </text:span><text:span text:style-name="exemple"><text:span text:style-name="T484">à</text:span></text:span><text:span text:style-name="texte_20_par_20_défaut"><text:span text:style-name="T235"> <text:tab/><text:tab/><text:tab/><text:tab/><text:tab/>:<text:tab/></text:span></text:span><text:span text:style-name="texte_20_par_20_défaut"><text:span text:style-name="T484">p</text:span></text:span><text:span text:style-name="texte_20_par_20_défaut"><text:span text:style-name="T433">réposition</text:span></text:span></text:p>
      <text:p text:style-name="P171"><text:span text:style-name="texte_20_par_20_défaut"><text:span text:style-name="T196">•</text:span></text:span> <text:span text:style-name="exemple"><text:span text:style-name="T483">sa</text:span></text:span><text:span text:style-name="T235"> <text:tab/><text:tab/><text:tab/><text:tab/><text:tab/></text:span><text:span text:style-name="texte_20_par_20_défaut"><text:span text:style-name="T235">:<text:tab/></text:span></text:span><text:span text:style-name="texte_20_par_20_défaut"><text:span text:style-name="T483">d</text:span></text:span><text:span text:style-name="texte_20_par_20_défaut"><text:span text:style-name="T432">éterminant possessif</text:span></text:span></text:p>
      <text:p text:style-name="P205"><text:span text:style-name="texte_20_par_20_défaut"><text:span text:style-name="T196">•</text:span></text:span><text:span text:style-name="texte_20_par_20_défaut"> </text:span><text:span text:style-name="exemple"><text:span text:style-name="T296">voisine</text:span></text:span><text:span text:style-name="texte_20_par_20_défaut"><text:span text:style-name="T235"><text:tab/><text:tab/><text:tab/><text:tab/>:<text:tab/>nom commun</text:span></text:span></text:p>
      <text:p text:style-name="P205"><text:span text:style-name="texte_20_par_20_défaut"/></text:p>
      <text:p text:style-name="P267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27"><text:span text:style-name="texte_20_par_20_défaut"><text:span text:style-name="T196">•</text:span></text:span> <text:span text:style-name="exemple"><text:span text:style-name="T235">Le </text:span></text:span><text:span text:style-name="exemple"><text:span text:style-name="T491">facteur</text:span></text:span><text:span text:style-name="T235"><text:tab/><text:tab/><text:tab/><text:tab/></text:span><text:span text:style-name="texte_20_par_20_défaut"><text:span text:style-name="T235">:<text:tab/></text:span></text:span><text:span text:style-name="texte_20_par_20_défaut"><text:span text:style-name="T441">groupe nominal</text:span></text:span></text:p>
      <text:p text:style-name="P227"><text:span text:style-name="texte_20_par_20_défaut"><text:span text:style-name="T196">•</text:span></text:span><text:span text:style-name="texte_20_par_20_défaut"><text:span text:style-name="T441"> </text:span></text:span><text:span text:style-name="exemple"><text:span text:style-name="T305">une lettre</text:span></text:span><text:span text:style-name="texte_20_par_20_défaut"><text:span text:style-name="T437"><text:tab/><text:tab/><text:tab/><text:tab/></text:span></text:span><text:span text:style-name="texte_20_par_20_défaut"><text:span text:style-name="T235">:<text:tab/></text:span></text:span><text:span text:style-name="texte_20_par_20_défaut"><text:span text:style-name="T441">groupe nominal</text:span></text:span></text:p>
      <text:p text:style-name="P227"><text:span text:style-name="texte_20_par_20_défaut"><text:span text:style-name="T229">•</text:span></text:span><text:span text:style-name="texte_20_par_20_défaut"><text:span text:style-name="T443"> </text:span></text:span><text:span text:style-name="exemple"><text:span text:style-name="T493">à sa </text:span></text:span><text:span text:style-name="exemple"><text:span text:style-name="T305">voisine<text:tab/></text:span></text:span><text:span text:style-name="texte_20_par_20_défaut"><text:span text:style-name="T444"><text:tab/><text:tab/><text:tab/></text:span></text:span><text:span text:style-name="texte_20_par_20_défaut"><text:span text:style-name="T29">:<text:tab/></text:span></text:span><text:span text:style-name="texte_20_par_20_défaut">groupe nominal prépositionnel</text:span></text:p>
      <text:p text:style-name="P320"><text:span text:style-name="texte_20_par_20_défaut"><text:span text:style-name="T229">•</text:span></text:span><text:span text:style-name="exemple"><text:span text:style-name="T289"> </text:span></text:span><text:span text:style-name="exemple"><text:span text:style-name="T322">donne une lettre à sa voisine</text:span></text:span><text:span text:style-name="exemple"><text:span text:style-name="T318"><text:tab/></text:span></text:span><text:span text:style-name="texte_20_par_20_défaut"><text:span text:style-name="T33">:</text:span></text:span><text:span text:style-name="texte_20_par_20_défaut"><text:span text:style-name="T28"><text:tab/></text:span></text:span><text:span text:style-name="texte_20_par_20_défaut"><text:span text:style-name="T33">groupe verbal</text:span></text:span></text:p>
      <text:p text:style-name="P96"/>
      <text:p text:style-name="P96"><text:span text:style-name="texte_20_par_20_défaut"><text:span text:style-name="T368">Analyse des fonctions</text:span></text:span></text:p>
      <text:p text:style-name="P205"><text:span text:style-name="texte_20_par_20_défaut"><text:span text:style-name="T196">•</text:span></text:span> <text:span text:style-name="exemple"><text:span text:style-name="T289">Le facteur</text:span></text:span><text:tab/><text:tab/><text:tab/><text:tab/><text:span text:style-name="texte_20_par_20_défaut">:<text:tab/>sujet de </text:span><text:span text:style-name="exemple"><text:span text:style-name="T296">donne</text:span></text:span></text:p>
      <text:p text:style-name="P207"><text:span text:style-name="texte_20_par_20_défaut"><text:span text:style-name="T229">•</text:span></text:span><text:span text:style-name="exemple"><text:span text:style-name="T289"> </text:span></text:span><text:span text:style-name="exemple"><text:span text:style-name="T298">une lettre</text:span></text:span><text:span text:style-name="exemple"><text:span text:style-name="T289"><text:tab/><text:tab/><text:tab/><text:tab/></text:span></text:span><text:span text:style-name="texte_20_par_20_défaut"><text:span text:style-name="T27">:<text:tab/></text:span></text:span><text:span text:style-name="texte_20_par_20_défaut">COD de </text:span><text:span text:style-name="exemple"><text:span text:style-name="T296">donne</text:span></text:span></text:p>
      <text:p text:style-name="P205"><text:span text:style-name="texte_20_par_20_défaut"><text:span text:style-name="T229">•</text:span></text:span><text:span text:style-name="exemple"><text:span text:style-name="T289"> </text:span></text:span><text:span text:style-name="exemple"><text:span text:style-name="T294">à sa </text:span></text:span><text:span text:style-name="exemple"><text:span text:style-name="T296">voisine</text:span></text:span><text:span text:style-name="exemple"><text:span text:style-name="T289"><text:tab/><text:tab/><text:tab/><text:tab/></text:span></text:span><text:span text:style-name="texte_20_par_20_défaut"><text:span text:style-name="T27">:<text:tab/></text:span></text:span><text:span text:style-name="texte_20_par_20_défaut">CO</text:span><text:span text:style-name="texte_20_par_20_défaut"><text:span text:style-name="T485">I</text:span></text:span><text:span text:style-name="texte_20_par_20_défaut"> de </text:span><text:span text:style-name="exemple"><text:span text:style-name="T296">donne</text:span></text:span></text:p>
      <text:p text:style-name="P141"/>
      <text:p text:style-name="P16"><text:span text:style-name="texte_20_par_20_défaut">Analyse des propositions</text:span></text:p>
      <text:p text:style-name="P171"><text:span text:style-name="texte_20_par_20_défaut">La phrase contient une seule proposition : il s’agit par conséquent d’une phrase simple.</text:span></text:p>
      <text:p text:style-name="P96"/>
      <text:p text:style-name="P96"><text:span text:style-name="texte_20_par_20_défaut"><text:span text:style-name="T368">Analyse du type et de la forme de la phrase</text:span></text:span></text:p>
      <text:p text:style-name="P205"><text:span text:style-name="texte_20_par_20_défaut">La phrase est de type déclaratif et n’a pas de forme particulière.</text:span></text:p>
      <text:p text:style-name="P250"><text:span text:style-name="titre_20_avec_20_numéro"><text:s/>B.005 </text:span></text:p>
      <text:p text:style-name="P51"><text:span text:style-name="référence"><text:span text:style-name="T98">TG(</text:span></text:span><text:span text:style-name="référence"><text:span text:style-name="T115">I</text:span></text:span><text:span text:style-name="référence"><text:span text:style-name="T98">I.</text:span></text:span><text:span text:style-name="référence"><text:span text:style-name="T108">2.</text:span></text:span><text:span text:style-name="référence"><text:span text:style-name="T110">3.1</text:span></text:span><text:span text:style-name="référence"><text:span text:style-name="T98">, p.</text:span></text:span><text:span text:style-name="référence"><text:span text:style-name="T108"> </text:span></text:span><text:span text:style-name="référence"><text:span text:style-name="T110">85</text:span></text:span><text:span text:style-name="référence"><text:span text:style-name="T101">)</text:span></text:span></text:p>
      <text:p text:style-name="P97"/>
      <text:p text:style-name="P32"><text:span text:style-name="phrase_20_analysée_20__28_gros_20_caractère_29_">Le </text:span><text:span text:style-name="phrase_20_analysée_20__28_gros_20_caractère_29_"><text:span text:style-name="T361">facteur </text:span></text:span><text:span text:style-name="phrase_20_analysée_20__28_gros_20_caractère_29_"><text:span text:style-name="T365">parle de ses vacances à sa collègue.</text:span></text:span></text:p>
      <text:p text:style-name="P97"/>
      <text:p text:style-name="P97"/>
      <text:p text:style-name="P97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mots</text:span></text:span></text:p>
      <text:p text:style-name="P164"><text:span text:style-name="texte_20_par_20_défaut"><text:span text:style-name="T196">•</text:span></text:span> <text:span text:style-name="exemple"><text:span text:style-name="T235">Le</text:span></text:span><text:span text:style-name="T235"> <text:tab/><text:tab/><text:tab/><text:tab/><text:tab/></text:span><text:span text:style-name="texte_20_par_20_défaut"><text:span text:style-name="T235">:<text:tab/>article défini</text:span></text:span></text:p>
      <text:p text:style-name="P208"><text:span text:style-name="texte_20_par_20_défaut"><text:span text:style-name="T196">•</text:span></text:span> <text:span text:style-name="exemple"><text:span text:style-name="T288">facteur</text:span></text:span><text:span text:style-name="T235"><text:tab/><text:tab/><text:tab/><text:tab/></text:span><text:span text:style-name="texte_20_par_20_défaut"><text:span text:style-name="T235">:<text:tab/>nom commun</text:span></text:span></text:p>
      <text:p text:style-name="P208"><text:span text:style-name="texte_20_par_20_défaut"><text:span text:style-name="T196">•</text:span></text:span> <text:span text:style-name="exemple"><text:span text:style-name="T299">parle<text:tab/></text:span></text:span><text:span text:style-name="T236"><text:tab/><text:tab/><text:tab/><text:tab/></text:span><text:span text:style-name="texte_20_par_20_défaut"><text:span text:style-name="T236">:<text:tab/>verbe </text:span></text:span><text:span text:style-name="texte_20_par_20_défaut"><text:span text:style-name="T386">(</text:span></text:span><text:span text:style-name="texte_20_par_20_défaut"><text:span text:style-name="T435">parler</text:span></text:span><text:span text:style-name="texte_20_par_20_défaut"><text:span text:style-name="T430"> </text:span></text:span><text:span text:style-name="texte_20_par_20_défaut"><text:span text:style-name="T386">: indicatif.présent.3S)</text:span></text:span></text:p>
      <text:p text:style-name="P164"><text:span text:style-name="texte_20_par_20_défaut"><text:span text:style-name="T196">•</text:span></text:span> <text:span text:style-name="exemple"><text:span text:style-name="T300">de</text:span></text:span><text:span text:style-name="T235"> <text:tab/><text:tab/><text:tab/><text:tab/><text:tab/></text:span><text:span text:style-name="texte_20_par_20_défaut"><text:span text:style-name="T235">:<text:tab/></text:span></text:span><text:span text:style-name="texte_20_par_20_défaut"><text:span text:style-name="T436">préposition</text:span></text:span></text:p>
      <text:p text:style-name="P173"><text:span text:style-name="texte_20_par_20_défaut"><text:span text:style-name="T196">•</text:span></text:span><text:span text:style-name="texte_20_par_20_défaut"><text:span text:style-name="T436"> </text:span></text:span><text:span text:style-name="exemple"><text:span text:style-name="T300">ses</text:span></text:span><text:span text:style-name="texte_20_par_20_défaut"><text:span text:style-name="T437"> <text:tab/><text:tab/><text:tab/><text:tab/><text:tab/></text:span></text:span><text:span text:style-name="texte_20_par_20_défaut"><text:span text:style-name="T235">:<text:tab/></text:span></text:span><text:span text:style-name="texte_20_par_20_défaut"><text:span text:style-name="T488">d</text:span></text:span><text:span text:style-name="texte_20_par_20_défaut"><text:span text:style-name="T436">éterminant possessif</text:span></text:span></text:p>
      <text:p text:style-name="P208"><text:span text:style-name="texte_20_par_20_défaut"><text:span text:style-name="T196">•</text:span></text:span><text:span text:style-name="texte_20_par_20_défaut"> </text:span><text:span text:style-name="exemple"><text:span text:style-name="T300">vacances</text:span></text:span><text:span text:style-name="texte_20_par_20_défaut"><text:span text:style-name="T235"><text:tab/><text:tab/><text:tab/><text:tab/>:<text:tab/>nom commun</text:span></text:span></text:p>
      <text:p text:style-name="P164"><text:span text:style-name="texte_20_par_20_défaut"><text:span text:style-name="T196">•</text:span></text:span><text:span text:style-name="texte_20_par_20_défaut"> </text:span><text:span text:style-name="exemple"><text:span text:style-name="T484">à</text:span></text:span><text:span text:style-name="texte_20_par_20_défaut"><text:span text:style-name="T235"> <text:tab/><text:tab/><text:tab/><text:tab/><text:tab/>:<text:tab/></text:span></text:span><text:span text:style-name="texte_20_par_20_défaut"><text:span text:style-name="T484">p</text:span></text:span><text:span text:style-name="texte_20_par_20_défaut"><text:span text:style-name="T433">réposition</text:span></text:span></text:p>
      <text:p text:style-name="P164"><text:span text:style-name="texte_20_par_20_défaut"><text:span text:style-name="T196">•</text:span></text:span> <text:span text:style-name="exemple"><text:span text:style-name="T483">sa</text:span></text:span><text:span text:style-name="T235"> <text:tab/><text:tab/><text:tab/><text:tab/><text:tab/></text:span><text:span text:style-name="texte_20_par_20_défaut"><text:span text:style-name="T235">:<text:tab/></text:span></text:span><text:span text:style-name="texte_20_par_20_défaut"><text:span text:style-name="T483">d</text:span></text:span><text:span text:style-name="texte_20_par_20_défaut"><text:span text:style-name="T432">éterminant possessif</text:span></text:span></text:p>
      <text:p text:style-name="P208"><text:span text:style-name="texte_20_par_20_défaut"><text:span text:style-name="T196">•</text:span></text:span><text:span text:style-name="texte_20_par_20_défaut"> </text:span><text:span text:style-name="exemple"><text:span text:style-name="T299">collègue</text:span></text:span><text:span text:style-name="texte_20_par_20_défaut"><text:span text:style-name="T235"><text:tab/><text:tab/><text:tab/><text:tab/>:<text:tab/>nom commun</text:span></text:span></text:p>
      <text:p text:style-name="P214"><text:span text:style-name="exemple"><text:span text:style-name="T296"/></text:span></text:p>
      <text:p text:style-name="P255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14"><text:span text:style-name="texte_20_par_20_défaut"><text:span text:style-name="T196">•</text:span></text:span> <text:span text:style-name="exemple"><text:span text:style-name="T235">Le </text:span></text:span><text:span text:style-name="exemple"><text:span text:style-name="T491">facteur</text:span></text:span><text:span text:style-name="T235"><text:tab/><text:tab/><text:tab/><text:tab/></text:span><text:span text:style-name="texte_20_par_20_défaut"><text:span text:style-name="T235">:<text:tab/></text:span></text:span><text:span text:style-name="texte_20_par_20_défaut"><text:span text:style-name="T441">groupe nominal</text:span></text:span></text:p>
      <text:p text:style-name="P214"><text:span text:style-name="texte_20_par_20_défaut"><text:span text:style-name="T196">•</text:span></text:span><text:span text:style-name="texte_20_par_20_défaut"><text:span text:style-name="T441"> </text:span></text:span><text:span text:style-name="exemple"><text:span text:style-name="T306">de ses vacances</text:span></text:span><text:span text:style-name="texte_20_par_20_défaut"><text:span text:style-name="T437"><text:tab/><text:tab/><text:tab/></text:span></text:span><text:span text:style-name="texte_20_par_20_défaut"><text:span text:style-name="T235">:<text:tab/></text:span></text:span><text:span text:style-name="texte_20_par_20_défaut"><text:span text:style-name="T441">groupe nominal </text:span></text:span><text:span text:style-name="texte_20_par_20_défaut"><text:span text:style-name="T447">prépositionnel</text:span></text:span></text:p>
      <text:p text:style-name="P214"><text:span text:style-name="texte_20_par_20_défaut"><text:span text:style-name="T229">•</text:span></text:span><text:span text:style-name="texte_20_par_20_défaut"><text:span text:style-name="T443"> </text:span></text:span><text:span text:style-name="exemple"><text:span text:style-name="T493">à sa </text:span></text:span><text:span text:style-name="exemple"><text:span text:style-name="T307">collègue</text:span></text:span><text:span text:style-name="exemple"><text:span text:style-name="T305"><text:tab/></text:span></text:span><text:span text:style-name="texte_20_par_20_défaut"><text:span text:style-name="T444"><text:tab/><text:tab/><text:tab/></text:span></text:span><text:span text:style-name="texte_20_par_20_défaut"><text:span text:style-name="T29">:<text:tab/></text:span></text:span><text:span text:style-name="texte_20_par_20_défaut">groupe nominal prépositionnel</text:span></text:p>
      <text:p text:style-name="P302"><text:span text:style-name="texte_20_par_20_défaut"><text:span text:style-name="T229">•</text:span></text:span><text:span text:style-name="exemple"><text:span text:style-name="T299"> </text:span></text:span><text:span text:style-name="exemple">parle de ses vacances à sa collègue </text:span><text:span text:style-name="texte_20_par_20_défaut"><text:span text:style-name="T30">:<text:tab/></text:span></text:span><text:span text:style-name="texte_20_par_20_défaut">groupe verbal</text:span></text:p>
      <text:p text:style-name="P302"><text:span text:style-name="texte_20_par_20_défaut"/></text:p>
      <text:p text:style-name="P97"><text:span text:style-name="texte_20_par_20_défaut"><text:span text:style-name="T368">Analyse des fonctions</text:span></text:span></text:p>
      <text:p text:style-name="P208"><text:span text:style-name="texte_20_par_20_défaut"><text:span text:style-name="T196">•</text:span></text:span> <text:span text:style-name="exemple"><text:span text:style-name="T289">Le facteur</text:span></text:span><text:tab/><text:tab/><text:tab/><text:tab/><text:span text:style-name="texte_20_par_20_défaut">:<text:tab/>sujet de </text:span><text:span text:style-name="exemple"><text:span text:style-name="T299">parle</text:span></text:span></text:p>
      <text:p text:style-name="P209"><text:span text:style-name="texte_20_par_20_défaut"><text:span text:style-name="T229">•</text:span></text:span><text:span text:style-name="exemple"><text:span text:style-name="T289"> </text:span></text:span><text:span text:style-name="exemple"><text:span text:style-name="T299">de ses vacances</text:span></text:span><text:span text:style-name="exemple"><text:span text:style-name="T289"><text:tab/><text:tab/><text:tab/></text:span></text:span><text:span text:style-name="texte_20_par_20_défaut"><text:span text:style-name="T27">:<text:tab/></text:span></text:span><text:span text:style-name="texte_20_par_20_défaut">CO</text:span><text:span text:style-name="texte_20_par_20_défaut"><text:span text:style-name="T487">I</text:span></text:span><text:span text:style-name="texte_20_par_20_défaut"> de </text:span><text:span text:style-name="exemple"><text:span text:style-name="T299">parle <text:s text:c="2"/></text:span></text:span><text:span text:style-name="exemple"><text:span text:style-name="T301"><text:tab/><text:tab/><text:tab/><text:tab/></text:span></text:span><text:span text:style-name="danger"><text:span text:style-name="T399">(!</text:span></text:span><text:span text:style-name="danger"><text:span text:style-name="T398">)</text:span></text:span></text:p>
      <text:p text:style-name="P208"><text:span text:style-name="texte_20_par_20_défaut"><text:span text:style-name="T229">•</text:span></text:span><text:span text:style-name="exemple"><text:span text:style-name="T289"> </text:span></text:span><text:span text:style-name="exemple"><text:span text:style-name="T294">à sa </text:span></text:span><text:span text:style-name="exemple"><text:span text:style-name="T299">collègue</text:span></text:span><text:span text:style-name="exemple"><text:span text:style-name="T289"><text:tab/><text:tab/><text:tab/><text:tab/></text:span></text:span><text:span text:style-name="texte_20_par_20_défaut"><text:span text:style-name="T27">:<text:tab/></text:span></text:span><text:span text:style-name="texte_20_par_20_défaut">CO</text:span><text:span text:style-name="texte_20_par_20_défaut"><text:span text:style-name="T485">I</text:span></text:span><text:span text:style-name="texte_20_par_20_défaut"> de </text:span><text:span text:style-name="exemple"><text:span text:style-name="T299">parle</text:span></text:span></text:p>
      <text:p text:style-name="P142"/>
      <text:p text:style-name="P17"><text:span text:style-name="texte_20_par_20_défaut">Analyse des propositions</text:span></text:p>
      <text:p text:style-name="P164"><text:span text:style-name="texte_20_par_20_défaut">La phrase contient une seule proposition : il s’agit par conséquent d’une phrase simple.</text:span></text:p>
      <text:p text:style-name="P97"/>
      <text:p text:style-name="P97"><text:span text:style-name="texte_20_par_20_défaut"><text:span text:style-name="T368">Analyse du type et de la forme de la phrase</text:span></text:span></text:p>
      <text:p text:style-name="P208"><text:span text:style-name="texte_20_par_20_défaut">La phrase est de type déclaratif et n’a pas de forme particulière.</text:span></text:p>
      <text:p text:style-name="P143"><text:span text:style-name="titre_20_avec_20_numéro"><text:s/>B.006 </text:span></text:p>
      <text:p text:style-name="Standard"/>
      <text:p text:style-name="Standard"/>
      <text:p text:style-name="P23"><text:span text:style-name="phrase_20_analysée_20__28_gros_20_caractère_29_">Le lundi, il propose un </text:span><text:span text:style-name="phrase_20_analysée_20__28_gros_20_caractère_29_"><text:span text:style-name="T237">nouveau</text:span></text:span><text:span text:style-name="phrase_20_analysée_20__28_gros_20_caractère_29_"> jeu à ses camarades.</text:span></text:p>
      <text:p text:style-name="Standard"/>
      <text:p text:style-name="Standard"/>
      <text:p text:style-name="Standard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mots</text:span></text:span></text:p>
      <text:p text:style-name="P155"><text:span text:style-name="texte_20_par_20_défaut"><text:span text:style-name="T196">•</text:span></text:span> <text:span text:style-name="exemple"><text:span text:style-name="T235">Le</text:span></text:span><text:span text:style-name="T235"> <text:tab/><text:tab/><text:tab/><text:tab/><text:tab/></text:span><text:span text:style-name="texte_20_par_20_défaut"><text:span text:style-name="T235">:<text:tab/>article défini</text:span></text:span></text:p>
      <text:p text:style-name="P186"><text:span text:style-name="texte_20_par_20_défaut"><text:span text:style-name="T196">•</text:span></text:span> <text:span text:style-name="exemple"><text:span text:style-name="T235">lundi</text:span></text:span><text:span text:style-name="T235"><text:tab/><text:tab/><text:tab/><text:tab/><text:tab/></text:span><text:span text:style-name="texte_20_par_20_défaut"><text:span text:style-name="T235">:<text:tab/>nom commun</text:span></text:span></text:p>
      <text:p text:style-name="P186"><text:span text:style-name="texte_20_par_20_défaut"><text:span text:style-name="T196">•</text:span></text:span> <text:span text:style-name="exemple"><text:span text:style-name="T236">il</text:span></text:span><text:span text:style-name="T236"><text:tab/><text:tab/><text:tab/><text:tab/><text:tab/></text:span><text:span text:style-name="texte_20_par_20_défaut"><text:span text:style-name="T236">:<text:tab/>pronom personnel</text:span></text:span></text:p>
      <text:p text:style-name="P186"><text:span text:style-name="texte_20_par_20_défaut"><text:span text:style-name="T196">•</text:span></text:span> <text:span text:style-name="exemple"><text:span text:style-name="T236">propose</text:span></text:span><text:span text:style-name="T236"><text:tab/><text:tab/><text:tab/><text:tab/></text:span><text:span text:style-name="texte_20_par_20_défaut"><text:span text:style-name="T236">:<text:tab/>verbe </text:span></text:span><text:span text:style-name="texte_20_par_20_défaut"><text:span text:style-name="T386">(proposer : indicatif.présent.3S)</text:span></text:span></text:p>
      <text:p text:style-name="P186"><text:span text:style-name="texte_20_par_20_défaut"><text:span text:style-name="T196">•</text:span></text:span> <text:span text:style-name="exemple"><text:span text:style-name="T236">un</text:span></text:span><text:span text:style-name="T236"><text:tab/><text:tab/><text:tab/><text:tab/><text:tab/></text:span><text:span text:style-name="texte_20_par_20_défaut"><text:span text:style-name="T236">:<text:tab/>article indéfini</text:span></text:span></text:p>
      <text:p text:style-name="P186"><text:span text:style-name="texte_20_par_20_défaut"><text:span text:style-name="T196">•</text:span></text:span> <text:span text:style-name="exemple"><text:span text:style-name="T237">nouveau</text:span></text:span><text:span text:style-name="T237"><text:tab/><text:tab/><text:tab/><text:tab/></text:span><text:span text:style-name="texte_20_par_20_défaut"><text:span text:style-name="T237">:<text:tab/>adjectif</text:span></text:span></text:p>
      <text:p text:style-name="P186"><text:span text:style-name="texte_20_par_20_défaut"><text:span text:style-name="T196">•</text:span></text:span> <text:span text:style-name="exemple"><text:span text:style-name="T236">jeu</text:span></text:span><text:span text:style-name="T236"><text:tab/><text:tab/><text:tab/><text:tab/><text:tab/></text:span><text:span text:style-name="texte_20_par_20_défaut"><text:span text:style-name="T236">:<text:tab/>nom commun</text:span></text:span></text:p>
      <text:p text:style-name="P186"><text:span text:style-name="texte_20_par_20_défaut"><text:span text:style-name="T196">•</text:span></text:span> <text:span text:style-name="exemple"><text:span text:style-name="T238">à</text:span></text:span><text:span text:style-name="T238"><text:tab/><text:tab/><text:tab/><text:tab/><text:tab/></text:span><text:span text:style-name="texte_20_par_20_défaut"><text:span text:style-name="T238">:<text:tab/>préposition</text:span></text:span></text:p>
      <text:p text:style-name="P186"><text:span text:style-name="texte_20_par_20_défaut"><text:span text:style-name="T196">•</text:span></text:span> <text:span text:style-name="exemple"><text:span text:style-name="T238">ses</text:span></text:span><text:span text:style-name="T238"><text:tab/><text:tab/><text:tab/><text:tab/><text:tab/></text:span><text:span text:style-name="texte_20_par_20_défaut"><text:span text:style-name="T238">:<text:tab/>déterminant possessif</text:span></text:span></text:p>
      <text:p text:style-name="P186"><text:span text:style-name="texte_20_par_20_défaut"><text:span text:style-name="T196">•</text:span></text:span> <text:span text:style-name="exemple">camarades</text:span><text:tab/><text:tab/><text:tab/><text:tab/><text:span text:style-name="texte_20_par_20_défaut">:<text:tab/>nom commun</text:span></text:p>
      <text:p text:style-name="P186"><text:span text:style-name="texte_20_par_20_défaut"/></text:p>
      <text:p text:style-name="P252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15"><text:span text:style-name="texte_20_par_20_défaut"><text:span text:style-name="T233">•</text:span></text:span><text:span text:style-name="texte_20_par_20_défaut"><text:span text:style-name="T368"> </text:span></text:span><text:span text:style-name="exemple">Le lundi</text:span><text:span text:style-name="texte_20_par_20_défaut"><text:span text:style-name="T377"><text:tab/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</text:span></text:p>
      <text:p text:style-name="P215"><text:span text:style-name="texte_20_par_20_défaut"><text:span text:style-name="T196">•</text:span></text:span><text:span text:style-name="texte_20_par_20_défaut"><text:span text:style-name="T441"> </text:span></text:span><text:span text:style-name="exemple"><text:span text:style-name="T308">un nouveau jeu</text:span></text:span><text:span text:style-name="texte_20_par_20_défaut"><text:span text:style-name="T437"><text:tab/><text:tab/><text:tab/></text:span></text:span><text:span text:style-name="texte_20_par_20_défaut"><text:span text:style-name="T235">:<text:tab/></text:span></text:span><text:span text:style-name="texte_20_par_20_défaut"><text:span text:style-name="T441">groupe nominal</text:span></text:span></text:p>
      <text:p text:style-name="P215"><text:span text:style-name="texte_20_par_20_défaut"><text:span text:style-name="T229">•</text:span></text:span><text:span text:style-name="texte_20_par_20_défaut"><text:span text:style-name="T443"> </text:span></text:span><text:span text:style-name="exemple"><text:span text:style-name="T493">à s</text:span></text:span><text:span text:style-name="exemple"><text:span text:style-name="T494">es</text:span></text:span><text:span text:style-name="exemple"><text:span text:style-name="T493"> </text:span></text:span><text:span text:style-name="exemple"><text:span text:style-name="T308">camarades</text:span></text:span><text:span text:style-name="texte_20_par_20_défaut"><text:span text:style-name="T444"><text:tab/><text:tab/><text:tab/></text:span></text:span><text:span text:style-name="texte_20_par_20_défaut"><text:span text:style-name="T29">:<text:tab/></text:span></text:span><text:span text:style-name="texte_20_par_20_défaut">groupe nominal prépositionnel</text:span></text:p>
      <text:p text:style-name="P302"><text:span text:style-name="texte_20_par_20_défaut"><text:span text:style-name="T229">•</text:span></text:span><text:span text:style-name="exemple"><text:span text:style-name="T299"> </text:span></text:span><text:span text:style-name="exemple">propose un nouveau jeu à <text:tab/><text:tab/></text:span><text:span text:style-name="texte_20_par_20_défaut">:<text:tab/>groupe verbal</text:span></text:p>
      <text:p text:style-name="P302"><text:span text:style-name="exemple"><text:s text:c="3"/>ses camarades <text:tab/><text:tab/><text:tab/></text:span></text:p>
      <text:p text:style-name="P288"><text:span text:style-name="exemple"/></text:p>
      <text:p text:style-name="Standard"><text:span text:style-name="texte_20_par_20_défaut"><text:span text:style-name="T368">Analyse des fonctions</text:span></text:span></text:p>
      <text:p text:style-name="P155"><text:span text:style-name="texte_20_par_20_défaut"><text:span text:style-name="T196">•</text:span></text:span> <text:span text:style-name="exemple">Le lundi</text:span><text:tab/><text:tab/><text:tab/><text:tab/><text:span text:style-name="texte_20_par_20_défaut">:<text:tab/>CC de temps</text:span></text:p>
      <text:p text:style-name="P186"><text:span text:style-name="texte_20_par_20_défaut"><text:span text:style-name="T196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186"><text:span text:style-name="texte_20_par_20_défaut"><text:span text:style-name="T196">•</text:span></text:span> <text:span text:style-name="exemple">un nouveau jeu<text:tab/><text:tab/></text:span><text:tab/><text:span text:style-name="texte_20_par_20_défaut">:<text:tab/>COD de </text:span><text:span text:style-name="exemple">propose</text:span></text:p>
      <text:p text:style-name="P186"><text:span text:style-name="texte_20_par_20_défaut"><text:span text:style-name="T196">•</text:span></text:span> <text:span text:style-name="exemple">à ses camarades<text:tab/><text:tab/></text:span><text:tab/><text:span text:style-name="texte_20_par_20_défaut">:<text:tab/>COI de </text:span><text:span text:style-name="exemple">propose</text:span></text:p>
      <text:p text:style-name="P137"/>
      <text:p text:style-name="P5"><text:span text:style-name="texte_20_par_20_défaut">Analyse des propositions</text:span></text:p>
      <text:p text:style-name="P155"><text:span text:style-name="texte_20_par_20_défaut">La phrase contient une seule proposition : il s’agit par conséquent d’une phrase simple.</text:span></text:p>
      <text:p text:style-name="Standard"/>
      <text:p text:style-name="Standard"><text:span text:style-name="texte_20_par_20_défaut"><text:span text:style-name="T368">Analyse du type et de la forme de la phrase</text:span></text:span></text:p>
      <text:p text:style-name="P155"><text:span text:style-name="texte_20_par_20_défaut">La phrase est de type déclaratif et n’a pas de forme particulière.</text:span>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><text:soft-page-break/><text:span text:style-name="titre_20_avec_20_numéro"><text:s/>B.007 </text:span></text:p>
      <text:p text:style-name="Standard"/>
      <text:p text:style-name="Standard"/>
      <text:p text:style-name="P37"><text:span text:style-name="phrase_20_analysée_20__28_gros_20_caractère_29_"><text:span text:style-name="T245">Malheureusement i</text:span></text:span><text:span text:style-name="phrase_20_analysée_20__28_gros_20_caractère_29_"><text:span text:style-name="T244">l ne leur propose plus le mardi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39">de la </text:span></text:span><text:span text:style-name="texte_20_par_20_défaut">nature des mots</text:span></text:p>
      <text:p text:style-name="P155"><text:span text:style-name="texte_20_par_20_défaut"><text:span text:style-name="T197">•</text:span></text:span><text:span text:style-name="T47"> </text:span><text:span text:style-name="exemple"><text:span text:style-name="T246">malheureusement<text:tab/><text:tab/><text:tab/></text:span></text:span><text:span text:style-name="texte_20_par_20_défaut"><text:span text:style-name="T50">:<text:tab/></text:span></text:span><text:span text:style-name="texte_20_par_20_défaut"><text:span text:style-name="T51">adverbe</text:span></text:span></text:p>
      <text:p text:style-name="P186"><text:span text:style-name="texte_20_par_20_défaut"><text:span text:style-name="T196">•</text:span></text:span> <text:span text:style-name="exemple"><text:span text:style-name="T236">il</text:span></text:span><text:span text:style-name="T236"><text:tab/><text:tab/><text:tab/><text:tab/><text:tab/></text:span><text:span text:style-name="texte_20_par_20_défaut"><text:span text:style-name="T236">:<text:tab/>pronom personnel</text:span></text:span></text:p>
      <text:p text:style-name="P186"><text:span text:style-name="texte_20_par_20_défaut"><text:span text:style-name="T197">•</text:span></text:span><text:span text:style-name="T47"> </text:span><text:span text:style-name="exemple"><text:span text:style-name="T246">ne</text:span></text:span><text:span text:style-name="T52"><text:tab/><text:tab/><text:tab/><text:tab/><text:tab/></text:span><text:span text:style-name="texte_20_par_20_défaut"><text:span text:style-name="T52">:<text:tab/></text:span></text:span><text:span text:style-name="texte_20_par_20_défaut"><text:span text:style-name="T51">adverbe</text:span></text:span></text:p>
      <text:p text:style-name="P186"><text:span text:style-name="texte_20_par_20_défaut"><text:span text:style-name="T196">•</text:span></text:span><text:span text:style-name="T51"> </text:span><text:span text:style-name="exemple"><text:span text:style-name="T245">leur<text:tab/><text:tab/><text:tab/></text:span></text:span><text:span text:style-name="T236"><text:tab/><text:tab/></text:span><text:span text:style-name="texte_20_par_20_défaut"><text:span text:style-name="T236">:<text:tab/>pronom personnel</text:span></text:span></text:p>
      <text:p text:style-name="P191"><text:span text:style-name="texte_20_par_20_défaut"><text:span text:style-name="T196">•</text:span></text:span> <text:span text:style-name="exemple"><text:span text:style-name="T236">propose<text:tab/><text:tab/></text:span></text:span><text:span text:style-name="T236"><text:tab/><text:tab/></text:span><text:span text:style-name="texte_20_par_20_défaut"><text:span text:style-name="T236">:<text:tab/>verbe </text:span></text:span><text:span text:style-name="texte_20_par_20_défaut"><text:span text:style-name="T386">(proposer : indicatif.présent.3S)</text:span></text:span></text:p>
      <text:p text:style-name="P186"><text:span text:style-name="texte_20_par_20_défaut"><text:span text:style-name="T197">•</text:span></text:span><text:span text:style-name="T47"> </text:span><text:span text:style-name="exemple"><text:span text:style-name="T247">plus</text:span></text:span><text:span text:style-name="T52"><text:tab/><text:tab/><text:tab/><text:tab/><text:tab/></text:span><text:span text:style-name="texte_20_par_20_défaut"><text:span text:style-name="T52">:<text:tab/></text:span></text:span><text:span text:style-name="texte_20_par_20_défaut"><text:span text:style-name="T53">ad</text:span></text:span><text:span text:style-name="texte_20_par_20_défaut"><text:span text:style-name="T52">verbe</text:span></text:span></text:p>
      <text:p text:style-name="P186"><text:span text:style-name="texte_20_par_20_défaut"><text:span text:style-name="T197">•</text:span></text:span><text:span text:style-name="T54"> </text:span><text:span text:style-name="exemple"><text:span text:style-name="T247">le<text:tab/></text:span></text:span><text:span text:style-name="T54"><text:tab/><text:tab/><text:tab/><text:tab/></text:span><text:span text:style-name="texte_20_par_20_défaut"><text:span text:style-name="T54">:<text:tab/></text:span></text:span><text:span text:style-name="texte_20_par_20_défaut"><text:span text:style-name="T53">article défini</text:span></text:span></text:p>
      <text:p text:style-name="P186"><text:span text:style-name="texte_20_par_20_défaut"><text:span text:style-name="T197">•</text:span></text:span><text:span text:style-name="T54"> </text:span><text:span text:style-name="exemple"><text:span text:style-name="T247">mardi<text:tab/><text:tab/><text:tab/></text:span></text:span><text:span text:style-name="T54"><text:tab/></text:span><text:span text:style-name="texte_20_par_20_défaut"><text:span text:style-name="T54">:<text:tab/></text:span></text:span><text:span text:style-name="texte_20_par_20_défaut"><text:span text:style-name="T53">nom commun</text:span></text:span></text:p>
      <text:p text:style-name="P186"><text:span text:style-name="texte_20_par_20_défaut"><text:span text:style-name="T53"/></text:span></text:p>
      <text:p text:style-name="P256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16"><text:span text:style-name="texte_20_par_20_défaut"><text:span text:style-name="T196">•</text:span></text:span><text:span text:style-name="texte_20_par_20_défaut"><text:span text:style-name="T441"> </text:span></text:span><text:span text:style-name="exemple"><text:span text:style-name="T309">le mardi<text:tab/></text:span></text:span><text:span text:style-name="texte_20_par_20_défaut"><text:span text:style-name="T437"><text:tab/><text:tab/><text:tab/></text:span></text:span><text:span text:style-name="texte_20_par_20_défaut"><text:span text:style-name="T235">:<text:tab/></text:span></text:span><text:span text:style-name="texte_20_par_20_défaut"><text:span text:style-name="T441">groupe nominal</text:span></text:span></text:p>
      <text:p text:style-name="P312"><text:span text:style-name="texte_20_par_20_défaut"><text:span text:style-name="T197">•</text:span></text:span><text:span text:style-name="exemple"><text:span text:style-name="T55"> </text:span></text:span><text:span text:style-name="exemple">ne leur propose plus le mardi</text:span><text:span text:style-name="exemple"><text:span text:style-name="T55"><text:tab/></text:span></text:span><text:span text:style-name="texte_20_par_20_défaut"><text:span text:style-name="T55">:<text:tab/></text:span></text:span><text:span text:style-name="texte_20_par_20_défaut"><text:span text:style-name="T71">groupe verbal</text:span></text:span></text:p>
      <text:p text:style-name="P296"><text:span text:style-name="texte_20_par_20_défaut"><text:span text:style-name="T71"/></text:span></text:p>
      <text:p text:style-name="P5"><text:span text:style-name="texte_20_par_20_défaut">Analyse des fonctions</text:span></text:p>
      <text:p text:style-name="P155"><text:span text:style-name="texte_20_par_20_défaut"><text:span text:style-name="T197">•</text:span></text:span><text:span text:style-name="exemple"><text:span text:style-name="T205"> </text:span></text:span><text:span text:style-name="exemple"><text:span text:style-name="T206">malheureusement</text:span></text:span><text:span text:style-name="T55"><text:tab/><text:tab/><text:tab/></text:span><text:span text:style-name="texte_20_par_20_défaut"><text:span text:style-name="T55">:<text:tab/>CC</text:span></text:span></text:p>
      <text:p text:style-name="P186"><text:span text:style-name="texte_20_par_20_défaut"><text:span text:style-name="T196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186"><text:span text:style-name="texte_20_par_20_défaut"><text:span text:style-name="T197">•</text:span></text:span><text:span text:style-name="exemple"><text:span text:style-name="T55"> </text:span></text:span><text:span text:style-name="exemple"><text:span text:style-name="T141">leur</text:span></text:span><text:span text:style-name="exemple"><text:span text:style-name="T55"><text:tab/><text:tab/><text:tab/><text:tab/><text:tab/></text:span></text:span><text:span text:style-name="texte_20_par_20_défaut"><text:span text:style-name="T55">:<text:tab/></text:span></text:span><text:span text:style-name="texte_20_par_20_défaut"><text:span text:style-name="T56">COI</text:span></text:span><text:span text:style-name="texte_20_par_20_défaut"><text:span text:style-name="T55"> de </text:span></text:span><text:span text:style-name="exemple">propose</text:span></text:p>
      <text:p text:style-name="P186"><text:span text:style-name="texte_20_par_20_défaut"><text:span text:style-name="T197">•</text:span></text:span><text:span text:style-name="T55"> </text:span><text:span text:style-name="exemple"><text:span text:style-name="T248">le mardi<text:tab/><text:tab/><text:tab/></text:span></text:span><text:span text:style-name="T55"><text:tab/></text:span><text:span text:style-name="texte_20_par_20_défaut"><text:span text:style-name="T55">:<text:tab/>COD de </text:span></text:span><text:span text:style-name="exemple"><text:span text:style-name="T142">propose</text:span></text:span></text:p>
      <text:p text:style-name="P186"/>
      <text:p text:style-name="P2"><text:span text:style-name="texte_20_par_20_défaut"><text:span text:style-name="T368">Analyse des propositions</text:span></text:span></text:p>
      <text:p text:style-name="P185"><text:span text:style-name="texte_20_par_20_défaut">La phrase contient une seule proposition : il s’agit par conséquent d’une phrase simple.</text:span></text:p>
      <text:p text:style-name="P2"><text:span text:style-name="texte_20_par_20_défaut"/></text:p>
      <text:p text:style-name="P2"><text:span text:style-name="texte_20_par_20_défaut"><text:span text:style-name="T368">Analyse du type et de la forme de la phrase</text:span></text:span></text:p>
      <text:p text:style-name="P185"><text:span text:style-name="texte_20_par_20_défaut">La phrase est de type déclaratif et </text:span><text:span text:style-name="texte_20_par_20_défaut"><text:span text:style-name="T352">a une forme négative.</text:span></text:span></text:p>
      <text:p text:style-name="P143"><text:span text:style-name="titre_20_avec_20_numéro"><text:s/>B.008</text:span><text:span text:style-name="titre_20_avec_20_numéro"><text:span text:style-name="T355"> </text:span></text:span><text:span text:style-name="titre_20_avec_20_numéro"><text:s/></text:span></text:p>
      <text:p text:style-name="P48"><text:span text:style-name="référence"><text:span text:style-name="T173">GGF.1.1</text:span></text:span><text:span text:style-name="référence"><text:span text:style-name="T354">51</text:span></text:span></text:p>
      <text:p text:style-name="Standard"/>
      <text:p text:style-name="P23"><text:span text:style-name="phrase_20_analysée_20__28_gros_20_caractère_29_">Jean attend la nuit.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39">de la </text:span></text:span><text:span text:style-name="texte_20_par_20_défaut">nature des mots</text:span></text:p>
      <text:p text:style-name="P155"><text:span text:style-name="texte_20_par_20_défaut"><text:span text:style-name="T197">•</text:span></text:span><text:span text:style-name="T47"> </text:span><text:span text:style-name="exemple"><text:span text:style-name="T250">Jean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62">nom propre</text:span></text:span></text:p>
      <text:p text:style-name="P191"><text:span text:style-name="texte_20_par_20_défaut"><text:span text:style-name="T197">•</text:span></text:span><text:span text:style-name="T47"> </text:span><text:span text:style-name="exemple"><text:span text:style-name="T250">attend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2">verbe </text:span></text:span><text:span text:style-name="texte_20_par_20_défaut"><text:span text:style-name="T66">(</text:span></text:span><text:span text:style-name="texte_20_par_20_défaut">attendre</text:span><text:span text:style-name="texte_20_par_20_défaut"><text:span text:style-name="T380"> </text:span></text:span><text:span text:style-name="texte_20_par_20_défaut"><text:span text:style-name="T66">: indicatif.présent.3S)</text:span></text:span></text:p>
      <text:p text:style-name="P186"><text:span text:style-name="texte_20_par_20_défaut"><text:span text:style-name="T197">•</text:span></text:span><text:span text:style-name="T47"> </text:span><text:span text:style-name="exemple"><text:span text:style-name="T250">la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59">article défini</text:span></text:span></text:p>
      <text:p text:style-name="P186"><text:span text:style-name="texte_20_par_20_défaut"><text:span text:style-name="T197">•</text:span></text:span><text:span text:style-name="T47"> </text:span><text:span text:style-name="exemple"><text:span text:style-name="T250">nuit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62">nom commun</text:span></text:span></text:p>
      <text:p text:style-name="P186"><text:span text:style-name="texte_20_par_20_défaut"><text:span text:style-name="T62"/></text:span></text:p>
      <text:p text:style-name="P257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17"><text:span text:style-name="texte_20_par_20_défaut"><text:span text:style-name="T233">•</text:span></text:span><text:span text:style-name="texte_20_par_20_défaut"><text:span text:style-name="T368"> </text:span></text:span><text:span text:style-name="exemple">Jean<text:tab/></text:span><text:span text:style-name="texte_20_par_20_défaut"><text:span text:style-name="T377"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</text:span></text:p>
      <text:p text:style-name="P217"><text:span text:style-name="texte_20_par_20_défaut"><text:span text:style-name="T196">•</text:span></text:span><text:span text:style-name="texte_20_par_20_défaut"><text:span text:style-name="T441"> </text:span></text:span><text:span text:style-name="exemple"><text:span text:style-name="T310">l</text:span></text:span><text:span text:style-name="exemple"><text:span text:style-name="T311">a nuit</text:span></text:span><text:span text:style-name="exemple"><text:span text:style-name="T310"><text:tab/></text:span></text:span><text:span text:style-name="texte_20_par_20_défaut"><text:span text:style-name="T437"><text:tab/><text:tab/></text:span></text:span><text:span text:style-name="texte_20_par_20_défaut"><text:span text:style-name="T235">:<text:tab/></text:span></text:span><text:span text:style-name="texte_20_par_20_défaut"><text:span text:style-name="T441">groupe nominal</text:span></text:span></text:p>
      <text:p text:style-name="P318"><text:span text:style-name="texte_20_par_20_défaut"><text:span text:style-name="T197">•</text:span></text:span><text:span text:style-name="exemple"><text:span text:style-name="T205"> </text:span></text:span><text:span text:style-name="exemple"><text:span text:style-name="T209">attend la nuit</text:span></text:span><text:span text:style-name="exemple"><text:span text:style-name="T351"><text:tab/><text:tab/></text:span></text:span><text:span text:style-name="texte_20_par_20_défaut"><text:span text:style-name="T55">:<text:tab/></text:span></text:span><text:span text:style-name="texte_20_par_20_défaut"><text:span text:style-name="T412">groupe verbal</text:span></text:span></text:p>
      <text:p text:style-name="P297"><text:span text:style-name="texte_20_par_20_défaut"><text:span text:style-name="T412"/></text:span></text:p>
      <text:p text:style-name="Standard"><text:span text:style-name="texte_20_par_20_défaut"><text:span text:style-name="T368">Analyse des fonctions</text:span></text:span></text:p>
      <text:p text:style-name="P155"><text:span text:style-name="texte_20_par_20_défaut"><text:span text:style-name="T197">•</text:span></text:span><text:span text:style-name="exemple"><text:span text:style-name="T205"> </text:span></text:span><text:span text:style-name="exemple"><text:span text:style-name="T326">Jean<text:tab/></text:span></text:span><text:span text:style-name="T55"><text:tab/><text:tab/><text:tab/></text:span><text:span text:style-name="texte_20_par_20_défaut"><text:span text:style-name="T55">:<text:tab/></text:span></text:span><text:span text:style-name="texte_20_par_20_défaut"><text:span text:style-name="T58">sujet de </text:span></text:span><text:span text:style-name="exemple"><text:span text:style-name="T250">attend</text:span></text:span></text:p>
      <text:p text:style-name="P199"><text:span text:style-name="texte_20_par_20_défaut"><text:span text:style-name="T197">•</text:span></text:span><text:span text:style-name="exemple"><text:span text:style-name="T205"> </text:span></text:span><text:span text:style-name="exemple"><text:span text:style-name="T326">la nuit<text:tab/></text:span></text:span><text:span text:style-name="exemple"><text:span text:style-name="T142"><text:tab/><text:tab/></text:span></text:span><text:span text:style-name="texte_20_par_20_défaut"><text:span text:style-name="T55">:<text:tab/></text:span></text:span><text:span text:style-name="texte_20_par_20_défaut">COD de </text:span><text:span text:style-name="exemple"><text:span text:style-name="T250">attend <text:tab/><text:tab/><text:tab/><text:tab/><text:tab/></text:span></text:span><text:span text:style-name="danger"><text:span text:style-name="T398">(!)</text:span></text:span></text:p>
      <text:p text:style-name="P186"><text:tab/><text:tab/><text:tab/><text:tab/><text:tab/><text:span text:style-name="texte_20_par_20_défaut"><text:span text:style-name="T355">CC de temps<text:tab/><text:tab/></text:span></text:span></text:p>
      <text:p text:style-name="P186"/>
      <text:p text:style-name="P5"><text:span text:style-name="texte_20_par_20_défaut">Analyse des propositions</text:span></text:p>
      <text:p text:style-name="P155"><text:span text:style-name="texte_20_par_20_défaut">La phrase contient une seule proposition : il s’agit par conséquent d’une phrase simple.</text:span></text:p>
      <text:p text:style-name="Standard"><text:span text:style-name="texte_20_par_20_défaut"/></text:p>
      <text:p text:style-name="Standard"><text:span text:style-name="texte_20_par_20_défaut"><text:span text:style-name="T368">Analyse du type et de la forme de la phrase</text:span></text:span></text:p>
      <text:p text:style-name="P155"><text:span text:style-name="texte_20_par_20_défaut">La phrase est de type déclaratif et n’a pas de forme particulière.</text:span></text:p>
      <text:p text:style-name="Standard"><text:span text:style-name="texte_20_par_20_défaut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oft-page-break/><text:span text:style-name="titre_20_avec_20_numéro"><text:s/>B.009</text:span><text:span text:style-name="titre_20_avec_20_numéro"><text:span text:style-name="T355"> </text:span></text:span><text:span text:style-name="titre_20_avec_20_numéro"><text:s/></text:span></text:p>
      <text:p text:style-name="P48"><text:span text:style-name="référence"><text:span text:style-name="T173">GGF.1.1</text:span></text:span><text:span text:style-name="référence"><text:span text:style-name="T367">48</text:span></text:span></text:p>
      <text:p text:style-name="Standard"/>
      <text:p text:style-name="P23"><text:span text:style-name="phrase_20_analysée_20__28_gros_20_caractère_29_"><text:span text:style-name="T356">Paul tient un bâton</text:span></text:span><text:span text:style-name="phrase_20_analysée_20__28_gros_20_caractère_29_"><text:span text:style-name="T130">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39">de la </text:span></text:span><text:span text:style-name="texte_20_par_20_défaut">nature des mots</text:span></text:p>
      <text:p text:style-name="P155"><text:span text:style-name="texte_20_par_20_défaut"><text:span text:style-name="T197">•</text:span></text:span><text:span text:style-name="T47"> </text:span><text:span text:style-name="exemple"><text:span text:style-name="T251">Paul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62">nom propre</text:span></text:span></text:p>
      <text:p text:style-name="P191"><text:span text:style-name="texte_20_par_20_défaut"><text:span text:style-name="T197">•</text:span></text:span><text:span text:style-name="T47"> </text:span><text:span text:style-name="exemple"><text:span text:style-name="T251">tient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2">verbe </text:span></text:span><text:span text:style-name="texte_20_par_20_défaut"><text:span text:style-name="T66">(</text:span></text:span><text:span text:style-name="texte_20_par_20_défaut">tenir</text:span><text:span text:style-name="texte_20_par_20_défaut"><text:span text:style-name="T380"> </text:span></text:span><text:span text:style-name="texte_20_par_20_défaut"><text:span text:style-name="T66">: indicatif.présent.3S)</text:span></text:span></text:p>
      <text:p text:style-name="P186"><text:span text:style-name="texte_20_par_20_défaut"><text:span text:style-name="T197">•</text:span></text:span><text:span text:style-name="T47"> </text:span><text:span text:style-name="exemple"><text:span text:style-name="T251">un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59">article </text:span></text:span><text:span text:style-name="texte_20_par_20_défaut"><text:span text:style-name="T64">in</text:span></text:span><text:span text:style-name="texte_20_par_20_défaut"><text:span text:style-name="T59">défini</text:span></text:span></text:p>
      <text:p text:style-name="P186"><text:span text:style-name="texte_20_par_20_défaut"><text:span text:style-name="T197">•</text:span></text:span><text:span text:style-name="T47"> </text:span><text:span text:style-name="exemple"><text:span text:style-name="T251">bâton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62">nom commun</text:span></text:span></text:p>
      <text:p text:style-name="P186"><text:span text:style-name="texte_20_par_20_défaut"><text:span text:style-name="T62"/></text:span></text:p>
      <text:p text:style-name="P258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18"><text:span text:style-name="texte_20_par_20_défaut"><text:span text:style-name="T233">•</text:span></text:span><text:span text:style-name="texte_20_par_20_défaut"><text:span text:style-name="T368"> </text:span></text:span><text:span text:style-name="exemple"><text:span text:style-name="T312">Paul</text:span></text:span><text:span text:style-name="exemple"><text:tab/></text:span><text:span text:style-name="texte_20_par_20_défaut"><text:span text:style-name="T377"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</text:span></text:p>
      <text:p text:style-name="P218"><text:span text:style-name="texte_20_par_20_défaut"><text:span text:style-name="T197">•</text:span></text:span><text:span text:style-name="texte_20_par_20_défaut"><text:span text:style-name="T408"> </text:span></text:span><text:span text:style-name="exemple"><text:span text:style-name="T270">un bâton</text:span></text:span><text:span text:style-name="texte_20_par_20_défaut"><text:span text:style-name="T409"><text:tab/><text:tab/><text:tab/></text:span></text:span><text:span text:style-name="texte_20_par_20_défaut"><text:span text:style-name="T50">:<text:tab/></text:span></text:span><text:span text:style-name="texte_20_par_20_défaut"><text:span text:style-name="T408">groupe nominal</text:span></text:span></text:p>
      <text:p text:style-name="P314"><text:span text:style-name="texte_20_par_20_défaut"><text:span text:style-name="T197">•</text:span></text:span><text:span text:style-name="exemple"><text:span text:style-name="T205"> </text:span></text:span><text:span text:style-name="exemple"><text:span text:style-name="T337">tient un bâton</text:span></text:span><text:span text:style-name="exemple"><text:span text:style-name="T351"><text:tab/><text:tab/></text:span></text:span><text:span text:style-name="texte_20_par_20_défaut"><text:span text:style-name="T55">:<text:tab/></text:span></text:span><text:span text:style-name="texte_20_par_20_défaut"><text:span text:style-name="T412">groupe verbal</text:span></text:span></text:p>
      <text:p text:style-name="P289"><text:span text:style-name="texte_20_par_20_défaut"><text:span text:style-name="T412"/></text:span></text:p>
      <text:p text:style-name="P5"><text:span text:style-name="texte_20_par_20_défaut">Analyse des fonctions</text:span></text:p>
      <text:p text:style-name="P155"><text:span text:style-name="texte_20_par_20_défaut"><text:span text:style-name="T197">•</text:span></text:span><text:span text:style-name="exemple"><text:span text:style-name="T205"> </text:span></text:span><text:span text:style-name="exemple"><text:span text:style-name="T327">Paul</text:span></text:span><text:span text:style-name="exemple"><text:span text:style-name="T326"><text:tab/></text:span></text:span><text:span text:style-name="T55"><text:tab/><text:tab/><text:tab/></text:span><text:span text:style-name="texte_20_par_20_défaut"><text:span text:style-name="T55">:<text:tab/></text:span></text:span><text:span text:style-name="texte_20_par_20_défaut"><text:span text:style-name="T58">sujet de </text:span></text:span><text:span text:style-name="exemple"><text:span text:style-name="T252">tient</text:span></text:span></text:p>
      <text:p text:style-name="P186"><text:span text:style-name="texte_20_par_20_défaut"><text:span text:style-name="T197">•</text:span></text:span><text:span text:style-name="exemple"><text:span text:style-name="T205"> </text:span></text:span><text:span text:style-name="exemple"><text:span text:style-name="T327">un bâton</text:span></text:span><text:span text:style-name="exemple"><text:span text:style-name="T326"><text:tab/></text:span></text:span><text:span text:style-name="exemple"><text:span text:style-name="T142"><text:tab/><text:tab/></text:span></text:span><text:span text:style-name="texte_20_par_20_défaut"><text:span text:style-name="T55">:<text:tab/></text:span></text:span><text:span text:style-name="texte_20_par_20_défaut">COD de </text:span><text:span text:style-name="exemple"><text:span text:style-name="T251">tient</text:span></text:span></text:p>
      <text:p text:style-name="P186"/>
      <text:p text:style-name="P5"><text:span text:style-name="texte_20_par_20_défaut">Analyse des propositions</text:span></text:p>
      <text:p text:style-name="P155"><text:span text:style-name="texte_20_par_20_défaut">La phrase contient une seule proposition : il s’agit par conséquent d’une phrase simple.</text:span></text:p>
      <text:p text:style-name="Standard"><text:span text:style-name="texte_20_par_20_défaut"/></text:p>
      <text:p text:style-name="Standard"><text:span text:style-name="texte_20_par_20_défaut"><text:span text:style-name="T368">Analyse du type et de la forme de la phrase.</text:span></text:span></text:p>
      <text:p text:style-name="P155"><text:span text:style-name="texte_20_par_20_défaut">La phrase est de type déclaratif et n’a pas de forme particulière.</text:span></text:p>
      <text:p text:style-name="P146"><text:span text:style-name="titre_20_avec_20_numéro"><text:s/>B.010</text:span><text:span text:style-name="titre_20_avec_20_numéro"><text:span text:style-name="T355"> </text:span></text:span><text:span text:style-name="titre_20_avec_20_numéro"><text:s/></text:span></text:p>
      <text:p text:style-name="P52"><text:span text:style-name="référence"><text:span text:style-name="T173">GGF.1.1</text:span></text:span><text:span text:style-name="référence"><text:span text:style-name="T367">48</text:span></text:span></text:p>
      <text:p text:style-name="P65"/>
      <text:p text:style-name="P24"><text:span text:style-name="phrase_20_analysée_20__28_gros_20_caractère_29_"><text:span text:style-name="T356">Paul tient </text:span></text:span><text:span text:style-name="phrase_20_analysée_20__28_gros_20_caractère_29_"><text:span text:style-name="T357">à ce projet.</text:span></text:span></text:p>
      <text:p text:style-name="P65"/>
      <text:p text:style-name="P65"/>
      <text:p text:style-name="P6"><text:span text:style-name="texte_20_par_20_défaut">Analyse </text:span><text:span text:style-name="texte_20_par_20_défaut"><text:span text:style-name="T239">de la </text:span></text:span><text:span text:style-name="texte_20_par_20_défaut">nature des mots</text:span></text:p>
      <text:p text:style-name="P156"><text:span text:style-name="texte_20_par_20_défaut"><text:span text:style-name="T197">•</text:span></text:span><text:span text:style-name="T47"> </text:span><text:span text:style-name="exemple"><text:span text:style-name="T251">Paul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62">nom propre</text:span></text:span></text:p>
      <text:p text:style-name="P191"><text:span text:style-name="texte_20_par_20_défaut"><text:span text:style-name="T197">•</text:span></text:span><text:span text:style-name="T47"> </text:span><text:span text:style-name="exemple"><text:span text:style-name="T251">tient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2">verbe </text:span></text:span><text:span text:style-name="texte_20_par_20_défaut"><text:span text:style-name="T66">(</text:span></text:span><text:span text:style-name="texte_20_par_20_défaut">tenir : </text:span><text:span text:style-name="texte_20_par_20_défaut"><text:span text:style-name="T66">indicatif.présent.3S)</text:span></text:span></text:p>
      <text:p text:style-name="P187"><text:span text:style-name="texte_20_par_20_défaut"><text:span text:style-name="T197">•</text:span></text:span><text:span text:style-name="texte_20_par_20_défaut"><text:span text:style-name="T47"> </text:span></text:span><text:span text:style-name="exemple"><text:span text:style-name="T253">à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préposition</text:span></text:p>
      <text:p text:style-name="P187"><text:span text:style-name="texte_20_par_20_défaut"><text:span text:style-name="T197">•</text:span></text:span><text:span text:style-name="T47"> </text:span><text:span text:style-name="exemple"><text:span text:style-name="T253">ce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déterminant démonstratif</text:span></text:p>
      <text:p text:style-name="P187"><text:span text:style-name="texte_20_par_20_défaut"><text:span text:style-name="T197">•</text:span></text:span><text:span text:style-name="T47"> </text:span><text:span text:style-name="exemple"><text:span text:style-name="T253">projet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2">nom commun</text:span></text:span></text:p>
      <text:p text:style-name="P187"><text:span text:style-name="texte_20_par_20_défaut"><text:span text:style-name="T62"/></text:span></text:p>
      <text:p text:style-name="P259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19"><text:span text:style-name="texte_20_par_20_défaut"><text:span text:style-name="T233">•</text:span></text:span><text:span text:style-name="texte_20_par_20_défaut"><text:span text:style-name="T368"> </text:span></text:span><text:span text:style-name="exemple"><text:span text:style-name="T312">Paul</text:span></text:span><text:span text:style-name="exemple"><text:tab/></text:span><text:span text:style-name="texte_20_par_20_défaut"><text:span text:style-name="T377"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</text:span></text:p>
      <text:p text:style-name="P219"><text:span text:style-name="texte_20_par_20_défaut"><text:span text:style-name="T197">•</text:span></text:span><text:span text:style-name="texte_20_par_20_défaut"><text:span text:style-name="T408"> </text:span></text:span><text:span text:style-name="exemple"><text:span text:style-name="T271">à ce projet</text:span></text:span><text:span text:style-name="texte_20_par_20_défaut"><text:span text:style-name="T409"><text:tab/><text:tab/><text:tab/></text:span></text:span><text:span text:style-name="texte_20_par_20_défaut"><text:span text:style-name="T50">:<text:tab/></text:span></text:span><text:span text:style-name="texte_20_par_20_défaut"><text:span text:style-name="T408">groupe nominal </text:span></text:span><text:span text:style-name="texte_20_par_20_défaut"><text:span text:style-name="T410">prépositionnel</text:span></text:span></text:p>
      <text:p text:style-name="P315"><text:span text:style-name="texte_20_par_20_défaut"><text:span text:style-name="T197">•</text:span></text:span><text:span text:style-name="exemple"><text:span text:style-name="T205"> </text:span></text:span><text:span text:style-name="exemple"><text:span text:style-name="T337">tient </text:span></text:span><text:span text:style-name="exemple"><text:span text:style-name="T338">à ce projet</text:span></text:span><text:span text:style-name="exemple"><text:span text:style-name="T351"><text:tab/><text:tab/></text:span></text:span><text:span text:style-name="texte_20_par_20_défaut"><text:span text:style-name="T55">:<text:tab/></text:span></text:span><text:span text:style-name="texte_20_par_20_défaut"><text:span text:style-name="T412">groupe verbal</text:span></text:span></text:p>
      <text:p text:style-name="P290"><text:span text:style-name="texte_20_par_20_défaut"><text:span text:style-name="T412"/></text:span></text:p>
      <text:p text:style-name="P6"><text:span text:style-name="texte_20_par_20_défaut">Analyse des fonctions</text:span></text:p>
      <text:p text:style-name="P156"><text:span text:style-name="texte_20_par_20_défaut"><text:span text:style-name="T197">•</text:span></text:span><text:span text:style-name="exemple"><text:span text:style-name="T205"> </text:span></text:span><text:span text:style-name="exemple"><text:span text:style-name="T327">Paul</text:span></text:span><text:span text:style-name="exemple"><text:span text:style-name="T326"><text:tab/></text:span></text:span><text:span text:style-name="T55"><text:tab/><text:tab/><text:tab/></text:span><text:span text:style-name="texte_20_par_20_défaut"><text:span text:style-name="T55">:<text:tab/></text:span></text:span><text:span text:style-name="texte_20_par_20_défaut"><text:span text:style-name="T58">sujet de </text:span></text:span><text:span text:style-name="exemple"><text:span text:style-name="T252">tient</text:span></text:span></text:p>
      <text:p text:style-name="P187"><text:span text:style-name="texte_20_par_20_défaut"><text:span text:style-name="T197">•</text:span></text:span><text:span text:style-name="exemple"><text:span text:style-name="T205"> </text:span></text:span><text:span text:style-name="exemple"><text:span text:style-name="T328">à</text:span></text:span><text:span text:style-name="exemple"><text:span text:style-name="T327"> </text:span></text:span><text:span text:style-name="exemple"><text:span text:style-name="T328">ce projet</text:span></text:span><text:span text:style-name="exemple"><text:span text:style-name="T326"><text:tab/></text:span></text:span><text:span text:style-name="exemple"><text:span text:style-name="T142"><text:tab/><text:tab/></text:span></text:span><text:span text:style-name="texte_20_par_20_défaut"><text:span text:style-name="T55">:<text:tab/></text:span></text:span><text:span text:style-name="texte_20_par_20_défaut">CO</text:span><text:span text:style-name="texte_20_par_20_défaut"><text:span text:style-name="T385">I</text:span></text:span><text:span text:style-name="texte_20_par_20_défaut"> de </text:span><text:span text:style-name="exemple"><text:span text:style-name="T251">tient</text:span></text:span></text:p>
      <text:p text:style-name="P187"/>
      <text:p text:style-name="P6"><text:span text:style-name="texte_20_par_20_défaut">Analyse des propositions</text:span></text:p>
      <text:p text:style-name="P156"><text:span text:style-name="texte_20_par_20_défaut">La phrase contient une seule proposition : il s’agit par conséquent d’une phrase simple.</text:span></text:p>
      <text:p text:style-name="P65"><text:span text:style-name="texte_20_par_20_défaut"/></text:p>
      <text:p text:style-name="P65"><text:span text:style-name="texte_20_par_20_défaut"><text:span text:style-name="T368">Analyse du type et de la forme de la phrase.</text:span></text:span></text:p>
      <text:p text:style-name="P156"><text:span text:style-name="texte_20_par_20_défaut">La phrase est de type déclaratif et n’a pas de forme particulière.</text:span></text:p>
      <text:p text:style-name="P147"><text:span text:style-name="titre_20_avec_20_numéro"><text:s/>B.011</text:span><text:span text:style-name="titre_20_avec_20_numéro"><text:span text:style-name="T355"> </text:span></text:span><text:span text:style-name="titre_20_avec_20_numéro"><text:s/></text:span></text:p>
      <text:p text:style-name="P53"><text:span text:style-name="référence"><text:span text:style-name="T173">GGF.1.1</text:span></text:span><text:span text:style-name="référence"><text:span text:style-name="T367">48</text:span></text:span></text:p>
      <text:p text:style-name="P67"/>
      <text:p text:style-name="P25"><text:span text:style-name="phrase_20_analysée_20__28_gros_20_caractère_29_"><text:span text:style-name="T356">Paul tient </text:span></text:span><text:span text:style-name="phrase_20_analysée_20__28_gros_20_caractère_29_"><text:span text:style-name="T358">cette information de son frère</text:span></text:span><text:span text:style-name="phrase_20_analysée_20__28_gros_20_caractère_29_"><text:span text:style-name="T357">.</text:span></text:span></text:p>
      <text:p text:style-name="P67"/>
      <text:p text:style-name="P67"/>
      <text:p text:style-name="P7"><text:span text:style-name="texte_20_par_20_défaut">Analyse </text:span><text:span text:style-name="texte_20_par_20_défaut"><text:span text:style-name="T239">de la </text:span></text:span><text:span text:style-name="texte_20_par_20_défaut">nature des mots</text:span></text:p>
      <text:p text:style-name="P157"><text:span text:style-name="texte_20_par_20_défaut"><text:span text:style-name="T197">•</text:span></text:span><text:span text:style-name="T47"> </text:span><text:span text:style-name="exemple"><text:span text:style-name="T251">Paul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62">nom propre</text:span></text:span></text:p>
      <text:p text:style-name="P191"><text:span text:style-name="texte_20_par_20_défaut"><text:span text:style-name="T197">•</text:span></text:span><text:span text:style-name="T47"> </text:span><text:span text:style-name="exemple"><text:span text:style-name="T251">tient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2">verbe </text:span></text:span><text:span text:style-name="texte_20_par_20_défaut"><text:span text:style-name="T66">(</text:span></text:span><text:span text:style-name="texte_20_par_20_défaut">tenir : </text:span><text:span text:style-name="texte_20_par_20_défaut"><text:span text:style-name="T66">indicatif.présent.3S)</text:span></text:span></text:p>
      <text:p text:style-name="P189"><text:span text:style-name="texte_20_par_20_défaut"><text:span text:style-name="T197">•</text:span></text:span><text:span text:style-name="texte_20_par_20_défaut"><text:span text:style-name="T47"> </text:span></text:span><text:span text:style-name="exemple"><text:span text:style-name="T254">cette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déterminant démonstratif</text:span></text:p>
      <text:p text:style-name="P188"><text:span text:style-name="texte_20_par_20_défaut"><text:span text:style-name="T197">•</text:span></text:span><text:span text:style-name="T47"> </text:span><text:span text:style-name="exemple"><text:span text:style-name="T254">information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5">nom commun</text:span></text:span></text:p>
      <text:p text:style-name="P188"><text:span text:style-name="texte_20_par_20_défaut"><text:span text:style-name="T197">•</text:span></text:span><text:span text:style-name="T47"> </text:span><text:span text:style-name="exemple"><text:span text:style-name="T149">de</text:span></text:span><text:span text:style-name="exemple"><text:span text:style-name="T253">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préposition</text:span></text:p>
      <text:p text:style-name="P189"><text:span text:style-name="texte_20_par_20_défaut"><text:span text:style-name="T197">•</text:span></text:span><text:span text:style-name="texte_20_par_20_défaut"><text:span text:style-name="T47"> </text:span></text:span><text:span text:style-name="exemple"><text:span text:style-name="T254">son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déterminant possessif</text:span></text:p>
      <text:p text:style-name="P189"><text:span text:style-name="texte_20_par_20_défaut"><text:span text:style-name="T197">•</text:span></text:span><text:span text:style-name="T47"> </text:span><text:span text:style-name="exemple"><text:span text:style-name="T254">frère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nom commun</text:span></text:p>
      <text:p text:style-name="P189"><text:span text:style-name="texte_20_par_20_défaut"/></text:p>
      <text:p text:style-name="P260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20"><text:span text:style-name="texte_20_par_20_défaut"><text:span text:style-name="T233">•</text:span></text:span><text:span text:style-name="texte_20_par_20_défaut"><text:span text:style-name="T368"> </text:span></text:span><text:span text:style-name="exemple"><text:span text:style-name="T312">Paul</text:span></text:span><text:span text:style-name="exemple"><text:tab/></text:span><text:span text:style-name="texte_20_par_20_défaut"><text:span text:style-name="T377"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</text:span></text:p>
      <text:p text:style-name="P220"><text:span text:style-name="texte_20_par_20_défaut"><text:span text:style-name="T197">•</text:span></text:span><text:span text:style-name="texte_20_par_20_défaut"><text:span text:style-name="T408"> </text:span></text:span><text:span text:style-name="exemple"><text:span text:style-name="T272">cette information</text:span></text:span><text:span text:style-name="texte_20_par_20_défaut"><text:span text:style-name="T409"><text:tab/><text:tab/></text:span></text:span><text:span text:style-name="texte_20_par_20_défaut"><text:span text:style-name="T50">:<text:tab/></text:span></text:span><text:span text:style-name="texte_20_par_20_défaut"><text:span text:style-name="T408">groupe nominal</text:span></text:span></text:p>
      <text:p text:style-name="P220"><text:span text:style-name="texte_20_par_20_défaut"><text:span text:style-name="T197">•</text:span></text:span><text:span text:style-name="texte_20_par_20_défaut"><text:span text:style-name="T408"> </text:span></text:span><text:span text:style-name="exemple"><text:span text:style-name="T272">de son frère</text:span></text:span><text:span text:style-name="texte_20_par_20_défaut"><text:span text:style-name="T409"><text:tab/><text:tab/><text:tab/></text:span></text:span><text:span text:style-name="texte_20_par_20_défaut"><text:span text:style-name="T50">:<text:tab/></text:span></text:span><text:span text:style-name="texte_20_par_20_défaut"><text:span text:style-name="T408">groupe nominal </text:span></text:span><text:span text:style-name="texte_20_par_20_défaut"><text:span text:style-name="T410">prépositionnel</text:span></text:span></text:p>
      <text:p text:style-name="P324"><text:span text:style-name="texte_20_par_20_défaut"><text:span text:style-name="T197">•</text:span></text:span><text:span text:style-name="exemple"><text:span text:style-name="T205"> </text:span></text:span><text:span text:style-name="exemple"><text:span text:style-name="T337">tient </text:span></text:span><text:span text:style-name="exemple"><text:span text:style-name="T339">cette information <text:tab/></text:span></text:span><text:span text:style-name="texte_20_par_20_défaut"><text:span text:style-name="T198">:<text:tab/></text:span></text:span><text:span text:style-name="texte_20_par_20_défaut"><text:span text:style-name="T449">groupe verbal</text:span></text:span></text:p>
      <text:p text:style-name="P303"><text:span text:style-name="exemple"><text:span text:style-name="T339"><text:s text:c="3"/>de son père</text:span></text:span><text:span text:style-name="exemple"><text:span text:style-name="T351"><text:tab/><text:tab/><text:tab/></text:span></text:span></text:p>
      <text:p text:style-name="P291"><text:span text:style-name="exemple"><text:span text:style-name="T351"/></text:span></text:p>
      <text:p text:style-name="P7"><text:span text:style-name="texte_20_par_20_défaut">Analyse des fonctions</text:span></text:p>
      <text:p text:style-name="P157"><text:span text:style-name="texte_20_par_20_défaut"><text:span text:style-name="T197">•</text:span></text:span><text:span text:style-name="exemple"><text:span text:style-name="T205"> </text:span></text:span><text:span text:style-name="exemple"><text:span text:style-name="T327">Paul</text:span></text:span><text:span text:style-name="exemple"><text:span text:style-name="T326"><text:tab/></text:span></text:span><text:span text:style-name="T55"><text:tab/><text:tab/><text:tab/></text:span><text:span text:style-name="texte_20_par_20_défaut"><text:span text:style-name="T55">:<text:tab/></text:span></text:span><text:span text:style-name="texte_20_par_20_défaut"><text:span text:style-name="T58">sujet de </text:span></text:span><text:span text:style-name="exemple"><text:span text:style-name="T252">tient</text:span></text:span></text:p>
      <text:p text:style-name="P190"><text:span text:style-name="texte_20_par_20_défaut"><text:span text:style-name="T197">•</text:span></text:span><text:span text:style-name="exemple"><text:span text:style-name="T205"> </text:span></text:span><text:span text:style-name="exemple"><text:span text:style-name="T329">cette information</text:span></text:span><text:span text:style-name="exemple"><text:span text:style-name="T142"><text:tab/><text:tab/></text:span></text:span><text:span text:style-name="texte_20_par_20_défaut"><text:span text:style-name="T55">:<text:tab/></text:span></text:span><text:span text:style-name="texte_20_par_20_défaut">COD de </text:span><text:span text:style-name="exemple"><text:span text:style-name="T251">tient</text:span></text:span></text:p>
      <text:p text:style-name="P188"><text:span text:style-name="texte_20_par_20_défaut"><text:span text:style-name="T197">•</text:span></text:span><text:span text:style-name="exemple"><text:span text:style-name="T205"> </text:span></text:span><text:span text:style-name="exemple"><text:span text:style-name="T329">de son frère</text:span></text:span><text:span text:style-name="exemple"><text:span text:style-name="T326"><text:tab/></text:span></text:span><text:span text:style-name="exemple"><text:span text:style-name="T142"><text:tab/><text:tab/></text:span></text:span><text:span text:style-name="texte_20_par_20_défaut"><text:span text:style-name="T55">:<text:tab/></text:span></text:span><text:span text:style-name="texte_20_par_20_défaut">CO</text:span><text:span text:style-name="texte_20_par_20_défaut"><text:span text:style-name="T385">I</text:span></text:span><text:span text:style-name="texte_20_par_20_défaut"> de </text:span><text:span text:style-name="exemple"><text:span text:style-name="T251">tient</text:span></text:span></text:p>
      <text:p text:style-name="P188"/>
      <text:p text:style-name="P7"><text:span text:style-name="texte_20_par_20_défaut">Analyse des propositions</text:span></text:p>
      <text:p text:style-name="P157"><text:span text:style-name="texte_20_par_20_défaut">La phrase contient une seule proposition : il s’agit par conséquent d’une phrase simple.</text:span></text:p>
      <text:p text:style-name="P67"><text:span text:style-name="texte_20_par_20_défaut"/></text:p>
      <text:p text:style-name="P67"><text:span text:style-name="texte_20_par_20_défaut"><text:span text:style-name="T368">Analyse du type et de la forme de la phrase.</text:span></text:span></text:p>
      <text:p text:style-name="P157"><text:span text:style-name="texte_20_par_20_défaut">La phrase est de type déclaratif et n’a pas de forme particulière.</text:span></text:p>
      <text:p text:style-name="P241"><text:span text:style-name="titre_20_avec_20_numéro"><text:s/>B.012</text:span><text:span text:style-name="titre_20_avec_20_numéro"><text:span text:style-name="T355"> </text:span></text:span><text:span text:style-name="titre_20_avec_20_numéro"><text:s/></text:span></text:p>
      <text:p text:style-name="P54"><text:span text:style-name="référence"><text:span text:style-name="T173">GGF.1.1</text:span></text:span><text:span text:style-name="référence"><text:span text:style-name="T471">51</text:span></text:span></text:p>
      <text:p text:style-name="P73"><text:span text:style-name="référence"><text:span text:style-name="T25">confer</text:span></text:span><text:span text:style-name="référence"><text:span text:style-name="T163"> </text:span></text:span><text:span text:style-name="référence"><text:span text:style-name="T164">TG(I.</text:span></text:span><text:span text:style-name="référence"><text:span text:style-name="T169">1</text:span></text:span><text:span text:style-name="référence"><text:span text:style-name="T168">.</text:span></text:span><text:span text:style-name="référence"><text:span text:style-name="T169">3</text:span></text:span><text:span text:style-name="référence"><text:span text:style-name="T164">, p. </text:span></text:span><text:span text:style-name="référence"><text:span text:style-name="T169">15</text:span></text:span><text:span text:style-name="référence"><text:span text:style-name="T166">)</text:span></text:span></text:p>
      <text:p text:style-name="P40"><text:span text:style-name="phrase_20_analysée_20__28_gros_20_caractère_29_"><text:span text:style-name="T387">Jean va à Paris.</text:span></text:span></text:p>
      <text:p text:style-name="P68"/>
      <text:p text:style-name="P68"/>
      <text:p text:style-name="P8"><text:span text:style-name="texte_20_par_20_défaut">Analyse </text:span><text:span text:style-name="texte_20_par_20_défaut"><text:span text:style-name="T239">de la </text:span></text:span><text:span text:style-name="texte_20_par_20_défaut">nature des mots</text:span></text:p>
      <text:p text:style-name="P158"><text:span text:style-name="texte_20_par_20_défaut"><text:span text:style-name="T197">•</text:span></text:span><text:span text:style-name="T47"> </text:span><text:span text:style-name="exemple"><text:span text:style-name="T255">Jean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62">nom propre</text:span></text:span></text:p>
      <text:p text:style-name="P192"><text:span text:style-name="texte_20_par_20_défaut"><text:span text:style-name="T197">•</text:span></text:span><text:span text:style-name="T47"> </text:span><text:span text:style-name="exemple"><text:span text:style-name="T255">va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62">verbe </text:span></text:span><text:span text:style-name="texte_20_par_20_défaut"><text:span text:style-name="T66">(</text:span></text:span><text:span text:style-name="texte_20_par_20_défaut">aller : </text:span><text:span text:style-name="texte_20_par_20_défaut"><text:span text:style-name="T66">indicatif.présent.3S)</text:span></text:span></text:p>
      <text:p text:style-name="P192"><text:span text:style-name="texte_20_par_20_défaut"><text:span text:style-name="T197">•</text:span></text:span><text:span text:style-name="texte_20_par_20_défaut"><text:span text:style-name="T47"> </text:span></text:span><text:span text:style-name="exemple"><text:span text:style-name="T255">à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préposition</text:span></text:p>
      <text:p text:style-name="P192"><text:span text:style-name="texte_20_par_20_défaut"><text:span text:style-name="T197">•</text:span></text:span><text:span text:style-name="T47"> </text:span><text:span text:style-name="exemple"><text:span text:style-name="T255">Paris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nom propre</text:span></text:p>
      <text:p text:style-name="P192"><text:span text:style-name="texte_20_par_20_défaut"/></text:p>
      <text:p text:style-name="P261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21"><text:span text:style-name="texte_20_par_20_défaut"><text:span text:style-name="T233">•</text:span></text:span><text:span text:style-name="texte_20_par_20_défaut"><text:span text:style-name="T368"> </text:span></text:span><text:span text:style-name="exemple"><text:span text:style-name="T313">Jean</text:span></text:span><text:span text:style-name="exemple"><text:tab/></text:span><text:span text:style-name="texte_20_par_20_défaut"><text:span text:style-name="T377"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</text:span></text:p>
      <text:p text:style-name="P221"><text:span text:style-name="texte_20_par_20_défaut"><text:span text:style-name="T197">•</text:span></text:span><text:span text:style-name="texte_20_par_20_défaut"><text:span text:style-name="T408"> </text:span></text:span><text:span text:style-name="exemple"><text:span text:style-name="T273">à Paris</text:span></text:span><text:span text:style-name="texte_20_par_20_défaut"><text:span text:style-name="T409"><text:tab/><text:tab/><text:tab/></text:span></text:span><text:span text:style-name="texte_20_par_20_défaut"><text:span text:style-name="T50">:<text:tab/></text:span></text:span><text:span text:style-name="texte_20_par_20_défaut"><text:span text:style-name="T408">groupe nominal </text:span></text:span><text:span text:style-name="texte_20_par_20_défaut"><text:span text:style-name="T410">prépositionnel</text:span></text:span></text:p>
      <text:p text:style-name="P304"><text:span text:style-name="texte_20_par_20_défaut"><text:span text:style-name="T197">•</text:span></text:span><text:span text:style-name="exemple"><text:span text:style-name="T205"> </text:span></text:span><text:span text:style-name="exemple"><text:span text:style-name="T210">va </text:span></text:span><text:span text:style-name="exemple"><text:span text:style-name="T330">à</text:span></text:span><text:span text:style-name="exemple"><text:span text:style-name="T329"> </text:span></text:span><text:span text:style-name="exemple"><text:span text:style-name="T330">Paris<text:tab/></text:span></text:span><text:span text:style-name="exemple"><text:span text:style-name="T142"><text:tab/><text:tab/></text:span></text:span><text:span text:style-name="texte_20_par_20_défaut"><text:span text:style-name="T55">:<text:tab/></text:span></text:span><text:span text:style-name="texte_20_par_20_défaut"><text:span text:style-name="T62">groupe verbal</text:span></text:span></text:p>
      <text:p text:style-name="P292"><text:span text:style-name="texte_20_par_20_défaut"><text:span text:style-name="T62"/></text:span></text:p>
      <text:p text:style-name="P8"><text:span text:style-name="texte_20_par_20_défaut">Analyse des fonctions</text:span></text:p>
      <text:p text:style-name="P158"><text:span text:style-name="texte_20_par_20_défaut"><text:span text:style-name="T197">•</text:span></text:span><text:span text:style-name="exemple"><text:span text:style-name="T205"> </text:span></text:span><text:span text:style-name="exemple"><text:span text:style-name="T330">Jean</text:span></text:span><text:span text:style-name="exemple"><text:span text:style-name="T326"><text:tab/></text:span></text:span><text:span text:style-name="T55"><text:tab/><text:tab/><text:tab/></text:span><text:span text:style-name="texte_20_par_20_défaut"><text:span text:style-name="T55">:<text:tab/></text:span></text:span><text:span text:style-name="texte_20_par_20_défaut"><text:span text:style-name="T58">sujet de </text:span></text:span><text:span text:style-name="exemple"><text:span text:style-name="T252">tient</text:span></text:span></text:p>
      <text:p text:style-name="P199"><text:span text:style-name="texte_20_par_20_défaut"><text:span text:style-name="T197">•</text:span></text:span><text:span text:style-name="exemple"><text:span text:style-name="T205"> </text:span></text:span><text:span text:style-name="exemple"><text:span text:style-name="T330">à</text:span></text:span><text:span text:style-name="exemple"><text:span text:style-name="T329"> </text:span></text:span><text:span text:style-name="exemple"><text:span text:style-name="T330">Paris<text:tab/></text:span></text:span><text:span text:style-name="exemple"><text:span text:style-name="T142"><text:tab/><text:tab/></text:span></text:span><text:span text:style-name="texte_20_par_20_défaut"><text:span text:style-name="T55">:<text:tab/></text:span></text:span><text:span text:style-name="texte_20_par_20_défaut">CO</text:span><text:span text:style-name="texte_20_par_20_défaut"><text:span text:style-name="T472">I</text:span></text:span><text:span text:style-name="texte_20_par_20_défaut"> de </text:span><text:span text:style-name="exemple"><text:span text:style-name="T256">va</text:span></text:span><text:span text:style-name="exemple"><text:span text:style-name="T251"><text:tab/><text:tab/><text:tab/><text:tab/><text:tab/><text:tab/></text:span></text:span><text:span text:style-name="danger"><text:span text:style-name="T398">(!)</text:span></text:span></text:p>
      <text:p text:style-name="P192"/>
      <text:p text:style-name="P8"><text:span text:style-name="texte_20_par_20_défaut">Analyse des propositions</text:span></text:p>
      <text:p text:style-name="P158"><text:span text:style-name="texte_20_par_20_défaut">La phrase contient une seule proposition : il s’agit par conséquent d’une phrase simple.</text:span></text:p>
      <text:p text:style-name="P68"><text:span text:style-name="texte_20_par_20_défaut"/></text:p>
      <text:p text:style-name="P68"><text:span text:style-name="texte_20_par_20_défaut"><text:span text:style-name="T368">Analyse du type et de la forme de la phrase.</text:span></text:span></text:p>
      <text:p text:style-name="P192"><text:span text:style-name="texte_20_par_20_défaut">La phrase est de type déclaratif et n’a pas de forme particulière.</text:span></text:p>
      <text:p text:style-name="P242"><text:span text:style-name="titre_20_avec_20_numéro"><text:s/>B.013</text:span><text:span text:style-name="titre_20_avec_20_numéro"><text:span text:style-name="T355"> </text:span></text:span><text:span text:style-name="titre_20_avec_20_numéro"><text:s/></text:span></text:p>
      <text:p text:style-name="P55"><text:span text:style-name="référence"><text:span text:style-name="T173">GGF.1.1</text:span></text:span><text:span text:style-name="référence"><text:span text:style-name="T471">51</text:span></text:span></text:p>
      <text:p text:style-name="P69"><text:span text:style-name="référence"><text:span text:style-name="T166"/></text:span></text:p>
      <text:p text:style-name="P26"><text:span text:style-name="phrase_20_analysée_20__28_gros_20_caractère_29_"><text:span text:style-name="T131">Jean </text:span></text:span><text:span text:style-name="phrase_20_analysée_20__28_gros_20_caractère_29_"><text:span text:style-name="T359">parle à Marie de son anniversaire.</text:span></text:span></text:p>
      <text:p text:style-name="P77"/>
      <text:p text:style-name="P77"/>
      <text:p text:style-name="P9"><text:span text:style-name="texte_20_par_20_défaut">Analyse </text:span><text:span text:style-name="texte_20_par_20_défaut"><text:span text:style-name="T239">de la </text:span></text:span><text:span text:style-name="texte_20_par_20_défaut">nature des mots</text:span></text:p>
      <text:p text:style-name="P159"><text:span text:style-name="texte_20_par_20_défaut"><text:span text:style-name="T197">•</text:span></text:span><text:span text:style-name="T47"> </text:span><text:span text:style-name="exemple"><text:span text:style-name="T255">Jean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62">nom propre</text:span></text:span></text:p>
      <text:p text:style-name="P193"><text:span text:style-name="texte_20_par_20_défaut"><text:span text:style-name="T197">•</text:span></text:span><text:span text:style-name="T47"> </text:span><text:span text:style-name="exemple"><text:span text:style-name="T257">parle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62">verbe </text:span></text:span><text:span text:style-name="texte_20_par_20_défaut"><text:span text:style-name="T66">(</text:span></text:span><text:span text:style-name="texte_20_par_20_défaut">parler :</text:span><text:span text:style-name="texte_20_par_20_défaut"><text:span text:style-name="T66"> indicatif.présent.3S)</text:span></text:span></text:p>
      <text:p text:style-name="P193"><text:span text:style-name="texte_20_par_20_défaut"><text:span text:style-name="T197">•</text:span></text:span><text:span text:style-name="texte_20_par_20_défaut"><text:span text:style-name="T47"> </text:span></text:span><text:span text:style-name="exemple"><text:span text:style-name="T255">à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préposition</text:span></text:p>
      <text:p text:style-name="P193"><text:span text:style-name="texte_20_par_20_défaut"><text:span text:style-name="T197">•</text:span></text:span><text:span text:style-name="T47"> </text:span><text:span text:style-name="exemple"><text:span text:style-name="T257">Marie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nom propre</text:span></text:p>
      <text:p text:style-name="P193"><text:span text:style-name="texte_20_par_20_défaut"><text:span text:style-name="T197">•</text:span></text:span><text:span text:style-name="texte_20_par_20_défaut"><text:span text:style-name="T47"> </text:span></text:span><text:span text:style-name="exemple"><text:span text:style-name="T257">de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préposition</text:span></text:p>
      <text:p text:style-name="P193"><text:span text:style-name="texte_20_par_20_défaut"><text:span text:style-name="T197">•</text:span></text:span><text:span text:style-name="texte_20_par_20_défaut"><text:span text:style-name="T382"> </text:span></text:span><text:span text:style-name="exemple"><text:span text:style-name="T257">son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déterminant possessif</text:span></text:p>
      <text:p text:style-name="P193"><text:span text:style-name="texte_20_par_20_défaut"><text:span text:style-name="T197">•</text:span></text:span><text:span text:style-name="texte_20_par_20_défaut"><text:span text:style-name="T382"> </text:span></text:span><text:span text:style-name="exemple"><text:span text:style-name="T257">anniversaire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nom commun</text:span></text:p>
      <text:p text:style-name="P193"><text:span text:style-name="texte_20_par_20_défaut"/></text:p>
      <text:p text:style-name="P262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22"><text:span text:style-name="texte_20_par_20_défaut"><text:span text:style-name="T233">•</text:span></text:span><text:span text:style-name="texte_20_par_20_défaut"><text:span text:style-name="T368"> </text:span></text:span><text:span text:style-name="exemple"><text:span text:style-name="T314">Jean</text:span></text:span><text:span text:style-name="exemple"><text:tab/></text:span><text:span text:style-name="texte_20_par_20_défaut"><text:span text:style-name="T377"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</text:span></text:p>
      <text:p text:style-name="P325"><text:span text:style-name="texte_20_par_20_défaut"><text:span text:style-name="T197">•</text:span></text:span><text:span text:style-name="exemple"><text:span text:style-name="T205"> </text:span></text:span><text:span text:style-name="exemple"><text:span text:style-name="T340">parle à Marie <text:tab/><text:tab/></text:span></text:span><text:span text:style-name="texte_20_par_20_défaut"><text:span text:style-name="T198">:<text:tab/></text:span></text:span><text:span text:style-name="texte_20_par_20_défaut"><text:span text:style-name="T450">groupe verbal</text:span></text:span></text:p>
      <text:p text:style-name="P306"><text:span text:style-name="exemple"><text:span text:style-name="T340"><text:s text:c="3"/>de son anniversaire</text:span></text:span><text:span text:style-name="exemple"><text:span text:style-name="T351"><text:tab/><text:tab/></text:span></text:span></text:p>
      <text:p text:style-name="P223"><text:span text:style-name="texte_20_par_20_défaut"><text:span text:style-name="T233">•</text:span></text:span><text:span text:style-name="texte_20_par_20_défaut"><text:span text:style-name="T368"> </text:span></text:span><text:span text:style-name="exemple"><text:span text:style-name="T497">à M</text:span></text:span><text:span text:style-name="exemple">arie</text:span><text:span text:style-name="texte_20_par_20_défaut"><text:span text:style-name="T377"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 prépositionnel</text:span></text:p>
      <text:p text:style-name="P222"><text:span text:style-name="texte_20_par_20_défaut"><text:span text:style-name="T197">•</text:span></text:span><text:span text:style-name="texte_20_par_20_défaut"><text:span text:style-name="T408"> </text:span></text:span><text:span text:style-name="exemple"><text:span text:style-name="T272">de son </text:span></text:span><text:span text:style-name="exemple"><text:span text:style-name="T274">anniversaire</text:span></text:span><text:span text:style-name="texte_20_par_20_défaut"><text:span text:style-name="T409"><text:tab/><text:tab/></text:span></text:span><text:span text:style-name="texte_20_par_20_défaut"><text:span text:style-name="T50">:<text:tab/></text:span></text:span><text:span text:style-name="texte_20_par_20_défaut"><text:span text:style-name="T408">groupe nominal </text:span></text:span><text:span text:style-name="texte_20_par_20_défaut"><text:span text:style-name="T410">prépositionnel</text:span></text:span></text:p>
      <text:p text:style-name="P293"><text:span text:style-name="exemple"><text:span text:style-name="T351"/></text:span></text:p>
      <text:p text:style-name="P9"><text:span text:style-name="texte_20_par_20_défaut">Analyse des fonctions</text:span></text:p>
      <text:p text:style-name="P159"><text:span text:style-name="texte_20_par_20_défaut"><text:span text:style-name="T197">•</text:span></text:span><text:span text:style-name="exemple"><text:span text:style-name="T205"> </text:span></text:span><text:span text:style-name="exemple"><text:span text:style-name="T330">Jean</text:span></text:span><text:span text:style-name="exemple"><text:span text:style-name="T326"><text:tab/></text:span></text:span><text:span text:style-name="T55"><text:tab/><text:tab/><text:tab/></text:span><text:span text:style-name="texte_20_par_20_défaut"><text:span text:style-name="T55">:<text:tab/></text:span></text:span><text:span text:style-name="texte_20_par_20_défaut"><text:span text:style-name="T58">sujet de </text:span></text:span><text:span text:style-name="exemple"><text:span text:style-name="T258">parle</text:span></text:span></text:p>
      <text:p text:style-name="P193"><text:span text:style-name="texte_20_par_20_défaut"><text:span text:style-name="T197">•</text:span></text:span><text:span text:style-name="exemple"><text:span text:style-name="T205"> </text:span></text:span><text:span text:style-name="exemple"><text:span text:style-name="T330">à</text:span></text:span><text:span text:style-name="exemple"><text:span text:style-name="T329"> </text:span></text:span><text:span text:style-name="exemple"><text:span text:style-name="T331">Marie</text:span></text:span><text:span text:style-name="exemple"><text:span text:style-name="T330"><text:tab/></text:span></text:span><text:span text:style-name="exemple"><text:span text:style-name="T142"><text:tab/><text:tab/></text:span></text:span><text:span text:style-name="texte_20_par_20_défaut"><text:span text:style-name="T55">:<text:tab/></text:span></text:span><text:span text:style-name="texte_20_par_20_défaut">CO</text:span><text:span text:style-name="texte_20_par_20_défaut"><text:span text:style-name="T472">I</text:span></text:span><text:span text:style-name="texte_20_par_20_défaut"> de </text:span><text:span text:style-name="exemple"><text:span text:style-name="T259">parle</text:span></text:span></text:p>
      <text:p text:style-name="P194"><text:span text:style-name="texte_20_par_20_défaut"><text:span text:style-name="T197">•</text:span></text:span><text:span text:style-name="exemple"><text:span text:style-name="T205"> </text:span></text:span><text:span text:style-name="exemple"><text:span text:style-name="T332">de son anniversaire</text:span></text:span><text:span text:style-name="exemple"><text:span text:style-name="T330"><text:tab/></text:span></text:span><text:span text:style-name="exemple"><text:span text:style-name="T142"><text:tab/></text:span></text:span><text:span text:style-name="texte_20_par_20_défaut"><text:span text:style-name="T55">:<text:tab/></text:span></text:span><text:span text:style-name="texte_20_par_20_défaut">COI de </text:span><text:span text:style-name="exemple"><text:span text:style-name="T259">parle</text:span></text:span></text:p>
      <text:p text:style-name="P193"/>
      <text:p text:style-name="P9"><text:span text:style-name="texte_20_par_20_défaut">Analyse des propositions</text:span></text:p>
      <text:p text:style-name="P159"><text:span text:style-name="texte_20_par_20_défaut">La phrase contient une seule proposition : il s’agit par conséquent d’une phrase simple.</text:span></text:p>
      <text:p text:style-name="P77"><text:span text:style-name="texte_20_par_20_défaut"/></text:p>
      <text:p text:style-name="P77"><text:span text:style-name="texte_20_par_20_défaut"><text:span text:style-name="T368">Analyse du type et de la forme de la phrase.</text:span></text:span></text:p>
      <text:p text:style-name="P193"><text:span text:style-name="texte_20_par_20_défaut">La phrase est de type déclaratif et n’a pas de forme particulière.</text:span></text:p>
      <text:p text:style-name="P243"><text:span text:style-name="titre_20_avec_20_numéro"><text:s/>B.014</text:span><text:span text:style-name="titre_20_avec_20_numéro"><text:span text:style-name="T355"> </text:span></text:span><text:span text:style-name="titre_20_avec_20_numéro"><text:s/></text:span></text:p>
      <text:p text:style-name="P56"><text:span text:style-name="référence"><text:span text:style-name="T173">GGF.1.1</text:span></text:span><text:span text:style-name="référence"><text:span text:style-name="T471">51</text:span></text:span></text:p>
      <text:p text:style-name="P70"><text:span text:style-name="référence"><text:span text:style-name="T166"/></text:span></text:p>
      <text:p text:style-name="P27"><text:span text:style-name="phrase_20_analysée_20__28_gros_20_caractère_29_"><text:span text:style-name="T131">Jean </text:span></text:span><text:span text:style-name="phrase_20_analysée_20__28_gros_20_caractère_29_"><text:span text:style-name="T360">salue</text:span></text:span><text:span text:style-name="phrase_20_analysée_20__28_gros_20_caractère_29_"><text:span text:style-name="T359"> Marie de son </text:span></text:span><text:span text:style-name="phrase_20_analysée_20__28_gros_20_caractère_29_"><text:span text:style-name="T360">balcon</text:span></text:span><text:span text:style-name="phrase_20_analysée_20__28_gros_20_caractère_29_"><text:span text:style-name="T359">.</text:span></text:span></text:p>
      <text:p text:style-name="P78"/>
      <text:p text:style-name="P78"/>
      <text:p text:style-name="P10"><text:span text:style-name="texte_20_par_20_défaut">Analyse </text:span><text:span text:style-name="texte_20_par_20_défaut"><text:span text:style-name="T239">de la </text:span></text:span><text:span text:style-name="texte_20_par_20_défaut">nature des mots</text:span></text:p>
      <text:p text:style-name="P160"><text:span text:style-name="texte_20_par_20_défaut"><text:span text:style-name="T197">•</text:span></text:span><text:span text:style-name="T47"> </text:span><text:span text:style-name="exemple"><text:span text:style-name="T255">Jean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62">nom propre</text:span></text:span></text:p>
      <text:p text:style-name="P195"><text:span text:style-name="texte_20_par_20_défaut"><text:span text:style-name="T197">•</text:span></text:span><text:span text:style-name="T47"> </text:span><text:span text:style-name="exemple"><text:span text:style-name="T260">salue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62">verbe </text:span></text:span><text:span text:style-name="texte_20_par_20_défaut"><text:span text:style-name="T66">(</text:span></text:span><text:span text:style-name="texte_20_par_20_défaut">saluer : </text:span><text:span text:style-name="texte_20_par_20_défaut"><text:span text:style-name="T66">indicatif.présent.3S)</text:span></text:span></text:p>
      <text:p text:style-name="P196"><text:span text:style-name="texte_20_par_20_défaut"><text:span text:style-name="T197">•</text:span></text:span><text:span text:style-name="texte_20_par_20_défaut"><text:span text:style-name="T47"> </text:span></text:span><text:span text:style-name="exemple"><text:span text:style-name="T257">Marie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nom propre</text:span></text:p>
      <text:p text:style-name="P196"><text:span text:style-name="texte_20_par_20_défaut"><text:span text:style-name="T197">•</text:span></text:span><text:span text:style-name="texte_20_par_20_défaut"><text:span text:style-name="T47"> </text:span></text:span><text:span text:style-name="exemple"><text:span text:style-name="T257">de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préposition</text:span></text:p>
      <text:p text:style-name="P196"><text:span text:style-name="texte_20_par_20_défaut"><text:span text:style-name="T197">•</text:span></text:span><text:span text:style-name="texte_20_par_20_défaut"><text:span text:style-name="T382"> </text:span></text:span><text:span text:style-name="exemple"><text:span text:style-name="T257">son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déterminant possessif</text:span></text:p>
      <text:p text:style-name="P195"><text:span text:style-name="texte_20_par_20_défaut"><text:span text:style-name="T197">•</text:span></text:span><text:span text:style-name="texte_20_par_20_défaut"><text:span text:style-name="T382"> </text:span></text:span><text:span text:style-name="exemple"><text:span text:style-name="T260">balcon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nom commun</text:span></text:p>
      <text:p text:style-name="P195"><text:span text:style-name="texte_20_par_20_défaut"/></text:p>
      <text:p text:style-name="P263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24"><text:span text:style-name="texte_20_par_20_défaut"><text:span text:style-name="T233">•</text:span></text:span><text:span text:style-name="texte_20_par_20_défaut"><text:span text:style-name="T368"> </text:span></text:span><text:span text:style-name="exemple"><text:span text:style-name="T314">Jean</text:span></text:span><text:span text:style-name="exemple"><text:tab/></text:span><text:span text:style-name="texte_20_par_20_défaut"><text:span text:style-name="T377"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</text:span></text:p>
      <text:p text:style-name="P325"><text:span text:style-name="texte_20_par_20_défaut"><text:span text:style-name="T197">•</text:span></text:span><text:span text:style-name="exemple"><text:span text:style-name="T205"> </text:span></text:span><text:span text:style-name="exemple"><text:span text:style-name="T341">salue Marie</text:span></text:span><text:span text:style-name="exemple"><text:span text:style-name="T351"><text:tab/><text:tab/><text:tab/></text:span></text:span><text:span text:style-name="texte_20_par_20_défaut"><text:span text:style-name="T55">:<text:tab/></text:span></text:span><text:span text:style-name="texte_20_par_20_défaut"><text:span text:style-name="T413">groupe verba</text:span></text:span><text:span text:style-name="texte_20_par_20_défaut"><text:span text:style-name="T414">l</text:span></text:span></text:p>
      <text:p text:style-name="P224"><text:span text:style-name="texte_20_par_20_défaut"><text:span text:style-name="T233">•</text:span></text:span><text:span text:style-name="texte_20_par_20_défaut"><text:span text:style-name="T368"> </text:span></text:span><text:span text:style-name="exemple"><text:span text:style-name="T497">M</text:span></text:span><text:span text:style-name="exemple">arie</text:span><text:span text:style-name="texte_20_par_20_défaut"><text:span text:style-name="T377"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</text:span></text:p>
      <text:p text:style-name="P224"><text:span text:style-name="texte_20_par_20_défaut"><text:span text:style-name="T197">•</text:span></text:span><text:span text:style-name="texte_20_par_20_défaut"><text:span text:style-name="T408"> </text:span></text:span><text:span text:style-name="exemple"><text:span text:style-name="T272">de son </text:span></text:span><text:span text:style-name="exemple"><text:span text:style-name="T275">balcon</text:span></text:span><text:span text:style-name="texte_20_par_20_défaut"><text:span text:style-name="T409"><text:tab/><text:tab/></text:span></text:span><text:span text:style-name="texte_20_par_20_défaut"><text:span text:style-name="T50">:<text:tab/></text:span></text:span><text:span text:style-name="texte_20_par_20_défaut"><text:span text:style-name="T408">groupe nominal </text:span></text:span><text:span text:style-name="texte_20_par_20_défaut"><text:span text:style-name="T410">prépositionnel</text:span></text:span></text:p>
      <text:p text:style-name="P195"><text:span text:style-name="texte_20_par_20_défaut"><text:span text:style-name="T62"/></text:span></text:p>
      <text:p text:style-name="P10"><text:span text:style-name="texte_20_par_20_défaut">Analyse des fonctions</text:span></text:p>
      <text:p text:style-name="P160"><text:span text:style-name="texte_20_par_20_défaut"><text:span text:style-name="T197">•</text:span></text:span><text:span text:style-name="exemple"><text:span text:style-name="T205"> </text:span></text:span><text:span text:style-name="exemple"><text:span text:style-name="T330">Jean</text:span></text:span><text:span text:style-name="exemple"><text:span text:style-name="T326"><text:tab/></text:span></text:span><text:span text:style-name="T55"><text:tab/><text:tab/><text:tab/></text:span><text:span text:style-name="texte_20_par_20_défaut"><text:span text:style-name="T55">:<text:tab/></text:span></text:span><text:span text:style-name="texte_20_par_20_défaut"><text:span text:style-name="T58">sujet de </text:span></text:span><text:span text:style-name="exemple"><text:span text:style-name="T261">salue</text:span></text:span></text:p>
      <text:p text:style-name="P195"><text:span text:style-name="texte_20_par_20_défaut"><text:span text:style-name="T197">•</text:span></text:span><text:span text:style-name="exemple"><text:span text:style-name="T205"> </text:span></text:span><text:span text:style-name="exemple"><text:span text:style-name="T331">Marie</text:span></text:span><text:span text:style-name="exemple"><text:span text:style-name="T330"><text:tab/></text:span></text:span><text:span text:style-name="exemple"><text:span text:style-name="T142"><text:tab/><text:tab/></text:span></text:span><text:span text:style-name="texte_20_par_20_défaut"><text:span text:style-name="T55">:<text:tab/></text:span></text:span><text:span text:style-name="texte_20_par_20_défaut">CO</text:span><text:span text:style-name="texte_20_par_20_défaut"><text:span text:style-name="T473">D</text:span></text:span><text:span text:style-name="texte_20_par_20_défaut"> de </text:span><text:span text:style-name="exemple"><text:span text:style-name="T261">salue</text:span></text:span></text:p>
      <text:p text:style-name="P195"><text:span text:style-name="texte_20_par_20_défaut"><text:span text:style-name="T197">•</text:span></text:span><text:span text:style-name="exemple"><text:span text:style-name="T205"> </text:span></text:span><text:span text:style-name="exemple"><text:span text:style-name="T332">de son </text:span></text:span><text:span text:style-name="exemple"><text:span text:style-name="T333">balcon</text:span></text:span><text:span text:style-name="exemple"><text:span text:style-name="T330"><text:tab/></text:span></text:span><text:span text:style-name="exemple"><text:span text:style-name="T142"><text:tab/></text:span></text:span><text:span text:style-name="texte_20_par_20_défaut"><text:span text:style-name="T55">:<text:tab/></text:span></text:span><text:span text:style-name="texte_20_par_20_défaut">CC de lieu</text:span></text:p>
      <text:p text:style-name="P195"/>
      <text:p text:style-name="P10"><text:span text:style-name="texte_20_par_20_défaut">Analyse des propositions</text:span></text:p>
      <text:p text:style-name="P160"><text:span text:style-name="texte_20_par_20_défaut">La phrase contient une seule proposition : il s’agit par conséquent d’une phrase simple.</text:span></text:p>
      <text:p text:style-name="P78"><text:span text:style-name="texte_20_par_20_défaut"/></text:p>
      <text:p text:style-name="P78"><text:span text:style-name="texte_20_par_20_défaut"><text:span text:style-name="T368">Analyse du type et de la forme de la phrase.</text:span></text:span></text:p>
      <text:p text:style-name="P195"><text:span text:style-name="texte_20_par_20_défaut">La phrase est de type déclaratif et n’a pas de forme particulière.</text:span></text:p>
      <text:p text:style-name="P244"><text:span text:style-name="titre_20_avec_20_numéro"><text:s/>B.015</text:span><text:span text:style-name="titre_20_avec_20_numéro"><text:span text:style-name="T355"> </text:span></text:span><text:span text:style-name="titre_20_avec_20_numéro"><text:s/></text:span></text:p>
      <text:p text:style-name="P57"><text:span text:style-name="référence"><text:span text:style-name="T173">GGF.1.1017</text:span></text:span></text:p>
      <text:p text:style-name="P71"><text:span text:style-name="référence"><text:span text:style-name="T166"/></text:span></text:p>
      <text:p text:style-name="P41"><text:span text:style-name="phrase_20_analysée_20__28_gros_20_caractère_29_"><text:span text:style-name="T474">Viendra-t-il ?</text:span></text:span></text:p>
      <text:p text:style-name="P82"/>
      <text:p text:style-name="P82"/>
      <text:p text:style-name="P82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mots</text:span></text:span></text:p>
      <text:p text:style-name="P197"><text:span text:style-name="texte_20_par_20_défaut"><text:span text:style-name="T197">•</text:span></text:span><text:span text:style-name="T47"> </text:span><text:span text:style-name="exemple"><text:span text:style-name="T262">Viendra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2">verbe </text:span></text:span><text:span text:style-name="texte_20_par_20_défaut"><text:span text:style-name="T66">(</text:span></text:span><text:span text:style-name="texte_20_par_20_défaut">venir </text:span><text:span text:style-name="texte_20_par_20_défaut"><text:span text:style-name="T66">: indicatif.</text:span></text:span><text:span text:style-name="texte_20_par_20_défaut"><text:span text:style-name="T69">futur</text:span></text:span><text:span text:style-name="texte_20_par_20_défaut"><text:span text:style-name="T66">.3S)</text:span></text:span></text:p>
      <text:p text:style-name="P197"><text:span text:style-name="texte_20_par_20_défaut"><text:span text:style-name="T197">•</text:span></text:span><text:span text:style-name="texte_20_par_20_défaut"><text:span text:style-name="T47"> -</text:span></text:span><text:span text:style-name="exemple"><text:span text:style-name="T262">t-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t euphonique</text:span></text:p>
      <text:p text:style-name="P197"><text:span text:style-name="texte_20_par_20_défaut"><text:span text:style-name="T197">•</text:span></text:span><text:span text:style-name="texte_20_par_20_défaut"><text:span text:style-name="T47"> </text:span></text:span><text:span text:style-name="exemple"><text:span text:style-name="T262">il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pronom personnel</text:span></text:p>
      <text:p text:style-name="P197"><text:span text:style-name="texte_20_par_20_défaut"/></text:p>
      <text:p text:style-name="P264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316"><text:span text:style-name="texte_20_par_20_défaut"><text:span text:style-name="T197">•</text:span></text:span><text:span text:style-name="exemple"><text:span text:style-name="T205"> </text:span></text:span><text:span text:style-name="exemple"><text:span text:style-name="T211">v</text:span></text:span><text:span text:style-name="exemple"><text:span text:style-name="T342">iendra-t-il</text:span></text:span><text:span text:style-name="exemple"><text:span text:style-name="T326"><text:tab/></text:span></text:span><text:span text:style-name="texte_20_par_20_défaut"><text:span text:style-name="T55"><text:tab/><text:tab/>:<text:tab/></text:span></text:span><text:span text:style-name="texte_20_par_20_défaut"><text:span text:style-name="T415">groupe verbal</text:span></text:span></text:p>
      <text:p text:style-name="P294"><text:span text:style-name="texte_20_par_20_défaut"><text:span text:style-name="T415"/></text:span></text:p>
      <text:p text:style-name="P11"><text:span text:style-name="texte_20_par_20_défaut">Analyse des fonctions</text:span></text:p>
      <text:p text:style-name="P163"><text:span text:style-name="texte_20_par_20_défaut"><text:span text:style-name="T197">•</text:span></text:span><text:span text:style-name="exemple"><text:span text:style-name="T205"> </text:span></text:span><text:span text:style-name="exemple"><text:span text:style-name="T334">il</text:span></text:span><text:span text:style-name="exemple"><text:span text:style-name="T326"><text:tab/></text:span></text:span><text:span text:style-name="T55"><text:tab/><text:tab/><text:tab/></text:span><text:span text:style-name="texte_20_par_20_défaut"><text:span text:style-name="T55">:<text:tab/></text:span></text:span><text:span text:style-name="texte_20_par_20_défaut"><text:span text:style-name="T58">sujet de </text:span></text:span><text:span text:style-name="exemple"><text:span text:style-name="T262">Viendra<text:tab/><text:tab/><text:tab/><text:tab/><text:tab/></text:span></text:span><text:span text:style-name="danger"><text:span text:style-name="T398">(!)</text:span></text:span></text:p>
      <text:p text:style-name="P272"/>
      <text:p text:style-name="P83"><text:span text:style-name="GGF"><text:span text:style-name="T194">[ </text:span></text:span><text:span text:style-name="GGF">GGF.1.1017 </text:span><text:span text:style-name="GGF"><text:span text:style-name="T194">]</text:span></text:span><text:span text:style-name="GGF"> </text:span></text:p>
      <text:p text:style-name="P83"><text:span text:style-name="GGF"><text:span text:style-name="T194"><text:tab/></text:span></text:span><text:span text:style-name="GGF"><text:span text:style-name="T475">Il n’y a pas de sujet dans cette phrase.</text:span></text:span></text:p>
      <text:p text:style-name="P272"/>
      <text:p text:style-name="P11"><text:span text:style-name="texte_20_par_20_défaut">Analyse des propositions</text:span></text:p>
      <text:p text:style-name="P162"><text:span text:style-name="texte_20_par_20_défaut">La phrase contient une seule proposition : il s’agit par conséquent d’une phrase simple.</text:span></text:p>
      <text:p text:style-name="P82"><text:span text:style-name="texte_20_par_20_défaut"/></text:p>
      <text:p text:style-name="P82"><text:span text:style-name="texte_20_par_20_défaut"><text:span text:style-name="T368">Analyse du type et de la forme de la phrase.</text:span></text:span></text:p>
      <text:p text:style-name="P197"><text:span text:style-name="texte_20_par_20_défaut">La phrase est de type interrogatif</text:span><text:span text:style-name="texte_20_par_20_défaut"><text:span text:style-name="T384"> </text:span></text:span><text:span text:style-name="texte_20_par_20_défaut">et n’a pas de forme particulière.</text:span></text:p>
      <text:p text:style-name="P245"><text:span text:style-name="titre_20_avec_20_numéro"><text:s/>B.016</text:span><text:span text:style-name="titre_20_avec_20_numéro"><text:span text:style-name="T355"> </text:span></text:span><text:span text:style-name="titre_20_avec_20_numéro"><text:s/></text:span></text:p>
      <text:p text:style-name="P58"><text:span text:style-name="référence"><text:span text:style-name="T173">GGF.1.1017</text:span></text:span></text:p>
      <text:p text:style-name="P72"><text:span text:style-name="référence"><text:span text:style-name="T166"/></text:span></text:p>
      <text:p text:style-name="P42"><text:span text:style-name="phrase_20_analysée_20__28_gros_20_caractère_29_"><text:span text:style-name="T476">Paul v</text:span></text:span><text:span text:style-name="phrase_20_analysée_20__28_gros_20_caractère_29_"><text:span text:style-name="T474">iendra-t-il ?</text:span></text:span></text:p>
      <text:p text:style-name="P84"/>
      <text:p text:style-name="P84"/>
      <text:p text:style-name="P84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mots</text:span></text:span></text:p>
      <text:p text:style-name="P198"><text:span text:style-name="texte_20_par_20_défaut"><text:span text:style-name="T197">•</text:span></text:span><text:span text:style-name="T47"> </text:span><text:span text:style-name="exemple"><text:span text:style-name="T263">Paul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nom propre</text:span></text:p>
      <text:p text:style-name="P198"><text:span text:style-name="texte_20_par_20_défaut"><text:span text:style-name="T197">•</text:span></text:span><text:span text:style-name="T47"> </text:span><text:span text:style-name="exemple"><text:span text:style-name="T263">vi</text:span></text:span><text:span text:style-name="exemple"><text:span text:style-name="T262">endra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2">verbe </text:span></text:span><text:span text:style-name="texte_20_par_20_défaut"><text:span text:style-name="T66">(</text:span></text:span><text:span text:style-name="texte_20_par_20_défaut">venir </text:span><text:span text:style-name="texte_20_par_20_défaut"><text:span text:style-name="T66">: indicatif.</text:span></text:span><text:span text:style-name="texte_20_par_20_défaut"><text:span text:style-name="T69">futur</text:span></text:span><text:span text:style-name="texte_20_par_20_défaut"><text:span text:style-name="T66">.3S)</text:span></text:span></text:p>
      <text:p text:style-name="P198"><text:span text:style-name="texte_20_par_20_défaut"><text:span text:style-name="T197">•</text:span></text:span><text:span text:style-name="texte_20_par_20_défaut"><text:span text:style-name="T47"> -</text:span></text:span><text:span text:style-name="exemple"><text:span text:style-name="T262">t-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t euphonique</text:span></text:p>
      <text:p text:style-name="P198"><text:span text:style-name="texte_20_par_20_défaut"><text:span text:style-name="T197">•</text:span></text:span><text:span text:style-name="texte_20_par_20_défaut"><text:span text:style-name="T47"> </text:span></text:span><text:span text:style-name="exemple"><text:span text:style-name="T262">il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pronom personnel</text:span></text:p>
      <text:p text:style-name="P198"><text:span text:style-name="texte_20_par_20_défaut"/></text:p>
      <text:p text:style-name="P265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25"><text:span text:style-name="texte_20_par_20_défaut"><text:span text:style-name="T233">•</text:span></text:span><text:span text:style-name="texte_20_par_20_défaut"><text:span text:style-name="T368"> </text:span></text:span><text:span text:style-name="exemple"><text:span text:style-name="T315">Paul</text:span></text:span><text:span text:style-name="exemple"><text:tab/></text:span><text:span text:style-name="texte_20_par_20_défaut"><text:span text:style-name="T377"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</text:span></text:p>
      <text:p text:style-name="P319"><text:span text:style-name="texte_20_par_20_défaut"><text:span text:style-name="T197">•</text:span></text:span><text:span text:style-name="exemple"><text:span text:style-name="T205"> </text:span></text:span><text:span text:style-name="exemple"><text:span text:style-name="T211">v</text:span></text:span><text:span text:style-name="exemple"><text:span text:style-name="T342">iendra-t-il</text:span></text:span><text:span text:style-name="exemple"><text:span text:style-name="T326"><text:tab/></text:span></text:span><text:span text:style-name="texte_20_par_20_défaut"><text:span text:style-name="T55"><text:tab/><text:tab/>:<text:tab/></text:span></text:span><text:span text:style-name="texte_20_par_20_défaut"><text:span text:style-name="T415">groupe verbal</text:span></text:span></text:p>
      <text:p text:style-name="P298"><text:span text:style-name="texte_20_par_20_défaut"><text:span text:style-name="T415"/></text:span></text:p>
      <text:p text:style-name="P12"><text:span text:style-name="texte_20_par_20_défaut">Analyse des fonctions</text:span></text:p>
      <text:p text:style-name="P163"><text:span text:style-name="texte_20_par_20_défaut"><text:span text:style-name="T199">•</text:span></text:span><text:span text:style-name="exemple"><text:span text:style-name="T217"> </text:span></text:span><text:span text:style-name="exemple">Paul</text:span><text:span text:style-name="exemple"><text:span text:style-name="T348"><text:tab/></text:span></text:span><text:span text:style-name="texte_20_par_20_défaut"><text:span text:style-name="T133"><text:tab/><text:tab/><text:tab/>:<text:tab/></text:span></text:span><text:span text:style-name="texte_20_par_20_défaut">sujet de </text:span><text:span text:style-name="exemple"><text:span text:style-name="T477">vi</text:span></text:span><text:span text:style-name="exemple">endra</text:span><text:span text:style-name="exemple"><text:span text:style-name="T286"><text:tab/><text:tab/><text:tab/><text:tab/><text:tab/></text:span></text:span><text:span text:style-name="danger"><text:span text:style-name="T400">(!)</text:span></text:span></text:p>
      <text:p text:style-name="P163"><text:span text:style-name="texte_20_par_20_défaut"><text:span text:style-name="T197">•</text:span></text:span><text:span text:style-name="exemple"><text:span text:style-name="T205"> </text:span></text:span><text:span text:style-name="exemple"><text:span text:style-name="T334">il</text:span></text:span><text:span text:style-name="exemple"><text:span text:style-name="T326"><text:tab/></text:span></text:span><text:span text:style-name="T55"><text:tab/><text:tab/><text:tab/></text:span><text:span text:style-name="texte_20_par_20_défaut"><text:span text:style-name="T55">:<text:tab/></text:span></text:span><text:span text:style-name="texte_20_par_20_défaut"><text:span text:style-name="T58">sujet de </text:span></text:span><text:span text:style-name="exemple"><text:span text:style-name="T264">v</text:span></text:span><text:span text:style-name="exemple"><text:span text:style-name="T262">iendra<text:tab/><text:tab/><text:tab/><text:tab/><text:tab/></text:span></text:span><text:span text:style-name="danger"><text:span text:style-name="T398">(!)</text:span></text:span></text:p>
      <text:p text:style-name="P273"/>
      <text:p text:style-name="P84"><text:span text:style-name="GGF"><text:span text:style-name="T194">[ </text:span></text:span><text:span text:style-name="GGF">GGF.1.1017 </text:span><text:span text:style-name="GGF"><text:span text:style-name="T194">]</text:span></text:span><text:span text:style-name="GGF"> </text:span></text:p>
      <text:p text:style-name="P84"><text:span text:style-name="GGF"><text:span text:style-name="T194"><text:tab/></text:span></text:span><text:span text:style-name="GGF"><text:span text:style-name="T478">L’unique sujet de cette phrase est </text:span></text:span><text:span text:style-name="GGF"><text:span text:style-name="T4">Paul</text:span></text:span><text:span text:style-name="GGF"><text:span text:style-name="T478">.</text:span></text:span></text:p>
      <text:p text:style-name="P273"/>
      <text:p text:style-name="P12"><text:span text:style-name="texte_20_par_20_défaut">Analyse des propositions</text:span></text:p>
      <text:p text:style-name="P161"><text:span text:style-name="texte_20_par_20_défaut">La phrase contient une seule proposition : il s’agit par conséquent d’une phrase simple.</text:span></text:p>
      <text:p text:style-name="P84"><text:span text:style-name="texte_20_par_20_défaut"/></text:p>
      <text:p text:style-name="P84"><text:span text:style-name="texte_20_par_20_défaut"><text:span text:style-name="T368">Analyse du type et de la forme de la phrase.</text:span></text:span></text:p>
      <text:p text:style-name="P198"><text:span text:style-name="texte_20_par_20_défaut">La phrase est de type interrogatif et n’a pas de forme particulière.</text:span></text:p>
      <text:p text:style-name="P246"><text:span text:style-name="titre_20_avec_20_numéro"><text:s/>B.01</text:span><text:span text:style-name="titre_20_avec_20_numéro"><text:span text:style-name="T499">7</text:span></text:span><text:span text:style-name="titre_20_avec_20_numéro"><text:span text:style-name="T355"> </text:span></text:span><text:span text:style-name="titre_20_avec_20_numéro"><text:s/></text:span></text:p>
      <text:p text:style-name="P59"><text:span text:style-name="référence"><text:span text:style-name="T79">TG(</text:span></text:span><text:span text:style-name="référence"><text:span text:style-name="T84">I</text:span></text:span><text:span text:style-name="référence"><text:span text:style-name="T79">I.</text:span></text:span><text:span text:style-name="référence"><text:span text:style-name="T80">2.</text:span></text:span><text:span text:style-name="référence"><text:span text:style-name="T81">3.</text:span></text:span><text:span text:style-name="référence"><text:span text:style-name="T82">2.1</text:span></text:span><text:span text:style-name="référence"><text:span text:style-name="T79">, p.</text:span></text:span><text:span text:style-name="référence"><text:span text:style-name="T80"> </text:span></text:span><text:span text:style-name="référence"><text:span text:style-name="T82">87</text:span></text:span><text:span text:style-name="référence"><text:span text:style-name="T83">)</text:span></text:span></text:p>
      <text:p text:style-name="P74"><text:span text:style-name="référence"><text:span text:style-name="T166"/></text:span></text:p>
      <text:p text:style-name="P43"><text:span text:style-name="phrase_20_analysée_20__28_gros_20_caractère_29_"><text:span text:style-name="T489">Alice est grande.</text:span></text:span></text:p>
      <text:p text:style-name="P98"/>
      <text:p text:style-name="P98"/>
      <text:p text:style-name="P98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mots</text:span></text:span></text:p>
      <text:p text:style-name="P210"><text:span text:style-name="texte_20_par_20_défaut"><text:span text:style-name="T197">•</text:span></text:span><text:span text:style-name="T47"> </text:span><text:span text:style-name="exemple"><text:span text:style-name="T266">Alice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nom propre</text:span></text:p>
      <text:p text:style-name="P210"><text:span text:style-name="texte_20_par_20_défaut"><text:span text:style-name="T197">•</text:span></text:span><text:span text:style-name="T47"> </text:span><text:span text:style-name="exemple"><text:span text:style-name="T266">est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62">verbe </text:span></text:span><text:span text:style-name="texte_20_par_20_défaut"><text:span text:style-name="T66">(</text:span></text:span><text:span text:style-name="texte_20_par_20_défaut"><text:span text:style-name="T438">être</text:span></text:span><text:span text:style-name="texte_20_par_20_défaut"> </text:span><text:span text:style-name="texte_20_par_20_défaut"><text:span text:style-name="T66">: indicatif.</text:span></text:span><text:span text:style-name="texte_20_par_20_défaut"><text:span text:style-name="T69">futur</text:span></text:span><text:span text:style-name="texte_20_par_20_défaut"><text:span text:style-name="T66">.3S)</text:span></text:span></text:p>
      <text:p text:style-name="P210"><text:span text:style-name="texte_20_par_20_défaut"><text:span text:style-name="T197">•</text:span></text:span><text:span text:style-name="texte_20_par_20_défaut"><text:span text:style-name="T47"> </text:span></text:span><text:span text:style-name="exemple"><text:span text:style-name="T266">grande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439">adjectif</text:span></text:span></text:p>
      <text:p text:style-name="P210"><text:span text:style-name="texte_20_par_20_défaut"><text:span text:style-name="T439"/></text:span></text:p>
      <text:p text:style-name="P266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26"><text:span text:style-name="texte_20_par_20_défaut"><text:span text:style-name="T233">•</text:span></text:span><text:span text:style-name="texte_20_par_20_défaut"><text:span text:style-name="T368"> </text:span></text:span><text:span text:style-name="exemple"><text:span text:style-name="T317">Alice<text:tab/></text:span></text:span><text:span text:style-name="texte_20_par_20_défaut"><text:span text:style-name="T377"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</text:span></text:p>
      <text:p text:style-name="P317"><text:span text:style-name="texte_20_par_20_défaut"><text:span text:style-name="T197">•</text:span></text:span><text:span text:style-name="exemple"><text:span text:style-name="T205"> </text:span></text:span><text:span text:style-name="exemple"><text:span text:style-name="T212">est </text:span></text:span><text:span text:style-name="exemple"><text:span text:style-name="T213">g</text:span></text:span><text:span text:style-name="exemple"><text:span text:style-name="T343">rande</text:span></text:span><text:span text:style-name="exemple"><text:span text:style-name="T351"><text:tab/><text:tab/><text:tab/></text:span></text:span><text:span text:style-name="texte_20_par_20_défaut"><text:span text:style-name="T55">:<text:tab/></text:span></text:span><text:span text:style-name="texte_20_par_20_défaut"><text:span text:style-name="T416">groupe verbal</text:span></text:span></text:p>
      <text:p text:style-name="P295"><text:span text:style-name="texte_20_par_20_défaut"><text:span text:style-name="T416"/></text:span></text:p>
      <text:p text:style-name="P18"><text:span text:style-name="texte_20_par_20_défaut">Analyse des fonctions</text:span></text:p>
      <text:p text:style-name="P165"><text:span text:style-name="texte_20_par_20_défaut"><text:span text:style-name="T199">•</text:span></text:span><text:span text:style-name="exemple"><text:span text:style-name="T217"> </text:span></text:span><text:span text:style-name="exemple">Alice</text:span><text:span text:style-name="exemple"><text:span text:style-name="T348"><text:tab/></text:span></text:span><text:span text:style-name="texte_20_par_20_défaut"><text:span text:style-name="T133"><text:tab/><text:tab/><text:tab/>:<text:tab/></text:span></text:span><text:span text:style-name="texte_20_par_20_défaut">sujet de </text:span><text:span text:style-name="exemple"><text:span text:style-name="T302">est</text:span></text:span></text:p>
      <text:p text:style-name="P165"><text:span text:style-name="texte_20_par_20_défaut"><text:span text:style-name="T197">•</text:span></text:span><text:span text:style-name="exemple"><text:span text:style-name="T205"> </text:span></text:span><text:span text:style-name="exemple"><text:span text:style-name="T208">g</text:span></text:span><text:span text:style-name="exemple"><text:span text:style-name="T335">rande</text:span></text:span><text:span text:style-name="T55"><text:tab/><text:tab/><text:tab/></text:span><text:span text:style-name="texte_20_par_20_défaut"><text:span text:style-name="T55">:<text:tab/></text:span></text:span><text:span text:style-name="texte_20_par_20_défaut"><text:span text:style-name="T404">attribut du sujet </text:span></text:span><text:span text:style-name="exemple"><text:span text:style-name="T151">Alice</text:span></text:span></text:p>
      <text:p text:style-name="P274"/>
      <text:p text:style-name="P18"><text:span text:style-name="texte_20_par_20_défaut">Analyse des propositions</text:span></text:p>
      <text:p text:style-name="P165"><text:span text:style-name="texte_20_par_20_défaut">La phrase contient une seule proposition : il s’agit par conséquent d’une phrase simple.</text:span></text:p>
      <text:p text:style-name="P98"><text:span text:style-name="texte_20_par_20_défaut"/></text:p>
      <text:p text:style-name="P98"><text:span text:style-name="texte_20_par_20_défaut"><text:span text:style-name="T368">Analyse du type et de la forme de la phrase.</text:span></text:span></text:p>
      <text:p text:style-name="P210"><text:span text:style-name="texte_20_par_20_défaut">La phrase est de type interrogatif et n’a pas de forme particulière.</text:span></text:p>
      <text:p text:style-name="P251"><text:span text:style-name="titre_20_avec_20_numéro"><text:s/>B.01</text:span><text:span text:style-name="titre_20_avec_20_numéro"><text:span text:style-name="T499">8</text:span></text:span><text:span text:style-name="titre_20_avec_20_numéro"><text:span text:style-name="T355"> </text:span></text:span><text:span text:style-name="titre_20_avec_20_numéro"><text:s/></text:span></text:p>
      <text:p text:style-name="P60"><text:span text:style-name="référence"><text:span text:style-name="T79">TG(</text:span></text:span><text:span text:style-name="référence"><text:span text:style-name="T84">I</text:span></text:span><text:span text:style-name="référence"><text:span text:style-name="T79">I.</text:span></text:span><text:span text:style-name="référence"><text:span text:style-name="T80">2.</text:span></text:span><text:span text:style-name="référence"><text:span text:style-name="T81">3.</text:span></text:span><text:span text:style-name="référence"><text:span text:style-name="T82">2.1</text:span></text:span><text:span text:style-name="référence"><text:span text:style-name="T79">, p.</text:span></text:span><text:span text:style-name="référence"><text:span text:style-name="T80"> </text:span></text:span><text:span text:style-name="référence"><text:span text:style-name="T82">87</text:span></text:span><text:span text:style-name="référence"><text:span text:style-name="T83">)</text:span></text:span></text:p>
      <text:p text:style-name="P75"><text:span text:style-name="référence"><text:span text:style-name="T166"/></text:span></text:p>
      <text:p text:style-name="P44"><text:span text:style-name="phrase_20_analysée_20__28_gros_20_caractère_29_"><text:span text:style-name="T490">Ce tableau est à Alice.</text:span></text:span></text:p>
      <text:p text:style-name="P108"/>
      <text:p text:style-name="P108"/>
      <text:p text:style-name="P108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mots</text:span></text:span></text:p>
      <text:p text:style-name="P228"><text:span text:style-name="texte_20_par_20_défaut"><text:span text:style-name="T197">•</text:span></text:span><text:span text:style-name="T47"> </text:span><text:span text:style-name="exemple"><text:span text:style-name="T267">Ce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440">déterminant démonstratif</text:span></text:span></text:p>
      <text:p text:style-name="P228"><text:span text:style-name="texte_20_par_20_défaut"><text:span text:style-name="T197">•</text:span></text:span><text:span text:style-name="texte_20_par_20_défaut"><text:span text:style-name="T405"> </text:span></text:span><text:span text:style-name="exemple"><text:span text:style-name="T267">tableau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440">nom commun</text:span></text:span></text:p>
      <text:p text:style-name="P228"><text:span text:style-name="texte_20_par_20_défaut"><text:span text:style-name="T197">•</text:span></text:span><text:span text:style-name="T47"> </text:span><text:span text:style-name="exemple"><text:span text:style-name="T266">est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62">verbe </text:span></text:span><text:span text:style-name="texte_20_par_20_défaut"><text:span text:style-name="T66">(</text:span></text:span><text:span text:style-name="texte_20_par_20_défaut"><text:span text:style-name="T438">être</text:span></text:span><text:span text:style-name="texte_20_par_20_défaut"> </text:span><text:span text:style-name="texte_20_par_20_défaut"><text:span text:style-name="T66">: indicatif.</text:span></text:span><text:span text:style-name="texte_20_par_20_défaut"><text:span text:style-name="T69">futur</text:span></text:span><text:span text:style-name="texte_20_par_20_défaut"><text:span text:style-name="T66">.3S)</text:span></text:span></text:p>
      <text:p text:style-name="P228"><text:span text:style-name="texte_20_par_20_défaut"><text:span text:style-name="T197">•</text:span></text:span><text:span text:style-name="texte_20_par_20_défaut"><text:span text:style-name="T47"> </text:span></text:span><text:span text:style-name="exemple"><text:span text:style-name="T267">à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406">préposition</text:span></text:span></text:p>
      <text:p text:style-name="P228"><text:span text:style-name="texte_20_par_20_défaut"><text:span text:style-name="T197">•</text:span></text:span><text:span text:style-name="texte_20_par_20_défaut"><text:span text:style-name="T47"> </text:span></text:span><text:span text:style-name="exemple"><text:span text:style-name="T267">Alice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440">nom propre</text:span></text:span></text:p>
      <text:p text:style-name="P228"><text:span text:style-name="texte_20_par_20_défaut"><text:span text:style-name="T440"/></text:span></text:p>
      <text:p text:style-name="P268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28"><text:span text:style-name="texte_20_par_20_défaut"><text:span text:style-name="T233">•</text:span></text:span><text:span text:style-name="texte_20_par_20_défaut"><text:span text:style-name="T368"> </text:span></text:span><text:span text:style-name="exemple"><text:span text:style-name="T316">Ce tableau</text:span></text:span><text:span text:style-name="texte_20_par_20_défaut"><text:span text:style-name="T377"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</text:span></text:p>
      <text:p text:style-name="P317"><text:span text:style-name="texte_20_par_20_défaut"><text:span text:style-name="T197">•</text:span></text:span><text:span text:style-name="exemple"><text:span text:style-name="T205"> </text:span></text:span><text:span text:style-name="exemple"><text:span text:style-name="T212">est </text:span></text:span><text:span text:style-name="exemple"><text:span text:style-name="T336">à</text:span></text:span><text:span text:style-name="exemple"><text:span text:style-name="T335"> </text:span></text:span><text:span text:style-name="exemple"><text:span text:style-name="T336">Alice</text:span></text:span><text:span text:style-name="exemple"><text:span text:style-name="T351"><text:tab/><text:tab/><text:tab/></text:span></text:span><text:span text:style-name="texte_20_par_20_défaut"><text:span text:style-name="T55">:<text:tab/></text:span></text:span><text:span text:style-name="texte_20_par_20_défaut"><text:span text:style-name="T416">groupe verbal</text:span></text:span></text:p>
      <text:p text:style-name="P228"><text:span text:style-name="texte_20_par_20_défaut"><text:span text:style-name="T197">•</text:span></text:span><text:span text:style-name="texte_20_par_20_défaut"><text:span text:style-name="T408"> </text:span></text:span><text:span text:style-name="exemple"><text:span text:style-name="T276">à Alice<text:tab/></text:span></text:span><text:span text:style-name="texte_20_par_20_défaut"><text:span text:style-name="T409"><text:tab/><text:tab/></text:span></text:span><text:span text:style-name="texte_20_par_20_défaut"><text:span text:style-name="T50">:<text:tab/></text:span></text:span><text:span text:style-name="texte_20_par_20_défaut"><text:span text:style-name="T408">groupe nominal </text:span></text:span><text:span text:style-name="texte_20_par_20_défaut"><text:span text:style-name="T410">prépositionnel</text:span></text:span></text:p>
      <text:p text:style-name="P228"><text:span text:style-name="texte_20_par_20_défaut"><text:span text:style-name="T62"/></text:span></text:p>
      <text:p text:style-name="P19"><text:span text:style-name="texte_20_par_20_défaut">Analyse des fonctions</text:span></text:p>
      <text:p text:style-name="P174"><text:span text:style-name="texte_20_par_20_défaut"><text:span text:style-name="T199">•</text:span></text:span><text:span text:style-name="exemple"><text:span text:style-name="T217"> </text:span></text:span><text:span text:style-name="exemple"><text:span text:style-name="T303">Ce tableau</text:span></text:span><text:span text:style-name="texte_20_par_20_défaut"><text:span text:style-name="T133"><text:tab/><text:tab/><text:tab/></text:span></text:span><text:span text:style-name="texte_20_par_20_défaut">:</text:span><text:span text:style-name="texte_20_par_20_défaut"><text:span text:style-name="T133"><text:tab/></text:span></text:span><text:span text:style-name="texte_20_par_20_défaut">sujet de </text:span><text:span text:style-name="exemple"><text:span text:style-name="T302">est</text:span></text:span></text:p>
      <text:p text:style-name="P174"><text:span text:style-name="texte_20_par_20_défaut"><text:span text:style-name="T197">•</text:span></text:span><text:span text:style-name="exemple"><text:span text:style-name="T205"> </text:span></text:span><text:span text:style-name="exemple"><text:span text:style-name="T336">à</text:span></text:span><text:span text:style-name="exemple"><text:span text:style-name="T335"> </text:span></text:span><text:span text:style-name="exemple"><text:span text:style-name="T336">Alice</text:span></text:span><text:span text:style-name="T55"><text:tab/><text:tab/><text:tab/></text:span><text:span text:style-name="texte_20_par_20_défaut"><text:span text:style-name="T55">:<text:tab/></text:span></text:span><text:span text:style-name="texte_20_par_20_défaut"><text:span text:style-name="T407">COI de</text:span></text:span><text:span text:style-name="texte_20_par_20_défaut"><text:span text:style-name="T404"> </text:span></text:span><text:span text:style-name="exemple"><text:span text:style-name="T268">est<text:tab/><text:tab/><text:tab/><text:tab/><text:tab/><text:tab/></text:span></text:span><text:span text:style-name="danger">(!)</text:span></text:p>
      <text:p text:style-name="P275"/>
      <text:p text:style-name="P19"><text:span text:style-name="texte_20_par_20_défaut">Analyse des propositions</text:span></text:p>
      <text:p text:style-name="P174"><text:span text:style-name="texte_20_par_20_défaut">La phrase contient une seule proposition : il s’agit par conséquent d’une phrase simple.</text:span></text:p>
      <text:p text:style-name="P108"><text:span text:style-name="texte_20_par_20_défaut"/></text:p>
      <text:p text:style-name="P108"><text:span text:style-name="texte_20_par_20_défaut"><text:span text:style-name="T368">Analyse du type et de la forme de la phrase.</text:span></text:span></text:p>
      <text:p text:style-name="P228"><text:span text:style-name="texte_20_par_20_défaut">La phrase est de type interrogatif et n’a pas de forme particulière.</text:span></text:p>
      <text:p text:style-name="P251"><text:span text:style-name="titre_20_avec_20_numéro"><text:s/>B.019 </text:span></text:p>
      <text:p text:style-name="P108"/>
      <text:p text:style-name="P108"/>
      <text:p text:style-name="P33"><text:span text:style-name="phrase_20_analysée_20__28_gros_20_caractère_29_">Le lundi me semble le pire jour de la semaine.</text:span></text:p>
      <text:p text:style-name="P108"/>
      <text:p text:style-name="P108"/>
      <text:p text:style-name="P19"><text:span text:style-name="texte_20_par_20_défaut">Analyse </text:span><text:span text:style-name="texte_20_par_20_défaut"><text:span text:style-name="T239">de la </text:span></text:span><text:span text:style-name="texte_20_par_20_défaut">nature des mots</text:span></text:p>
      <text:p text:style-name="P174"><text:span text:style-name="texte_20_par_20_défaut"><text:span text:style-name="T197">•</text:span></text:span><text:span text:style-name="T47"> </text:span><text:span text:style-name="exemple"><text:span text:style-name="T249">Le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59">article défini</text:span></text:span></text:p>
      <text:p text:style-name="P228"><text:span text:style-name="texte_20_par_20_défaut"><text:span text:style-name="T197">•</text:span></text:span><text:span text:style-name="T47"> </text:span><text:span text:style-name="exemple"><text:span text:style-name="T249">lundi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59">nom commun</text:span></text:span></text:p>
      <text:p text:style-name="P228"><text:span text:style-name="texte_20_par_20_défaut"><text:span text:style-name="T197">•</text:span></text:span><text:span text:style-name="T47"> </text:span><text:span text:style-name="exemple"><text:span text:style-name="T249">me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0">pronom personnel</text:span></text:span></text:p>
      <text:p text:style-name="P228"><text:span text:style-name="texte_20_par_20_défaut"><text:span text:style-name="T197">•</text:span></text:span><text:span text:style-name="T47"> </text:span><text:span text:style-name="exemple"><text:span text:style-name="T249">semble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0">verbe </text:span></text:span><text:span text:style-name="texte_20_par_20_défaut"><text:span text:style-name="T66">(</text:span></text:span><text:span text:style-name="texte_20_par_20_défaut">sembler</text:span><text:span text:style-name="texte_20_par_20_défaut"><text:span text:style-name="T380"> </text:span></text:span><text:span text:style-name="texte_20_par_20_défaut"><text:span text:style-name="T66">: indicatif.présent.3S)</text:span></text:span></text:p>
      <text:p text:style-name="P228"><text:span text:style-name="texte_20_par_20_défaut"><text:span text:style-name="T197">•</text:span></text:span><text:span text:style-name="T47"> </text:span><text:span text:style-name="exemple"><text:span text:style-name="T249">le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0">article défini</text:span></text:span></text:p>
      <text:p text:style-name="P228"><text:span text:style-name="texte_20_par_20_défaut"><text:span text:style-name="T197">•</text:span></text:span><text:span text:style-name="T47"> </text:span><text:span text:style-name="exemple"><text:span text:style-name="T249">pire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0">adjectif</text:span></text:span></text:p>
      <text:p text:style-name="P228"><text:span text:style-name="texte_20_par_20_défaut"><text:span text:style-name="T197">•</text:span></text:span><text:span text:style-name="T47"> </text:span><text:span text:style-name="exemple"><text:span text:style-name="T249">jour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0">nom commun</text:span></text:span></text:p>
      <text:p text:style-name="P228"><text:span text:style-name="texte_20_par_20_défaut"><text:span text:style-name="T197">•</text:span></text:span><text:span text:style-name="T47"> </text:span><text:span text:style-name="exemple"><text:span text:style-name="T249">de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0">préposition</text:span></text:span></text:p>
      <text:p text:style-name="P228"><text:span text:style-name="texte_20_par_20_défaut"><text:span text:style-name="T197">•</text:span></text:span><text:span text:style-name="T47"> </text:span><text:span text:style-name="exemple"><text:span text:style-name="T249">la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0">article défini</text:span></text:span></text:p>
      <text:p text:style-name="P228"><text:span text:style-name="texte_20_par_20_défaut"><text:span text:style-name="T197">•</text:span></text:span><text:span text:style-name="T47"> </text:span><text:span text:style-name="exemple"><text:span text:style-name="T249">semaine<text:tab/><text:tab/></text:span></text:span><text:span text:style-name="exemple"><text:span text:style-name="T246"><text:tab/></text:span></text:span><text:span text:style-name="texte_20_par_20_défaut"><text:span text:style-name="T50">:<text:tab/></text:span></text:span><text:span text:style-name="texte_20_par_20_défaut"><text:span text:style-name="T60">nom commun</text:span></text:span></text:p>
      <text:p text:style-name="P228"><text:span text:style-name="texte_20_par_20_défaut"><text:span text:style-name="T60"/></text:span></text:p>
      <text:p text:style-name="P268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28"><text:span text:style-name="texte_20_par_20_défaut"><text:span text:style-name="T233">•</text:span></text:span><text:span text:style-name="texte_20_par_20_défaut"><text:span text:style-name="T368"> </text:span></text:span><text:span text:style-name="exemple">Le lundi</text:span><text:span text:style-name="texte_20_par_20_défaut"><text:span text:style-name="T377"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</text:span></text:p>
      <text:p text:style-name="P328"><text:span text:style-name="texte_20_par_20_défaut"><text:span text:style-name="T197">•</text:span></text:span><text:span text:style-name="exemple"><text:span text:style-name="T205"> </text:span></text:span><text:span text:style-name="exemple">me semble le pire jour <text:tab/></text:span><text:span text:style-name="texte_20_par_20_défaut"><text:span text:style-name="T55">:<text:tab/></text:span></text:span><text:span text:style-name="texte_20_par_20_défaut"><text:span text:style-name="T411">groupe verbal</text:span></text:span></text:p>
      <text:p text:style-name="P309"><text:span text:style-name="exemple"><text:s text:c="3"/>de la semaine</text:span></text:p>
      <text:p text:style-name="P228"><text:span text:style-name="texte_20_par_20_défaut"><text:span text:style-name="T196">•</text:span></text:span><text:span text:style-name="texte_20_par_20_défaut"><text:span text:style-name="T441"> </text:span></text:span><text:span text:style-name="exemple"><text:span text:style-name="T310">le pire jour<text:tab/></text:span></text:span><text:span text:style-name="texte_20_par_20_défaut"><text:span text:style-name="T437"><text:tab/><text:tab/></text:span></text:span><text:span text:style-name="texte_20_par_20_défaut"><text:span text:style-name="T235">:<text:tab/></text:span></text:span><text:span text:style-name="texte_20_par_20_défaut"><text:span text:style-name="T441">groupe nominal</text:span></text:span></text:p>
      <text:p text:style-name="P228"><text:span text:style-name="texte_20_par_20_défaut"><text:span text:style-name="T230">•</text:span></text:span><text:span text:style-name="texte_20_par_20_défaut"><text:span text:style-name="T445"> </text:span></text:span><text:span text:style-name="exemple"><text:span text:style-name="T269">de la semaine</text:span></text:span><text:span text:style-name="texte_20_par_20_défaut"><text:span text:style-name="T446"><text:tab/><text:tab/></text:span></text:span><text:span text:style-name="texte_20_par_20_défaut"><text:span text:style-name="T13">:<text:tab/></text:span></text:span><text:span text:style-name="texte_20_par_20_défaut"><text:span text:style-name="T60">groupe nominal prépositionnel</text:span></text:span></text:p>
      <text:p text:style-name="P228"/>
      <text:p text:style-name="P108"><text:span text:style-name="texte_20_par_20_défaut"><text:span text:style-name="T368">Analyse des fonctions</text:span></text:span></text:p>
      <text:p text:style-name="P174"><text:span text:style-name="texte_20_par_20_défaut"><text:span text:style-name="T197">•</text:span></text:span><text:span text:style-name="exemple"><text:span text:style-name="T205"> </text:span></text:span><text:span text:style-name="exemple"><text:span text:style-name="T325">Le lundi</text:span></text:span><text:span text:style-name="T55"><text:tab/><text:tab/><text:tab/></text:span><text:span text:style-name="texte_20_par_20_défaut"><text:span text:style-name="T55">:<text:tab/></text:span></text:span><text:span text:style-name="texte_20_par_20_défaut"><text:span text:style-name="T58">sujet de </text:span></text:span><text:span text:style-name="exemple"><text:span text:style-name="T143">semble</text:span></text:span></text:p>
      <text:p text:style-name="P228"><text:span text:style-name="texte_20_par_20_défaut"><text:span text:style-name="T197">•</text:span></text:span><text:span text:style-name="exemple"><text:span text:style-name="T205"> </text:span></text:span><text:span text:style-name="exemple"><text:span text:style-name="T325">me<text:tab/></text:span></text:span><text:span text:style-name="exemple"><text:tab/></text:span><text:span text:style-name="T55"><text:tab/><text:tab/></text:span><text:span text:style-name="texte_20_par_20_défaut"><text:span text:style-name="T55">:</text:span></text:span><text:span text:style-name="texte_20_par_20_défaut"><text:tab/></text:span><text:span text:style-name="texte_20_par_20_défaut"><text:span text:style-name="T58">COI</text:span></text:span><text:span text:style-name="texte_20_par_20_défaut"><text:span text:style-name="T143"> </text:span></text:span><text:span text:style-name="texte_20_par_20_défaut"><text:span text:style-name="T58">de </text:span></text:span><text:span text:style-name="exemple"><text:span text:style-name="T143">semble</text:span></text:span></text:p>
      <text:p text:style-name="P228"><text:span text:style-name="texte_20_par_20_défaut"><text:span text:style-name="T197">•</text:span></text:span><text:span text:style-name="exemple"><text:span text:style-name="T205"> </text:span></text:span><text:span text:style-name="exemple"><text:span text:style-name="T207">le pire jour de la semaine</text:span></text:span><text:span text:style-name="T325"><text:tab/></text:span><text:span text:style-name="texte_20_par_20_défaut"><text:span text:style-name="T55">:<text:tab/></text:span></text:span><text:span text:style-name="texte_20_par_20_défaut">attribut du sujet de </text:span><text:span text:style-name="exemple"><text:span text:style-name="T143">semble</text:span></text:span></text:p>
      <text:p text:style-name="P228"><text:span text:style-name="texte_20_par_20_défaut"><text:span text:style-name="T197">•</text:span></text:span><text:span text:style-name="exemple"><text:span text:style-name="T205"> </text:span></text:span><text:span text:style-name="exemple"><text:span text:style-name="T207">de la semaine</text:span></text:span><text:span text:style-name="exemple"><text:span text:style-name="T325"><text:tab/><text:tab/></text:span></text:span><text:span text:style-name="texte_20_par_20_défaut"><text:span text:style-name="T55">:<text:tab/></text:span></text:span><text:span text:style-name="texte_20_par_20_défaut">complément du nom de</text:span><text:span text:style-name="texte_20_par_20_défaut"><text:span text:style-name="T143"> </text:span></text:span><text:span text:style-name="exemple"><text:span text:style-name="T147">le pire </text:span></text:span><text:span text:style-name="exemple"><text:span text:style-name="T148">jour</text:span></text:span></text:p>
      <text:p text:style-name="P108"><text:span text:style-name="exemple"/></text:p>
      <text:p text:style-name="P108"><text:span text:style-name="texte_20_par_20_défaut"><text:span text:style-name="T368">Analyse des propositions</text:span></text:span></text:p>
      <text:p text:style-name="P174"><text:span text:style-name="texte_20_par_20_défaut">La phrase contient une seule proposition : il s’agit par conséquent d’une phrase simple.</text:span></text:p>
      <text:p text:style-name="P108"><text:span text:style-name="texte_20_par_20_défaut"/></text:p>
      <text:p text:style-name="P108"><text:span text:style-name="texte_20_par_20_défaut"><text:span text:style-name="T368">Analyse du type et de la forme de la phrase</text:span></text:span></text:p>
      <text:p text:style-name="P228"><text:span text:style-name="texte_20_par_20_défaut">La phrase est de type déclaratif et </text:span><text:span text:style-name="texte_20_par_20_défaut"><text:span text:style-name="T352">a une forme négative.</text:span></text:span></text:p>
      <text:p text:style-name="P149"><text:span text:style-name="titre_20_avec_20_numéro"><text:s/>B.0</text:span><text:span text:style-name="titre_20_avec_20_numéro"><text:span text:style-name="T504">20</text:span></text:span><text:span text:style-name="titre_20_avec_20_numéro"> </text:span></text:p>
      <text:p text:style-name="P48"><text:span text:style-name="référence">TG(I.2.1, p</text:span><text:span text:style-name="référence"><text:span text:style-name="T506">p</text:span></text:span><text:span text:style-name="référence">. 22-</text:span><text:span text:style-name="référence"><text:span text:style-name="T506">23</text:span></text:span><text:span text:style-name="référence">)</text:span></text:p>
      <text:p text:style-name="P48"><text:span text:style-name="référence"/></text:p>
      <text:p text:style-name="P36"><text:span text:style-name="phrase_20_analysée_20__28_gros_20_caractère_29_"><text:span text:style-name="T179">Le facteur distribue le courrier quand le jour se lève.</text:span></text:span></text:p>
      <text:p text:style-name="P116"/>
      <text:p text:style-name="P116"/>
      <text:p text:style-name="P20"><text:span text:style-name="texte_20_par_20_défaut">Analyse </text:span><text:span text:style-name="texte_20_par_20_défaut"><text:span text:style-name="T239">de la </text:span></text:span><text:span text:style-name="texte_20_par_20_défaut">nature des mots</text:span></text:p>
      <text:p text:style-name="P175"><text:span text:style-name="texte_20_par_20_défaut"><text:span text:style-name="T197">•</text:span></text:span><text:span text:style-name="T47"> </text:span><text:span text:style-name="exemple"><text:span text:style-name="T249">Le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59">article défini</text:span></text:span></text:p>
      <text:p text:style-name="P229"><text:span text:style-name="texte_20_par_20_défaut"><text:span text:style-name="T197">•</text:span></text:span><text:span text:style-name="T47"> </text:span><text:span text:style-name="exemple"><text:span text:style-name="T277">facteur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59">nom commun</text:span></text:span></text:p>
      <text:p text:style-name="P229"><text:span text:style-name="texte_20_par_20_défaut"><text:span text:style-name="T197">•</text:span></text:span><text:span text:style-name="T47"> </text:span><text:span text:style-name="exemple"><text:span text:style-name="T277">distribue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0">verbe </text:span></text:span><text:span text:style-name="texte_20_par_20_défaut"><text:span text:style-name="T66">(</text:span></text:span><text:span text:style-name="texte_20_par_20_défaut"><text:span text:style-name="T469">distribuer</text:span></text:span><text:span text:style-name="texte_20_par_20_défaut"><text:span text:style-name="T380"> </text:span></text:span><text:span text:style-name="texte_20_par_20_défaut"><text:span text:style-name="T66">: indicatif.présent.3S)</text:span></text:span></text:p>
      <text:p text:style-name="P229"><text:span text:style-name="texte_20_par_20_défaut"><text:span text:style-name="T197">•</text:span></text:span><text:span text:style-name="T47"> </text:span><text:span text:style-name="exemple"><text:span text:style-name="T249">le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0">article défini</text:span></text:span></text:p>
      <text:p text:style-name="P229"><text:span text:style-name="texte_20_par_20_défaut"><text:span text:style-name="T197">•</text:span></text:span><text:span text:style-name="T47"> </text:span><text:span text:style-name="exemple"><text:span text:style-name="T277">courrier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417">nom commun</text:span></text:span></text:p>
      <text:p text:style-name="P229"><text:span text:style-name="texte_20_par_20_défaut"><text:span text:style-name="T197">•</text:span></text:span><text:span text:style-name="T47"> </text:span><text:span text:style-name="exemple"><text:span text:style-name="T277">quand</text:span></text:span><text:span text:style-name="exemple"><text:span text:style-name="T249"><text:tab/></text:span></text:span><text:span text:style-name="exemple"><text:span text:style-name="T246"><text:tab/><text:tab/></text:span></text:span><text:span text:style-name="texte_20_par_20_défaut"><text:span text:style-name="T50">:<text:tab/></text:span></text:span><text:span text:style-name="texte_20_par_20_défaut"><text:span text:style-name="T417">conjonction de subordination</text:span></text:span></text:p>
      <text:p text:style-name="P229"><text:span text:style-name="texte_20_par_20_défaut"><text:span text:style-name="T197">•</text:span></text:span><text:span text:style-name="T47"> </text:span><text:span text:style-name="exemple"><text:span text:style-name="T277">le</text:span></text:span><text:span text:style-name="exemple"><text:span text:style-name="T249">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72">article défini</text:span></text:span></text:p>
      <text:p text:style-name="P229"><text:span text:style-name="texte_20_par_20_défaut"><text:span text:style-name="T197">•</text:span></text:span><text:span text:style-name="T47"> </text:span><text:span text:style-name="exemple"><text:span text:style-name="T277">jour</text:span></text:span><text:span text:style-name="exemple"><text:span text:style-name="T249">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417">nom commun</text:span></text:span></text:p>
      <text:p text:style-name="P229"><text:span text:style-name="texte_20_par_20_défaut"><text:span text:style-name="T197">•</text:span></text:span><text:span text:style-name="T47"> </text:span><text:span text:style-name="exemple"><text:span text:style-name="T249">se </text:span></text:span><text:span text:style-name="exemple"><text:span text:style-name="T277">lève</text:span></text:span><text:span text:style-name="exemple"><text:span text:style-name="T249"><text:tab/><text:tab/></text:span></text:span><text:span text:style-name="exemple"><text:span text:style-name="T246"><text:tab/></text:span></text:span><text:span text:style-name="texte_20_par_20_défaut"><text:span text:style-name="T50">:<text:tab/></text:span></text:span><text:span text:style-name="texte_20_par_20_défaut"><text:span text:style-name="T417">verbe (se lever : indicatif.présent.3S)</text:span></text:span></text:p>
      <text:p text:style-name="P229"><text:span text:style-name="texte_20_par_20_défaut"><text:span text:style-name="T60"/></text:span></text:p>
      <text:p text:style-name="P269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29"><text:span text:style-name="texte_20_par_20_défaut"><text:span text:style-name="T233">•</text:span></text:span><text:span text:style-name="texte_20_par_20_défaut"><text:span text:style-name="T368"> </text:span></text:span><text:span text:style-name="exemple">Le </text:span><text:span text:style-name="exemple"><text:span text:style-name="T323">facteur</text:span></text:span><text:span text:style-name="texte_20_par_20_défaut"><text:span text:style-name="T377"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</text:span></text:p>
      <text:p text:style-name="P329"><text:span text:style-name="texte_20_par_20_défaut"><text:span text:style-name="T197">•</text:span></text:span><text:span text:style-name="exemple"><text:span text:style-name="T205"> </text:span></text:span><text:span text:style-name="exemple"><text:span text:style-name="T214">distribue </text:span></text:span><text:span text:style-name="exemple"><text:span text:style-name="T324">le courrier </text:span></text:span><text:span text:style-name="exemple"><text:s/><text:tab/></text:span><text:span text:style-name="texte_20_par_20_défaut"><text:span text:style-name="T55">:<text:tab/></text:span></text:span><text:span text:style-name="texte_20_par_20_défaut"><text:span text:style-name="T411">groupe verbal</text:span></text:span></text:p>
      <text:p text:style-name="P229"><text:span text:style-name="texte_20_par_20_défaut"><text:span text:style-name="T196">•</text:span></text:span><text:span text:style-name="texte_20_par_20_défaut"><text:span text:style-name="T441"> </text:span></text:span><text:span text:style-name="exemple"><text:span text:style-name="T323">le courrier</text:span></text:span><text:span text:style-name="exemple"><text:span text:style-name="T310"><text:tab/></text:span></text:span><text:span text:style-name="texte_20_par_20_défaut"><text:span text:style-name="T437"><text:tab/><text:tab/></text:span></text:span><text:span text:style-name="texte_20_par_20_défaut"><text:span text:style-name="T235">:<text:tab/></text:span></text:span><text:span text:style-name="texte_20_par_20_défaut"><text:span text:style-name="T441">groupe nominal</text:span></text:span></text:p>
      <text:p text:style-name="P229"><text:span text:style-name="texte_20_par_20_défaut"><text:span text:style-name="T230">•</text:span></text:span><text:span text:style-name="texte_20_par_20_défaut"><text:span text:style-name="T445"> </text:span></text:span><text:span text:style-name="exemple"><text:span text:style-name="T278">le jour<text:tab/></text:span></text:span><text:span text:style-name="texte_20_par_20_défaut"><text:span text:style-name="T446"><text:tab/><text:tab/></text:span></text:span><text:span text:style-name="texte_20_par_20_défaut">:</text:span><text:span text:style-name="texte_20_par_20_défaut"><text:span text:style-name="T13"><text:tab/></text:span></text:span><text:span text:style-name="texte_20_par_20_défaut"><text:span text:style-name="T60">groupe nominal</text:span></text:span></text:p>
      <text:p text:style-name="P229"/>
      <text:p text:style-name="P116"><text:span text:style-name="texte_20_par_20_défaut"><text:span text:style-name="T368">Analyse des fonctions</text:span></text:span></text:p>
      <text:p text:style-name="P175"><text:span text:style-name="texte_20_par_20_défaut"><text:span text:style-name="T197">•</text:span></text:span><text:span text:style-name="exemple"><text:span text:style-name="T205"> </text:span></text:span><text:span text:style-name="exemple"><text:span text:style-name="T325">Le </text:span></text:span><text:span text:style-name="exemple"><text:span text:style-name="T344">facteur</text:span></text:span><text:span text:style-name="T55"><text:tab/><text:tab/><text:tab/></text:span><text:span text:style-name="texte_20_par_20_défaut"><text:span text:style-name="T55">:<text:tab/></text:span></text:span><text:span text:style-name="texte_20_par_20_défaut"><text:span text:style-name="T58">sujet de </text:span></text:span><text:span text:style-name="exemple"><text:span text:style-name="T279">distribue</text:span></text:span></text:p>
      <text:p text:style-name="P229"><text:span text:style-name="texte_20_par_20_défaut"><text:span text:style-name="T197">•</text:span></text:span><text:span text:style-name="exemple"><text:span text:style-name="T205"> </text:span></text:span><text:span text:style-name="exemple"><text:span text:style-name="T207">le jour<text:tab/><text:tab/></text:span></text:span><text:span text:style-name="T325"><text:tab/></text:span><text:span text:style-name="texte_20_par_20_défaut"><text:span text:style-name="T55">:<text:tab/></text:span></text:span><text:span text:style-name="texte_20_par_20_défaut">sujet de </text:span><text:span text:style-name="exemple"><text:span text:style-name="T279">se lève</text:span></text:span></text:p>
      <text:p text:style-name="P116"><text:span text:style-name="exemple"/></text:p>
      <text:p text:style-name="P116"><text:span text:style-name="texte_20_par_20_défaut"><text:span text:style-name="T368">Analyse des propositions</text:span></text:span></text:p>
      <text:p text:style-name="P176"><text:span text:style-name="texte_20_par_20_défaut">La phrase contient </text:span><text:span text:style-name="texte_20_par_20_défaut"><text:span text:style-name="T468">deux</text:span></text:span><text:span text:style-name="texte_20_par_20_défaut"> proposition</text:span><text:span text:style-name="texte_20_par_20_défaut"><text:span text:style-name="T504">s</text:span></text:span><text:span text:style-name="texte_20_par_20_défaut"> : il s’agit par conséquent d’une phrase </text:span><text:span text:style-name="texte_20_par_20_défaut"><text:span text:style-name="T468">complexe</text:span></text:span><text:span text:style-name="texte_20_par_20_défaut">.</text:span></text:p>
      <text:p text:style-name="P230"><text:span text:style-name="texte_20_par_20_défaut"><text:span text:style-name="T505">La proposition principale est </text:span></text:span><text:span text:style-name="exemple"><text:span text:style-name="T507">Le facteur distribue le courrier</text:span></text:span><text:span text:style-name="texte_20_par_20_défaut"><text:span text:style-name="T505">; </text:span></text:span><text:span text:style-name="texte_20_par_20_défaut"><text:span text:style-name="T507">de cette proposition principale dépend la </text:span></text:span><text:span text:style-name="texte_20_par_20_défaut"><text:span text:style-name="T505">proposition subordonnée circonstancielle de temps </text:span></text:span><text:span text:style-name="exemple"><text:span text:style-name="T507">quand le jour se lève</text:span></text:span><text:span text:style-name="texte_20_par_20_défaut"><text:span text:style-name="T507">.</text:span></text:span></text:p>
      <text:p text:style-name="P116"><text:span text:style-name="texte_20_par_20_défaut"/></text:p>
      <text:p text:style-name="P116"><text:span text:style-name="texte_20_par_20_défaut"><text:span text:style-name="T368">Analyse du type et de la forme de la phrase</text:span></text:span></text:p>
      <text:p text:style-name="P229"><text:span text:style-name="texte_20_par_20_défaut"><text:span text:style-name="T83">La phrase est de type déclaratif et </text:span></text:span><text:span text:style-name="texte_20_par_20_défaut"><text:span text:style-name="T86">n’a pas de forme particulière.</text:span></text:span></text:p>
      <text:p text:style-name="P117"><text:span text:style-name="texte_20_par_20_défaut"><text:span text:style-name="T194"><text:tab/></text:span></text:span><text:span text:style-name="GGF"><text:span text:style-name="T194">[ </text:span></text:span><text:span text:style-name="GGF">GGF.1.</text:span><text:span text:style-name="GGF"><text:span text:style-name="T508">24</text:span></text:span><text:span text:style-name="GGF"> </text:span><text:span text:style-name="GGF"><text:span text:style-name="T194">]</text:span></text:span><text:span text:style-name="GGF"> </text:span></text:p>
      <text:p text:style-name="P276"><text:span text:style-name="texte_20_par_20_défaut"><text:span text:style-name="T158"><text:tab/></text:span></text:span><text:span text:style-name="GGF"><text:span text:style-name="T158"><text:tab/></text:span></text:span><text:span text:style-name="GGF"><text:span text:style-name="T19">Confer </text:span></text:span><text:span text:style-name="GGF"><text:span text:style-name="T509">la d</text:span></text:span><text:span text:style-name="GGF"><text:span text:style-name="T157">iscussion sur le type de phrase dans une phrase subordonnée.</text:span></text:span></text:p>
      <text:p text:style-name="P276"><text:span text:style-name="GGF"><text:span text:style-name="T157"/></text:span></text:p>
      <text:p text:style-name="P276"><text:span text:style-name="GGF"><text:span text:style-name="T157"/></text:span></text:p>
      <text:p text:style-name="P276"><text:span text:style-name="GGF"><text:span text:style-name="T157"/></text:span></text:p>
      <text:p text:style-name="P276"><text:span text:style-name="GGF"><text:span text:style-name="T157"/></text:span></text:p>
      <text:p text:style-name="P276"><text:span text:style-name="GGF"><text:span text:style-name="T157"/></text:span></text:p>
      <text:p text:style-name="P276"><text:span text:style-name="GGF"><text:span text:style-name="T157"/></text:span></text:p>
      <text:p text:style-name="P150"><text:span text:style-name="titre_20_avec_20_numéro"><text:s/>B.0</text:span><text:span text:style-name="titre_20_avec_20_numéro"><text:span text:style-name="T504">2</text:span></text:span><text:span text:style-name="titre_20_avec_20_numéro"><text:span text:style-name="T519">1</text:span></text:span><text:span text:style-name="titre_20_avec_20_numéro"> </text:span></text:p>
      <text:p text:style-name="P277"><text:span text:style-name="référence"><text:span text:style-name="T79">TG(I.</text:span></text:span><text:span text:style-name="référence"><text:span text:style-name="T87">1</text:span></text:span><text:span text:style-name="référence"><text:span text:style-name="T80">.</text:span></text:span><text:span text:style-name="référence"><text:span text:style-name="T91">1 note 14</text:span></text:span><text:span text:style-name="référence"><text:span text:style-name="T79">, p</text:span></text:span><text:span text:style-name="référence"><text:span text:style-name="T80">. </text:span></text:span><text:span text:style-name="référence"><text:span text:style-name="T91">5</text:span></text:span><text:span text:style-name="référence"><text:span text:style-name="T193">2</text:span></text:span><text:span text:style-name="référence"><text:span text:style-name="T83">)</text:span></text:span></text:p>
      <text:p text:style-name="P61"><text:span text:style-name="référence"/></text:p>
      <text:p text:style-name="P45"><text:span text:style-name="phrase_20_analysée_20__28_gros_20_caractère_29_"><text:span text:style-name="T519">Un sportif qui est fatigué doit se reposer.</text:span></text:span></text:p>
      <text:p text:style-name="P123"/>
      <text:p text:style-name="P123"/>
      <text:p text:style-name="P21"><text:span text:style-name="texte_20_par_20_défaut">Analyse </text:span><text:span text:style-name="texte_20_par_20_défaut"><text:span text:style-name="T239">de la </text:span></text:span><text:span text:style-name="texte_20_par_20_défaut">nature des mots</text:span></text:p>
      <text:p text:style-name="P179"><text:span text:style-name="texte_20_par_20_défaut"><text:span text:style-name="T197">•</text:span></text:span><text:span text:style-name="T47"> </text:span><text:span text:style-name="exemple"><text:span text:style-name="T280">Un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59">article </text:span></text:span><text:span text:style-name="texte_20_par_20_défaut"><text:span text:style-name="T73">in</text:span></text:span><text:span text:style-name="texte_20_par_20_défaut"><text:span text:style-name="T59">défini</text:span></text:span></text:p>
      <text:p text:style-name="P180"><text:span text:style-name="texte_20_par_20_défaut"><text:span text:style-name="T197">•</text:span></text:span><text:span text:style-name="texte_20_par_20_défaut"><text:span text:style-name="T47"> </text:span></text:span><text:span text:style-name="exemple"><text:span text:style-name="T280">sportif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418">adjectif</text:span></text:span></text:p>
      <text:p text:style-name="P180"><text:span text:style-name="texte_20_par_20_défaut"><text:span text:style-name="T197">•</text:span></text:span><text:span text:style-name="texte_20_par_20_défaut"><text:span text:style-name="T405"> </text:span></text:span><text:span text:style-name="exemple"><text:span text:style-name="T280">qui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418">pronom relatif </text:span></text:span><text:span text:style-name="texte_20_par_20_défaut"><text:span text:style-name="T421">ayant pour antécéd</text:span></text:span><text:span text:style-name="texte_20_par_20_défaut"><text:span text:style-name="T422">e</text:span></text:span><text:span text:style-name="texte_20_par_20_défaut"><text:span text:style-name="T421">nt </text:span></text:span><text:span text:style-name="exemple"><text:span text:style-name="T153">Un sportif</text:span></text:span></text:p>
      <text:p text:style-name="P180"><text:span text:style-name="texte_20_par_20_défaut"><text:span text:style-name="T197">•</text:span></text:span><text:span text:style-name="texte_20_par_20_défaut"><text:span text:style-name="T405"> </text:span></text:span><text:span text:style-name="exemple"><text:span text:style-name="T280">est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418">verbe (être : </text:span></text:span><text:span text:style-name="texte_20_par_20_défaut"><text:span text:style-name="T419">indicatif.présent.3S)</text:span></text:span></text:p>
      <text:p text:style-name="P181"><text:span text:style-name="texte_20_par_20_défaut"><text:span text:style-name="T197">•</text:span></text:span><text:span text:style-name="texte_20_par_20_défaut"><text:span text:style-name="T405"> </text:span></text:span><text:span text:style-name="exemple"><text:span text:style-name="T281">fatigué</text:span></text:span><text:span text:style-name="exemple"><text:span text:style-name="T280"><text:tab/></text:span></text:span><text:span text:style-name="exemple"><text:span text:style-name="T246"><text:tab/><text:tab/></text:span></text:span><text:span text:style-name="texte_20_par_20_défaut"><text:span text:style-name="T50">:<text:tab/></text:span></text:span><text:span text:style-name="texte_20_par_20_défaut"><text:span text:style-name="T419">participe passé (formant un passif)</text:span></text:span></text:p>
      <text:p text:style-name="P181"><text:span text:style-name="texte_20_par_20_défaut"><text:span text:style-name="T197">•</text:span></text:span><text:span text:style-name="texte_20_par_20_défaut"><text:span text:style-name="T405"> </text:span></text:span><text:span text:style-name="exemple"><text:span text:style-name="T281">doit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418">verbe (</text:span></text:span><text:span text:style-name="texte_20_par_20_défaut"><text:span text:style-name="T419">devoir</text:span></text:span><text:span text:style-name="texte_20_par_20_défaut"><text:span text:style-name="T418"> : </text:span></text:span><text:span text:style-name="texte_20_par_20_défaut"><text:span text:style-name="T419">indicatif.présent.3S)</text:span></text:span></text:p>
      <text:p text:style-name="P181"><text:span text:style-name="texte_20_par_20_défaut"><text:span text:style-name="T197">•</text:span></text:span><text:span text:style-name="texte_20_par_20_défaut"><text:span text:style-name="T405"> </text:span></text:span><text:span text:style-name="exemple"><text:span text:style-name="T281">se reposer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418">verbe </text:span></text:span><text:span text:style-name="texte_20_par_20_défaut"><text:span text:style-name="T419">pronominal </text:span></text:span><text:span text:style-name="texte_20_par_20_défaut"><text:span text:style-name="T418">(</text:span></text:span><text:span text:style-name="texte_20_par_20_défaut"><text:span text:style-name="T419">se reposer</text:span></text:span><text:span text:style-name="texte_20_par_20_défaut"><text:span text:style-name="T418"> : </text:span></text:span><text:span text:style-name="texte_20_par_20_défaut"><text:span text:style-name="T419">infinitif.présent)</text:span></text:span></text:p>
      <text:p text:style-name="P234"><text:span text:style-name="texte_20_par_20_défaut"><text:span text:style-name="T419"/></text:span></text:p>
      <text:p text:style-name="P270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35"><text:span text:style-name="texte_20_par_20_défaut"><text:span text:style-name="T233">•</text:span></text:span><text:span text:style-name="texte_20_par_20_défaut"><text:span text:style-name="T368"> </text:span></text:span><text:span text:style-name="exemple"><text:span text:style-name="T522">Un sportif</text:span></text:span><text:span text:style-name="texte_20_par_20_défaut"><text:span text:style-name="T377"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</text:span></text:p>
      <text:p text:style-name="P285"><text:span text:style-name="texte_20_par_20_défaut"><text:span text:style-name="T92"/></text:span></text:p>
      <text:p text:style-name="P125"><text:span text:style-name="texte_20_par_20_défaut"><text:span text:style-name="T368">Analyse des fonctions</text:span></text:span></text:p>
      <text:p text:style-name="P182"><text:span text:style-name="texte_20_par_20_défaut"><text:span text:style-name="T197">•</text:span></text:span><text:span text:style-name="exemple"><text:span text:style-name="T205"> </text:span></text:span><text:span text:style-name="exemple"><text:span text:style-name="T345">Un sportif qui est fatigué</text:span></text:span><text:span text:style-name="T55"><text:tab/></text:span><text:span text:style-name="texte_20_par_20_défaut"><text:span text:style-name="T55">:<text:tab/></text:span></text:span><text:span text:style-name="texte_20_par_20_défaut"><text:span text:style-name="T58">sujet de </text:span></text:span><text:span text:style-name="exemple"><text:span text:style-name="T282">doit</text:span></text:span><text:span text:style-name="texte_20_par_20_défaut"><text:span text:style-name="T74"> et de </text:span></text:span><text:span text:style-name="exemple">se reposer</text:span></text:p>
      <text:p text:style-name="P183"><text:span text:style-name="texte_20_par_20_défaut"><text:span text:style-name="T197">•</text:span></text:span><text:span text:style-name="texte_20_par_20_défaut"><text:span text:style-name="T405"> </text:span></text:span><text:span text:style-name="exemple"><text:span text:style-name="T280">qui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420">sujet de </text:span></text:span><text:span text:style-name="exemple"><text:span text:style-name="T152">est fatigué</text:span></text:span></text:p>
      <text:p text:style-name="P182"><text:span text:style-name="texte_20_par_20_défaut"><text:span text:style-name="T197">•</text:span></text:span><text:span text:style-name="exemple"><text:span text:style-name="T205"> </text:span></text:span><text:span text:style-name="exemple"><text:span text:style-name="T215">s</text:span></text:span><text:span text:style-name="exemple"><text:span text:style-name="T220">e reposer<text:tab/><text:tab/><text:tab/></text:span></text:span><text:span text:style-name="texte_20_par_20_défaut"><text:span text:style-name="T220">: <text:tab/>COD de </text:span></text:span><text:span text:style-name="exemple"><text:span text:style-name="T220">doit</text:span></text:span></text:p>
      <text:p text:style-name="P235"><text:span text:style-name="exemple"><text:span text:style-name="T220"/></text:span></text:p>
      <text:p text:style-name="P125"><text:span text:style-name="texte_20_par_20_défaut"><text:span text:style-name="T368">Analyse des propositions</text:span></text:span></text:p>
      <text:p text:style-name="P177"><text:span text:style-name="texte_20_par_20_défaut">La phrase contient </text:span><text:span text:style-name="texte_20_par_20_défaut"><text:span text:style-name="T468">deux</text:span></text:span><text:span text:style-name="texte_20_par_20_défaut"> proposition</text:span><text:span text:style-name="texte_20_par_20_défaut"><text:span text:style-name="T504">s</text:span></text:span><text:span text:style-name="texte_20_par_20_défaut"> : il s’agit par conséquent d’une phrase </text:span><text:span text:style-name="texte_20_par_20_défaut"><text:span text:style-name="T468">complexe</text:span></text:span><text:span text:style-name="texte_20_par_20_défaut">.</text:span></text:p>
      <text:p text:style-name="P232"><text:span text:style-name="texte_20_par_20_défaut"><text:span text:style-name="T221">La proposition principale est </text:span></text:span><text:span text:style-name="exemple"><text:span text:style-name="T349">Un sportif doit se reposer</text:span></text:span><text:span text:style-name="texte_20_par_20_défaut"><text:span text:style-name="T221">; </text:span></text:span><text:span text:style-name="texte_20_par_20_défaut"><text:span text:style-name="T222">de cette proposition principale dépend la </text:span></text:span><text:span text:style-name="texte_20_par_20_défaut"><text:span text:style-name="T221">proposition subordonnée </text:span></text:span><text:span text:style-name="texte_20_par_20_défaut"><text:span text:style-name="T220">r</text:span></text:span><text:span text:style-name="texte_20_par_20_défaut"><text:span text:style-name="T462">elative</text:span></text:span><text:span text:style-name="texte_20_par_20_défaut"><text:span text:style-name="T221"> </text:span></text:span><text:span text:style-name="exemple"><text:span text:style-name="T349">qui est fatigué</text:span></text:span><text:span text:style-name="texte_20_par_20_défaut"><text:span text:style-name="T231"> </text:span></text:span><text:span text:style-name="texte_20_par_20_défaut"><text:span text:style-name="T202">; cette </text:span></text:span><text:span text:style-name="texte_20_par_20_défaut"><text:span text:style-name="T203">proposition subordonnée </text:span></text:span><text:span text:style-name="texte_20_par_20_défaut"><text:span text:style-name="T202">r</text:span></text:span><text:span text:style-name="texte_20_par_20_défaut"><text:span text:style-name="T451">elative a pour fonction </text:span></text:span><text:span text:style-name="texte_20_par_20_défaut"><text:span text:style-name="T465">épithète</text:span></text:span><text:span text:style-name="texte_20_par_20_défaut"><text:span text:style-name="T451">.<text:tab/><text:tab/><text:tab/><text:tab/><text:tab/><text:tab/><text:tab/><text:tab/></text:span></text:span></text:p>
      <text:p text:style-name="P231"><text:span text:style-name="texte_20_par_20_défaut"><text:span text:style-name="T452">On remarquera que </text:span></text:span><text:span text:style-name="exemple"><text:span text:style-name="T223">se reposer</text:span></text:span><text:span text:style-name="texte_20_par_20_défaut"><text:span text:style-name="T452"> est </text:span></text:span><text:span text:style-name="texte_20_par_20_défaut"><text:span text:style-name="T458">le</text:span></text:span><text:span text:style-name="texte_20_par_20_défaut"><text:span text:style-name="T452"> </text:span></text:span><text:span text:style-name="texte_20_par_20_défaut"><text:span text:style-name="T461">groupe infinitif de fonction COD</text:span></text:span><text:span text:style-name="texte_20_par_20_défaut"><text:span text:style-name="T452"> de <text:tab/> <text:s/></text:span></text:span><text:span text:style-name="référence"><text:span text:style-name="T453">TG(I.</text:span></text:span><text:span text:style-name="référence"><text:span text:style-name="T457">5</text:span></text:span><text:span text:style-name="référence"><text:span text:style-name="T454">.</text:span></text:span><text:span text:style-name="référence"><text:span text:style-name="T455">1</text:span></text:span><text:span text:style-name="référence"><text:span text:style-name="T453">, p</text:span></text:span><text:span text:style-name="référence"><text:span text:style-name="T454">. </text:span></text:span><text:span text:style-name="référence"><text:span text:style-name="T457">6</text:span></text:span><text:span text:style-name="référence"><text:span text:style-name="T467">2</text:span></text:span><text:span text:style-name="référence"><text:span text:style-name="T456">)</text:span></text:span></text:p>
      <text:p text:style-name="P232"><text:span text:style-name="exemple"><text:span text:style-name="T223">doit</text:span></text:span><text:span text:style-name="texte_20_par_20_défaut"><text:span text:style-name="T452"> et non pas une </text:span></text:span><text:span text:style-name="texte_20_par_20_défaut"><text:span text:style-name="T461">proposition infinitive</text:span></text:span><text:span text:style-name="texte_20_par_20_défaut"><text:span text:style-name="T452"> puisque </text:span></text:span><text:span text:style-name="exemple"><text:span text:style-name="T223">doit</text:span></text:span><text:span text:style-name="texte_20_par_20_défaut"><text:span text:style-name="T452"> et </text:span></text:span><text:span text:style-name="exemple"><text:span text:style-name="T223">se reposer</text:span></text:span><text:span text:style-name="texte_20_par_20_défaut"><text:span text:style-name="T452"> ont <text:s/><text:tab/><text:tab/> <text:s/></text:span></text:span><text:span text:style-name="danger"><text:span text:style-name="T402">(!)</text:span></text:span></text:p>
      <text:p text:style-name="P231"><text:span text:style-name="texte_20_par_20_défaut"><text:span text:style-name="T452">le même sujet, à savoir </text:span></text:span><text:span text:style-name="exemple"><text:span text:style-name="T223">Un sportif</text:span></text:span><text:span text:style-name="texte_20_par_20_défaut"><text:span text:style-name="T452">.</text:span></text:span></text:p>
      <text:p text:style-name="P231"><text:span text:style-name="texte_20_par_20_défaut"><text:span text:style-name="T452"/></text:span></text:p>
      <text:p text:style-name="P126"><text:span text:style-name="texte_20_par_20_défaut"><text:span text:style-name="T368">Analyse du type et de la forme de la phrase</text:span></text:span></text:p>
      <text:p text:style-name="P236"><text:span text:style-name="texte_20_par_20_défaut"><text:span text:style-name="T83">La phrase est de type déclaratif et </text:span></text:span><text:span text:style-name="texte_20_par_20_défaut"><text:span text:style-name="T86">n’a pas de forme particulière.</text:span></text:span></text:p>
      <text:p text:style-name="P126"><text:span text:style-name="texte_20_par_20_défaut"><text:span text:style-name="T194"><text:tab/></text:span></text:span><text:span text:style-name="GGF"><text:span text:style-name="T194">[ </text:span></text:span><text:span text:style-name="GGF">GGF.1.</text:span><text:span text:style-name="GGF"><text:span text:style-name="T508">24</text:span></text:span><text:span text:style-name="GGF"> </text:span><text:span text:style-name="GGF"><text:span text:style-name="T194">]</text:span></text:span><text:span text:style-name="GGF"> </text:span></text:p>
      <text:p text:style-name="P283"><text:span text:style-name="texte_20_par_20_défaut"><text:span text:style-name="T204"><text:tab/></text:span></text:span><text:span text:style-name="GGF"><text:span text:style-name="T224"><text:tab/></text:span></text:span><text:span text:style-name="GGF"><text:span text:style-name="T232">Confer </text:span></text:span><text:span text:style-name="GGF"><text:span text:style-name="T515">la d</text:span></text:span><text:span text:style-name="GGF"><text:span text:style-name="T225">iscussion sur le type de phrase dans une phrase subordonnée.</text:span></text:span></text:p>
      <text:p text:style-name="P152"><text:span text:style-name="titre_20_avec_20_numéro"><text:s/>B.0</text:span><text:span text:style-name="titre_20_avec_20_numéro"><text:span text:style-name="T504">2</text:span></text:span><text:span text:style-name="titre_20_avec_20_numéro"><text:span text:style-name="T541">2</text:span></text:span><text:span text:style-name="titre_20_avec_20_numéro"> </text:span></text:p>
      <text:p text:style-name="P62"><text:span text:style-name="référence">TG(I.2.</text:span><text:span text:style-name="référence"><text:span text:style-name="T541">3</text:span></text:span><text:span text:style-name="référence">, p</text:span><text:span text:style-name="référence"><text:span text:style-name="T541">p</text:span></text:span><text:span text:style-name="référence">. </text:span><text:span text:style-name="référence"><text:span text:style-name="T541">24-25)</text:span></text:span></text:p>
      <text:p text:style-name="P62"><text:span text:style-name="référence"/></text:p>
      <text:p text:style-name="P39"><text:span text:style-name="phrase_20_analysée_20__28_gros_20_caractère_29_"><text:span text:style-name="T179">Le facteur distribue le courrier </text:span></text:span><text:span text:style-name="phrase_20_analysée_20__28_gros_20_caractère_29_"><text:span text:style-name="T366">et il aime son travail</text:span></text:span><text:span text:style-name="phrase_20_analysée_20__28_gros_20_caractère_29_"><text:span text:style-name="T179">.</text:span></text:span></text:p>
      <text:p text:style-name="P136"/>
      <text:p text:style-name="P136"/>
      <text:p text:style-name="P22"><text:span text:style-name="texte_20_par_20_défaut">Analyse </text:span><text:span text:style-name="texte_20_par_20_défaut"><text:span text:style-name="T239">de la </text:span></text:span><text:span text:style-name="texte_20_par_20_défaut">nature des mots</text:span></text:p>
      <text:p text:style-name="P184"><text:span text:style-name="texte_20_par_20_défaut"><text:span text:style-name="T197">•</text:span></text:span><text:span text:style-name="T47"> </text:span><text:span text:style-name="exemple"><text:span text:style-name="T249">Le</text:span></text:span><text:span text:style-name="exemple"><text:span text:style-name="T246"><text:tab/><text:tab/><text:tab/><text:tab/></text:span></text:span><text:span text:style-name="texte_20_par_20_défaut"><text:span text:style-name="T50">:<text:tab/></text:span></text:span><text:span text:style-name="texte_20_par_20_défaut"><text:span text:style-name="T59">article défini</text:span></text:span></text:p>
      <text:p text:style-name="P237"><text:span text:style-name="texte_20_par_20_défaut"><text:span text:style-name="T197">•</text:span></text:span><text:span text:style-name="T47"> </text:span><text:span text:style-name="exemple"><text:span text:style-name="T277">facteur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59">nom commun</text:span></text:span></text:p>
      <text:p text:style-name="P237"><text:span text:style-name="texte_20_par_20_défaut"><text:span text:style-name="T197">•</text:span></text:span><text:span text:style-name="T47"> </text:span><text:span text:style-name="exemple"><text:span text:style-name="T277">distribue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0">verbe </text:span></text:span><text:span text:style-name="texte_20_par_20_défaut"><text:span text:style-name="T66">(</text:span></text:span><text:span text:style-name="texte_20_par_20_défaut"><text:span text:style-name="T469">distribuer</text:span></text:span><text:span text:style-name="texte_20_par_20_défaut"><text:span text:style-name="T380"> </text:span></text:span><text:span text:style-name="texte_20_par_20_défaut"><text:span text:style-name="T66">: indicatif.présent.3S)</text:span></text:span></text:p>
      <text:p text:style-name="P237"><text:span text:style-name="texte_20_par_20_défaut"><text:span text:style-name="T197">•</text:span></text:span><text:span text:style-name="T47"> </text:span><text:span text:style-name="exemple"><text:span text:style-name="T249">le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60">article défini</text:span></text:span></text:p>
      <text:p text:style-name="P237"><text:span text:style-name="texte_20_par_20_défaut"><text:span text:style-name="T197">•</text:span></text:span><text:span text:style-name="T47"> </text:span><text:span text:style-name="exemple"><text:span text:style-name="T277">courrier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417">nom commun</text:span></text:span></text:p>
      <text:p text:style-name="P237"><text:span text:style-name="texte_20_par_20_défaut"><text:span text:style-name="T197">•</text:span></text:span><text:span text:style-name="T47"> </text:span><text:span text:style-name="exemple"><text:span text:style-name="T283">et<text:tab/></text:span></text:span><text:span text:style-name="exemple"><text:span text:style-name="T249"><text:tab/></text:span></text:span><text:span text:style-name="exemple"><text:span text:style-name="T246"><text:tab/><text:tab/></text:span></text:span><text:span text:style-name="texte_20_par_20_défaut"><text:span text:style-name="T50">:<text:tab/></text:span></text:span><text:span text:style-name="texte_20_par_20_défaut"><text:span text:style-name="T417">conjonction de subordination</text:span></text:span></text:p>
      <text:p text:style-name="P237"><text:span text:style-name="texte_20_par_20_défaut"><text:span text:style-name="T197">•</text:span></text:span><text:span text:style-name="T47"> </text:span><text:span text:style-name="exemple"><text:span text:style-name="T283">il</text:span></text:span><text:span text:style-name="exemple"><text:span text:style-name="T249">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423">pronom personnel</text:span></text:span></text:p>
      <text:p text:style-name="P237"><text:span text:style-name="texte_20_par_20_défaut"><text:span text:style-name="T197">•</text:span></text:span><text:span text:style-name="T47"> </text:span><text:span text:style-name="exemple"><text:span text:style-name="T283">aime</text:span></text:span><text:span text:style-name="exemple"><text:span text:style-name="T249"><text:tab/></text:span></text:span><text:span text:style-name="exemple"><text:span text:style-name="T246"><text:tab/><text:tab/><text:tab/></text:span></text:span><text:span text:style-name="texte_20_par_20_défaut"><text:span text:style-name="T50">:<text:tab/></text:span></text:span><text:span text:style-name="texte_20_par_20_défaut"><text:span text:style-name="T423">verbe (aimer : indicatif.présent.3S)</text:span></text:span></text:p>
      <text:p text:style-name="P237"><text:span text:style-name="texte_20_par_20_défaut"><text:span text:style-name="T197">•</text:span></text:span><text:span text:style-name="T47"> </text:span><text:span text:style-name="exemple"><text:span text:style-name="T249">s</text:span></text:span><text:span text:style-name="exemple"><text:span text:style-name="T283">on<text:tab/></text:span></text:span><text:span text:style-name="exemple"><text:span text:style-name="T249"><text:tab/><text:tab/></text:span></text:span><text:span text:style-name="exemple"><text:span text:style-name="T246"><text:tab/></text:span></text:span><text:span text:style-name="texte_20_par_20_défaut"><text:span text:style-name="T50">:<text:tab/></text:span></text:span><text:span text:style-name="texte_20_par_20_défaut"><text:span text:style-name="T423">déterminant possessif</text:span></text:span></text:p>
      <text:p text:style-name="P238"><text:span text:style-name="texte_20_par_20_défaut"><text:span text:style-name="T197">•</text:span></text:span><text:span text:style-name="texte_20_par_20_défaut"><text:span text:style-name="T405"> </text:span></text:span><text:span text:style-name="exemple"><text:span text:style-name="T283">travail</text:span></text:span><text:span text:style-name="exemple"><text:span text:style-name="T249"><text:tab/><text:tab/></text:span></text:span><text:span text:style-name="exemple"><text:span text:style-name="T246"><text:tab/></text:span></text:span><text:span text:style-name="texte_20_par_20_défaut"><text:span text:style-name="T50">:<text:tab/></text:span></text:span><text:span text:style-name="texte_20_par_20_défaut"><text:span text:style-name="T423">nom commun</text:span></text:span></text:p>
      <text:p text:style-name="P237"><text:span text:style-name="texte_20_par_20_défaut"><text:span text:style-name="T60"/></text:span></text:p>
      <text:p text:style-name="P271"><text:span text:style-name="texte_20_par_20_défaut"><text:span text:style-name="T368">Analyse </text:span></text:span><text:span text:style-name="texte_20_par_20_défaut"><text:span text:style-name="T374">de la </text:span></text:span><text:span text:style-name="texte_20_par_20_défaut"><text:span text:style-name="T368">nature des </text:span></text:span><text:span text:style-name="texte_20_par_20_défaut"><text:span text:style-name="T376">groupes de </text:span></text:span><text:span text:style-name="texte_20_par_20_défaut"><text:span text:style-name="T368">mots</text:span></text:span></text:p>
      <text:p text:style-name="P237"><text:span text:style-name="texte_20_par_20_défaut"><text:span text:style-name="T233">•</text:span></text:span><text:span text:style-name="texte_20_par_20_défaut"><text:span text:style-name="T368"> </text:span></text:span><text:span text:style-name="exemple">Le </text:span><text:span text:style-name="exemple"><text:span text:style-name="T323">facteur</text:span></text:span><text:span text:style-name="texte_20_par_20_défaut"><text:span text:style-name="T377"><text:tab/><text:tab/><text:tab/></text:span></text:span><text:span text:style-name="texte_20_par_20_défaut">:</text:span><text:span text:style-name="texte_20_par_20_défaut"><text:span text:style-name="T377"><text:tab/></text:span></text:span><text:span text:style-name="texte_20_par_20_défaut">groupe nominal</text:span></text:p>
      <text:p text:style-name="P330"><text:span text:style-name="texte_20_par_20_défaut"><text:span text:style-name="T197">•</text:span></text:span><text:span text:style-name="exemple"><text:span text:style-name="T205"> </text:span></text:span><text:span text:style-name="exemple"><text:span text:style-name="T214">distribue </text:span></text:span><text:span text:style-name="exemple"><text:span text:style-name="T324">le courrier </text:span></text:span><text:span text:style-name="exemple"><text:s/><text:tab/></text:span><text:span text:style-name="texte_20_par_20_défaut"><text:span text:style-name="T55">:<text:tab/></text:span></text:span><text:span text:style-name="texte_20_par_20_défaut"><text:span text:style-name="T411">groupe verbal</text:span></text:span></text:p>
      <text:p text:style-name="P237"><text:span text:style-name="texte_20_par_20_défaut"><text:span text:style-name="T196">•</text:span></text:span><text:span text:style-name="texte_20_par_20_défaut"><text:span text:style-name="T441"> </text:span></text:span><text:span text:style-name="exemple"><text:span text:style-name="T323">le courrier</text:span></text:span><text:span text:style-name="exemple"><text:span text:style-name="T310"><text:tab/></text:span></text:span><text:span text:style-name="texte_20_par_20_défaut"><text:span text:style-name="T437"><text:tab/><text:tab/></text:span></text:span><text:span text:style-name="texte_20_par_20_défaut"><text:span text:style-name="T235">:<text:tab/></text:span></text:span><text:span text:style-name="texte_20_par_20_défaut"><text:span text:style-name="T441">groupe nominal</text:span></text:span></text:p>
      <text:p text:style-name="P330"><text:span text:style-name="texte_20_par_20_défaut"><text:span text:style-name="T197">•</text:span></text:span><text:span text:style-name="exemple"><text:span text:style-name="T205"> </text:span></text:span><text:span text:style-name="exemple"><text:span text:style-name="T347">aime son travail<text:tab/></text:span></text:span><text:span text:style-name="exemple"><text:span text:style-name="T279"> </text:span></text:span><text:span text:style-name="exemple"><text:span text:style-name="T154"><text:s/><text:tab/></text:span></text:span><text:span text:style-name="texte_20_par_20_défaut"><text:span text:style-name="T55">:<text:tab/></text:span></text:span><text:span text:style-name="texte_20_par_20_défaut"><text:span text:style-name="T411">groupe verbal</text:span></text:span></text:p>
      <text:p text:style-name="P237"><text:span text:style-name="texte_20_par_20_défaut"><text:span text:style-name="T230">•</text:span></text:span><text:span text:style-name="texte_20_par_20_défaut"><text:span text:style-name="T445"> </text:span></text:span><text:span text:style-name="exemple"><text:span text:style-name="T284">son travail</text:span></text:span><text:span text:style-name="exemple"><text:span text:style-name="T278"><text:tab/></text:span></text:span><text:span text:style-name="texte_20_par_20_défaut"><text:span text:style-name="T446"><text:tab/><text:tab/></text:span></text:span><text:span text:style-name="texte_20_par_20_défaut">:</text:span><text:span text:style-name="texte_20_par_20_défaut"><text:span text:style-name="T13"><text:tab/></text:span></text:span><text:span text:style-name="texte_20_par_20_défaut"><text:span text:style-name="T60">groupe nominal</text:span></text:span></text:p>
      <text:p text:style-name="P237"/>
      <text:p text:style-name="P136"><text:span text:style-name="texte_20_par_20_défaut"><text:span text:style-name="T368">Analyse des fonctions</text:span></text:span></text:p>
      <text:p text:style-name="P184"><text:span text:style-name="texte_20_par_20_défaut"><text:span text:style-name="T197">•</text:span></text:span><text:span text:style-name="exemple"><text:span text:style-name="T205"> </text:span></text:span><text:span text:style-name="exemple"><text:span text:style-name="T325">Le </text:span></text:span><text:span text:style-name="exemple"><text:span text:style-name="T344">facteur</text:span></text:span><text:span text:style-name="T55"><text:tab/><text:tab/><text:tab/></text:span><text:span text:style-name="texte_20_par_20_défaut"><text:span text:style-name="T55">:<text:tab/></text:span></text:span><text:span text:style-name="texte_20_par_20_défaut"><text:span text:style-name="T58">sujet de </text:span></text:span><text:span text:style-name="exemple"><text:span text:style-name="T279">distribue</text:span></text:span></text:p>
      <text:p text:style-name="P240"><text:span text:style-name="texte_20_par_20_défaut"><text:span text:style-name="T197">•</text:span></text:span><text:span text:style-name="exemple"><text:span text:style-name="T205"> </text:span></text:span><text:span text:style-name="exemple"><text:span text:style-name="T216">s</text:span></text:span><text:span text:style-name="exemple"><text:span text:style-name="T346">on travail</text:span></text:span><text:span text:style-name="exemple"><text:span text:style-name="T207"><text:tab/></text:span></text:span><text:span text:style-name="exemple"><text:span text:style-name="T325"><text:tab/><text:tab/></text:span></text:span><text:span text:style-name="texte_20_par_20_défaut"><text:span text:style-name="T55">:<text:tab/></text:span></text:span><text:span text:style-name="texte_20_par_20_défaut"><text:span text:style-name="T424">COD </text:span></text:span><text:span text:style-name="texte_20_par_20_défaut"><text:span text:style-name="T75">de </text:span></text:span><text:span text:style-name="exemple"><text:span text:style-name="T285">distribue</text:span></text:span></text:p>
      <text:p text:style-name="P237"><text:span text:style-name="texte_20_par_20_défaut"><text:span text:style-name="T197">•</text:span></text:span><text:span text:style-name="exemple"><text:span text:style-name="T205"> </text:span></text:span><text:span text:style-name="exemple"><text:span text:style-name="T346">il</text:span></text:span><text:span text:style-name="exemple"><text:span text:style-name="T207"><text:tab/><text:tab/></text:span></text:span><text:span text:style-name="T325"><text:tab/><text:tab/></text:span><text:span text:style-name="texte_20_par_20_défaut"><text:span text:style-name="T55">:<text:tab/></text:span></text:span><text:span text:style-name="texte_20_par_20_défaut">sujet de </text:span><text:span text:style-name="exemple"><text:span text:style-name="T284">aime</text:span></text:span></text:p>
      <text:p text:style-name="P239"><text:span text:style-name="texte_20_par_20_défaut"><text:span text:style-name="T197">•</text:span></text:span><text:span text:style-name="exemple"><text:span text:style-name="T205"> </text:span></text:span><text:span text:style-name="exemple"><text:span text:style-name="T216">s</text:span></text:span><text:span text:style-name="exemple"><text:span text:style-name="T346">on travail</text:span></text:span><text:span text:style-name="exemple"><text:span text:style-name="T207"><text:tab/></text:span></text:span><text:span text:style-name="exemple"><text:span text:style-name="T325"><text:tab/><text:tab/></text:span></text:span><text:span text:style-name="texte_20_par_20_défaut"><text:span text:style-name="T55">:<text:tab/></text:span></text:span><text:span text:style-name="texte_20_par_20_défaut"><text:span text:style-name="T424">COD </text:span></text:span><text:span text:style-name="texte_20_par_20_défaut"><text:span text:style-name="T75">de </text:span></text:span><text:span text:style-name="exemple"><text:span text:style-name="T284">aime</text:span></text:span></text:p>
      <text:p text:style-name="P136"><text:span text:style-name="exemple"/></text:p>
      <text:p text:style-name="P136"><text:span text:style-name="texte_20_par_20_défaut"><text:span text:style-name="T368">Analyse des propositions</text:span></text:span></text:p>
      <text:p text:style-name="P178"><text:span text:style-name="texte_20_par_20_défaut">La phrase contient </text:span><text:span text:style-name="texte_20_par_20_défaut"><text:span text:style-name="T468">deux</text:span></text:span><text:span text:style-name="texte_20_par_20_défaut"> proposition</text:span><text:span text:style-name="texte_20_par_20_défaut"><text:span text:style-name="T504">s</text:span></text:span><text:span text:style-name="texte_20_par_20_défaut"> : il s’agit par conséquent d’une phrase </text:span><text:span text:style-name="texte_20_par_20_défaut"><text:span text:style-name="T468">complexe</text:span></text:span><text:span text:style-name="texte_20_par_20_défaut">.</text:span></text:p>
      <text:p text:style-name="P233"><text:span text:style-name="texte_20_par_20_défaut"><text:span text:style-name="T505">La </text:span></text:span><text:span text:style-name="texte_20_par_20_défaut"><text:span text:style-name="T542">première </text:span></text:span><text:span text:style-name="texte_20_par_20_défaut"><text:span text:style-name="T505">proposition est </text:span></text:span><text:span text:style-name="texte_20_par_20_défaut"><text:span text:style-name="T542">la proposition indépendante</text:span></text:span><text:span text:style-name="texte_20_par_20_défaut"><text:span text:style-name="T505"> </text:span></text:span><text:span text:style-name="exemple"><text:span text:style-name="T507">Le facteur distribue le courrier</text:span></text:span><text:span text:style-name="texte_20_par_20_défaut"><text:span text:style-name="T505">; </text:span></text:span><text:span text:style-name="texte_20_par_20_défaut"><text:span text:style-name="T542">cette proposition est liée à la suivante par coordination au moyen de la conjonction de coordination </text:span></text:span><text:span text:style-name="exemple"><text:span text:style-name="T542">et</text:span></text:span><text:span text:style-name="texte_20_par_20_défaut"><text:span text:style-name="T542">. La seconde proposition est la proposition indépendate </text:span></text:span><text:span text:style-name="exemple"><text:span text:style-name="T542">il aime son travail</text:span></text:span><text:span text:style-name="texte_20_par_20_défaut"><text:span text:style-name="T542">.</text:span></text:span></text:p>
      <text:p text:style-name="P136"><text:span text:style-name="texte_20_par_20_défaut"/></text:p>
      <text:p text:style-name="P136"><text:span text:style-name="texte_20_par_20_défaut"><text:span text:style-name="T368">Analyse du type et de la forme de la phrase</text:span></text:span></text:p>
      <text:p text:style-name="P237"><text:span text:style-name="texte_20_par_20_défaut"><text:span text:style-name="T83">La phrase est de type déclaratif et </text:span></text:span><text:span text:style-name="texte_20_par_20_défaut"><text:span text:style-name="T86">n’a pas de forme particulière.</text:span></text:span></text:p>
      <text:p text:style-name="P136"><text:span text:style-name="texte_20_par_20_défaut"><text:span text:style-name="T194"><text:tab/></text:span></text:span><text:span text:style-name="GGF"><text:span text:style-name="T194">[ </text:span></text:span><text:span text:style-name="GGF">GGF.1.</text:span><text:span text:style-name="GGF"><text:span text:style-name="T508">24</text:span></text:span><text:span text:style-name="GGF"> </text:span><text:span text:style-name="GGF"><text:span text:style-name="T194">]</text:span></text:span><text:span text:style-name="GGF"> </text:span></text:p>
      <text:p text:style-name="P286"><text:span text:style-name="texte_20_par_20_défaut"><text:span text:style-name="T158"><text:tab/></text:span></text:span><text:span text:style-name="GGF"><text:span text:style-name="T158"><text:tab/></text:span></text:span><text:span text:style-name="GGF"><text:span text:style-name="T19">Confer </text:span></text:span><text:span text:style-name="GGF"><text:span text:style-name="T509">la d</text:span></text:span><text:span text:style-name="GGF"><text:span text:style-name="T157">iscussion sur le type de phrase dans une phrase subordonnée.</text:span></text:span></text:p>
      <text:p text:style-name="P286"><text:span text:style-name="GGF"><text:span text:style-name="T157"/></text:span></text:p>
      <text:p text:style-name="P284"><text:soft-page-break/><text:span text:style-name="GGF"><text:span text:style-name="T22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iragino Sans" style:font-family-asian="'Hiragino San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Hiragino Mincho ProN" style:font-family-asian="'Hiragino Mincho ProN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référence" style:family="text">
      <style:text-properties fo:font-size="9pt" fo:background-color="#ffd7d7"/>
    </style:style>
    <style:style style:name="titre_20_avec_20_numéro" style:display-name="titre avec numéro" style:family="text">
      <style:text-properties style:use-window-font-color="true" fo:font-size="14pt" fo:font-weight="bold" loext:padding="0.049cm" loext:border="0.06pt solid #000000"/>
    </style:style>
    <style:style style:name="exemple" style:family="text">
      <style:text-properties fo:color="#784b04" fo:font-style="italic"/>
    </style:style>
    <style:style style:name="GGF" style:family="text" style:parent-style-name="exemple">
      <style:text-properties fo:color="#000000" fo:font-style="normal" fo:background-color="#ffd428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hrase_20_analysée_20__28_gros_20_caractère_29_" style:display-name="phrase analysée (gros caractère)" style:family="text">
      <style:text-properties fo:font-size="16pt" fo:background-color="#ffaa95"/>
    </style:style>
    <style:style style:name="titre_20_principal" style:display-name="titre principal" style:family="text">
      <style:text-properties fo:font-size="20pt" fo:font-weight="bold" loext:padding="0.049cm" loext:border="0.06pt solid #000000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texte_20_par_20_défaut" style:display-name="texte par défaut" style:family="text">
      <style:text-properties style:use-window-font-color="true"/>
    </style:style>
    <style:style style:name="danger" style:family="text" style:parent-style-name="texte_20_par_20_défaut">
      <style:text-properties style:text-outline="true" fo:font-weight="bold" fo:background-color="#bf004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MT1" style:family="text">
      <style:text-properties officeooo:rsid="01829f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Xavier Faure / </text:span>Liste Xerxès <text:tab/><text:tab/><text:page-number text:select-page="current">1</text:page-number> / <text:page-count>3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anneimac </meta:initial-creator>
    <meta:creation-date>2022-08-29T09:32:48.962605888</meta:creation-date>
    <meta:generator>LibreOffice/6.4.7.2$Linux_X86_64 LibreOffice_project/40$Build-2</meta:generator>
    <dc:date>2022-10-19T06:53:24.783543270</dc:date>
    <meta:editing-duration>PT16H23M23S</meta:editing-duration>
    <meta:editing-cycles>608</meta:editing-cycles>
    <meta:document-statistic meta:table-count="0" meta:image-count="0" meta:object-count="0" meta:page-count="32" meta:paragraph-count="718" meta:word-count="5238" meta:character-count="30223" meta:non-whitespace-character-count="24210"/>
  </office:meta>
</office:document-meta>
</file>